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map style:condition="cell-content()=8" style:apply-style-name="Untitled1" style:base-cell-address="pogoda.I2"/>
    </style:style>
    <style:style style:name="ce4" style:family="table-cell" style:parent-style-name="Default">
      <style:table-cell-properties fo:background-color="transparent"/>
      <style:map style:condition="cell-content()=8" style:apply-style-name="Untitled1" style:base-cell-address="pogoda.I2"/>
    </style:style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ackground-color="transparent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go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6" table:default-cell-style-name="ce3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6" table:default-cell-style-name="ce6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Opad</text:p>
          </table:table-cell>
          <table:table-cell office:value-type="string" calcext:value-type="string">
            <text:p>Kategoria_chmur</text:p>
          </table:table-cell>
          <table:table-cell office:value-type="string" calcext:value-type="string">
            <text:p>Wielkosc_chmur</text:p>
          </table:table-cell>
          <table:table-cell/>
          <table:table-cell office:value-type="string" calcext:value-type="string">
            <text:p>&gt;20 temp</text:p>
          </table:table-cell>
          <table:table-cell office:value-type="string" calcext:value-type="string">
            <text:p>&lt;5 opady</text:p>
          </table:table-cell>
          <table:table-cell table:style-name="Default" office:value-type="string" calcext:value-type="string">
            <text:p>ciag</text:p>
          </table:table-cell>
          <table:table-cell/>
          <table:table-cell office:value-type="string" calcext:value-type="string">
            <text:p>wielkosc</text:p>
          </table:table-cell>
          <table:table-cell office:value-type="string" calcext:value-type="string">
            <text:p>kategoria</text:p>
          </table:table-cell>
          <table:table-cell office:value-type="string" calcext:value-type="string">
            <text:p>zad 4b</text:p>
          </table:table-cell>
          <table:table-cell office:value-type="string" calcext:value-type="string">
            <text:p>zad 4c</text:p>
          </table:table-cell>
          <table:table-cell office:value-type="string" calcext:value-type="string">
            <text:p>zad 4b odp</text:p>
          </table:table-cell>
          <table:table-cell table:style-name="Default" office:value-type="string" calcext:value-type="string">
            <text:p>zad 4c odp</text:p>
          </table:table-cell>
          <table:table-cell table:number-columns-repeated="3"/>
          <table:table-cell office:value-type="float" office:value="5.1" calcext:value-type="float">
            <text:p>5.1</text:p>
          </table:table-cell>
          <table:table-cell table:style-name="ce1" table:formula="of:=COUNTIFS([.G2:.G501];&quot;=1&quot;;[.H2:.H501];&quot;=1&quot;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2]&gt;=20; 1; 0)" office:value-type="float" office:value="0" calcext:value-type="float">
            <text:p>0</text:p>
          </table:table-cell>
          <table:table-cell table:formula="of:=IF([.C2]&lt;=5; 1; 0)" office:value-type="float" office:value="1" calcext:value-type="float">
            <text:p>1</text:p>
          </table:table-cell>
          <table:table-cell table:formula="of:=IF([.B2] &gt; [.B1]; [.I1] + 1; 0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K2]=0; 0; IF([.K1] = 0; IF([.B2]&gt;=10; &quot;C&quot;; &quot;S&quot;); [.L1]))" office:value-type="float" office:value="0" calcext:value-type="float">
            <text:p>0</text:p>
          </table:table-cell>
          <table:table-cell table:formula="of:=IF([.K2]=[.E2]; 1; 0)" office:value-type="float" office:value="1" calcext:value-type="float">
            <text:p>1</text:p>
          </table:table-cell>
          <table:table-cell table:formula="of:=IF([.L2]=[.D2]; 1; 0)" office:value-type="float" office:value="1" calcext:value-type="float">
            <text:p>1</text:p>
          </table:table-cell>
          <table:table-cell table:style-name="ce1" table:formula="of:=SUM([.M2:.M301])" office:value-type="float" office:value="296" calcext:value-type="float">
            <text:p>296</text:p>
          </table:table-cell>
          <table:table-cell table:style-name="ce5" table:formula="of:=SUM([.N2:.N301])" office:value-type="float" office:value="286" calcext:value-type="float">
            <text:p>286</text:p>
          </table:table-cell>
          <table:table-cell table:number-columns-repeated="3"/>
          <table:table-cell office:value-type="float" office:value="5.2" calcext:value-type="float">
            <text:p>5.2</text:p>
          </table:table-cell>
          <table:table-cell table:style-name="ce1" table:formula="of:=MAX([.I2:.I501])" office:value-type="float" office:value="8" calcext:value-type="float">
            <text:p>8</text:p>
          </table:table-cell>
          <table:table-cell office:value-type="string" calcext:value-type="string">
            <text:p>d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]&gt;=20; 1; 0)" office:value-type="float" office:value="1" calcext:value-type="float">
            <text:p>1</text:p>
          </table:table-cell>
          <table:table-cell table:formula="of:=IF([.C3]&lt;=5; 1; 0)" office:value-type="float" office:value="1" calcext:value-type="float">
            <text:p>1</text:p>
          </table:table-cell>
          <table:table-cell table:formula="of:=IF([.B3] &gt; [.B2]; [.I2] + 1; 0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3]=0; 0; IF([.K2] = 0; IF([.B3]&gt;=10; &quot;C&quot;; &quot;S&quot;); [.L2]))" office:value-type="string" office:string-value="C" calcext:value-type="string">
            <text:p>C</text:p>
          </table:table-cell>
          <table:table-cell table:formula="of:=IF([.K3]=[.E3]; 1; 0)" office:value-type="float" office:value="1" calcext:value-type="float">
            <text:p>1</text:p>
          </table:table-cell>
          <table:table-cell table:formula="of:=IF([.L3]=[.D3]; 1; 0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d</text:p>
          </table:table-cell>
          <table:table-cell table:style-name="ce1" table:formula="of:=MATCH(8; [.I2:.I501]; 1)-7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4]&gt;=20; 1; 0)" office:value-type="float" office:value="1" calcext:value-type="float">
            <text:p>1</text:p>
          </table:table-cell>
          <table:table-cell table:formula="of:=IF([.C4]&lt;=5; 1; 0)" office:value-type="float" office:value="1" calcext:value-type="float">
            <text:p>1</text:p>
          </table:table-cell>
          <table:table-cell table:formula="of:=IF([.B4] &gt; [.B3]; [.I3] + 1; 0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K4]=0; 0; IF([.K3] = 0; IF([.B4]&gt;=10; &quot;C&quot;; &quot;S&quot;); [.L3]))" office:value-type="string" office:string-value="C" calcext:value-type="string">
            <text:p>C</text:p>
          </table:table-cell>
          <table:table-cell table:formula="of:=IF([.K4]=[.E4]; 1; 0)" office:value-type="float" office:value="1" calcext:value-type="float">
            <text:p>1</text:p>
          </table:table-cell>
          <table:table-cell table:formula="of:=IF([.L4]=[.D4]; 1; 0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o</text:p>
          </table:table-cell>
          <table:table-cell table:style-name="ce1" table:formula="of:=[.U3]+7" office:value-type="float" office:value="455" calcext:value-type="float">
            <text:p>4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6" calcext:value-type="float">
            <text:p>23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5]&gt;=20; 1; 0)" office:value-type="float" office:value="1" calcext:value-type="float">
            <text:p>1</text:p>
          </table:table-cell>
          <table:table-cell table:formula="of:=IF([.C5]&lt;=5; 1; 0)" office:value-type="float" office:value="1" calcext:value-type="float">
            <text:p>1</text:p>
          </table:table-cell>
          <table:table-cell table:formula="of:=IF([.B5] &gt; [.B4]; [.I4] + 1; 0)" office:value-type="float" office:value="0" calcext:value-type="float">
            <text:p>0</text:p>
          </table:table-cell>
          <table:table-cell/>
          <table:table-cell table:formula="of:=IF([.K4]=0; 1; IF(COUNTIF([.K2:.K4]; [.K4])=3; IF([.K4]=5; IF([.C4]&gt;=20;0;5); [.K4]+1); IF([.K4]=5; IF([.C4]&gt;=20; 0; 5); [.K4])))" office:value-type="float" office:value="1" calcext:value-type="float">
            <text:p>1</text:p>
          </table:table-cell>
          <table:table-cell table:formula="of:=IF([.K5]=0; 0; IF([.K4] = 0; IF([.B5]&gt;=10; &quot;C&quot;; &quot;S&quot;); [.L4]))" office:value-type="string" office:string-value="C" calcext:value-type="string">
            <text:p>C</text:p>
          </table:table-cell>
          <table:table-cell table:formula="of:=IF([.K5]=[.E5]; 1; 0)" office:value-type="float" office:value="1" calcext:value-type="float">
            <text:p>1</text:p>
          </table:table-cell>
          <table:table-cell table:formula="of:=IF([.L5]=[.D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.3" calcext:value-type="float">
            <text:p>22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6]&gt;=20; 1; 0)" office:value-type="float" office:value="1" calcext:value-type="float">
            <text:p>1</text:p>
          </table:table-cell>
          <table:table-cell table:formula="of:=IF([.C6]&lt;=5; 1; 0)" office:value-type="float" office:value="0" calcext:value-type="float">
            <text:p>0</text:p>
          </table:table-cell>
          <table:table-cell table:formula="of:=IF([.B6] &gt; [.B5]; [.I5] + 1; 0)" office:value-type="float" office:value="0" calcext:value-type="float">
            <text:p>0</text:p>
          </table:table-cell>
          <table:table-cell/>
          <table:table-cell table:formula="of:=IF([.K5]=0; 1; IF(COUNTIF([.K3:.K5]; [.K5])=3; IF([.K5]=5; IF([.C5]&gt;=20;0;5); [.K5]+1); IF([.K5]=5; IF([.C5]&gt;=20; 0; 5); [.K5])))" office:value-type="float" office:value="2" calcext:value-type="float">
            <text:p>2</text:p>
          </table:table-cell>
          <table:table-cell table:formula="of:=IF([.K6]=0; 0; IF([.K5] = 0; IF([.B6]&gt;=10; &quot;C&quot;; &quot;S&quot;); [.L5]))" office:value-type="string" office:string-value="C" calcext:value-type="string">
            <text:p>C</text:p>
          </table:table-cell>
          <table:table-cell table:formula="of:=IF([.K6]=[.E6]; 1; 0)" office:value-type="float" office:value="1" calcext:value-type="float">
            <text:p>1</text:p>
          </table:table-cell>
          <table:table-cell table:formula="of:=IF([.L6]=[.D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.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7]&gt;=20; 1; 0)" office:value-type="float" office:value="1" calcext:value-type="float">
            <text:p>1</text:p>
          </table:table-cell>
          <table:table-cell table:formula="of:=IF([.C7]&lt;=5; 1; 0)" office:value-type="float" office:value="0" calcext:value-type="float">
            <text:p>0</text:p>
          </table:table-cell>
          <table:table-cell table:formula="of:=IF([.B7] &gt; [.B6]; [.I6] + 1; 0)" office:value-type="float" office:value="0" calcext:value-type="float">
            <text:p>0</text:p>
          </table:table-cell>
          <table:table-cell/>
          <table:table-cell table:formula="of:=IF([.K6]=0; 1; IF(COUNTIF([.K4:.K6]; [.K6])=3; IF([.K6]=5; IF([.C6]&gt;=20;0;5); [.K6]+1); IF([.K6]=5; IF([.C6]&gt;=20; 0; 5); [.K6])))" office:value-type="float" office:value="2" calcext:value-type="float">
            <text:p>2</text:p>
          </table:table-cell>
          <table:table-cell table:formula="of:=IF([.K7]=0; 0; IF([.K6] = 0; IF([.B7]&gt;=10; &quot;C&quot;; &quot;S&quot;); [.L6]))" office:value-type="string" office:string-value="C" calcext:value-type="string">
            <text:p>C</text:p>
          </table:table-cell>
          <table:table-cell table:formula="of:=IF([.K7]=[.E7]; 1; 0)" office:value-type="float" office:value="1" calcext:value-type="float">
            <text:p>1</text:p>
          </table:table-cell>
          <table:table-cell table:formula="of:=IF([.L7]=[.D7]; 1; 0)"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9" calcext:value-type="float">
            <text:p>18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8]&gt;=20; 1; 0)" office:value-type="float" office:value="0" calcext:value-type="float">
            <text:p>0</text:p>
          </table:table-cell>
          <table:table-cell table:formula="of:=IF([.C8]&lt;=5; 1; 0)" office:value-type="float" office:value="0" calcext:value-type="float">
            <text:p>0</text:p>
          </table:table-cell>
          <table:table-cell table:formula="of:=IF([.B8] &gt; [.B7]; [.I7] + 1; 0)" office:value-type="float" office:value="0" calcext:value-type="float">
            <text:p>0</text:p>
          </table:table-cell>
          <table:table-cell/>
          <table:table-cell table:formula="of:=IF([.K7]=0; 1; IF(COUNTIF([.K5:.K7]; [.K7])=3; IF([.K7]=5; IF([.C7]&gt;=20;0;5); [.K7]+1); IF([.K7]=5; IF([.C7]&gt;=20; 0; 5); [.K7])))" office:value-type="float" office:value="2" calcext:value-type="float">
            <text:p>2</text:p>
          </table:table-cell>
          <table:table-cell table:formula="of:=IF([.K8]=0; 0; IF([.K7] = 0; IF([.B8]&gt;=10; &quot;C&quot;; &quot;S&quot;); [.L7]))" office:value-type="string" office:string-value="C" calcext:value-type="string">
            <text:p>C</text:p>
          </table:table-cell>
          <table:table-cell table:formula="of:=IF([.K8]=[.E8]; 1; 0)" office:value-type="float" office:value="1" calcext:value-type="float">
            <text:p>1</text:p>
          </table:table-cell>
          <table:table-cell table:formula="of:=IF([.L8]=[.D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5" calcext:value-type="float">
            <text:p>18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9]&gt;=20; 1; 0)" office:value-type="float" office:value="0" calcext:value-type="float">
            <text:p>0</text:p>
          </table:table-cell>
          <table:table-cell table:formula="of:=IF([.C9]&lt;=5; 1; 0)" office:value-type="float" office:value="0" calcext:value-type="float">
            <text:p>0</text:p>
          </table:table-cell>
          <table:table-cell table:formula="of:=IF([.B9] &gt; [.B8]; [.I8] + 1; 0)" office:value-type="float" office:value="0" calcext:value-type="float">
            <text:p>0</text:p>
          </table:table-cell>
          <table:table-cell/>
          <table:table-cell table:formula="of:=IF([.K8]=0; 1; IF(COUNTIF([.K6:.K8]; [.K8])=3; IF([.K8]=5; IF([.C8]&gt;=20;0;5); [.K8]+1); IF([.K8]=5; IF([.C8]&gt;=20; 0; 5); [.K8])))" office:value-type="float" office:value="3" calcext:value-type="float">
            <text:p>3</text:p>
          </table:table-cell>
          <table:table-cell table:formula="of:=IF([.K9]=0; 0; IF([.K8] = 0; IF([.B9]&gt;=10; &quot;C&quot;; &quot;S&quot;); [.L8]))" office:value-type="string" office:string-value="C" calcext:value-type="string">
            <text:p>C</text:p>
          </table:table-cell>
          <table:table-cell table:formula="of:=IF([.K9]=[.E9]; 1; 0)" office:value-type="float" office:value="1" calcext:value-type="float">
            <text:p>1</text:p>
          </table:table-cell>
          <table:table-cell table:formula="of:=IF([.L9]=[.D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0]&gt;=20; 1; 0)" office:value-type="float" office:value="0" calcext:value-type="float">
            <text:p>0</text:p>
          </table:table-cell>
          <table:table-cell table:formula="of:=IF([.C10]&lt;=5; 1; 0)" office:value-type="float" office:value="0" calcext:value-type="float">
            <text:p>0</text:p>
          </table:table-cell>
          <table:table-cell table:formula="of:=IF([.B10] &gt; [.B9]; [.I9] + 1; 0)" office:value-type="float" office:value="1" calcext:value-type="float">
            <text:p>1</text:p>
          </table:table-cell>
          <table:table-cell/>
          <table:table-cell table:formula="of:=IF([.K9]=0; 1; IF(COUNTIF([.K7:.K9]; [.K9])=3; IF([.K9]=5; IF([.C9]&gt;=20;0;5); [.K9]+1); IF([.K9]=5; IF([.C9]&gt;=20; 0; 5); [.K9])))" office:value-type="float" office:value="3" calcext:value-type="float">
            <text:p>3</text:p>
          </table:table-cell>
          <table:table-cell table:formula="of:=IF([.K10]=0; 0; IF([.K9] = 0; IF([.B10]&gt;=10; &quot;C&quot;; &quot;S&quot;); [.L9]))" office:value-type="string" office:string-value="C" calcext:value-type="string">
            <text:p>C</text:p>
          </table:table-cell>
          <table:table-cell table:formula="of:=IF([.K10]=[.E10]; 1; 0)" office:value-type="float" office:value="1" calcext:value-type="float">
            <text:p>1</text:p>
          </table:table-cell>
          <table:table-cell table:formula="of:=IF([.L10]=[.D1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8" calcext:value-type="float">
            <text:p>21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1]&gt;=20; 1; 0)" office:value-type="float" office:value="1" calcext:value-type="float">
            <text:p>1</text:p>
          </table:table-cell>
          <table:table-cell table:formula="of:=IF([.C11]&lt;=5; 1; 0)" office:value-type="float" office:value="0" calcext:value-type="float">
            <text:p>0</text:p>
          </table:table-cell>
          <table:table-cell table:formula="of:=IF([.B11] &gt; [.B10]; [.I10] + 1; 0)" office:value-type="float" office:value="2" calcext:value-type="float">
            <text:p>2</text:p>
          </table:table-cell>
          <table:table-cell/>
          <table:table-cell table:formula="of:=IF([.K10]=0; 1; IF(COUNTIF([.K8:.K10]; [.K10])=3; IF([.K10]=5; IF([.C10]&gt;=20;0;5); [.K10]+1); IF([.K10]=5; IF([.C10]&gt;=20; 0; 5); [.K10])))" office:value-type="float" office:value="3" calcext:value-type="float">
            <text:p>3</text:p>
          </table:table-cell>
          <table:table-cell table:formula="of:=IF([.K11]=0; 0; IF([.K10] = 0; IF([.B11]&gt;=10; &quot;C&quot;; &quot;S&quot;); [.L10]))" office:value-type="string" office:string-value="C" calcext:value-type="string">
            <text:p>C</text:p>
          </table:table-cell>
          <table:table-cell table:formula="of:=IF([.K11]=[.E11]; 1; 0)" office:value-type="float" office:value="1" calcext:value-type="float">
            <text:p>1</text:p>
          </table:table-cell>
          <table:table-cell table:formula="of:=IF([.L11]=[.D1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.8" calcext:value-type="float">
            <text:p>2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2]&gt;=20; 1; 0)" office:value-type="float" office:value="1" calcext:value-type="float">
            <text:p>1</text:p>
          </table:table-cell>
          <table:table-cell table:formula="of:=IF([.C12]&lt;=5; 1; 0)" office:value-type="float" office:value="1" calcext:value-type="float">
            <text:p>1</text:p>
          </table:table-cell>
          <table:table-cell table:formula="of:=IF([.B12] &gt; [.B11]; [.I11] + 1; 0)" office:value-type="float" office:value="3" calcext:value-type="float">
            <text:p>3</text:p>
          </table:table-cell>
          <table:table-cell/>
          <table:table-cell table:formula="of:=IF([.K11]=0; 1; IF(COUNTIF([.K9:.K11]; [.K11])=3; IF([.K11]=5; IF([.C11]&gt;=20;0;5); [.K11]+1); IF([.K11]=5; IF([.C11]&gt;=20; 0; 5); [.K11])))" office:value-type="float" office:value="4" calcext:value-type="float">
            <text:p>4</text:p>
          </table:table-cell>
          <table:table-cell table:formula="of:=IF([.K12]=0; 0; IF([.K11] = 0; IF([.B12]&gt;=10; &quot;C&quot;; &quot;S&quot;); [.L11]))" office:value-type="string" office:string-value="C" calcext:value-type="string">
            <text:p>C</text:p>
          </table:table-cell>
          <table:table-cell table:formula="of:=IF([.K12]=[.E12]; 1; 0)" office:value-type="float" office:value="1" calcext:value-type="float">
            <text:p>1</text:p>
          </table:table-cell>
          <table:table-cell table:formula="of:=IF([.L12]=[.D1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7" calcext:value-type="float">
            <text:p>27.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3]&gt;=20; 1; 0)" office:value-type="float" office:value="1" calcext:value-type="float">
            <text:p>1</text:p>
          </table:table-cell>
          <table:table-cell table:formula="of:=IF([.C13]&lt;=5; 1; 0)" office:value-type="float" office:value="0" calcext:value-type="float">
            <text:p>0</text:p>
          </table:table-cell>
          <table:table-cell table:formula="of:=IF([.B13] &gt; [.B12]; [.I12] + 1; 0)" office:value-type="float" office:value="4" calcext:value-type="float">
            <text:p>4</text:p>
          </table:table-cell>
          <table:table-cell/>
          <table:table-cell table:formula="of:=IF([.K12]=0; 1; IF(COUNTIF([.K10:.K12]; [.K12])=3; IF([.K12]=5; IF([.C12]&gt;=20;0;5); [.K12]+1); IF([.K12]=5; IF([.C12]&gt;=20; 0; 5); [.K12])))" office:value-type="float" office:value="4" calcext:value-type="float">
            <text:p>4</text:p>
          </table:table-cell>
          <table:table-cell table:formula="of:=IF([.K13]=0; 0; IF([.K12] = 0; IF([.B13]&gt;=10; &quot;C&quot;; &quot;S&quot;); [.L12]))" office:value-type="string" office:string-value="C" calcext:value-type="string">
            <text:p>C</text:p>
          </table:table-cell>
          <table:table-cell table:formula="of:=IF([.K13]=[.E13]; 1; 0)" office:value-type="float" office:value="1" calcext:value-type="float">
            <text:p>1</text:p>
          </table:table-cell>
          <table:table-cell table:formula="of:=IF([.L13]=[.D1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5" calcext:value-type="float">
            <text:p>29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4]&gt;=20; 1; 0)" office:value-type="float" office:value="1" calcext:value-type="float">
            <text:p>1</text:p>
          </table:table-cell>
          <table:table-cell table:formula="of:=IF([.C14]&lt;=5; 1; 0)" office:value-type="float" office:value="0" calcext:value-type="float">
            <text:p>0</text:p>
          </table:table-cell>
          <table:table-cell table:formula="of:=IF([.B14] &gt; [.B13]; [.I13] + 1; 0)" office:value-type="float" office:value="5" calcext:value-type="float">
            <text:p>5</text:p>
          </table:table-cell>
          <table:table-cell/>
          <table:table-cell table:formula="of:=IF([.K13]=0; 1; IF(COUNTIF([.K11:.K13]; [.K13])=3; IF([.K13]=5; IF([.C13]&gt;=20;0;5); [.K13]+1); IF([.K13]=5; IF([.C13]&gt;=20; 0; 5); [.K13])))" office:value-type="float" office:value="4" calcext:value-type="float">
            <text:p>4</text:p>
          </table:table-cell>
          <table:table-cell table:formula="of:=IF([.K14]=0; 0; IF([.K13] = 0; IF([.B14]&gt;=10; &quot;C&quot;; &quot;S&quot;); [.L13]))" office:value-type="string" office:string-value="C" calcext:value-type="string">
            <text:p>C</text:p>
          </table:table-cell>
          <table:table-cell table:formula="of:=IF([.K14]=[.E14]; 1; 0)" office:value-type="float" office:value="1" calcext:value-type="float">
            <text:p>1</text:p>
          </table:table-cell>
          <table:table-cell table:formula="of:=IF([.L14]=[.D1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8" calcext:value-type="float">
            <text:p>29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15]&gt;=20; 1; 0)" office:value-type="float" office:value="1" calcext:value-type="float">
            <text:p>1</text:p>
          </table:table-cell>
          <table:table-cell table:formula="of:=IF([.C15]&lt;=5; 1; 0)" office:value-type="float" office:value="0" calcext:value-type="float">
            <text:p>0</text:p>
          </table:table-cell>
          <table:table-cell table:formula="of:=IF([.B15] &gt; [.B14]; [.I14] + 1; 0)" office:value-type="float" office:value="6" calcext:value-type="float">
            <text:p>6</text:p>
          </table:table-cell>
          <table:table-cell/>
          <table:table-cell table:formula="of:=IF([.K14]=0; 1; IF(COUNTIF([.K12:.K14]; [.K14])=3; IF([.K14]=5; IF([.C14]&gt;=20;0;5); [.K14]+1); IF([.K14]=5; IF([.C14]&gt;=20; 0; 5); [.K14])))" office:value-type="float" office:value="5" calcext:value-type="float">
            <text:p>5</text:p>
          </table:table-cell>
          <table:table-cell table:formula="of:=IF([.K15]=0; 0; IF([.K14] = 0; IF([.B15]&gt;=10; &quot;C&quot;; &quot;S&quot;); [.L14]))" office:value-type="string" office:string-value="C" calcext:value-type="string">
            <text:p>C</text:p>
          </table:table-cell>
          <table:table-cell table:formula="of:=IF([.K15]=[.E15]; 1; 0)" office:value-type="float" office:value="1" calcext:value-type="float">
            <text:p>1</text:p>
          </table:table-cell>
          <table:table-cell table:formula="of:=IF([.L15]=[.D1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3" calcext:value-type="float">
            <text:p>28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16]&gt;=20; 1; 0)" office:value-type="float" office:value="1" calcext:value-type="float">
            <text:p>1</text:p>
          </table:table-cell>
          <table:table-cell table:formula="of:=IF([.C16]&lt;=5; 1; 0)" office:value-type="float" office:value="0" calcext:value-type="float">
            <text:p>0</text:p>
          </table:table-cell>
          <table:table-cell table:formula="of:=IF([.B16] &gt; [.B15]; [.I15] + 1; 0)" office:value-type="float" office:value="0" calcext:value-type="float">
            <text:p>0</text:p>
          </table:table-cell>
          <table:table-cell/>
          <table:table-cell table:formula="of:=IF([.K15]=0; 1; IF(COUNTIF([.K13:.K15]; [.K15])=3; IF([.K15]=5; IF([.C15]&gt;=20;0;5); [.K15]+1); IF([.K15]=5; IF([.C15]&gt;=20; 0; 5); [.K15])))" office:value-type="float" office:value="5" calcext:value-type="float">
            <text:p>5</text:p>
          </table:table-cell>
          <table:table-cell table:formula="of:=IF([.K16]=0; 0; IF([.K15] = 0; IF([.B16]&gt;=10; &quot;C&quot;; &quot;S&quot;); [.L15]))" office:value-type="string" office:string-value="C" calcext:value-type="string">
            <text:p>C</text:p>
          </table:table-cell>
          <table:table-cell table:formula="of:=IF([.K16]=[.E16]; 1; 0)" office:value-type="float" office:value="1" calcext:value-type="float">
            <text:p>1</text:p>
          </table:table-cell>
          <table:table-cell table:formula="of:=IF([.L16]=[.D1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17]&gt;=20; 1; 0)" office:value-type="float" office:value="1" calcext:value-type="float">
            <text:p>1</text:p>
          </table:table-cell>
          <table:table-cell table:formula="of:=IF([.C17]&lt;=5; 1; 0)" office:value-type="float" office:value="1" calcext:value-type="float">
            <text:p>1</text:p>
          </table:table-cell>
          <table:table-cell table:formula="of:=IF([.B17] &gt; [.B16]; [.I16] + 1; 0)" office:value-type="float" office:value="0" calcext:value-type="float">
            <text:p>0</text:p>
          </table:table-cell>
          <table:table-cell/>
          <table:table-cell table:formula="of:=IF([.K16]=0; 1; IF(COUNTIF([.K14:.K16]; [.K16])=3; IF([.K16]=5; IF([.C16]&gt;=20;0;5); [.K16]+1); IF([.K16]=5; IF([.C16]&gt;=20; 0; 5); [.K16])))" office:value-type="float" office:value="0" calcext:value-type="float">
            <text:p>0</text:p>
          </table:table-cell>
          <table:table-cell table:formula="of:=IF([.K17]=0; 0; IF([.K16] = 0; IF([.B17]&gt;=10; &quot;C&quot;; &quot;S&quot;); [.L16]))" office:value-type="float" office:value="0" calcext:value-type="float">
            <text:p>0</text:p>
          </table:table-cell>
          <table:table-cell table:formula="of:=IF([.K17]=[.E17]; 1; 0)" office:value-type="float" office:value="1" calcext:value-type="float">
            <text:p>1</text:p>
          </table:table-cell>
          <table:table-cell table:formula="of:=IF([.L17]=[.D1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8]&gt;=20; 1; 0)" office:value-type="float" office:value="1" calcext:value-type="float">
            <text:p>1</text:p>
          </table:table-cell>
          <table:table-cell table:formula="of:=IF([.C18]&lt;=5; 1; 0)" office:value-type="float" office:value="1" calcext:value-type="float">
            <text:p>1</text:p>
          </table:table-cell>
          <table:table-cell table:formula="of:=IF([.B18] &gt; [.B17]; [.I17] + 1; 0)" office:value-type="float" office:value="0" calcext:value-type="float">
            <text:p>0</text:p>
          </table:table-cell>
          <table:table-cell/>
          <table:table-cell table:formula="of:=IF([.K17]=0; 1; IF(COUNTIF([.K15:.K17]; [.K17])=3; IF([.K17]=5; IF([.C17]&gt;=20;0;5); [.K17]+1); IF([.K17]=5; IF([.C17]&gt;=20; 0; 5); [.K17])))" office:value-type="float" office:value="1" calcext:value-type="float">
            <text:p>1</text:p>
          </table:table-cell>
          <table:table-cell table:formula="of:=IF([.K18]=0; 0; IF([.K17] = 0; IF([.B18]&gt;=10; &quot;C&quot;; &quot;S&quot;); [.L17]))" office:value-type="string" office:string-value="C" calcext:value-type="string">
            <text:p>C</text:p>
          </table:table-cell>
          <table:table-cell table:formula="of:=IF([.K18]=[.E18]; 1; 0)" office:value-type="float" office:value="1" calcext:value-type="float">
            <text:p>1</text:p>
          </table:table-cell>
          <table:table-cell table:formula="of:=IF([.L18]=[.D1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9]&gt;=20; 1; 0)" office:value-type="float" office:value="0" calcext:value-type="float">
            <text:p>0</text:p>
          </table:table-cell>
          <table:table-cell table:formula="of:=IF([.C19]&lt;=5; 1; 0)" office:value-type="float" office:value="1" calcext:value-type="float">
            <text:p>1</text:p>
          </table:table-cell>
          <table:table-cell table:formula="of:=IF([.B19] &gt; [.B18]; [.I18] + 1; 0)" office:value-type="float" office:value="0" calcext:value-type="float">
            <text:p>0</text:p>
          </table:table-cell>
          <table:table-cell/>
          <table:table-cell table:formula="of:=IF([.K18]=0; 1; IF(COUNTIF([.K16:.K18]; [.K18])=3; IF([.K18]=5; IF([.C18]&gt;=20;0;5); [.K18]+1); IF([.K18]=5; IF([.C18]&gt;=20; 0; 5); [.K18])))" office:value-type="float" office:value="1" calcext:value-type="float">
            <text:p>1</text:p>
          </table:table-cell>
          <table:table-cell table:formula="of:=IF([.K19]=0; 0; IF([.K18] = 0; IF([.B19]&gt;=10; &quot;C&quot;; &quot;S&quot;); [.L18]))" office:value-type="string" office:string-value="C" calcext:value-type="string">
            <text:p>C</text:p>
          </table:table-cell>
          <table:table-cell table:formula="of:=IF([.K19]=[.E19]; 1; 0)" office:value-type="float" office:value="1" calcext:value-type="float">
            <text:p>1</text:p>
          </table:table-cell>
          <table:table-cell table:formula="of:=IF([.L19]=[.D1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9" calcext:value-type="float">
            <text:p>16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0]&gt;=20; 1; 0)" office:value-type="float" office:value="0" calcext:value-type="float">
            <text:p>0</text:p>
          </table:table-cell>
          <table:table-cell table:formula="of:=IF([.C20]&lt;=5; 1; 0)" office:value-type="float" office:value="1" calcext:value-type="float">
            <text:p>1</text:p>
          </table:table-cell>
          <table:table-cell table:formula="of:=IF([.B20] &gt; [.B19]; [.I19] + 1; 0)" office:value-type="float" office:value="0" calcext:value-type="float">
            <text:p>0</text:p>
          </table:table-cell>
          <table:table-cell/>
          <table:table-cell table:formula="of:=IF([.K19]=0; 1; IF(COUNTIF([.K17:.K19]; [.K19])=3; IF([.K19]=5; IF([.C19]&gt;=20;0;5); [.K19]+1); IF([.K19]=5; IF([.C19]&gt;=20; 0; 5); [.K19])))" office:value-type="float" office:value="1" calcext:value-type="float">
            <text:p>1</text:p>
          </table:table-cell>
          <table:table-cell table:formula="of:=IF([.K20]=0; 0; IF([.K19] = 0; IF([.B20]&gt;=10; &quot;C&quot;; &quot;S&quot;); [.L19]))" office:value-type="string" office:string-value="C" calcext:value-type="string">
            <text:p>C</text:p>
          </table:table-cell>
          <table:table-cell table:formula="of:=IF([.K20]=[.E20]; 1; 0)" office:value-type="float" office:value="1" calcext:value-type="float">
            <text:p>1</text:p>
          </table:table-cell>
          <table:table-cell table:formula="of:=IF([.L20]=[.D2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3" calcext:value-type="float">
            <text:p>16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1]&gt;=20; 1; 0)" office:value-type="float" office:value="0" calcext:value-type="float">
            <text:p>0</text:p>
          </table:table-cell>
          <table:table-cell table:formula="of:=IF([.C21]&lt;=5; 1; 0)" office:value-type="float" office:value="0" calcext:value-type="float">
            <text:p>0</text:p>
          </table:table-cell>
          <table:table-cell table:formula="of:=IF([.B21] &gt; [.B20]; [.I20] + 1; 0)" office:value-type="float" office:value="0" calcext:value-type="float">
            <text:p>0</text:p>
          </table:table-cell>
          <table:table-cell/>
          <table:table-cell table:formula="of:=IF([.K20]=0; 1; IF(COUNTIF([.K18:.K20]; [.K20])=3; IF([.K20]=5; IF([.C20]&gt;=20;0;5); [.K20]+1); IF([.K20]=5; IF([.C20]&gt;=20; 0; 5); [.K20])))" office:value-type="float" office:value="2" calcext:value-type="float">
            <text:p>2</text:p>
          </table:table-cell>
          <table:table-cell table:formula="of:=IF([.K21]=0; 0; IF([.K20] = 0; IF([.B21]&gt;=10; &quot;C&quot;; &quot;S&quot;); [.L20]))" office:value-type="string" office:string-value="C" calcext:value-type="string">
            <text:p>C</text:p>
          </table:table-cell>
          <table:table-cell table:formula="of:=IF([.K21]=[.E21]; 1; 0)" office:value-type="float" office:value="1" calcext:value-type="float">
            <text:p>1</text:p>
          </table:table-cell>
          <table:table-cell table:formula="of:=IF([.L21]=[.D2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1" calcext:value-type="float">
            <text:p>17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2]&gt;=20; 1; 0)" office:value-type="float" office:value="0" calcext:value-type="float">
            <text:p>0</text:p>
          </table:table-cell>
          <table:table-cell table:formula="of:=IF([.C22]&lt;=5; 1; 0)" office:value-type="float" office:value="0" calcext:value-type="float">
            <text:p>0</text:p>
          </table:table-cell>
          <table:table-cell table:formula="of:=IF([.B22] &gt; [.B21]; [.I21] + 1; 0)" office:value-type="float" office:value="1" calcext:value-type="float">
            <text:p>1</text:p>
          </table:table-cell>
          <table:table-cell/>
          <table:table-cell table:formula="of:=IF([.K21]=0; 1; IF(COUNTIF([.K19:.K21]; [.K21])=3; IF([.K21]=5; IF([.C21]&gt;=20;0;5); [.K21]+1); IF([.K21]=5; IF([.C21]&gt;=20; 0; 5); [.K21])))" office:value-type="float" office:value="2" calcext:value-type="float">
            <text:p>2</text:p>
          </table:table-cell>
          <table:table-cell table:formula="of:=IF([.K22]=0; 0; IF([.K21] = 0; IF([.B22]&gt;=10; &quot;C&quot;; &quot;S&quot;); [.L21]))" office:value-type="string" office:string-value="C" calcext:value-type="string">
            <text:p>C</text:p>
          </table:table-cell>
          <table:table-cell table:formula="of:=IF([.K22]=[.E22]; 1; 0)" office:value-type="float" office:value="1" calcext:value-type="float">
            <text:p>1</text:p>
          </table:table-cell>
          <table:table-cell table:formula="of:=IF([.L22]=[.D2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7" calcext:value-type="float">
            <text:p>18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3]&gt;=20; 1; 0)" office:value-type="float" office:value="0" calcext:value-type="float">
            <text:p>0</text:p>
          </table:table-cell>
          <table:table-cell table:formula="of:=IF([.C23]&lt;=5; 1; 0)" office:value-type="float" office:value="0" calcext:value-type="float">
            <text:p>0</text:p>
          </table:table-cell>
          <table:table-cell table:formula="of:=IF([.B23] &gt; [.B22]; [.I22] + 1; 0)" office:value-type="float" office:value="2" calcext:value-type="float">
            <text:p>2</text:p>
          </table:table-cell>
          <table:table-cell/>
          <table:table-cell table:formula="of:=IF([.K22]=0; 1; IF(COUNTIF([.K20:.K22]; [.K22])=3; IF([.K22]=5; IF([.C22]&gt;=20;0;5); [.K22]+1); IF([.K22]=5; IF([.C22]&gt;=20; 0; 5); [.K22])))" office:value-type="float" office:value="2" calcext:value-type="float">
            <text:p>2</text:p>
          </table:table-cell>
          <table:table-cell table:formula="of:=IF([.K23]=0; 0; IF([.K22] = 0; IF([.B23]&gt;=10; &quot;C&quot;; &quot;S&quot;); [.L22]))" office:value-type="string" office:string-value="C" calcext:value-type="string">
            <text:p>C</text:p>
          </table:table-cell>
          <table:table-cell table:formula="of:=IF([.K23]=[.E23]; 1; 0)" office:value-type="float" office:value="1" calcext:value-type="float">
            <text:p>1</text:p>
          </table:table-cell>
          <table:table-cell table:formula="of:=IF([.L23]=[.D2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.2" calcext:value-type="float">
            <text:p>20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4]&gt;=20; 1; 0)" office:value-type="float" office:value="1" calcext:value-type="float">
            <text:p>1</text:p>
          </table:table-cell>
          <table:table-cell table:formula="of:=IF([.C24]&lt;=5; 1; 0)" office:value-type="float" office:value="0" calcext:value-type="float">
            <text:p>0</text:p>
          </table:table-cell>
          <table:table-cell table:formula="of:=IF([.B24] &gt; [.B23]; [.I23] + 1; 0)" office:value-type="float" office:value="3" calcext:value-type="float">
            <text:p>3</text:p>
          </table:table-cell>
          <table:table-cell/>
          <table:table-cell table:formula="of:=IF([.K23]=0; 1; IF(COUNTIF([.K21:.K23]; [.K23])=3; IF([.K23]=5; IF([.C23]&gt;=20;0;5); [.K23]+1); IF([.K23]=5; IF([.C23]&gt;=20; 0; 5); [.K23])))" office:value-type="float" office:value="3" calcext:value-type="float">
            <text:p>3</text:p>
          </table:table-cell>
          <table:table-cell table:formula="of:=IF([.K24]=0; 0; IF([.K23] = 0; IF([.B24]&gt;=10; &quot;C&quot;; &quot;S&quot;); [.L23]))" office:value-type="string" office:string-value="C" calcext:value-type="string">
            <text:p>C</text:p>
          </table:table-cell>
          <table:table-cell table:formula="of:=IF([.K24]=[.E24]; 1; 0)" office:value-type="float" office:value="0" calcext:value-type="float">
            <text:p>0</text:p>
          </table:table-cell>
          <table:table-cell table:formula="of:=IF([.L24]=[.D2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.8" calcext:value-type="float">
            <text:p>20.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5]&gt;=20; 1; 0)" office:value-type="float" office:value="1" calcext:value-type="float">
            <text:p>1</text:p>
          </table:table-cell>
          <table:table-cell table:formula="of:=IF([.C25]&lt;=5; 1; 0)" office:value-type="float" office:value="0" calcext:value-type="float">
            <text:p>0</text:p>
          </table:table-cell>
          <table:table-cell table:formula="of:=IF([.B25] &gt; [.B24]; [.I24] + 1; 0)" office:value-type="float" office:value="4" calcext:value-type="float">
            <text:p>4</text:p>
          </table:table-cell>
          <table:table-cell/>
          <table:table-cell table:formula="of:=IF([.K24]=0; 1; IF(COUNTIF([.K22:.K24]; [.K24])=3; IF([.K24]=5; IF([.C24]&gt;=20;0;5); [.K24]+1); IF([.K24]=5; IF([.C24]&gt;=20; 0; 5); [.K24])))" office:value-type="float" office:value="3" calcext:value-type="float">
            <text:p>3</text:p>
          </table:table-cell>
          <table:table-cell table:formula="of:=IF([.K25]=0; 0; IF([.K24] = 0; IF([.B25]&gt;=10; &quot;C&quot;; &quot;S&quot;); [.L24]))" office:value-type="string" office:string-value="C" calcext:value-type="string">
            <text:p>C</text:p>
          </table:table-cell>
          <table:table-cell table:formula="of:=IF([.K25]=[.E25]; 1; 0)" office:value-type="float" office:value="1" calcext:value-type="float">
            <text:p>1</text:p>
          </table:table-cell>
          <table:table-cell table:formula="of:=IF([.L25]=[.D2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9" calcext:value-type="float">
            <text:p>1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6]&gt;=20; 1; 0)" office:value-type="float" office:value="0" calcext:value-type="float">
            <text:p>0</text:p>
          </table:table-cell>
          <table:table-cell table:formula="of:=IF([.C26]&lt;=5; 1; 0)" office:value-type="float" office:value="1" calcext:value-type="float">
            <text:p>1</text:p>
          </table:table-cell>
          <table:table-cell table:formula="of:=IF([.B26] &gt; [.B25]; [.I25] + 1; 0)" office:value-type="float" office:value="0" calcext:value-type="float">
            <text:p>0</text:p>
          </table:table-cell>
          <table:table-cell/>
          <table:table-cell table:formula="of:=IF([.K25]=0; 1; IF(COUNTIF([.K23:.K25]; [.K25])=3; IF([.K25]=5; IF([.C25]&gt;=20;0;5); [.K25]+1); IF([.K25]=5; IF([.C25]&gt;=20; 0; 5); [.K25])))" office:value-type="float" office:value="3" calcext:value-type="float">
            <text:p>3</text:p>
          </table:table-cell>
          <table:table-cell table:formula="of:=IF([.K26]=0; 0; IF([.K25] = 0; IF([.B26]&gt;=10; &quot;C&quot;; &quot;S&quot;); [.L25]))" office:value-type="string" office:string-value="C" calcext:value-type="string">
            <text:p>C</text:p>
          </table:table-cell>
          <table:table-cell table:formula="of:=IF([.K26]=[.E26]; 1; 0)" office:value-type="float" office:value="1" calcext:value-type="float">
            <text:p>1</text:p>
          </table:table-cell>
          <table:table-cell table:formula="of:=IF([.L26]=[.D2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.5" calcext:value-type="float">
            <text:p>17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7]&gt;=20; 1; 0)" office:value-type="float" office:value="0" calcext:value-type="float">
            <text:p>0</text:p>
          </table:table-cell>
          <table:table-cell table:formula="of:=IF([.C27]&lt;=5; 1; 0)" office:value-type="float" office:value="0" calcext:value-type="float">
            <text:p>0</text:p>
          </table:table-cell>
          <table:table-cell table:formula="of:=IF([.B27] &gt; [.B26]; [.I26] + 1; 0)" office:value-type="float" office:value="0" calcext:value-type="float">
            <text:p>0</text:p>
          </table:table-cell>
          <table:table-cell/>
          <table:table-cell table:formula="of:=IF([.K26]=0; 1; IF(COUNTIF([.K24:.K26]; [.K26])=3; IF([.K26]=5; IF([.C26]&gt;=20;0;5); [.K26]+1); IF([.K26]=5; IF([.C26]&gt;=20; 0; 5); [.K26])))" office:value-type="float" office:value="4" calcext:value-type="float">
            <text:p>4</text:p>
          </table:table-cell>
          <table:table-cell table:formula="of:=IF([.K27]=0; 0; IF([.K26] = 0; IF([.B27]&gt;=10; &quot;C&quot;; &quot;S&quot;); [.L26]))" office:value-type="string" office:string-value="C" calcext:value-type="string">
            <text:p>C</text:p>
          </table:table-cell>
          <table:table-cell table:formula="of:=IF([.K27]=[.E27]; 1; 0)" office:value-type="float" office:value="1" calcext:value-type="float">
            <text:p>1</text:p>
          </table:table-cell>
          <table:table-cell table:formula="of:=IF([.L27]=[.D2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9" calcext:value-type="float">
            <text:p>13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8]&gt;=20; 1; 0)" office:value-type="float" office:value="0" calcext:value-type="float">
            <text:p>0</text:p>
          </table:table-cell>
          <table:table-cell table:formula="of:=IF([.C28]&lt;=5; 1; 0)" office:value-type="float" office:value="0" calcext:value-type="float">
            <text:p>0</text:p>
          </table:table-cell>
          <table:table-cell table:formula="of:=IF([.B28] &gt; [.B27]; [.I27] + 1; 0)" office:value-type="float" office:value="0" calcext:value-type="float">
            <text:p>0</text:p>
          </table:table-cell>
          <table:table-cell/>
          <table:table-cell table:formula="of:=IF([.K27]=0; 1; IF(COUNTIF([.K25:.K27]; [.K27])=3; IF([.K27]=5; IF([.C27]&gt;=20;0;5); [.K27]+1); IF([.K27]=5; IF([.C27]&gt;=20; 0; 5); [.K27])))" office:value-type="float" office:value="4" calcext:value-type="float">
            <text:p>4</text:p>
          </table:table-cell>
          <table:table-cell table:formula="of:=IF([.K28]=0; 0; IF([.K27] = 0; IF([.B28]&gt;=10; &quot;C&quot;; &quot;S&quot;); [.L27]))" office:value-type="string" office:string-value="C" calcext:value-type="string">
            <text:p>C</text:p>
          </table:table-cell>
          <table:table-cell table:formula="of:=IF([.K28]=[.E28]; 1; 0)" office:value-type="float" office:value="1" calcext:value-type="float">
            <text:p>1</text:p>
          </table:table-cell>
          <table:table-cell table:formula="of:=IF([.L28]=[.D2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9" calcext:value-type="float">
            <text:p>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9]&gt;=20; 1; 0)" office:value-type="float" office:value="0" calcext:value-type="float">
            <text:p>0</text:p>
          </table:table-cell>
          <table:table-cell table:formula="of:=IF([.C29]&lt;=5; 1; 0)" office:value-type="float" office:value="1" calcext:value-type="float">
            <text:p>1</text:p>
          </table:table-cell>
          <table:table-cell table:formula="of:=IF([.B29] &gt; [.B28]; [.I28] + 1; 0)" office:value-type="float" office:value="0" calcext:value-type="float">
            <text:p>0</text:p>
          </table:table-cell>
          <table:table-cell/>
          <table:table-cell table:formula="of:=IF([.K28]=0; 1; IF(COUNTIF([.K26:.K28]; [.K28])=3; IF([.K28]=5; IF([.C28]&gt;=20;0;5); [.K28]+1); IF([.K28]=5; IF([.C28]&gt;=20; 0; 5); [.K28])))" office:value-type="float" office:value="4" calcext:value-type="float">
            <text:p>4</text:p>
          </table:table-cell>
          <table:table-cell table:formula="of:=IF([.K29]=0; 0; IF([.K28] = 0; IF([.B29]&gt;=10; &quot;C&quot;; &quot;S&quot;); [.L28]))" office:value-type="string" office:string-value="C" calcext:value-type="string">
            <text:p>C</text:p>
          </table:table-cell>
          <table:table-cell table:formula="of:=IF([.K29]=[.E29]; 1; 0)" office:value-type="float" office:value="1" calcext:value-type="float">
            <text:p>1</text:p>
          </table:table-cell>
          <table:table-cell table:formula="of:=IF([.L29]=[.D2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4" calcext:value-type="float">
            <text:p>6.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30]&gt;=20; 1; 0)" office:value-type="float" office:value="0" calcext:value-type="float">
            <text:p>0</text:p>
          </table:table-cell>
          <table:table-cell table:formula="of:=IF([.C30]&lt;=5; 1; 0)" office:value-type="float" office:value="0" calcext:value-type="float">
            <text:p>0</text:p>
          </table:table-cell>
          <table:table-cell table:formula="of:=IF([.B30] &gt; [.B29]; [.I29] + 1; 0)" office:value-type="float" office:value="0" calcext:value-type="float">
            <text:p>0</text:p>
          </table:table-cell>
          <table:table-cell/>
          <table:table-cell table:formula="of:=IF([.K29]=0; 1; IF(COUNTIF([.K27:.K29]; [.K29])=3; IF([.K29]=5; IF([.C29]&gt;=20;0;5); [.K29]+1); IF([.K29]=5; IF([.C29]&gt;=20; 0; 5); [.K29])))" office:value-type="float" office:value="5" calcext:value-type="float">
            <text:p>5</text:p>
          </table:table-cell>
          <table:table-cell table:formula="of:=IF([.K30]=0; 0; IF([.K29] = 0; IF([.B30]&gt;=10; &quot;C&quot;; &quot;S&quot;); [.L29]))" office:value-type="string" office:string-value="C" calcext:value-type="string">
            <text:p>C</text:p>
          </table:table-cell>
          <table:table-cell table:formula="of:=IF([.K30]=[.E30]; 1; 0)" office:value-type="float" office:value="1" calcext:value-type="float">
            <text:p>1</text:p>
          </table:table-cell>
          <table:table-cell table:formula="of:=IF([.L30]=[.D3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31]&gt;=20; 1; 0)" office:value-type="float" office:value="0" calcext:value-type="float">
            <text:p>0</text:p>
          </table:table-cell>
          <table:table-cell table:formula="of:=IF([.C31]&lt;=5; 1; 0)" office:value-type="float" office:value="0" calcext:value-type="float">
            <text:p>0</text:p>
          </table:table-cell>
          <table:table-cell table:formula="of:=IF([.B31] &gt; [.B30]; [.I30] + 1; 0)" office:value-type="float" office:value="0" calcext:value-type="float">
            <text:p>0</text:p>
          </table:table-cell>
          <table:table-cell/>
          <table:table-cell table:formula="of:=IF([.K30]=0; 1; IF(COUNTIF([.K28:.K30]; [.K30])=3; IF([.K30]=5; IF([.C30]&gt;=20;0;5); [.K30]+1); IF([.K30]=5; IF([.C30]&gt;=20; 0; 5); [.K30])))" office:value-type="float" office:value="5" calcext:value-type="float">
            <text:p>5</text:p>
          </table:table-cell>
          <table:table-cell table:formula="of:=IF([.K31]=0; 0; IF([.K30] = 0; IF([.B31]&gt;=10; &quot;C&quot;; &quot;S&quot;); [.L30]))" office:value-type="string" office:string-value="C" calcext:value-type="string">
            <text:p>C</text:p>
          </table:table-cell>
          <table:table-cell table:formula="of:=IF([.K31]=[.E31]; 1; 0)" office:value-type="float" office:value="1" calcext:value-type="float">
            <text:p>1</text:p>
          </table:table-cell>
          <table:table-cell table:formula="of:=IF([.L31]=[.D3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" calcext:value-type="float">
            <text:p>3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32]&gt;=20; 1; 0)" office:value-type="float" office:value="0" calcext:value-type="float">
            <text:p>0</text:p>
          </table:table-cell>
          <table:table-cell table:formula="of:=IF([.C32]&lt;=5; 1; 0)" office:value-type="float" office:value="0" calcext:value-type="float">
            <text:p>0</text:p>
          </table:table-cell>
          <table:table-cell table:formula="of:=IF([.B32] &gt; [.B31]; [.I31] + 1; 0)" office:value-type="float" office:value="0" calcext:value-type="float">
            <text:p>0</text:p>
          </table:table-cell>
          <table:table-cell/>
          <table:table-cell table:formula="of:=IF([.K31]=0; 1; IF(COUNTIF([.K29:.K31]; [.K31])=3; IF([.K31]=5; IF([.C31]&gt;=20;0;5); [.K31]+1); IF([.K31]=5; IF([.C31]&gt;=20; 0; 5); [.K31])))" office:value-type="float" office:value="5" calcext:value-type="float">
            <text:p>5</text:p>
          </table:table-cell>
          <table:table-cell table:formula="of:=IF([.K32]=0; 0; IF([.K31] = 0; IF([.B32]&gt;=10; &quot;C&quot;; &quot;S&quot;); [.L31]))" office:value-type="string" office:string-value="C" calcext:value-type="string">
            <text:p>C</text:p>
          </table:table-cell>
          <table:table-cell table:formula="of:=IF([.K32]=[.E32]; 1; 0)" office:value-type="float" office:value="1" calcext:value-type="float">
            <text:p>1</text:p>
          </table:table-cell>
          <table:table-cell table:formula="of:=IF([.L32]=[.D3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33]&gt;=20; 1; 0)" office:value-type="float" office:value="0" calcext:value-type="float">
            <text:p>0</text:p>
          </table:table-cell>
          <table:table-cell table:formula="of:=IF([.C33]&lt;=5; 1; 0)" office:value-type="float" office:value="0" calcext:value-type="float">
            <text:p>0</text:p>
          </table:table-cell>
          <table:table-cell table:formula="of:=IF([.B33] &gt; [.B32]; [.I32] + 1; 0)" office:value-type="float" office:value="1" calcext:value-type="float">
            <text:p>1</text:p>
          </table:table-cell>
          <table:table-cell/>
          <table:table-cell table:formula="of:=IF([.K32]=0; 1; IF(COUNTIF([.K30:.K32]; [.K32])=3; IF([.K32]=5; IF([.C32]&gt;=20;0;5); [.K32]+1); IF([.K32]=5; IF([.C32]&gt;=20; 0; 5); [.K32])))" office:value-type="float" office:value="5" calcext:value-type="float">
            <text:p>5</text:p>
          </table:table-cell>
          <table:table-cell table:formula="of:=IF([.K33]=0; 0; IF([.K32] = 0; IF([.B33]&gt;=10; &quot;C&quot;; &quot;S&quot;); [.L32]))" office:value-type="string" office:string-value="C" calcext:value-type="string">
            <text:p>C</text:p>
          </table:table-cell>
          <table:table-cell table:formula="of:=IF([.K33]=[.E33]; 1; 0)" office:value-type="float" office:value="1" calcext:value-type="float">
            <text:p>1</text:p>
          </table:table-cell>
          <table:table-cell table:formula="of:=IF([.L33]=[.D3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34]&gt;=20; 1; 0)" office:value-type="float" office:value="0" calcext:value-type="float">
            <text:p>0</text:p>
          </table:table-cell>
          <table:table-cell table:formula="of:=IF([.C34]&lt;=5; 1; 0)" office:value-type="float" office:value="0" calcext:value-type="float">
            <text:p>0</text:p>
          </table:table-cell>
          <table:table-cell table:formula="of:=IF([.B34] &gt; [.B33]; [.I33] + 1; 0)" office:value-type="float" office:value="2" calcext:value-type="float">
            <text:p>2</text:p>
          </table:table-cell>
          <table:table-cell/>
          <table:table-cell table:formula="of:=IF([.K33]=0; 1; IF(COUNTIF([.K31:.K33]; [.K33])=3; IF([.K33]=5; IF([.C33]&gt;=20;0;5); [.K33]+1); IF([.K33]=5; IF([.C33]&gt;=20; 0; 5); [.K33])))" office:value-type="float" office:value="5" calcext:value-type="float">
            <text:p>5</text:p>
          </table:table-cell>
          <table:table-cell table:formula="of:=IF([.K34]=0; 0; IF([.K33] = 0; IF([.B34]&gt;=10; &quot;C&quot;; &quot;S&quot;); [.L33]))" office:value-type="string" office:string-value="C" calcext:value-type="string">
            <text:p>C</text:p>
          </table:table-cell>
          <table:table-cell table:formula="of:=IF([.K34]=[.E34]; 1; 0)" office:value-type="float" office:value="1" calcext:value-type="float">
            <text:p>1</text:p>
          </table:table-cell>
          <table:table-cell table:formula="of:=IF([.L34]=[.D3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7" calcext:value-type="float">
            <text:p>8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35]&gt;=20; 1; 0)" office:value-type="float" office:value="0" calcext:value-type="float">
            <text:p>0</text:p>
          </table:table-cell>
          <table:table-cell table:formula="of:=IF([.C35]&lt;=5; 1; 0)" office:value-type="float" office:value="0" calcext:value-type="float">
            <text:p>0</text:p>
          </table:table-cell>
          <table:table-cell table:formula="of:=IF([.B35] &gt; [.B34]; [.I34] + 1; 0)" office:value-type="float" office:value="3" calcext:value-type="float">
            <text:p>3</text:p>
          </table:table-cell>
          <table:table-cell/>
          <table:table-cell table:formula="of:=IF([.K34]=0; 1; IF(COUNTIF([.K32:.K34]; [.K34])=3; IF([.K34]=5; IF([.C34]&gt;=20;0;5); [.K34]+1); IF([.K34]=5; IF([.C34]&gt;=20; 0; 5); [.K34])))" office:value-type="float" office:value="5" calcext:value-type="float">
            <text:p>5</text:p>
          </table:table-cell>
          <table:table-cell table:formula="of:=IF([.K35]=0; 0; IF([.K34] = 0; IF([.B35]&gt;=10; &quot;C&quot;; &quot;S&quot;); [.L34]))" office:value-type="string" office:string-value="C" calcext:value-type="string">
            <text:p>C</text:p>
          </table:table-cell>
          <table:table-cell table:formula="of:=IF([.K35]=[.E35]; 1; 0)" office:value-type="float" office:value="1" calcext:value-type="float">
            <text:p>1</text:p>
          </table:table-cell>
          <table:table-cell table:formula="of:=IF([.L35]=[.D3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36]&gt;=20; 1; 0)" office:value-type="float" office:value="0" calcext:value-type="float">
            <text:p>0</text:p>
          </table:table-cell>
          <table:table-cell table:formula="of:=IF([.C36]&lt;=5; 1; 0)" office:value-type="float" office:value="1" calcext:value-type="float">
            <text:p>1</text:p>
          </table:table-cell>
          <table:table-cell table:formula="of:=IF([.B36] &gt; [.B35]; [.I35] + 1; 0)" office:value-type="float" office:value="4" calcext:value-type="float">
            <text:p>4</text:p>
          </table:table-cell>
          <table:table-cell/>
          <table:table-cell table:formula="of:=IF([.K35]=0; 1; IF(COUNTIF([.K33:.K35]; [.K35])=3; IF([.K35]=5; IF([.C35]&gt;=20;0;5); [.K35]+1); IF([.K35]=5; IF([.C35]&gt;=20; 0; 5); [.K35])))" office:value-type="float" office:value="0" calcext:value-type="float">
            <text:p>0</text:p>
          </table:table-cell>
          <table:table-cell table:formula="of:=IF([.K36]=0; 0; IF([.K35] = 0; IF([.B36]&gt;=10; &quot;C&quot;; &quot;S&quot;); [.L35]))" office:value-type="float" office:value="0" calcext:value-type="float">
            <text:p>0</text:p>
          </table:table-cell>
          <table:table-cell table:formula="of:=IF([.K36]=[.E36]; 1; 0)" office:value-type="float" office:value="1" calcext:value-type="float">
            <text:p>1</text:p>
          </table:table-cell>
          <table:table-cell table:formula="of:=IF([.L36]=[.D3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.1" calcext:value-type="float">
            <text:p>1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7]&gt;=20; 1; 0)" office:value-type="float" office:value="0" calcext:value-type="float">
            <text:p>0</text:p>
          </table:table-cell>
          <table:table-cell table:formula="of:=IF([.C37]&lt;=5; 1; 0)" office:value-type="float" office:value="1" calcext:value-type="float">
            <text:p>1</text:p>
          </table:table-cell>
          <table:table-cell table:formula="of:=IF([.B37] &gt; [.B36]; [.I36] + 1; 0)" office:value-type="float" office:value="5" calcext:value-type="float">
            <text:p>5</text:p>
          </table:table-cell>
          <table:table-cell/>
          <table:table-cell table:formula="of:=IF([.K36]=0; 1; IF(COUNTIF([.K34:.K36]; [.K36])=3; IF([.K36]=5; IF([.C36]&gt;=20;0;5); [.K36]+1); IF([.K36]=5; IF([.C36]&gt;=20; 0; 5); [.K36])))" office:value-type="float" office:value="1" calcext:value-type="float">
            <text:p>1</text:p>
          </table:table-cell>
          <table:table-cell table:formula="of:=IF([.K37]=0; 0; IF([.K36] = 0; IF([.B37]&gt;=10; &quot;C&quot;; &quot;S&quot;); [.L36]))" office:value-type="string" office:string-value="C" calcext:value-type="string">
            <text:p>C</text:p>
          </table:table-cell>
          <table:table-cell table:formula="of:=IF([.K37]=[.E37]; 1; 0)" office:value-type="float" office:value="1" calcext:value-type="float">
            <text:p>1</text:p>
          </table:table-cell>
          <table:table-cell table:formula="of:=IF([.L37]=[.D3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8]&gt;=20; 1; 0)" office:value-type="float" office:value="0" calcext:value-type="float">
            <text:p>0</text:p>
          </table:table-cell>
          <table:table-cell table:formula="of:=IF([.C38]&lt;=5; 1; 0)" office:value-type="float" office:value="1" calcext:value-type="float">
            <text:p>1</text:p>
          </table:table-cell>
          <table:table-cell table:formula="of:=IF([.B38] &gt; [.B37]; [.I37] + 1; 0)" office:value-type="float" office:value="0" calcext:value-type="float">
            <text:p>0</text:p>
          </table:table-cell>
          <table:table-cell/>
          <table:table-cell table:formula="of:=IF([.K37]=0; 1; IF(COUNTIF([.K35:.K37]; [.K37])=3; IF([.K37]=5; IF([.C37]&gt;=20;0;5); [.K37]+1); IF([.K37]=5; IF([.C37]&gt;=20; 0; 5); [.K37])))" office:value-type="float" office:value="1" calcext:value-type="float">
            <text:p>1</text:p>
          </table:table-cell>
          <table:table-cell table:formula="of:=IF([.K38]=0; 0; IF([.K37] = 0; IF([.B38]&gt;=10; &quot;C&quot;; &quot;S&quot;); [.L37]))" office:value-type="string" office:string-value="C" calcext:value-type="string">
            <text:p>C</text:p>
          </table:table-cell>
          <table:table-cell table:formula="of:=IF([.K38]=[.E38]; 1; 0)" office:value-type="float" office:value="1" calcext:value-type="float">
            <text:p>1</text:p>
          </table:table-cell>
          <table:table-cell table:formula="of:=IF([.L38]=[.D3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9]&gt;=20; 1; 0)" office:value-type="float" office:value="0" calcext:value-type="float">
            <text:p>0</text:p>
          </table:table-cell>
          <table:table-cell table:formula="of:=IF([.C39]&lt;=5; 1; 0)" office:value-type="float" office:value="1" calcext:value-type="float">
            <text:p>1</text:p>
          </table:table-cell>
          <table:table-cell table:formula="of:=IF([.B39] &gt; [.B38]; [.I38] + 1; 0)" office:value-type="float" office:value="0" calcext:value-type="float">
            <text:p>0</text:p>
          </table:table-cell>
          <table:table-cell/>
          <table:table-cell table:formula="of:=IF([.K38]=0; 1; IF(COUNTIF([.K36:.K38]; [.K38])=3; IF([.K38]=5; IF([.C38]&gt;=20;0;5); [.K38]+1); IF([.K38]=5; IF([.C38]&gt;=20; 0; 5); [.K38])))" office:value-type="float" office:value="1" calcext:value-type="float">
            <text:p>1</text:p>
          </table:table-cell>
          <table:table-cell table:formula="of:=IF([.K39]=0; 0; IF([.K38] = 0; IF([.B39]&gt;=10; &quot;C&quot;; &quot;S&quot;); [.L38]))" office:value-type="string" office:string-value="C" calcext:value-type="string">
            <text:p>C</text:p>
          </table:table-cell>
          <table:table-cell table:formula="of:=IF([.K39]=[.E39]; 1; 0)" office:value-type="float" office:value="1" calcext:value-type="float">
            <text:p>1</text:p>
          </table:table-cell>
          <table:table-cell table:formula="of:=IF([.L39]=[.D3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40]&gt;=20; 1; 0)" office:value-type="float" office:value="0" calcext:value-type="float">
            <text:p>0</text:p>
          </table:table-cell>
          <table:table-cell table:formula="of:=IF([.C40]&lt;=5; 1; 0)" office:value-type="float" office:value="0" calcext:value-type="float">
            <text:p>0</text:p>
          </table:table-cell>
          <table:table-cell table:formula="of:=IF([.B40] &gt; [.B39]; [.I39] + 1; 0)" office:value-type="float" office:value="0" calcext:value-type="float">
            <text:p>0</text:p>
          </table:table-cell>
          <table:table-cell/>
          <table:table-cell table:formula="of:=IF([.K39]=0; 1; IF(COUNTIF([.K37:.K39]; [.K39])=3; IF([.K39]=5; IF([.C39]&gt;=20;0;5); [.K39]+1); IF([.K39]=5; IF([.C39]&gt;=20; 0; 5); [.K39])))" office:value-type="float" office:value="2" calcext:value-type="float">
            <text:p>2</text:p>
          </table:table-cell>
          <table:table-cell table:formula="of:=IF([.K40]=0; 0; IF([.K39] = 0; IF([.B40]&gt;=10; &quot;C&quot;; &quot;S&quot;); [.L39]))" office:value-type="string" office:string-value="C" calcext:value-type="string">
            <text:p>C</text:p>
          </table:table-cell>
          <table:table-cell table:formula="of:=IF([.K40]=[.E40]; 1; 0)" office:value-type="float" office:value="1" calcext:value-type="float">
            <text:p>1</text:p>
          </table:table-cell>
          <table:table-cell table:formula="of:=IF([.L40]=[.D4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41]&gt;=20; 1; 0)" office:value-type="float" office:value="0" calcext:value-type="float">
            <text:p>0</text:p>
          </table:table-cell>
          <table:table-cell table:formula="of:=IF([.C41]&lt;=5; 1; 0)" office:value-type="float" office:value="0" calcext:value-type="float">
            <text:p>0</text:p>
          </table:table-cell>
          <table:table-cell table:formula="of:=IF([.B41] &gt; [.B40]; [.I40] + 1; 0)" office:value-type="float" office:value="0" calcext:value-type="float">
            <text:p>0</text:p>
          </table:table-cell>
          <table:table-cell/>
          <table:table-cell table:formula="of:=IF([.K40]=0; 1; IF(COUNTIF([.K38:.K40]; [.K40])=3; IF([.K40]=5; IF([.C40]&gt;=20;0;5); [.K40]+1); IF([.K40]=5; IF([.C40]&gt;=20; 0; 5); [.K40])))" office:value-type="float" office:value="2" calcext:value-type="float">
            <text:p>2</text:p>
          </table:table-cell>
          <table:table-cell table:formula="of:=IF([.K41]=0; 0; IF([.K40] = 0; IF([.B41]&gt;=10; &quot;C&quot;; &quot;S&quot;); [.L40]))" office:value-type="string" office:string-value="C" calcext:value-type="string">
            <text:p>C</text:p>
          </table:table-cell>
          <table:table-cell table:formula="of:=IF([.K41]=[.E41]; 1; 0)" office:value-type="float" office:value="1" calcext:value-type="float">
            <text:p>1</text:p>
          </table:table-cell>
          <table:table-cell table:formula="of:=IF([.L41]=[.D4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42]&gt;=20; 1; 0)" office:value-type="float" office:value="0" calcext:value-type="float">
            <text:p>0</text:p>
          </table:table-cell>
          <table:table-cell table:formula="of:=IF([.C42]&lt;=5; 1; 0)" office:value-type="float" office:value="1" calcext:value-type="float">
            <text:p>1</text:p>
          </table:table-cell>
          <table:table-cell table:formula="of:=IF([.B42] &gt; [.B41]; [.I41] + 1; 0)" office:value-type="float" office:value="0" calcext:value-type="float">
            <text:p>0</text:p>
          </table:table-cell>
          <table:table-cell/>
          <table:table-cell table:formula="of:=IF([.K41]=0; 1; IF(COUNTIF([.K39:.K41]; [.K41])=3; IF([.K41]=5; IF([.C41]&gt;=20;0;5); [.K41]+1); IF([.K41]=5; IF([.C41]&gt;=20; 0; 5); [.K41])))" office:value-type="float" office:value="2" calcext:value-type="float">
            <text:p>2</text:p>
          </table:table-cell>
          <table:table-cell table:formula="of:=IF([.K42]=0; 0; IF([.K41] = 0; IF([.B42]&gt;=10; &quot;C&quot;; &quot;S&quot;); [.L41]))" office:value-type="string" office:string-value="C" calcext:value-type="string">
            <text:p>C</text:p>
          </table:table-cell>
          <table:table-cell table:formula="of:=IF([.K42]=[.E42]; 1; 0)" office:value-type="float" office:value="1" calcext:value-type="float">
            <text:p>1</text:p>
          </table:table-cell>
          <table:table-cell table:formula="of:=IF([.L42]=[.D4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43]&gt;=20; 1; 0)" office:value-type="float" office:value="0" calcext:value-type="float">
            <text:p>0</text:p>
          </table:table-cell>
          <table:table-cell table:formula="of:=IF([.C43]&lt;=5; 1; 0)" office:value-type="float" office:value="0" calcext:value-type="float">
            <text:p>0</text:p>
          </table:table-cell>
          <table:table-cell table:formula="of:=IF([.B43] &gt; [.B42]; [.I42] + 1; 0)" office:value-type="float" office:value="1" calcext:value-type="float">
            <text:p>1</text:p>
          </table:table-cell>
          <table:table-cell/>
          <table:table-cell table:formula="of:=IF([.K42]=0; 1; IF(COUNTIF([.K40:.K42]; [.K42])=3; IF([.K42]=5; IF([.C42]&gt;=20;0;5); [.K42]+1); IF([.K42]=5; IF([.C42]&gt;=20; 0; 5); [.K42])))" office:value-type="float" office:value="3" calcext:value-type="float">
            <text:p>3</text:p>
          </table:table-cell>
          <table:table-cell table:formula="of:=IF([.K43]=0; 0; IF([.K42] = 0; IF([.B43]&gt;=10; &quot;C&quot;; &quot;S&quot;); [.L42]))" office:value-type="string" office:string-value="C" calcext:value-type="string">
            <text:p>C</text:p>
          </table:table-cell>
          <table:table-cell table:formula="of:=IF([.K43]=[.E43]; 1; 0)" office:value-type="float" office:value="1" calcext:value-type="float">
            <text:p>1</text:p>
          </table:table-cell>
          <table:table-cell table:formula="of:=IF([.L43]=[.D4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44]&gt;=20; 1; 0)" office:value-type="float" office:value="0" calcext:value-type="float">
            <text:p>0</text:p>
          </table:table-cell>
          <table:table-cell table:formula="of:=IF([.C44]&lt;=5; 1; 0)" office:value-type="float" office:value="1" calcext:value-type="float">
            <text:p>1</text:p>
          </table:table-cell>
          <table:table-cell table:formula="of:=IF([.B44] &gt; [.B43]; [.I43] + 1; 0)" office:value-type="float" office:value="2" calcext:value-type="float">
            <text:p>2</text:p>
          </table:table-cell>
          <table:table-cell/>
          <table:table-cell table:formula="of:=IF([.K43]=0; 1; IF(COUNTIF([.K41:.K43]; [.K43])=3; IF([.K43]=5; IF([.C43]&gt;=20;0;5); [.K43]+1); IF([.K43]=5; IF([.C43]&gt;=20; 0; 5); [.K43])))" office:value-type="float" office:value="3" calcext:value-type="float">
            <text:p>3</text:p>
          </table:table-cell>
          <table:table-cell table:formula="of:=IF([.K44]=0; 0; IF([.K43] = 0; IF([.B44]&gt;=10; &quot;C&quot;; &quot;S&quot;); [.L43]))" office:value-type="string" office:string-value="C" calcext:value-type="string">
            <text:p>C</text:p>
          </table:table-cell>
          <table:table-cell table:formula="of:=IF([.K44]=[.E44]; 1; 0)" office:value-type="float" office:value="1" calcext:value-type="float">
            <text:p>1</text:p>
          </table:table-cell>
          <table:table-cell table:formula="of:=IF([.L44]=[.D4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2" calcext:value-type="float">
            <text:p>8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45]&gt;=20; 1; 0)" office:value-type="float" office:value="0" calcext:value-type="float">
            <text:p>0</text:p>
          </table:table-cell>
          <table:table-cell table:formula="of:=IF([.C45]&lt;=5; 1; 0)" office:value-type="float" office:value="0" calcext:value-type="float">
            <text:p>0</text:p>
          </table:table-cell>
          <table:table-cell table:formula="of:=IF([.B45] &gt; [.B44]; [.I44] + 1; 0)" office:value-type="float" office:value="3" calcext:value-type="float">
            <text:p>3</text:p>
          </table:table-cell>
          <table:table-cell/>
          <table:table-cell table:formula="of:=IF([.K44]=0; 1; IF(COUNTIF([.K42:.K44]; [.K44])=3; IF([.K44]=5; IF([.C44]&gt;=20;0;5); [.K44]+1); IF([.K44]=5; IF([.C44]&gt;=20; 0; 5); [.K44])))" office:value-type="float" office:value="3" calcext:value-type="float">
            <text:p>3</text:p>
          </table:table-cell>
          <table:table-cell table:formula="of:=IF([.K45]=0; 0; IF([.K44] = 0; IF([.B45]&gt;=10; &quot;C&quot;; &quot;S&quot;); [.L44]))" office:value-type="string" office:string-value="C" calcext:value-type="string">
            <text:p>C</text:p>
          </table:table-cell>
          <table:table-cell table:formula="of:=IF([.K45]=[.E45]; 1; 0)" office:value-type="float" office:value="1" calcext:value-type="float">
            <text:p>1</text:p>
          </table:table-cell>
          <table:table-cell table:formula="of:=IF([.L45]=[.D4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8" calcext:value-type="float">
            <text:p>1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46]&gt;=20; 1; 0)" office:value-type="float" office:value="0" calcext:value-type="float">
            <text:p>0</text:p>
          </table:table-cell>
          <table:table-cell table:formula="of:=IF([.C46]&lt;=5; 1; 0)" office:value-type="float" office:value="1" calcext:value-type="float">
            <text:p>1</text:p>
          </table:table-cell>
          <table:table-cell table:formula="of:=IF([.B46] &gt; [.B45]; [.I45] + 1; 0)" office:value-type="float" office:value="4" calcext:value-type="float">
            <text:p>4</text:p>
          </table:table-cell>
          <table:table-cell/>
          <table:table-cell table:formula="of:=IF([.K45]=0; 1; IF(COUNTIF([.K43:.K45]; [.K45])=3; IF([.K45]=5; IF([.C45]&gt;=20;0;5); [.K45]+1); IF([.K45]=5; IF([.C45]&gt;=20; 0; 5); [.K45])))" office:value-type="float" office:value="4" calcext:value-type="float">
            <text:p>4</text:p>
          </table:table-cell>
          <table:table-cell table:formula="of:=IF([.K46]=0; 0; IF([.K45] = 0; IF([.B46]&gt;=10; &quot;C&quot;; &quot;S&quot;); [.L45]))" office:value-type="string" office:string-value="C" calcext:value-type="string">
            <text:p>C</text:p>
          </table:table-cell>
          <table:table-cell table:formula="of:=IF([.K46]=[.E46]; 1; 0)" office:value-type="float" office:value="1" calcext:value-type="float">
            <text:p>1</text:p>
          </table:table-cell>
          <table:table-cell table:formula="of:=IF([.L46]=[.D4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.7" calcext:value-type="float">
            <text:p>1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47]&gt;=20; 1; 0)" office:value-type="float" office:value="0" calcext:value-type="float">
            <text:p>0</text:p>
          </table:table-cell>
          <table:table-cell table:formula="of:=IF([.C47]&lt;=5; 1; 0)" office:value-type="float" office:value="1" calcext:value-type="float">
            <text:p>1</text:p>
          </table:table-cell>
          <table:table-cell table:formula="of:=IF([.B47] &gt; [.B46]; [.I46] + 1; 0)" office:value-type="float" office:value="5" calcext:value-type="float">
            <text:p>5</text:p>
          </table:table-cell>
          <table:table-cell/>
          <table:table-cell table:formula="of:=IF([.K46]=0; 1; IF(COUNTIF([.K44:.K46]; [.K46])=3; IF([.K46]=5; IF([.C46]&gt;=20;0;5); [.K46]+1); IF([.K46]=5; IF([.C46]&gt;=20; 0; 5); [.K46])))" office:value-type="float" office:value="4" calcext:value-type="float">
            <text:p>4</text:p>
          </table:table-cell>
          <table:table-cell table:formula="of:=IF([.K47]=0; 0; IF([.K46] = 0; IF([.B47]&gt;=10; &quot;C&quot;; &quot;S&quot;); [.L46]))" office:value-type="string" office:string-value="C" calcext:value-type="string">
            <text:p>C</text:p>
          </table:table-cell>
          <table:table-cell table:formula="of:=IF([.K47]=[.E47]; 1; 0)" office:value-type="float" office:value="1" calcext:value-type="float">
            <text:p>1</text:p>
          </table:table-cell>
          <table:table-cell table:formula="of:=IF([.L47]=[.D4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3" calcext:value-type="float">
            <text:p>16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48]&gt;=20; 1; 0)" office:value-type="float" office:value="0" calcext:value-type="float">
            <text:p>0</text:p>
          </table:table-cell>
          <table:table-cell table:formula="of:=IF([.C48]&lt;=5; 1; 0)" office:value-type="float" office:value="0" calcext:value-type="float">
            <text:p>0</text:p>
          </table:table-cell>
          <table:table-cell table:formula="of:=IF([.B48] &gt; [.B47]; [.I47] + 1; 0)" office:value-type="float" office:value="6" calcext:value-type="float">
            <text:p>6</text:p>
          </table:table-cell>
          <table:table-cell/>
          <table:table-cell table:formula="of:=IF([.K47]=0; 1; IF(COUNTIF([.K45:.K47]; [.K47])=3; IF([.K47]=5; IF([.C47]&gt;=20;0;5); [.K47]+1); IF([.K47]=5; IF([.C47]&gt;=20; 0; 5); [.K47])))" office:value-type="float" office:value="4" calcext:value-type="float">
            <text:p>4</text:p>
          </table:table-cell>
          <table:table-cell table:formula="of:=IF([.K48]=0; 0; IF([.K47] = 0; IF([.B48]&gt;=10; &quot;C&quot;; &quot;S&quot;); [.L47]))" office:value-type="string" office:string-value="C" calcext:value-type="string">
            <text:p>C</text:p>
          </table:table-cell>
          <table:table-cell table:formula="of:=IF([.K48]=[.E48]; 1; 0)" office:value-type="float" office:value="1" calcext:value-type="float">
            <text:p>1</text:p>
          </table:table-cell>
          <table:table-cell table:formula="of:=IF([.L48]=[.D4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.3" calcext:value-type="float">
            <text:p>16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49]&gt;=20; 1; 0)" office:value-type="float" office:value="0" calcext:value-type="float">
            <text:p>0</text:p>
          </table:table-cell>
          <table:table-cell table:formula="of:=IF([.C49]&lt;=5; 1; 0)" office:value-type="float" office:value="0" calcext:value-type="float">
            <text:p>0</text:p>
          </table:table-cell>
          <table:table-cell table:formula="of:=IF([.B49] &gt; [.B48]; [.I48] + 1; 0)" office:value-type="float" office:value="0" calcext:value-type="float">
            <text:p>0</text:p>
          </table:table-cell>
          <table:table-cell/>
          <table:table-cell table:formula="of:=IF([.K48]=0; 1; IF(COUNTIF([.K46:.K48]; [.K48])=3; IF([.K48]=5; IF([.C48]&gt;=20;0;5); [.K48]+1); IF([.K48]=5; IF([.C48]&gt;=20; 0; 5); [.K48])))" office:value-type="float" office:value="5" calcext:value-type="float">
            <text:p>5</text:p>
          </table:table-cell>
          <table:table-cell table:formula="of:=IF([.K49]=0; 0; IF([.K48] = 0; IF([.B49]&gt;=10; &quot;C&quot;; &quot;S&quot;); [.L48]))" office:value-type="string" office:string-value="C" calcext:value-type="string">
            <text:p>C</text:p>
          </table:table-cell>
          <table:table-cell table:formula="of:=IF([.K49]=[.E49]; 1; 0)" office:value-type="float" office:value="1" calcext:value-type="float">
            <text:p>1</text:p>
          </table:table-cell>
          <table:table-cell table:formula="of:=IF([.L49]=[.D4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2" calcext:value-type="float">
            <text:p>15.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50]&gt;=20; 1; 0)" office:value-type="float" office:value="0" calcext:value-type="float">
            <text:p>0</text:p>
          </table:table-cell>
          <table:table-cell table:formula="of:=IF([.C50]&lt;=5; 1; 0)" office:value-type="float" office:value="1" calcext:value-type="float">
            <text:p>1</text:p>
          </table:table-cell>
          <table:table-cell table:formula="of:=IF([.B50] &gt; [.B49]; [.I49] + 1; 0)" office:value-type="float" office:value="0" calcext:value-type="float">
            <text:p>0</text:p>
          </table:table-cell>
          <table:table-cell/>
          <table:table-cell table:formula="of:=IF([.K49]=0; 1; IF(COUNTIF([.K47:.K49]; [.K49])=3; IF([.K49]=5; IF([.C49]&gt;=20;0;5); [.K49]+1); IF([.K49]=5; IF([.C49]&gt;=20; 0; 5); [.K49])))" office:value-type="float" office:value="0" calcext:value-type="float">
            <text:p>0</text:p>
          </table:table-cell>
          <table:table-cell table:formula="of:=IF([.K50]=0; 0; IF([.K49] = 0; IF([.B50]&gt;=10; &quot;C&quot;; &quot;S&quot;); [.L49]))" office:value-type="float" office:value="0" calcext:value-type="float">
            <text:p>0</text:p>
          </table:table-cell>
          <table:table-cell table:formula="of:=IF([.K50]=[.E50]; 1; 0)" office:value-type="float" office:value="1" calcext:value-type="float">
            <text:p>1</text:p>
          </table:table-cell>
          <table:table-cell table:formula="of:=IF([.L50]=[.D5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6" calcext:value-type="float">
            <text:p>1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51]&gt;=20; 1; 0)" office:value-type="float" office:value="0" calcext:value-type="float">
            <text:p>0</text:p>
          </table:table-cell>
          <table:table-cell table:formula="of:=IF([.C51]&lt;=5; 1; 0)" office:value-type="float" office:value="1" calcext:value-type="float">
            <text:p>1</text:p>
          </table:table-cell>
          <table:table-cell table:formula="of:=IF([.B51] &gt; [.B50]; [.I50] + 1; 0)" office:value-type="float" office:value="0" calcext:value-type="float">
            <text:p>0</text:p>
          </table:table-cell>
          <table:table-cell/>
          <table:table-cell table:formula="of:=IF([.K50]=0; 1; IF(COUNTIF([.K48:.K50]; [.K50])=3; IF([.K50]=5; IF([.C50]&gt;=20;0;5); [.K50]+1); IF([.K50]=5; IF([.C50]&gt;=20; 0; 5); [.K50])))" office:value-type="float" office:value="1" calcext:value-type="float">
            <text:p>1</text:p>
          </table:table-cell>
          <table:table-cell table:formula="of:=IF([.K51]=0; 0; IF([.K50] = 0; IF([.B51]&gt;=10; &quot;C&quot;; &quot;S&quot;); [.L50]))" office:value-type="string" office:string-value="C" calcext:value-type="string">
            <text:p>C</text:p>
          </table:table-cell>
          <table:table-cell table:formula="of:=IF([.K51]=[.E51]; 1; 0)" office:value-type="float" office:value="1" calcext:value-type="float">
            <text:p>1</text:p>
          </table:table-cell>
          <table:table-cell table:formula="of:=IF([.L51]=[.D5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52]&gt;=20; 1; 0)" office:value-type="float" office:value="0" calcext:value-type="float">
            <text:p>0</text:p>
          </table:table-cell>
          <table:table-cell table:formula="of:=IF([.C52]&lt;=5; 1; 0)" office:value-type="float" office:value="1" calcext:value-type="float">
            <text:p>1</text:p>
          </table:table-cell>
          <table:table-cell table:formula="of:=IF([.B52] &gt; [.B51]; [.I51] + 1; 0)" office:value-type="float" office:value="0" calcext:value-type="float">
            <text:p>0</text:p>
          </table:table-cell>
          <table:table-cell/>
          <table:table-cell table:formula="of:=IF([.K51]=0; 1; IF(COUNTIF([.K49:.K51]; [.K51])=3; IF([.K51]=5; IF([.C51]&gt;=20;0;5); [.K51]+1); IF([.K51]=5; IF([.C51]&gt;=20; 0; 5); [.K51])))" office:value-type="float" office:value="1" calcext:value-type="float">
            <text:p>1</text:p>
          </table:table-cell>
          <table:table-cell table:formula="of:=IF([.K52]=0; 0; IF([.K51] = 0; IF([.B52]&gt;=10; &quot;C&quot;; &quot;S&quot;); [.L51]))" office:value-type="string" office:string-value="C" calcext:value-type="string">
            <text:p>C</text:p>
          </table:table-cell>
          <table:table-cell table:formula="of:=IF([.K52]=[.E52]; 1; 0)" office:value-type="float" office:value="1" calcext:value-type="float">
            <text:p>1</text:p>
          </table:table-cell>
          <table:table-cell table:formula="of:=IF([.L52]=[.D5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53]&gt;=20; 1; 0)" office:value-type="float" office:value="0" calcext:value-type="float">
            <text:p>0</text:p>
          </table:table-cell>
          <table:table-cell table:formula="of:=IF([.C53]&lt;=5; 1; 0)" office:value-type="float" office:value="1" calcext:value-type="float">
            <text:p>1</text:p>
          </table:table-cell>
          <table:table-cell table:formula="of:=IF([.B53] &gt; [.B52]; [.I52] + 1; 0)" office:value-type="float" office:value="0" calcext:value-type="float">
            <text:p>0</text:p>
          </table:table-cell>
          <table:table-cell/>
          <table:table-cell table:formula="of:=IF([.K52]=0; 1; IF(COUNTIF([.K50:.K52]; [.K52])=3; IF([.K52]=5; IF([.C52]&gt;=20;0;5); [.K52]+1); IF([.K52]=5; IF([.C52]&gt;=20; 0; 5); [.K52])))" office:value-type="float" office:value="1" calcext:value-type="float">
            <text:p>1</text:p>
          </table:table-cell>
          <table:table-cell table:formula="of:=IF([.K53]=0; 0; IF([.K52] = 0; IF([.B53]&gt;=10; &quot;C&quot;; &quot;S&quot;); [.L52]))" office:value-type="string" office:string-value="C" calcext:value-type="string">
            <text:p>C</text:p>
          </table:table-cell>
          <table:table-cell table:formula="of:=IF([.K53]=[.E53]; 1; 0)" office:value-type="float" office:value="1" calcext:value-type="float">
            <text:p>1</text:p>
          </table:table-cell>
          <table:table-cell table:formula="of:=IF([.L53]=[.D5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.1" calcext:value-type="float">
            <text:p>14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54]&gt;=20; 1; 0)" office:value-type="float" office:value="0" calcext:value-type="float">
            <text:p>0</text:p>
          </table:table-cell>
          <table:table-cell table:formula="of:=IF([.C54]&lt;=5; 1; 0)" office:value-type="float" office:value="1" calcext:value-type="float">
            <text:p>1</text:p>
          </table:table-cell>
          <table:table-cell table:formula="of:=IF([.B54] &gt; [.B53]; [.I53] + 1; 0)" office:value-type="float" office:value="1" calcext:value-type="float">
            <text:p>1</text:p>
          </table:table-cell>
          <table:table-cell/>
          <table:table-cell table:formula="of:=IF([.K53]=0; 1; IF(COUNTIF([.K51:.K53]; [.K53])=3; IF([.K53]=5; IF([.C53]&gt;=20;0;5); [.K53]+1); IF([.K53]=5; IF([.C53]&gt;=20; 0; 5); [.K53])))" office:value-type="float" office:value="2" calcext:value-type="float">
            <text:p>2</text:p>
          </table:table-cell>
          <table:table-cell table:formula="of:=IF([.K54]=0; 0; IF([.K53] = 0; IF([.B54]&gt;=10; &quot;C&quot;; &quot;S&quot;); [.L53]))" office:value-type="string" office:string-value="C" calcext:value-type="string">
            <text:p>C</text:p>
          </table:table-cell>
          <table:table-cell table:formula="of:=IF([.K54]=[.E54]; 1; 0)" office:value-type="float" office:value="1" calcext:value-type="float">
            <text:p>1</text:p>
          </table:table-cell>
          <table:table-cell table:formula="of:=IF([.L54]=[.D5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1" calcext:value-type="float">
            <text:p>17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55]&gt;=20; 1; 0)" office:value-type="float" office:value="0" calcext:value-type="float">
            <text:p>0</text:p>
          </table:table-cell>
          <table:table-cell table:formula="of:=IF([.C55]&lt;=5; 1; 0)" office:value-type="float" office:value="1" calcext:value-type="float">
            <text:p>1</text:p>
          </table:table-cell>
          <table:table-cell table:formula="of:=IF([.B55] &gt; [.B54]; [.I54] + 1; 0)" office:value-type="float" office:value="2" calcext:value-type="float">
            <text:p>2</text:p>
          </table:table-cell>
          <table:table-cell/>
          <table:table-cell table:formula="of:=IF([.K54]=0; 1; IF(COUNTIF([.K52:.K54]; [.K54])=3; IF([.K54]=5; IF([.C54]&gt;=20;0;5); [.K54]+1); IF([.K54]=5; IF([.C54]&gt;=20; 0; 5); [.K54])))" office:value-type="float" office:value="2" calcext:value-type="float">
            <text:p>2</text:p>
          </table:table-cell>
          <table:table-cell table:formula="of:=IF([.K55]=0; 0; IF([.K54] = 0; IF([.B55]&gt;=10; &quot;C&quot;; &quot;S&quot;); [.L54]))" office:value-type="string" office:string-value="C" calcext:value-type="string">
            <text:p>C</text:p>
          </table:table-cell>
          <table:table-cell table:formula="of:=IF([.K55]=[.E55]; 1; 0)" office:value-type="float" office:value="1" calcext:value-type="float">
            <text:p>1</text:p>
          </table:table-cell>
          <table:table-cell table:formula="of:=IF([.L55]=[.D5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.9" calcext:value-type="float">
            <text:p>20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56]&gt;=20; 1; 0)" office:value-type="float" office:value="1" calcext:value-type="float">
            <text:p>1</text:p>
          </table:table-cell>
          <table:table-cell table:formula="of:=IF([.C56]&lt;=5; 1; 0)" office:value-type="float" office:value="0" calcext:value-type="float">
            <text:p>0</text:p>
          </table:table-cell>
          <table:table-cell table:formula="of:=IF([.B56] &gt; [.B55]; [.I55] + 1; 0)" office:value-type="float" office:value="3" calcext:value-type="float">
            <text:p>3</text:p>
          </table:table-cell>
          <table:table-cell/>
          <table:table-cell table:formula="of:=IF([.K55]=0; 1; IF(COUNTIF([.K53:.K55]; [.K55])=3; IF([.K55]=5; IF([.C55]&gt;=20;0;5); [.K55]+1); IF([.K55]=5; IF([.C55]&gt;=20; 0; 5); [.K55])))" office:value-type="float" office:value="2" calcext:value-type="float">
            <text:p>2</text:p>
          </table:table-cell>
          <table:table-cell table:formula="of:=IF([.K56]=0; 0; IF([.K55] = 0; IF([.B56]&gt;=10; &quot;C&quot;; &quot;S&quot;); [.L55]))" office:value-type="string" office:string-value="C" calcext:value-type="string">
            <text:p>C</text:p>
          </table:table-cell>
          <table:table-cell table:formula="of:=IF([.K56]=[.E56]; 1; 0)" office:value-type="float" office:value="1" calcext:value-type="float">
            <text:p>1</text:p>
          </table:table-cell>
          <table:table-cell table:formula="of:=IF([.L56]=[.D5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.5" calcext:value-type="float">
            <text:p>24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57]&gt;=20; 1; 0)" office:value-type="float" office:value="1" calcext:value-type="float">
            <text:p>1</text:p>
          </table:table-cell>
          <table:table-cell table:formula="of:=IF([.C57]&lt;=5; 1; 0)" office:value-type="float" office:value="1" calcext:value-type="float">
            <text:p>1</text:p>
          </table:table-cell>
          <table:table-cell table:formula="of:=IF([.B57] &gt; [.B56]; [.I56] + 1; 0)" office:value-type="float" office:value="4" calcext:value-type="float">
            <text:p>4</text:p>
          </table:table-cell>
          <table:table-cell/>
          <table:table-cell table:formula="of:=IF([.K56]=0; 1; IF(COUNTIF([.K54:.K56]; [.K56])=3; IF([.K56]=5; IF([.C56]&gt;=20;0;5); [.K56]+1); IF([.K56]=5; IF([.C56]&gt;=20; 0; 5); [.K56])))" office:value-type="float" office:value="3" calcext:value-type="float">
            <text:p>3</text:p>
          </table:table-cell>
          <table:table-cell table:formula="of:=IF([.K57]=0; 0; IF([.K56] = 0; IF([.B57]&gt;=10; &quot;C&quot;; &quot;S&quot;); [.L56]))" office:value-type="string" office:string-value="C" calcext:value-type="string">
            <text:p>C</text:p>
          </table:table-cell>
          <table:table-cell table:formula="of:=IF([.K57]=[.E57]; 1; 0)" office:value-type="float" office:value="1" calcext:value-type="float">
            <text:p>1</text:p>
          </table:table-cell>
          <table:table-cell table:formula="of:=IF([.L57]=[.D5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.3" calcext:value-type="float">
            <text:p>27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58]&gt;=20; 1; 0)" office:value-type="float" office:value="1" calcext:value-type="float">
            <text:p>1</text:p>
          </table:table-cell>
          <table:table-cell table:formula="of:=IF([.C58]&lt;=5; 1; 0)" office:value-type="float" office:value="0" calcext:value-type="float">
            <text:p>0</text:p>
          </table:table-cell>
          <table:table-cell table:formula="of:=IF([.B58] &gt; [.B57]; [.I57] + 1; 0)" office:value-type="float" office:value="5" calcext:value-type="float">
            <text:p>5</text:p>
          </table:table-cell>
          <table:table-cell/>
          <table:table-cell table:formula="of:=IF([.K57]=0; 1; IF(COUNTIF([.K55:.K57]; [.K57])=3; IF([.K57]=5; IF([.C57]&gt;=20;0;5); [.K57]+1); IF([.K57]=5; IF([.C57]&gt;=20; 0; 5); [.K57])))" office:value-type="float" office:value="3" calcext:value-type="float">
            <text:p>3</text:p>
          </table:table-cell>
          <table:table-cell table:formula="of:=IF([.K58]=0; 0; IF([.K57] = 0; IF([.B58]&gt;=10; &quot;C&quot;; &quot;S&quot;); [.L57]))" office:value-type="string" office:string-value="C" calcext:value-type="string">
            <text:p>C</text:p>
          </table:table-cell>
          <table:table-cell table:formula="of:=IF([.K58]=[.E58]; 1; 0)" office:value-type="float" office:value="1" calcext:value-type="float">
            <text:p>1</text:p>
          </table:table-cell>
          <table:table-cell table:formula="of:=IF([.L58]=[.D5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.4" calcext:value-type="float">
            <text:p>28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59]&gt;=20; 1; 0)" office:value-type="float" office:value="1" calcext:value-type="float">
            <text:p>1</text:p>
          </table:table-cell>
          <table:table-cell table:formula="of:=IF([.C59]&lt;=5; 1; 0)" office:value-type="float" office:value="0" calcext:value-type="float">
            <text:p>0</text:p>
          </table:table-cell>
          <table:table-cell table:formula="of:=IF([.B59] &gt; [.B58]; [.I58] + 1; 0)" office:value-type="float" office:value="6" calcext:value-type="float">
            <text:p>6</text:p>
          </table:table-cell>
          <table:table-cell/>
          <table:table-cell table:formula="of:=IF([.K58]=0; 1; IF(COUNTIF([.K56:.K58]; [.K58])=3; IF([.K58]=5; IF([.C58]&gt;=20;0;5); [.K58]+1); IF([.K58]=5; IF([.C58]&gt;=20; 0; 5); [.K58])))" office:value-type="float" office:value="3" calcext:value-type="float">
            <text:p>3</text:p>
          </table:table-cell>
          <table:table-cell table:formula="of:=IF([.K59]=0; 0; IF([.K58] = 0; IF([.B59]&gt;=10; &quot;C&quot;; &quot;S&quot;); [.L58]))" office:value-type="string" office:string-value="C" calcext:value-type="string">
            <text:p>C</text:p>
          </table:table-cell>
          <table:table-cell table:formula="of:=IF([.K59]=[.E59]; 1; 0)" office:value-type="float" office:value="1" calcext:value-type="float">
            <text:p>1</text:p>
          </table:table-cell>
          <table:table-cell table:formula="of:=IF([.L59]=[.D5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.8" calcext:value-type="float">
            <text:p>27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60]&gt;=20; 1; 0)" office:value-type="float" office:value="1" calcext:value-type="float">
            <text:p>1</text:p>
          </table:table-cell>
          <table:table-cell table:formula="of:=IF([.C60]&lt;=5; 1; 0)" office:value-type="float" office:value="0" calcext:value-type="float">
            <text:p>0</text:p>
          </table:table-cell>
          <table:table-cell table:formula="of:=IF([.B60] &gt; [.B59]; [.I59] + 1; 0)" office:value-type="float" office:value="0" calcext:value-type="float">
            <text:p>0</text:p>
          </table:table-cell>
          <table:table-cell/>
          <table:table-cell table:formula="of:=IF([.K59]=0; 1; IF(COUNTIF([.K57:.K59]; [.K59])=3; IF([.K59]=5; IF([.C59]&gt;=20;0;5); [.K59]+1); IF([.K59]=5; IF([.C59]&gt;=20; 0; 5); [.K59])))" office:value-type="float" office:value="4" calcext:value-type="float">
            <text:p>4</text:p>
          </table:table-cell>
          <table:table-cell table:formula="of:=IF([.K60]=0; 0; IF([.K59] = 0; IF([.B60]&gt;=10; &quot;C&quot;; &quot;S&quot;); [.L59]))" office:value-type="string" office:string-value="C" calcext:value-type="string">
            <text:p>C</text:p>
          </table:table-cell>
          <table:table-cell table:formula="of:=IF([.K60]=[.E60]; 1; 0)" office:value-type="float" office:value="0" calcext:value-type="float">
            <text:p>0</text:p>
          </table:table-cell>
          <table:table-cell table:formula="of:=IF([.L60]=[.D6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61]&gt;=20; 1; 0)" office:value-type="float" office:value="1" calcext:value-type="float">
            <text:p>1</text:p>
          </table:table-cell>
          <table:table-cell table:formula="of:=IF([.C61]&lt;=5; 1; 0)" office:value-type="float" office:value="0" calcext:value-type="float">
            <text:p>0</text:p>
          </table:table-cell>
          <table:table-cell table:formula="of:=IF([.B61] &gt; [.B60]; [.I60] + 1; 0)" office:value-type="float" office:value="0" calcext:value-type="float">
            <text:p>0</text:p>
          </table:table-cell>
          <table:table-cell/>
          <table:table-cell table:formula="of:=IF([.K60]=0; 1; IF(COUNTIF([.K58:.K60]; [.K60])=3; IF([.K60]=5; IF([.C60]&gt;=20;0;5); [.K60]+1); IF([.K60]=5; IF([.C60]&gt;=20; 0; 5); [.K60])))" office:value-type="float" office:value="4" calcext:value-type="float">
            <text:p>4</text:p>
          </table:table-cell>
          <table:table-cell table:formula="of:=IF([.K61]=0; 0; IF([.K60] = 0; IF([.B61]&gt;=10; &quot;C&quot;; &quot;S&quot;); [.L60]))" office:value-type="string" office:string-value="C" calcext:value-type="string">
            <text:p>C</text:p>
          </table:table-cell>
          <table:table-cell table:formula="of:=IF([.K61]=[.E61]; 1; 0)" office:value-type="float" office:value="1" calcext:value-type="float">
            <text:p>1</text:p>
          </table:table-cell>
          <table:table-cell table:formula="of:=IF([.L61]=[.D6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.4" calcext:value-type="float">
            <text:p>23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62]&gt;=20; 1; 0)" office:value-type="float" office:value="1" calcext:value-type="float">
            <text:p>1</text:p>
          </table:table-cell>
          <table:table-cell table:formula="of:=IF([.C62]&lt;=5; 1; 0)" office:value-type="float" office:value="0" calcext:value-type="float">
            <text:p>0</text:p>
          </table:table-cell>
          <table:table-cell table:formula="of:=IF([.B62] &gt; [.B61]; [.I61] + 1; 0)" office:value-type="float" office:value="0" calcext:value-type="float">
            <text:p>0</text:p>
          </table:table-cell>
          <table:table-cell/>
          <table:table-cell table:formula="of:=IF([.K61]=0; 1; IF(COUNTIF([.K59:.K61]; [.K61])=3; IF([.K61]=5; IF([.C61]&gt;=20;0;5); [.K61]+1); IF([.K61]=5; IF([.C61]&gt;=20; 0; 5); [.K61])))" office:value-type="float" office:value="4" calcext:value-type="float">
            <text:p>4</text:p>
          </table:table-cell>
          <table:table-cell table:formula="of:=IF([.K62]=0; 0; IF([.K61] = 0; IF([.B62]&gt;=10; &quot;C&quot;; &quot;S&quot;); [.L61]))" office:value-type="string" office:string-value="C" calcext:value-type="string">
            <text:p>C</text:p>
          </table:table-cell>
          <table:table-cell table:formula="of:=IF([.K62]=[.E62]; 1; 0)" office:value-type="float" office:value="1" calcext:value-type="float">
            <text:p>1</text:p>
          </table:table-cell>
          <table:table-cell table:formula="of:=IF([.L62]=[.D6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.2" calcext:value-type="float">
            <text:p>21.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63]&gt;=20; 1; 0)" office:value-type="float" office:value="1" calcext:value-type="float">
            <text:p>1</text:p>
          </table:table-cell>
          <table:table-cell table:formula="of:=IF([.C63]&lt;=5; 1; 0)" office:value-type="float" office:value="0" calcext:value-type="float">
            <text:p>0</text:p>
          </table:table-cell>
          <table:table-cell table:formula="of:=IF([.B63] &gt; [.B62]; [.I62] + 1; 0)" office:value-type="float" office:value="0" calcext:value-type="float">
            <text:p>0</text:p>
          </table:table-cell>
          <table:table-cell/>
          <table:table-cell table:formula="of:=IF([.K62]=0; 1; IF(COUNTIF([.K60:.K62]; [.K62])=3; IF([.K62]=5; IF([.C62]&gt;=20;0;5); [.K62]+1); IF([.K62]=5; IF([.C62]&gt;=20; 0; 5); [.K62])))" office:value-type="float" office:value="5" calcext:value-type="float">
            <text:p>5</text:p>
          </table:table-cell>
          <table:table-cell table:formula="of:=IF([.K63]=0; 0; IF([.K62] = 0; IF([.B63]&gt;=10; &quot;C&quot;; &quot;S&quot;); [.L62]))" office:value-type="string" office:string-value="C" calcext:value-type="string">
            <text:p>C</text:p>
          </table:table-cell>
          <table:table-cell table:formula="of:=IF([.K63]=[.E63]; 1; 0)" office:value-type="float" office:value="1" calcext:value-type="float">
            <text:p>1</text:p>
          </table:table-cell>
          <table:table-cell table:formula="of:=IF([.L63]=[.D6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64]&gt;=20; 1; 0)" office:value-type="float" office:value="1" calcext:value-type="float">
            <text:p>1</text:p>
          </table:table-cell>
          <table:table-cell table:formula="of:=IF([.C64]&lt;=5; 1; 0)" office:value-type="float" office:value="1" calcext:value-type="float">
            <text:p>1</text:p>
          </table:table-cell>
          <table:table-cell table:formula="of:=IF([.B64] &gt; [.B63]; [.I63] + 1; 0)" office:value-type="float" office:value="0" calcext:value-type="float">
            <text:p>0</text:p>
          </table:table-cell>
          <table:table-cell/>
          <table:table-cell table:formula="of:=IF([.K63]=0; 1; IF(COUNTIF([.K61:.K63]; [.K63])=3; IF([.K63]=5; IF([.C63]&gt;=20;0;5); [.K63]+1); IF([.K63]=5; IF([.C63]&gt;=20; 0; 5); [.K63])))" office:value-type="float" office:value="0" calcext:value-type="float">
            <text:p>0</text:p>
          </table:table-cell>
          <table:table-cell table:formula="of:=IF([.K64]=0; 0; IF([.K63] = 0; IF([.B64]&gt;=10; &quot;C&quot;; &quot;S&quot;); [.L63]))" office:value-type="float" office:value="0" calcext:value-type="float">
            <text:p>0</text:p>
          </table:table-cell>
          <table:table-cell table:formula="of:=IF([.K64]=[.E64]; 1; 0)" office:value-type="float" office:value="1" calcext:value-type="float">
            <text:p>1</text:p>
          </table:table-cell>
          <table:table-cell table:formula="of:=IF([.L64]=[.D6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65]&gt;=20; 1; 0)" office:value-type="float" office:value="1" calcext:value-type="float">
            <text:p>1</text:p>
          </table:table-cell>
          <table:table-cell table:formula="of:=IF([.C65]&lt;=5; 1; 0)" office:value-type="float" office:value="1" calcext:value-type="float">
            <text:p>1</text:p>
          </table:table-cell>
          <table:table-cell table:formula="of:=IF([.B65] &gt; [.B64]; [.I64] + 1; 0)" office:value-type="float" office:value="1" calcext:value-type="float">
            <text:p>1</text:p>
          </table:table-cell>
          <table:table-cell/>
          <table:table-cell table:formula="of:=IF([.K64]=0; 1; IF(COUNTIF([.K62:.K64]; [.K64])=3; IF([.K64]=5; IF([.C64]&gt;=20;0;5); [.K64]+1); IF([.K64]=5; IF([.C64]&gt;=20; 0; 5); [.K64])))" office:value-type="float" office:value="1" calcext:value-type="float">
            <text:p>1</text:p>
          </table:table-cell>
          <table:table-cell table:formula="of:=IF([.K65]=0; 0; IF([.K64] = 0; IF([.B65]&gt;=10; &quot;C&quot;; &quot;S&quot;); [.L64]))" office:value-type="string" office:string-value="C" calcext:value-type="string">
            <text:p>C</text:p>
          </table:table-cell>
          <table:table-cell table:formula="of:=IF([.K65]=[.E65]; 1; 0)" office:value-type="float" office:value="1" calcext:value-type="float">
            <text:p>1</text:p>
          </table:table-cell>
          <table:table-cell table:formula="of:=IF([.L65]=[.D6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.8" calcext:value-type="float">
            <text:p>21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66]&gt;=20; 1; 0)" office:value-type="float" office:value="1" calcext:value-type="float">
            <text:p>1</text:p>
          </table:table-cell>
          <table:table-cell table:formula="of:=IF([.C66]&lt;=5; 1; 0)" office:value-type="float" office:value="0" calcext:value-type="float">
            <text:p>0</text:p>
          </table:table-cell>
          <table:table-cell table:formula="of:=IF([.B66] &gt; [.B65]; [.I65] + 1; 0)" office:value-type="float" office:value="2" calcext:value-type="float">
            <text:p>2</text:p>
          </table:table-cell>
          <table:table-cell/>
          <table:table-cell table:formula="of:=IF([.K65]=0; 1; IF(COUNTIF([.K63:.K65]; [.K65])=3; IF([.K65]=5; IF([.C65]&gt;=20;0;5); [.K65]+1); IF([.K65]=5; IF([.C65]&gt;=20; 0; 5); [.K65])))" office:value-type="float" office:value="1" calcext:value-type="float">
            <text:p>1</text:p>
          </table:table-cell>
          <table:table-cell table:formula="of:=IF([.K66]=0; 0; IF([.K65] = 0; IF([.B66]&gt;=10; &quot;C&quot;; &quot;S&quot;); [.L65]))" office:value-type="string" office:string-value="C" calcext:value-type="string">
            <text:p>C</text:p>
          </table:table-cell>
          <table:table-cell table:formula="of:=IF([.K66]=[.E66]; 1; 0)" office:value-type="float" office:value="1" calcext:value-type="float">
            <text:p>1</text:p>
          </table:table-cell>
          <table:table-cell table:formula="of:=IF([.L66]=[.D6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67]&gt;=20; 1; 0)" office:value-type="float" office:value="1" calcext:value-type="float">
            <text:p>1</text:p>
          </table:table-cell>
          <table:table-cell table:formula="of:=IF([.C67]&lt;=5; 1; 0)" office:value-type="float" office:value="1" calcext:value-type="float">
            <text:p>1</text:p>
          </table:table-cell>
          <table:table-cell table:formula="of:=IF([.B67] &gt; [.B66]; [.I66] + 1; 0)" office:value-type="float" office:value="3" calcext:value-type="float">
            <text:p>3</text:p>
          </table:table-cell>
          <table:table-cell/>
          <table:table-cell table:formula="of:=IF([.K66]=0; 1; IF(COUNTIF([.K64:.K66]; [.K66])=3; IF([.K66]=5; IF([.C66]&gt;=20;0;5); [.K66]+1); IF([.K66]=5; IF([.C66]&gt;=20; 0; 5); [.K66])))" office:value-type="float" office:value="1" calcext:value-type="float">
            <text:p>1</text:p>
          </table:table-cell>
          <table:table-cell table:formula="of:=IF([.K67]=0; 0; IF([.K66] = 0; IF([.B67]&gt;=10; &quot;C&quot;; &quot;S&quot;); [.L66]))" office:value-type="string" office:string-value="C" calcext:value-type="string">
            <text:p>C</text:p>
          </table:table-cell>
          <table:table-cell table:formula="of:=IF([.K67]=[.E67]; 1; 0)" office:value-type="float" office:value="1" calcext:value-type="float">
            <text:p>1</text:p>
          </table:table-cell>
          <table:table-cell table:formula="of:=IF([.L67]=[.D6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.1" calcext:value-type="float">
            <text:p>26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68]&gt;=20; 1; 0)" office:value-type="float" office:value="1" calcext:value-type="float">
            <text:p>1</text:p>
          </table:table-cell>
          <table:table-cell table:formula="of:=IF([.C68]&lt;=5; 1; 0)" office:value-type="float" office:value="0" calcext:value-type="float">
            <text:p>0</text:p>
          </table:table-cell>
          <table:table-cell table:formula="of:=IF([.B68] &gt; [.B67]; [.I67] + 1; 0)" office:value-type="float" office:value="4" calcext:value-type="float">
            <text:p>4</text:p>
          </table:table-cell>
          <table:table-cell/>
          <table:table-cell table:formula="of:=IF([.K67]=0; 1; IF(COUNTIF([.K65:.K67]; [.K67])=3; IF([.K67]=5; IF([.C67]&gt;=20;0;5); [.K67]+1); IF([.K67]=5; IF([.C67]&gt;=20; 0; 5); [.K67])))" office:value-type="float" office:value="2" calcext:value-type="float">
            <text:p>2</text:p>
          </table:table-cell>
          <table:table-cell table:formula="of:=IF([.K68]=0; 0; IF([.K67] = 0; IF([.B68]&gt;=10; &quot;C&quot;; &quot;S&quot;); [.L67]))" office:value-type="string" office:string-value="C" calcext:value-type="string">
            <text:p>C</text:p>
          </table:table-cell>
          <table:table-cell table:formula="of:=IF([.K68]=[.E68]; 1; 0)" office:value-type="float" office:value="1" calcext:value-type="float">
            <text:p>1</text:p>
          </table:table-cell>
          <table:table-cell table:formula="of:=IF([.L68]=[.D6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7.3" calcext:value-type="float">
            <text:p>27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69]&gt;=20; 1; 0)" office:value-type="float" office:value="1" calcext:value-type="float">
            <text:p>1</text:p>
          </table:table-cell>
          <table:table-cell table:formula="of:=IF([.C69]&lt;=5; 1; 0)" office:value-type="float" office:value="0" calcext:value-type="float">
            <text:p>0</text:p>
          </table:table-cell>
          <table:table-cell table:formula="of:=IF([.B69] &gt; [.B68]; [.I68] + 1; 0)" office:value-type="float" office:value="5" calcext:value-type="float">
            <text:p>5</text:p>
          </table:table-cell>
          <table:table-cell/>
          <table:table-cell table:formula="of:=IF([.K68]=0; 1; IF(COUNTIF([.K66:.K68]; [.K68])=3; IF([.K68]=5; IF([.C68]&gt;=20;0;5); [.K68]+1); IF([.K68]=5; IF([.C68]&gt;=20; 0; 5); [.K68])))" office:value-type="float" office:value="2" calcext:value-type="float">
            <text:p>2</text:p>
          </table:table-cell>
          <table:table-cell table:formula="of:=IF([.K69]=0; 0; IF([.K68] = 0; IF([.B69]&gt;=10; &quot;C&quot;; &quot;S&quot;); [.L68]))" office:value-type="string" office:string-value="C" calcext:value-type="string">
            <text:p>C</text:p>
          </table:table-cell>
          <table:table-cell table:formula="of:=IF([.K69]=[.E69]; 1; 0)" office:value-type="float" office:value="1" calcext:value-type="float">
            <text:p>1</text:p>
          </table:table-cell>
          <table:table-cell table:formula="of:=IF([.L69]=[.D6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.8" calcext:value-type="float">
            <text:p>26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70]&gt;=20; 1; 0)" office:value-type="float" office:value="1" calcext:value-type="float">
            <text:p>1</text:p>
          </table:table-cell>
          <table:table-cell table:formula="of:=IF([.C70]&lt;=5; 1; 0)" office:value-type="float" office:value="0" calcext:value-type="float">
            <text:p>0</text:p>
          </table:table-cell>
          <table:table-cell table:formula="of:=IF([.B70] &gt; [.B69]; [.I69] + 1; 0)" office:value-type="float" office:value="0" calcext:value-type="float">
            <text:p>0</text:p>
          </table:table-cell>
          <table:table-cell/>
          <table:table-cell table:formula="of:=IF([.K69]=0; 1; IF(COUNTIF([.K67:.K69]; [.K69])=3; IF([.K69]=5; IF([.C69]&gt;=20;0;5); [.K69]+1); IF([.K69]=5; IF([.C69]&gt;=20; 0; 5); [.K69])))" office:value-type="float" office:value="2" calcext:value-type="float">
            <text:p>2</text:p>
          </table:table-cell>
          <table:table-cell table:formula="of:=IF([.K70]=0; 0; IF([.K69] = 0; IF([.B70]&gt;=10; &quot;C&quot;; &quot;S&quot;); [.L69]))" office:value-type="string" office:string-value="C" calcext:value-type="string">
            <text:p>C</text:p>
          </table:table-cell>
          <table:table-cell table:formula="of:=IF([.K70]=[.E70]; 1; 0)" office:value-type="float" office:value="1" calcext:value-type="float">
            <text:p>1</text:p>
          </table:table-cell>
          <table:table-cell table:formula="of:=IF([.L70]=[.D7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.7" calcext:value-type="float">
            <text:p>2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71]&gt;=20; 1; 0)" office:value-type="float" office:value="1" calcext:value-type="float">
            <text:p>1</text:p>
          </table:table-cell>
          <table:table-cell table:formula="of:=IF([.C71]&lt;=5; 1; 0)" office:value-type="float" office:value="1" calcext:value-type="float">
            <text:p>1</text:p>
          </table:table-cell>
          <table:table-cell table:formula="of:=IF([.B71] &gt; [.B70]; [.I70] + 1; 0)" office:value-type="float" office:value="0" calcext:value-type="float">
            <text:p>0</text:p>
          </table:table-cell>
          <table:table-cell/>
          <table:table-cell table:formula="of:=IF([.K70]=0; 1; IF(COUNTIF([.K68:.K70]; [.K70])=3; IF([.K70]=5; IF([.C70]&gt;=20;0;5); [.K70]+1); IF([.K70]=5; IF([.C70]&gt;=20; 0; 5); [.K70])))" office:value-type="float" office:value="3" calcext:value-type="float">
            <text:p>3</text:p>
          </table:table-cell>
          <table:table-cell table:formula="of:=IF([.K71]=0; 0; IF([.K70] = 0; IF([.B71]&gt;=10; &quot;C&quot;; &quot;S&quot;); [.L70]))" office:value-type="string" office:string-value="C" calcext:value-type="string">
            <text:p>C</text:p>
          </table:table-cell>
          <table:table-cell table:formula="of:=IF([.K71]=[.E71]; 1; 0)" office:value-type="float" office:value="1" calcext:value-type="float">
            <text:p>1</text:p>
          </table:table-cell>
          <table:table-cell table:formula="of:=IF([.L71]=[.D7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2" calcext:value-type="float">
            <text:p>21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72]&gt;=20; 1; 0)" office:value-type="float" office:value="1" calcext:value-type="float">
            <text:p>1</text:p>
          </table:table-cell>
          <table:table-cell table:formula="of:=IF([.C72]&lt;=5; 1; 0)" office:value-type="float" office:value="0" calcext:value-type="float">
            <text:p>0</text:p>
          </table:table-cell>
          <table:table-cell table:formula="of:=IF([.B72] &gt; [.B71]; [.I71] + 1; 0)" office:value-type="float" office:value="0" calcext:value-type="float">
            <text:p>0</text:p>
          </table:table-cell>
          <table:table-cell/>
          <table:table-cell table:formula="of:=IF([.K71]=0; 1; IF(COUNTIF([.K69:.K71]; [.K71])=3; IF([.K71]=5; IF([.C71]&gt;=20;0;5); [.K71]+1); IF([.K71]=5; IF([.C71]&gt;=20; 0; 5); [.K71])))" office:value-type="float" office:value="3" calcext:value-type="float">
            <text:p>3</text:p>
          </table:table-cell>
          <table:table-cell table:formula="of:=IF([.K72]=0; 0; IF([.K71] = 0; IF([.B72]&gt;=10; &quot;C&quot;; &quot;S&quot;); [.L71]))" office:value-type="string" office:string-value="C" calcext:value-type="string">
            <text:p>C</text:p>
          </table:table-cell>
          <table:table-cell table:formula="of:=IF([.K72]=[.E72]; 1; 0)" office:value-type="float" office:value="1" calcext:value-type="float">
            <text:p>1</text:p>
          </table:table-cell>
          <table:table-cell table:formula="of:=IF([.L72]=[.D7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7.3" calcext:value-type="float">
            <text:p>17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73]&gt;=20; 1; 0)" office:value-type="float" office:value="0" calcext:value-type="float">
            <text:p>0</text:p>
          </table:table-cell>
          <table:table-cell table:formula="of:=IF([.C73]&lt;=5; 1; 0)" office:value-type="float" office:value="0" calcext:value-type="float">
            <text:p>0</text:p>
          </table:table-cell>
          <table:table-cell table:formula="of:=IF([.B73] &gt; [.B72]; [.I72] + 1; 0)" office:value-type="float" office:value="0" calcext:value-type="float">
            <text:p>0</text:p>
          </table:table-cell>
          <table:table-cell/>
          <table:table-cell table:formula="of:=IF([.K72]=0; 1; IF(COUNTIF([.K70:.K72]; [.K72])=3; IF([.K72]=5; IF([.C72]&gt;=20;0;5); [.K72]+1); IF([.K72]=5; IF([.C72]&gt;=20; 0; 5); [.K72])))" office:value-type="float" office:value="3" calcext:value-type="float">
            <text:p>3</text:p>
          </table:table-cell>
          <table:table-cell table:formula="of:=IF([.K73]=0; 0; IF([.K72] = 0; IF([.B73]&gt;=10; &quot;C&quot;; &quot;S&quot;); [.L72]))" office:value-type="string" office:string-value="C" calcext:value-type="string">
            <text:p>C</text:p>
          </table:table-cell>
          <table:table-cell table:formula="of:=IF([.K73]=[.E73]; 1; 0)" office:value-type="float" office:value="1" calcext:value-type="float">
            <text:p>1</text:p>
          </table:table-cell>
          <table:table-cell table:formula="of:=IF([.L73]=[.D7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7" calcext:value-type="float">
            <text:p>13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74]&gt;=20; 1; 0)" office:value-type="float" office:value="0" calcext:value-type="float">
            <text:p>0</text:p>
          </table:table-cell>
          <table:table-cell table:formula="of:=IF([.C74]&lt;=5; 1; 0)" office:value-type="float" office:value="0" calcext:value-type="float">
            <text:p>0</text:p>
          </table:table-cell>
          <table:table-cell table:formula="of:=IF([.B74] &gt; [.B73]; [.I73] + 1; 0)" office:value-type="float" office:value="0" calcext:value-type="float">
            <text:p>0</text:p>
          </table:table-cell>
          <table:table-cell/>
          <table:table-cell table:formula="of:=IF([.K73]=0; 1; IF(COUNTIF([.K71:.K73]; [.K73])=3; IF([.K73]=5; IF([.C73]&gt;=20;0;5); [.K73]+1); IF([.K73]=5; IF([.C73]&gt;=20; 0; 5); [.K73])))" office:value-type="float" office:value="4" calcext:value-type="float">
            <text:p>4</text:p>
          </table:table-cell>
          <table:table-cell table:formula="of:=IF([.K74]=0; 0; IF([.K73] = 0; IF([.B74]&gt;=10; &quot;C&quot;; &quot;S&quot;); [.L73]))" office:value-type="string" office:string-value="C" calcext:value-type="string">
            <text:p>C</text:p>
          </table:table-cell>
          <table:table-cell table:formula="of:=IF([.K74]=[.E74]; 1; 0)" office:value-type="float" office:value="1" calcext:value-type="float">
            <text:p>1</text:p>
          </table:table-cell>
          <table:table-cell table:formula="of:=IF([.L74]=[.D7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.3" calcext:value-type="float">
            <text:p>11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75]&gt;=20; 1; 0)" office:value-type="float" office:value="0" calcext:value-type="float">
            <text:p>0</text:p>
          </table:table-cell>
          <table:table-cell table:formula="of:=IF([.C75]&lt;=5; 1; 0)" office:value-type="float" office:value="1" calcext:value-type="float">
            <text:p>1</text:p>
          </table:table-cell>
          <table:table-cell table:formula="of:=IF([.B75] &gt; [.B74]; [.I74] + 1; 0)" office:value-type="float" office:value="0" calcext:value-type="float">
            <text:p>0</text:p>
          </table:table-cell>
          <table:table-cell/>
          <table:table-cell table:formula="of:=IF([.K74]=0; 1; IF(COUNTIF([.K72:.K74]; [.K74])=3; IF([.K74]=5; IF([.C74]&gt;=20;0;5); [.K74]+1); IF([.K74]=5; IF([.C74]&gt;=20; 0; 5); [.K74])))" office:value-type="float" office:value="4" calcext:value-type="float">
            <text:p>4</text:p>
          </table:table-cell>
          <table:table-cell table:formula="of:=IF([.K75]=0; 0; IF([.K74] = 0; IF([.B75]&gt;=10; &quot;C&quot;; &quot;S&quot;); [.L74]))" office:value-type="string" office:string-value="C" calcext:value-type="string">
            <text:p>C</text:p>
          </table:table-cell>
          <table:table-cell table:formula="of:=IF([.K75]=[.E75]; 1; 0)" office:value-type="float" office:value="1" calcext:value-type="float">
            <text:p>1</text:p>
          </table:table-cell>
          <table:table-cell table:formula="of:=IF([.L75]=[.D7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76]&gt;=20; 1; 0)" office:value-type="float" office:value="0" calcext:value-type="float">
            <text:p>0</text:p>
          </table:table-cell>
          <table:table-cell table:formula="of:=IF([.C76]&lt;=5; 1; 0)" office:value-type="float" office:value="1" calcext:value-type="float">
            <text:p>1</text:p>
          </table:table-cell>
          <table:table-cell table:formula="of:=IF([.B76] &gt; [.B75]; [.I75] + 1; 0)" office:value-type="float" office:value="0" calcext:value-type="float">
            <text:p>0</text:p>
          </table:table-cell>
          <table:table-cell/>
          <table:table-cell table:formula="of:=IF([.K75]=0; 1; IF(COUNTIF([.K73:.K75]; [.K75])=3; IF([.K75]=5; IF([.C75]&gt;=20;0;5); [.K75]+1); IF([.K75]=5; IF([.C75]&gt;=20; 0; 5); [.K75])))" office:value-type="float" office:value="4" calcext:value-type="float">
            <text:p>4</text:p>
          </table:table-cell>
          <table:table-cell table:formula="of:=IF([.K76]=0; 0; IF([.K75] = 0; IF([.B76]&gt;=10; &quot;C&quot;; &quot;S&quot;); [.L75]))" office:value-type="string" office:string-value="C" calcext:value-type="string">
            <text:p>C</text:p>
          </table:table-cell>
          <table:table-cell table:formula="of:=IF([.K76]=[.E76]; 1; 0)" office:value-type="float" office:value="1" calcext:value-type="float">
            <text:p>1</text:p>
          </table:table-cell>
          <table:table-cell table:formula="of:=IF([.L76]=[.D7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77]&gt;=20; 1; 0)" office:value-type="float" office:value="0" calcext:value-type="float">
            <text:p>0</text:p>
          </table:table-cell>
          <table:table-cell table:formula="of:=IF([.C77]&lt;=5; 1; 0)" office:value-type="float" office:value="0" calcext:value-type="float">
            <text:p>0</text:p>
          </table:table-cell>
          <table:table-cell table:formula="of:=IF([.B77] &gt; [.B76]; [.I76] + 1; 0)" office:value-type="float" office:value="1" calcext:value-type="float">
            <text:p>1</text:p>
          </table:table-cell>
          <table:table-cell/>
          <table:table-cell table:formula="of:=IF([.K76]=0; 1; IF(COUNTIF([.K74:.K76]; [.K76])=3; IF([.K76]=5; IF([.C76]&gt;=20;0;5); [.K76]+1); IF([.K76]=5; IF([.C76]&gt;=20; 0; 5); [.K76])))" office:value-type="float" office:value="5" calcext:value-type="float">
            <text:p>5</text:p>
          </table:table-cell>
          <table:table-cell table:formula="of:=IF([.K77]=0; 0; IF([.K76] = 0; IF([.B77]&gt;=10; &quot;C&quot;; &quot;S&quot;); [.L76]))" office:value-type="string" office:string-value="C" calcext:value-type="string">
            <text:p>C</text:p>
          </table:table-cell>
          <table:table-cell table:formula="of:=IF([.K77]=[.E77]; 1; 0)" office:value-type="float" office:value="1" calcext:value-type="float">
            <text:p>1</text:p>
          </table:table-cell>
          <table:table-cell table:formula="of:=IF([.L77]=[.D7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5" calcext:value-type="float">
            <text:p>12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78]&gt;=20; 1; 0)" office:value-type="float" office:value="0" calcext:value-type="float">
            <text:p>0</text:p>
          </table:table-cell>
          <table:table-cell table:formula="of:=IF([.C78]&lt;=5; 1; 0)" office:value-type="float" office:value="1" calcext:value-type="float">
            <text:p>1</text:p>
          </table:table-cell>
          <table:table-cell table:formula="of:=IF([.B78] &gt; [.B77]; [.I77] + 1; 0)" office:value-type="float" office:value="2" calcext:value-type="float">
            <text:p>2</text:p>
          </table:table-cell>
          <table:table-cell/>
          <table:table-cell table:formula="of:=IF([.K77]=0; 1; IF(COUNTIF([.K75:.K77]; [.K77])=3; IF([.K77]=5; IF([.C77]&gt;=20;0;5); [.K77]+1); IF([.K77]=5; IF([.C77]&gt;=20; 0; 5); [.K77])))" office:value-type="float" office:value="0" calcext:value-type="float">
            <text:p>0</text:p>
          </table:table-cell>
          <table:table-cell table:formula="of:=IF([.K78]=0; 0; IF([.K77] = 0; IF([.B78]&gt;=10; &quot;C&quot;; &quot;S&quot;); [.L77]))" office:value-type="float" office:value="0" calcext:value-type="float">
            <text:p>0</text:p>
          </table:table-cell>
          <table:table-cell table:formula="of:=IF([.K78]=[.E78]; 1; 0)" office:value-type="float" office:value="1" calcext:value-type="float">
            <text:p>1</text:p>
          </table:table-cell>
          <table:table-cell table:formula="of:=IF([.L78]=[.D7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79]&gt;=20; 1; 0)" office:value-type="float" office:value="0" calcext:value-type="float">
            <text:p>0</text:p>
          </table:table-cell>
          <table:table-cell table:formula="of:=IF([.C79]&lt;=5; 1; 0)" office:value-type="float" office:value="1" calcext:value-type="float">
            <text:p>1</text:p>
          </table:table-cell>
          <table:table-cell table:formula="of:=IF([.B79] &gt; [.B78]; [.I78] + 1; 0)" office:value-type="float" office:value="3" calcext:value-type="float">
            <text:p>3</text:p>
          </table:table-cell>
          <table:table-cell/>
          <table:table-cell table:formula="of:=IF([.K78]=0; 1; IF(COUNTIF([.K76:.K78]; [.K78])=3; IF([.K78]=5; IF([.C78]&gt;=20;0;5); [.K78]+1); IF([.K78]=5; IF([.C78]&gt;=20; 0; 5); [.K78])))" office:value-type="float" office:value="1" calcext:value-type="float">
            <text:p>1</text:p>
          </table:table-cell>
          <table:table-cell table:formula="of:=IF([.K79]=0; 0; IF([.K78] = 0; IF([.B79]&gt;=10; &quot;C&quot;; &quot;S&quot;); [.L78]))" office:value-type="string" office:string-value="C" calcext:value-type="string">
            <text:p>C</text:p>
          </table:table-cell>
          <table:table-cell table:formula="of:=IF([.K79]=[.E79]; 1; 0)" office:value-type="float" office:value="1" calcext:value-type="float">
            <text:p>1</text:p>
          </table:table-cell>
          <table:table-cell table:formula="of:=IF([.L79]=[.D7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.7" calcext:value-type="float">
            <text:p>14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80]&gt;=20; 1; 0)" office:value-type="float" office:value="0" calcext:value-type="float">
            <text:p>0</text:p>
          </table:table-cell>
          <table:table-cell table:formula="of:=IF([.C80]&lt;=5; 1; 0)" office:value-type="float" office:value="1" calcext:value-type="float">
            <text:p>1</text:p>
          </table:table-cell>
          <table:table-cell table:formula="of:=IF([.B80] &gt; [.B79]; [.I79] + 1; 0)" office:value-type="float" office:value="4" calcext:value-type="float">
            <text:p>4</text:p>
          </table:table-cell>
          <table:table-cell/>
          <table:table-cell table:formula="of:=IF([.K79]=0; 1; IF(COUNTIF([.K77:.K79]; [.K79])=3; IF([.K79]=5; IF([.C79]&gt;=20;0;5); [.K79]+1); IF([.K79]=5; IF([.C79]&gt;=20; 0; 5); [.K79])))" office:value-type="float" office:value="1" calcext:value-type="float">
            <text:p>1</text:p>
          </table:table-cell>
          <table:table-cell table:formula="of:=IF([.K80]=0; 0; IF([.K79] = 0; IF([.B80]&gt;=10; &quot;C&quot;; &quot;S&quot;); [.L79]))" office:value-type="string" office:string-value="C" calcext:value-type="string">
            <text:p>C</text:p>
          </table:table-cell>
          <table:table-cell table:formula="of:=IF([.K80]=[.E80]; 1; 0)" office:value-type="float" office:value="1" calcext:value-type="float">
            <text:p>1</text:p>
          </table:table-cell>
          <table:table-cell table:formula="of:=IF([.L80]=[.D8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.1" calcext:value-type="float">
            <text:p>14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81]&gt;=20; 1; 0)" office:value-type="float" office:value="0" calcext:value-type="float">
            <text:p>0</text:p>
          </table:table-cell>
          <table:table-cell table:formula="of:=IF([.C81]&lt;=5; 1; 0)" office:value-type="float" office:value="1" calcext:value-type="float">
            <text:p>1</text:p>
          </table:table-cell>
          <table:table-cell table:formula="of:=IF([.B81] &gt; [.B80]; [.I80] + 1; 0)" office:value-type="float" office:value="0" calcext:value-type="float">
            <text:p>0</text:p>
          </table:table-cell>
          <table:table-cell/>
          <table:table-cell table:formula="of:=IF([.K80]=0; 1; IF(COUNTIF([.K78:.K80]; [.K80])=3; IF([.K80]=5; IF([.C80]&gt;=20;0;5); [.K80]+1); IF([.K80]=5; IF([.C80]&gt;=20; 0; 5); [.K80])))" office:value-type="float" office:value="1" calcext:value-type="float">
            <text:p>1</text:p>
          </table:table-cell>
          <table:table-cell table:formula="of:=IF([.K81]=0; 0; IF([.K80] = 0; IF([.B81]&gt;=10; &quot;C&quot;; &quot;S&quot;); [.L80]))" office:value-type="string" office:string-value="C" calcext:value-type="string">
            <text:p>C</text:p>
          </table:table-cell>
          <table:table-cell table:formula="of:=IF([.K81]=[.E81]; 1; 0)" office:value-type="float" office:value="1" calcext:value-type="float">
            <text:p>1</text:p>
          </table:table-cell>
          <table:table-cell table:formula="of:=IF([.L81]=[.D8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9" calcext:value-type="float">
            <text:p>11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82]&gt;=20; 1; 0)" office:value-type="float" office:value="0" calcext:value-type="float">
            <text:p>0</text:p>
          </table:table-cell>
          <table:table-cell table:formula="of:=IF([.C82]&lt;=5; 1; 0)" office:value-type="float" office:value="0" calcext:value-type="float">
            <text:p>0</text:p>
          </table:table-cell>
          <table:table-cell table:formula="of:=IF([.B82] &gt; [.B81]; [.I81] + 1; 0)" office:value-type="float" office:value="0" calcext:value-type="float">
            <text:p>0</text:p>
          </table:table-cell>
          <table:table-cell/>
          <table:table-cell table:formula="of:=IF([.K81]=0; 1; IF(COUNTIF([.K79:.K81]; [.K81])=3; IF([.K81]=5; IF([.C81]&gt;=20;0;5); [.K81]+1); IF([.K81]=5; IF([.C81]&gt;=20; 0; 5); [.K81])))" office:value-type="float" office:value="2" calcext:value-type="float">
            <text:p>2</text:p>
          </table:table-cell>
          <table:table-cell table:formula="of:=IF([.K82]=0; 0; IF([.K81] = 0; IF([.B82]&gt;=10; &quot;C&quot;; &quot;S&quot;); [.L81]))" office:value-type="string" office:string-value="C" calcext:value-type="string">
            <text:p>C</text:p>
          </table:table-cell>
          <table:table-cell table:formula="of:=IF([.K82]=[.E82]; 1; 0)" office:value-type="float" office:value="1" calcext:value-type="float">
            <text:p>1</text:p>
          </table:table-cell>
          <table:table-cell table:formula="of:=IF([.L82]=[.D8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7" calcext:value-type="float">
            <text:p>8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83]&gt;=20; 1; 0)" office:value-type="float" office:value="0" calcext:value-type="float">
            <text:p>0</text:p>
          </table:table-cell>
          <table:table-cell table:formula="of:=IF([.C83]&lt;=5; 1; 0)" office:value-type="float" office:value="0" calcext:value-type="float">
            <text:p>0</text:p>
          </table:table-cell>
          <table:table-cell table:formula="of:=IF([.B83] &gt; [.B82]; [.I82] + 1; 0)" office:value-type="float" office:value="0" calcext:value-type="float">
            <text:p>0</text:p>
          </table:table-cell>
          <table:table-cell/>
          <table:table-cell table:formula="of:=IF([.K82]=0; 1; IF(COUNTIF([.K80:.K82]; [.K82])=3; IF([.K82]=5; IF([.C82]&gt;=20;0;5); [.K82]+1); IF([.K82]=5; IF([.C82]&gt;=20; 0; 5); [.K82])))" office:value-type="float" office:value="2" calcext:value-type="float">
            <text:p>2</text:p>
          </table:table-cell>
          <table:table-cell table:formula="of:=IF([.K83]=0; 0; IF([.K82] = 0; IF([.B83]&gt;=10; &quot;C&quot;; &quot;S&quot;); [.L82]))" office:value-type="string" office:string-value="C" calcext:value-type="string">
            <text:p>C</text:p>
          </table:table-cell>
          <table:table-cell table:formula="of:=IF([.K83]=[.E83]; 1; 0)" office:value-type="float" office:value="1" calcext:value-type="float">
            <text:p>1</text:p>
          </table:table-cell>
          <table:table-cell table:formula="of:=IF([.L83]=[.D8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84]&gt;=20; 1; 0)" office:value-type="float" office:value="0" calcext:value-type="float">
            <text:p>0</text:p>
          </table:table-cell>
          <table:table-cell table:formula="of:=IF([.C84]&lt;=5; 1; 0)" office:value-type="float" office:value="1" calcext:value-type="float">
            <text:p>1</text:p>
          </table:table-cell>
          <table:table-cell table:formula="of:=IF([.B84] &gt; [.B83]; [.I83] + 1; 0)" office:value-type="float" office:value="0" calcext:value-type="float">
            <text:p>0</text:p>
          </table:table-cell>
          <table:table-cell/>
          <table:table-cell table:formula="of:=IF([.K83]=0; 1; IF(COUNTIF([.K81:.K83]; [.K83])=3; IF([.K83]=5; IF([.C83]&gt;=20;0;5); [.K83]+1); IF([.K83]=5; IF([.C83]&gt;=20; 0; 5); [.K83])))" office:value-type="float" office:value="2" calcext:value-type="float">
            <text:p>2</text:p>
          </table:table-cell>
          <table:table-cell table:formula="of:=IF([.K84]=0; 0; IF([.K83] = 0; IF([.B84]&gt;=10; &quot;C&quot;; &quot;S&quot;); [.L83]))" office:value-type="string" office:string-value="C" calcext:value-type="string">
            <text:p>C</text:p>
          </table:table-cell>
          <table:table-cell table:formula="of:=IF([.K84]=[.E84]; 1; 0)" office:value-type="float" office:value="1" calcext:value-type="float">
            <text:p>1</text:p>
          </table:table-cell>
          <table:table-cell table:formula="of:=IF([.L84]=[.D8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85]&gt;=20; 1; 0)" office:value-type="float" office:value="0" calcext:value-type="float">
            <text:p>0</text:p>
          </table:table-cell>
          <table:table-cell table:formula="of:=IF([.C85]&lt;=5; 1; 0)" office:value-type="float" office:value="1" calcext:value-type="float">
            <text:p>1</text:p>
          </table:table-cell>
          <table:table-cell table:formula="of:=IF([.B85] &gt; [.B84]; [.I84] + 1; 0)" office:value-type="float" office:value="0" calcext:value-type="float">
            <text:p>0</text:p>
          </table:table-cell>
          <table:table-cell/>
          <table:table-cell table:formula="of:=IF([.K84]=0; 1; IF(COUNTIF([.K82:.K84]; [.K84])=3; IF([.K84]=5; IF([.C84]&gt;=20;0;5); [.K84]+1); IF([.K84]=5; IF([.C84]&gt;=20; 0; 5); [.K84])))" office:value-type="float" office:value="3" calcext:value-type="float">
            <text:p>3</text:p>
          </table:table-cell>
          <table:table-cell table:formula="of:=IF([.K85]=0; 0; IF([.K84] = 0; IF([.B85]&gt;=10; &quot;C&quot;; &quot;S&quot;); [.L84]))" office:value-type="string" office:string-value="C" calcext:value-type="string">
            <text:p>C</text:p>
          </table:table-cell>
          <table:table-cell table:formula="of:=IF([.K85]=[.E85]; 1; 0)" office:value-type="float" office:value="1" calcext:value-type="float">
            <text:p>1</text:p>
          </table:table-cell>
          <table:table-cell table:formula="of:=IF([.L85]=[.D8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86]&gt;=20; 1; 0)" office:value-type="float" office:value="0" calcext:value-type="float">
            <text:p>0</text:p>
          </table:table-cell>
          <table:table-cell table:formula="of:=IF([.C86]&lt;=5; 1; 0)" office:value-type="float" office:value="1" calcext:value-type="float">
            <text:p>1</text:p>
          </table:table-cell>
          <table:table-cell table:formula="of:=IF([.B86] &gt; [.B85]; [.I85] + 1; 0)" office:value-type="float" office:value="0" calcext:value-type="float">
            <text:p>0</text:p>
          </table:table-cell>
          <table:table-cell/>
          <table:table-cell table:formula="of:=IF([.K85]=0; 1; IF(COUNTIF([.K83:.K85]; [.K85])=3; IF([.K85]=5; IF([.C85]&gt;=20;0;5); [.K85]+1); IF([.K85]=5; IF([.C85]&gt;=20; 0; 5); [.K85])))" office:value-type="float" office:value="3" calcext:value-type="float">
            <text:p>3</text:p>
          </table:table-cell>
          <table:table-cell table:formula="of:=IF([.K86]=0; 0; IF([.K85] = 0; IF([.B86]&gt;=10; &quot;C&quot;; &quot;S&quot;); [.L85]))" office:value-type="string" office:string-value="C" calcext:value-type="string">
            <text:p>C</text:p>
          </table:table-cell>
          <table:table-cell table:formula="of:=IF([.K86]=[.E86]; 1; 0)" office:value-type="float" office:value="1" calcext:value-type="float">
            <text:p>1</text:p>
          </table:table-cell>
          <table:table-cell table:formula="of:=IF([.L86]=[.D8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87]&gt;=20; 1; 0)" office:value-type="float" office:value="0" calcext:value-type="float">
            <text:p>0</text:p>
          </table:table-cell>
          <table:table-cell table:formula="of:=IF([.C87]&lt;=5; 1; 0)" office:value-type="float" office:value="0" calcext:value-type="float">
            <text:p>0</text:p>
          </table:table-cell>
          <table:table-cell table:formula="of:=IF([.B87] &gt; [.B86]; [.I86] + 1; 0)" office:value-type="float" office:value="1" calcext:value-type="float">
            <text:p>1</text:p>
          </table:table-cell>
          <table:table-cell/>
          <table:table-cell table:formula="of:=IF([.K86]=0; 1; IF(COUNTIF([.K84:.K86]; [.K86])=3; IF([.K86]=5; IF([.C86]&gt;=20;0;5); [.K86]+1); IF([.K86]=5; IF([.C86]&gt;=20; 0; 5); [.K86])))" office:value-type="float" office:value="3" calcext:value-type="float">
            <text:p>3</text:p>
          </table:table-cell>
          <table:table-cell table:formula="of:=IF([.K87]=0; 0; IF([.K86] = 0; IF([.B87]&gt;=10; &quot;C&quot;; &quot;S&quot;); [.L86]))" office:value-type="string" office:string-value="C" calcext:value-type="string">
            <text:p>C</text:p>
          </table:table-cell>
          <table:table-cell table:formula="of:=IF([.K87]=[.E87]; 1; 0)" office:value-type="float" office:value="1" calcext:value-type="float">
            <text:p>1</text:p>
          </table:table-cell>
          <table:table-cell table:formula="of:=IF([.L87]=[.D8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88]&gt;=20; 1; 0)" office:value-type="float" office:value="0" calcext:value-type="float">
            <text:p>0</text:p>
          </table:table-cell>
          <table:table-cell table:formula="of:=IF([.C88]&lt;=5; 1; 0)" office:value-type="float" office:value="1" calcext:value-type="float">
            <text:p>1</text:p>
          </table:table-cell>
          <table:table-cell table:formula="of:=IF([.B88] &gt; [.B87]; [.I87] + 1; 0)" office:value-type="float" office:value="2" calcext:value-type="float">
            <text:p>2</text:p>
          </table:table-cell>
          <table:table-cell/>
          <table:table-cell table:formula="of:=IF([.K87]=0; 1; IF(COUNTIF([.K85:.K87]; [.K87])=3; IF([.K87]=5; IF([.C87]&gt;=20;0;5); [.K87]+1); IF([.K87]=5; IF([.C87]&gt;=20; 0; 5); [.K87])))" office:value-type="float" office:value="4" calcext:value-type="float">
            <text:p>4</text:p>
          </table:table-cell>
          <table:table-cell table:formula="of:=IF([.K88]=0; 0; IF([.K87] = 0; IF([.B88]&gt;=10; &quot;C&quot;; &quot;S&quot;); [.L87]))" office:value-type="string" office:string-value="C" calcext:value-type="string">
            <text:p>C</text:p>
          </table:table-cell>
          <table:table-cell table:formula="of:=IF([.K88]=[.E88]; 1; 0)" office:value-type="float" office:value="1" calcext:value-type="float">
            <text:p>1</text:p>
          </table:table-cell>
          <table:table-cell table:formula="of:=IF([.L88]=[.D8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89]&gt;=20; 1; 0)" office:value-type="float" office:value="0" calcext:value-type="float">
            <text:p>0</text:p>
          </table:table-cell>
          <table:table-cell table:formula="of:=IF([.C89]&lt;=5; 1; 0)" office:value-type="float" office:value="0" calcext:value-type="float">
            <text:p>0</text:p>
          </table:table-cell>
          <table:table-cell table:formula="of:=IF([.B89] &gt; [.B88]; [.I88] + 1; 0)" office:value-type="float" office:value="3" calcext:value-type="float">
            <text:p>3</text:p>
          </table:table-cell>
          <table:table-cell/>
          <table:table-cell table:formula="of:=IF([.K88]=0; 1; IF(COUNTIF([.K86:.K88]; [.K88])=3; IF([.K88]=5; IF([.C88]&gt;=20;0;5); [.K88]+1); IF([.K88]=5; IF([.C88]&gt;=20; 0; 5); [.K88])))" office:value-type="float" office:value="4" calcext:value-type="float">
            <text:p>4</text:p>
          </table:table-cell>
          <table:table-cell table:formula="of:=IF([.K89]=0; 0; IF([.K88] = 0; IF([.B89]&gt;=10; &quot;C&quot;; &quot;S&quot;); [.L88]))" office:value-type="string" office:string-value="C" calcext:value-type="string">
            <text:p>C</text:p>
          </table:table-cell>
          <table:table-cell table:formula="of:=IF([.K89]=[.E89]; 1; 0)" office:value-type="float" office:value="1" calcext:value-type="float">
            <text:p>1</text:p>
          </table:table-cell>
          <table:table-cell table:formula="of:=IF([.L89]=[.D8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9" calcext:value-type="float">
            <text:p>7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90]&gt;=20; 1; 0)" office:value-type="float" office:value="0" calcext:value-type="float">
            <text:p>0</text:p>
          </table:table-cell>
          <table:table-cell table:formula="of:=IF([.C90]&lt;=5; 1; 0)" office:value-type="float" office:value="0" calcext:value-type="float">
            <text:p>0</text:p>
          </table:table-cell>
          <table:table-cell table:formula="of:=IF([.B90] &gt; [.B89]; [.I89] + 1; 0)" office:value-type="float" office:value="4" calcext:value-type="float">
            <text:p>4</text:p>
          </table:table-cell>
          <table:table-cell/>
          <table:table-cell table:formula="of:=IF([.K89]=0; 1; IF(COUNTIF([.K87:.K89]; [.K89])=3; IF([.K89]=5; IF([.C89]&gt;=20;0;5); [.K89]+1); IF([.K89]=5; IF([.C89]&gt;=20; 0; 5); [.K89])))" office:value-type="float" office:value="4" calcext:value-type="float">
            <text:p>4</text:p>
          </table:table-cell>
          <table:table-cell table:formula="of:=IF([.K90]=0; 0; IF([.K89] = 0; IF([.B90]&gt;=10; &quot;C&quot;; &quot;S&quot;); [.L89]))" office:value-type="string" office:string-value="C" calcext:value-type="string">
            <text:p>C</text:p>
          </table:table-cell>
          <table:table-cell table:formula="of:=IF([.K90]=[.E90]; 1; 0)" office:value-type="float" office:value="1" calcext:value-type="float">
            <text:p>1</text:p>
          </table:table-cell>
          <table:table-cell table:formula="of:=IF([.L90]=[.D9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91]&gt;=20; 1; 0)" office:value-type="float" office:value="0" calcext:value-type="float">
            <text:p>0</text:p>
          </table:table-cell>
          <table:table-cell table:formula="of:=IF([.C91]&lt;=5; 1; 0)" office:value-type="float" office:value="0" calcext:value-type="float">
            <text:p>0</text:p>
          </table:table-cell>
          <table:table-cell table:formula="of:=IF([.B91] &gt; [.B90]; [.I90] + 1; 0)" office:value-type="float" office:value="5" calcext:value-type="float">
            <text:p>5</text:p>
          </table:table-cell>
          <table:table-cell/>
          <table:table-cell table:formula="of:=IF([.K90]=0; 1; IF(COUNTIF([.K88:.K90]; [.K90])=3; IF([.K90]=5; IF([.C90]&gt;=20;0;5); [.K90]+1); IF([.K90]=5; IF([.C90]&gt;=20; 0; 5); [.K90])))" office:value-type="float" office:value="5" calcext:value-type="float">
            <text:p>5</text:p>
          </table:table-cell>
          <table:table-cell table:formula="of:=IF([.K91]=0; 0; IF([.K90] = 0; IF([.B91]&gt;=10; &quot;C&quot;; &quot;S&quot;); [.L90]))" office:value-type="string" office:string-value="C" calcext:value-type="string">
            <text:p>C</text:p>
          </table:table-cell>
          <table:table-cell table:formula="of:=IF([.K91]=[.E91]; 1; 0)" office:value-type="float" office:value="1" calcext:value-type="float">
            <text:p>1</text:p>
          </table:table-cell>
          <table:table-cell table:formula="of:=IF([.L91]=[.D9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9" calcext:value-type="float">
            <text:p>10.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92]&gt;=20; 1; 0)" office:value-type="float" office:value="0" calcext:value-type="float">
            <text:p>0</text:p>
          </table:table-cell>
          <table:table-cell table:formula="of:=IF([.C92]&lt;=5; 1; 0)" office:value-type="float" office:value="0" calcext:value-type="float">
            <text:p>0</text:p>
          </table:table-cell>
          <table:table-cell table:formula="of:=IF([.B92] &gt; [.B91]; [.I91] + 1; 0)" office:value-type="float" office:value="6" calcext:value-type="float">
            <text:p>6</text:p>
          </table:table-cell>
          <table:table-cell/>
          <table:table-cell table:formula="of:=IF([.K91]=0; 1; IF(COUNTIF([.K89:.K91]; [.K91])=3; IF([.K91]=5; IF([.C91]&gt;=20;0;5); [.K91]+1); IF([.K91]=5; IF([.C91]&gt;=20; 0; 5); [.K91])))" office:value-type="float" office:value="5" calcext:value-type="float">
            <text:p>5</text:p>
          </table:table-cell>
          <table:table-cell table:formula="of:=IF([.K92]=0; 0; IF([.K91] = 0; IF([.B92]&gt;=10; &quot;C&quot;; &quot;S&quot;); [.L91]))" office:value-type="string" office:string-value="C" calcext:value-type="string">
            <text:p>C</text:p>
          </table:table-cell>
          <table:table-cell table:formula="of:=IF([.K92]=[.E92]; 1; 0)" office:value-type="float" office:value="1" calcext:value-type="float">
            <text:p>1</text:p>
          </table:table-cell>
          <table:table-cell table:formula="of:=IF([.L92]=[.D9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3" calcext:value-type="float">
            <text:p>10.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93]&gt;=20; 1; 0)" office:value-type="float" office:value="0" calcext:value-type="float">
            <text:p>0</text:p>
          </table:table-cell>
          <table:table-cell table:formula="of:=IF([.C93]&lt;=5; 1; 0)" office:value-type="float" office:value="1" calcext:value-type="float">
            <text:p>1</text:p>
          </table:table-cell>
          <table:table-cell table:formula="of:=IF([.B93] &gt; [.B92]; [.I92] + 1; 0)" office:value-type="float" office:value="0" calcext:value-type="float">
            <text:p>0</text:p>
          </table:table-cell>
          <table:table-cell/>
          <table:table-cell table:formula="of:=IF([.K92]=0; 1; IF(COUNTIF([.K90:.K92]; [.K92])=3; IF([.K92]=5; IF([.C92]&gt;=20;0;5); [.K92]+1); IF([.K92]=5; IF([.C92]&gt;=20; 0; 5); [.K92])))" office:value-type="float" office:value="0" calcext:value-type="float">
            <text:p>0</text:p>
          </table:table-cell>
          <table:table-cell table:formula="of:=IF([.K93]=0; 0; IF([.K92] = 0; IF([.B93]&gt;=10; &quot;C&quot;; &quot;S&quot;); [.L92]))" office:value-type="float" office:value="0" calcext:value-type="float">
            <text:p>0</text:p>
          </table:table-cell>
          <table:table-cell table:formula="of:=IF([.K93]=[.E93]; 1; 0)" office:value-type="float" office:value="1" calcext:value-type="float">
            <text:p>1</text:p>
          </table:table-cell>
          <table:table-cell table:formula="of:=IF([.L93]=[.D9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94]&gt;=20; 1; 0)" office:value-type="float" office:value="0" calcext:value-type="float">
            <text:p>0</text:p>
          </table:table-cell>
          <table:table-cell table:formula="of:=IF([.C94]&lt;=5; 1; 0)" office:value-type="float" office:value="1" calcext:value-type="float">
            <text:p>1</text:p>
          </table:table-cell>
          <table:table-cell table:formula="of:=IF([.B94] &gt; [.B93]; [.I93] + 1; 0)" office:value-type="float" office:value="0" calcext:value-type="float">
            <text:p>0</text:p>
          </table:table-cell>
          <table:table-cell/>
          <table:table-cell table:formula="of:=IF([.K93]=0; 1; IF(COUNTIF([.K91:.K93]; [.K93])=3; IF([.K93]=5; IF([.C93]&gt;=20;0;5); [.K93]+1); IF([.K93]=5; IF([.C93]&gt;=20; 0; 5); [.K93])))" office:value-type="float" office:value="1" calcext:value-type="float">
            <text:p>1</text:p>
          </table:table-cell>
          <table:table-cell table:formula="of:=IF([.K94]=0; 0; IF([.K93] = 0; IF([.B94]&gt;=10; &quot;C&quot;; &quot;S&quot;); [.L93]))" office:value-type="string" office:string-value="S" calcext:value-type="string">
            <text:p>S</text:p>
          </table:table-cell>
          <table:table-cell table:formula="of:=IF([.K94]=[.E94]; 1; 0)" office:value-type="float" office:value="1" calcext:value-type="float">
            <text:p>1</text:p>
          </table:table-cell>
          <table:table-cell table:formula="of:=IF([.L94]=[.D9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95]&gt;=20; 1; 0)" office:value-type="float" office:value="0" calcext:value-type="float">
            <text:p>0</text:p>
          </table:table-cell>
          <table:table-cell table:formula="of:=IF([.C95]&lt;=5; 1; 0)" office:value-type="float" office:value="1" calcext:value-type="float">
            <text:p>1</text:p>
          </table:table-cell>
          <table:table-cell table:formula="of:=IF([.B95] &gt; [.B94]; [.I94] + 1; 0)" office:value-type="float" office:value="0" calcext:value-type="float">
            <text:p>0</text:p>
          </table:table-cell>
          <table:table-cell/>
          <table:table-cell table:formula="of:=IF([.K94]=0; 1; IF(COUNTIF([.K92:.K94]; [.K94])=3; IF([.K94]=5; IF([.C94]&gt;=20;0;5); [.K94]+1); IF([.K94]=5; IF([.C94]&gt;=20; 0; 5); [.K94])))" office:value-type="float" office:value="1" calcext:value-type="float">
            <text:p>1</text:p>
          </table:table-cell>
          <table:table-cell table:formula="of:=IF([.K95]=0; 0; IF([.K94] = 0; IF([.B95]&gt;=10; &quot;C&quot;; &quot;S&quot;); [.L94]))" office:value-type="string" office:string-value="S" calcext:value-type="string">
            <text:p>S</text:p>
          </table:table-cell>
          <table:table-cell table:formula="of:=IF([.K95]=[.E95]; 1; 0)" office:value-type="float" office:value="1" calcext:value-type="float">
            <text:p>1</text:p>
          </table:table-cell>
          <table:table-cell table:formula="of:=IF([.L95]=[.D9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3" calcext:value-type="float">
            <text:p>5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96]&gt;=20; 1; 0)" office:value-type="float" office:value="0" calcext:value-type="float">
            <text:p>0</text:p>
          </table:table-cell>
          <table:table-cell table:formula="of:=IF([.C96]&lt;=5; 1; 0)" office:value-type="float" office:value="0" calcext:value-type="float">
            <text:p>0</text:p>
          </table:table-cell>
          <table:table-cell table:formula="of:=IF([.B96] &gt; [.B95]; [.I95] + 1; 0)" office:value-type="float" office:value="0" calcext:value-type="float">
            <text:p>0</text:p>
          </table:table-cell>
          <table:table-cell/>
          <table:table-cell table:formula="of:=IF([.K95]=0; 1; IF(COUNTIF([.K93:.K95]; [.K95])=3; IF([.K95]=5; IF([.C95]&gt;=20;0;5); [.K95]+1); IF([.K95]=5; IF([.C95]&gt;=20; 0; 5); [.K95])))" office:value-type="float" office:value="1" calcext:value-type="float">
            <text:p>1</text:p>
          </table:table-cell>
          <table:table-cell table:formula="of:=IF([.K96]=0; 0; IF([.K95] = 0; IF([.B96]&gt;=10; &quot;C&quot;; &quot;S&quot;); [.L95]))" office:value-type="string" office:string-value="S" calcext:value-type="string">
            <text:p>S</text:p>
          </table:table-cell>
          <table:table-cell table:formula="of:=IF([.K96]=[.E96]; 1; 0)" office:value-type="float" office:value="1" calcext:value-type="float">
            <text:p>1</text:p>
          </table:table-cell>
          <table:table-cell table:formula="of:=IF([.L96]=[.D9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" calcext:value-type="float">
            <text:p>5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97]&gt;=20; 1; 0)" office:value-type="float" office:value="0" calcext:value-type="float">
            <text:p>0</text:p>
          </table:table-cell>
          <table:table-cell table:formula="of:=IF([.C97]&lt;=5; 1; 0)" office:value-type="float" office:value="1" calcext:value-type="float">
            <text:p>1</text:p>
          </table:table-cell>
          <table:table-cell table:formula="of:=IF([.B97] &gt; [.B96]; [.I96] + 1; 0)" office:value-type="float" office:value="0" calcext:value-type="float">
            <text:p>0</text:p>
          </table:table-cell>
          <table:table-cell/>
          <table:table-cell table:formula="of:=IF([.K96]=0; 1; IF(COUNTIF([.K94:.K96]; [.K96])=3; IF([.K96]=5; IF([.C96]&gt;=20;0;5); [.K96]+1); IF([.K96]=5; IF([.C96]&gt;=20; 0; 5); [.K96])))" office:value-type="float" office:value="2" calcext:value-type="float">
            <text:p>2</text:p>
          </table:table-cell>
          <table:table-cell table:formula="of:=IF([.K97]=0; 0; IF([.K96] = 0; IF([.B97]&gt;=10; &quot;C&quot;; &quot;S&quot;); [.L96]))" office:value-type="string" office:string-value="S" calcext:value-type="string">
            <text:p>S</text:p>
          </table:table-cell>
          <table:table-cell table:formula="of:=IF([.K97]=[.E97]; 1; 0)" office:value-type="float" office:value="1" calcext:value-type="float">
            <text:p>1</text:p>
          </table:table-cell>
          <table:table-cell table:formula="of:=IF([.L97]=[.D9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" calcext:value-type="float">
            <text:p>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98]&gt;=20; 1; 0)" office:value-type="float" office:value="0" calcext:value-type="float">
            <text:p>0</text:p>
          </table:table-cell>
          <table:table-cell table:formula="of:=IF([.C98]&lt;=5; 1; 0)" office:value-type="float" office:value="1" calcext:value-type="float">
            <text:p>1</text:p>
          </table:table-cell>
          <table:table-cell table:formula="of:=IF([.B98] &gt; [.B97]; [.I97] + 1; 0)" office:value-type="float" office:value="1" calcext:value-type="float">
            <text:p>1</text:p>
          </table:table-cell>
          <table:table-cell/>
          <table:table-cell table:formula="of:=IF([.K97]=0; 1; IF(COUNTIF([.K95:.K97]; [.K97])=3; IF([.K97]=5; IF([.C97]&gt;=20;0;5); [.K97]+1); IF([.K97]=5; IF([.C97]&gt;=20; 0; 5); [.K97])))" office:value-type="float" office:value="2" calcext:value-type="float">
            <text:p>2</text:p>
          </table:table-cell>
          <table:table-cell table:formula="of:=IF([.K98]=0; 0; IF([.K97] = 0; IF([.B98]&gt;=10; &quot;C&quot;; &quot;S&quot;); [.L97]))" office:value-type="string" office:string-value="S" calcext:value-type="string">
            <text:p>S</text:p>
          </table:table-cell>
          <table:table-cell table:formula="of:=IF([.K98]=[.E98]; 1; 0)" office:value-type="float" office:value="1" calcext:value-type="float">
            <text:p>1</text:p>
          </table:table-cell>
          <table:table-cell table:formula="of:=IF([.L98]=[.D9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99]&gt;=20; 1; 0)" office:value-type="float" office:value="0" calcext:value-type="float">
            <text:p>0</text:p>
          </table:table-cell>
          <table:table-cell table:formula="of:=IF([.C99]&lt;=5; 1; 0)" office:value-type="float" office:value="0" calcext:value-type="float">
            <text:p>0</text:p>
          </table:table-cell>
          <table:table-cell table:formula="of:=IF([.B99] &gt; [.B98]; [.I98] + 1; 0)" office:value-type="float" office:value="2" calcext:value-type="float">
            <text:p>2</text:p>
          </table:table-cell>
          <table:table-cell/>
          <table:table-cell table:formula="of:=IF([.K98]=0; 1; IF(COUNTIF([.K96:.K98]; [.K98])=3; IF([.K98]=5; IF([.C98]&gt;=20;0;5); [.K98]+1); IF([.K98]=5; IF([.C98]&gt;=20; 0; 5); [.K98])))" office:value-type="float" office:value="2" calcext:value-type="float">
            <text:p>2</text:p>
          </table:table-cell>
          <table:table-cell table:formula="of:=IF([.K99]=0; 0; IF([.K98] = 0; IF([.B99]&gt;=10; &quot;C&quot;; &quot;S&quot;); [.L98]))" office:value-type="string" office:string-value="S" calcext:value-type="string">
            <text:p>S</text:p>
          </table:table-cell>
          <table:table-cell table:formula="of:=IF([.K99]=[.E99]; 1; 0)" office:value-type="float" office:value="1" calcext:value-type="float">
            <text:p>1</text:p>
          </table:table-cell>
          <table:table-cell table:formula="of:=IF([.L99]=[.D9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7" calcext:value-type="float">
            <text:p>13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00]&gt;=20; 1; 0)" office:value-type="float" office:value="0" calcext:value-type="float">
            <text:p>0</text:p>
          </table:table-cell>
          <table:table-cell table:formula="of:=IF([.C100]&lt;=5; 1; 0)" office:value-type="float" office:value="0" calcext:value-type="float">
            <text:p>0</text:p>
          </table:table-cell>
          <table:table-cell table:formula="of:=IF([.B100] &gt; [.B99]; [.I99] + 1; 0)" office:value-type="float" office:value="3" calcext:value-type="float">
            <text:p>3</text:p>
          </table:table-cell>
          <table:table-cell/>
          <table:table-cell table:formula="of:=IF([.K99]=0; 1; IF(COUNTIF([.K97:.K99]; [.K99])=3; IF([.K99]=5; IF([.C99]&gt;=20;0;5); [.K99]+1); IF([.K99]=5; IF([.C99]&gt;=20; 0; 5); [.K99])))" office:value-type="float" office:value="3" calcext:value-type="float">
            <text:p>3</text:p>
          </table:table-cell>
          <table:table-cell table:formula="of:=IF([.K100]=0; 0; IF([.K99] = 0; IF([.B100]&gt;=10; &quot;C&quot;; &quot;S&quot;); [.L99]))" office:value-type="string" office:string-value="S" calcext:value-type="string">
            <text:p>S</text:p>
          </table:table-cell>
          <table:table-cell table:formula="of:=IF([.K100]=[.E100]; 1; 0)" office:value-type="float" office:value="1" calcext:value-type="float">
            <text:p>1</text:p>
          </table:table-cell>
          <table:table-cell table:formula="of:=IF([.L100]=[.D10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.7" calcext:value-type="float">
            <text:p>17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01]&gt;=20; 1; 0)" office:value-type="float" office:value="0" calcext:value-type="float">
            <text:p>0</text:p>
          </table:table-cell>
          <table:table-cell table:formula="of:=IF([.C101]&lt;=5; 1; 0)" office:value-type="float" office:value="0" calcext:value-type="float">
            <text:p>0</text:p>
          </table:table-cell>
          <table:table-cell table:formula="of:=IF([.B101] &gt; [.B100]; [.I100] + 1; 0)" office:value-type="float" office:value="4" calcext:value-type="float">
            <text:p>4</text:p>
          </table:table-cell>
          <table:table-cell/>
          <table:table-cell table:formula="of:=IF([.K100]=0; 1; IF(COUNTIF([.K98:.K100]; [.K100])=3; IF([.K100]=5; IF([.C100]&gt;=20;0;5); [.K100]+1); IF([.K100]=5; IF([.C100]&gt;=20; 0; 5); [.K100])))" office:value-type="float" office:value="3" calcext:value-type="float">
            <text:p>3</text:p>
          </table:table-cell>
          <table:table-cell table:formula="of:=IF([.K101]=0; 0; IF([.K100] = 0; IF([.B101]&gt;=10; &quot;C&quot;; &quot;S&quot;); [.L100]))" office:value-type="string" office:string-value="S" calcext:value-type="string">
            <text:p>S</text:p>
          </table:table-cell>
          <table:table-cell table:formula="of:=IF([.K101]=[.E101]; 1; 0)" office:value-type="float" office:value="1" calcext:value-type="float">
            <text:p>1</text:p>
          </table:table-cell>
          <table:table-cell table:formula="of:=IF([.L101]=[.D10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.8" calcext:value-type="float">
            <text:p>20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02]&gt;=20; 1; 0)" office:value-type="float" office:value="1" calcext:value-type="float">
            <text:p>1</text:p>
          </table:table-cell>
          <table:table-cell table:formula="of:=IF([.C102]&lt;=5; 1; 0)" office:value-type="float" office:value="1" calcext:value-type="float">
            <text:p>1</text:p>
          </table:table-cell>
          <table:table-cell table:formula="of:=IF([.B102] &gt; [.B101]; [.I101] + 1; 0)" office:value-type="float" office:value="5" calcext:value-type="float">
            <text:p>5</text:p>
          </table:table-cell>
          <table:table-cell/>
          <table:table-cell table:formula="of:=IF([.K101]=0; 1; IF(COUNTIF([.K99:.K101]; [.K101])=3; IF([.K101]=5; IF([.C101]&gt;=20;0;5); [.K101]+1); IF([.K101]=5; IF([.C101]&gt;=20; 0; 5); [.K101])))" office:value-type="float" office:value="3" calcext:value-type="float">
            <text:p>3</text:p>
          </table:table-cell>
          <table:table-cell table:formula="of:=IF([.K102]=0; 0; IF([.K101] = 0; IF([.B102]&gt;=10; &quot;C&quot;; &quot;S&quot;); [.L101]))" office:value-type="string" office:string-value="S" calcext:value-type="string">
            <text:p>S</text:p>
          </table:table-cell>
          <table:table-cell table:formula="of:=IF([.K102]=[.E102]; 1; 0)" office:value-type="float" office:value="1" calcext:value-type="float">
            <text:p>1</text:p>
          </table:table-cell>
          <table:table-cell table:formula="of:=IF([.L102]=[.D10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.4" calcext:value-type="float">
            <text:p>22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03]&gt;=20; 1; 0)" office:value-type="float" office:value="1" calcext:value-type="float">
            <text:p>1</text:p>
          </table:table-cell>
          <table:table-cell table:formula="of:=IF([.C103]&lt;=5; 1; 0)" office:value-type="float" office:value="0" calcext:value-type="float">
            <text:p>0</text:p>
          </table:table-cell>
          <table:table-cell table:formula="of:=IF([.B103] &gt; [.B102]; [.I102] + 1; 0)" office:value-type="float" office:value="6" calcext:value-type="float">
            <text:p>6</text:p>
          </table:table-cell>
          <table:table-cell/>
          <table:table-cell table:formula="of:=IF([.K102]=0; 1; IF(COUNTIF([.K100:.K102]; [.K102])=3; IF([.K102]=5; IF([.C102]&gt;=20;0;5); [.K102]+1); IF([.K102]=5; IF([.C102]&gt;=20; 0; 5); [.K102])))" office:value-type="float" office:value="4" calcext:value-type="float">
            <text:p>4</text:p>
          </table:table-cell>
          <table:table-cell table:formula="of:=IF([.K103]=0; 0; IF([.K102] = 0; IF([.B103]&gt;=10; &quot;C&quot;; &quot;S&quot;); [.L102]))" office:value-type="string" office:string-value="S" calcext:value-type="string">
            <text:p>S</text:p>
          </table:table-cell>
          <table:table-cell table:formula="of:=IF([.K103]=[.E103]; 1; 0)" office:value-type="float" office:value="1" calcext:value-type="float">
            <text:p>1</text:p>
          </table:table-cell>
          <table:table-cell table:formula="of:=IF([.L103]=[.D10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.5" calcext:value-type="float">
            <text:p>22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04]&gt;=20; 1; 0)" office:value-type="float" office:value="1" calcext:value-type="float">
            <text:p>1</text:p>
          </table:table-cell>
          <table:table-cell table:formula="of:=IF([.C104]&lt;=5; 1; 0)" office:value-type="float" office:value="0" calcext:value-type="float">
            <text:p>0</text:p>
          </table:table-cell>
          <table:table-cell table:formula="of:=IF([.B104] &gt; [.B103]; [.I103] + 1; 0)" office:value-type="float" office:value="7" calcext:value-type="float">
            <text:p>7</text:p>
          </table:table-cell>
          <table:table-cell/>
          <table:table-cell table:formula="of:=IF([.K103]=0; 1; IF(COUNTIF([.K101:.K103]; [.K103])=3; IF([.K103]=5; IF([.C103]&gt;=20;0;5); [.K103]+1); IF([.K103]=5; IF([.C103]&gt;=20; 0; 5); [.K103])))" office:value-type="float" office:value="4" calcext:value-type="float">
            <text:p>4</text:p>
          </table:table-cell>
          <table:table-cell table:formula="of:=IF([.K104]=0; 0; IF([.K103] = 0; IF([.B104]&gt;=10; &quot;C&quot;; &quot;S&quot;); [.L103]))" office:value-type="string" office:string-value="S" calcext:value-type="string">
            <text:p>S</text:p>
          </table:table-cell>
          <table:table-cell table:formula="of:=IF([.K104]=[.E104]; 1; 0)" office:value-type="float" office:value="1" calcext:value-type="float">
            <text:p>1</text:p>
          </table:table-cell>
          <table:table-cell table:formula="of:=IF([.L104]=[.D10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.2" calcext:value-type="float">
            <text:p>21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05]&gt;=20; 1; 0)" office:value-type="float" office:value="1" calcext:value-type="float">
            <text:p>1</text:p>
          </table:table-cell>
          <table:table-cell table:formula="of:=IF([.C105]&lt;=5; 1; 0)" office:value-type="float" office:value="0" calcext:value-type="float">
            <text:p>0</text:p>
          </table:table-cell>
          <table:table-cell table:formula="of:=IF([.B105] &gt; [.B104]; [.I104] + 1; 0)" office:value-type="float" office:value="0" calcext:value-type="float">
            <text:p>0</text:p>
          </table:table-cell>
          <table:table-cell/>
          <table:table-cell table:formula="of:=IF([.K104]=0; 1; IF(COUNTIF([.K102:.K104]; [.K104])=3; IF([.K104]=5; IF([.C104]&gt;=20;0;5); [.K104]+1); IF([.K104]=5; IF([.C104]&gt;=20; 0; 5); [.K104])))" office:value-type="float" office:value="4" calcext:value-type="float">
            <text:p>4</text:p>
          </table:table-cell>
          <table:table-cell table:formula="of:=IF([.K105]=0; 0; IF([.K104] = 0; IF([.B105]&gt;=10; &quot;C&quot;; &quot;S&quot;); [.L104]))" office:value-type="string" office:string-value="S" calcext:value-type="string">
            <text:p>S</text:p>
          </table:table-cell>
          <table:table-cell table:formula="of:=IF([.K105]=[.E105]; 1; 0)" office:value-type="float" office:value="1" calcext:value-type="float">
            <text:p>1</text:p>
          </table:table-cell>
          <table:table-cell table:formula="of:=IF([.L105]=[.D10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5" calcext:value-type="float">
            <text:p>19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106]&gt;=20; 1; 0)" office:value-type="float" office:value="0" calcext:value-type="float">
            <text:p>0</text:p>
          </table:table-cell>
          <table:table-cell table:formula="of:=IF([.C106]&lt;=5; 1; 0)" office:value-type="float" office:value="0" calcext:value-type="float">
            <text:p>0</text:p>
          </table:table-cell>
          <table:table-cell table:formula="of:=IF([.B106] &gt; [.B105]; [.I105] + 1; 0)" office:value-type="float" office:value="0" calcext:value-type="float">
            <text:p>0</text:p>
          </table:table-cell>
          <table:table-cell/>
          <table:table-cell table:formula="of:=IF([.K105]=0; 1; IF(COUNTIF([.K103:.K105]; [.K105])=3; IF([.K105]=5; IF([.C105]&gt;=20;0;5); [.K105]+1); IF([.K105]=5; IF([.C105]&gt;=20; 0; 5); [.K105])))" office:value-type="float" office:value="5" calcext:value-type="float">
            <text:p>5</text:p>
          </table:table-cell>
          <table:table-cell table:formula="of:=IF([.K106]=0; 0; IF([.K105] = 0; IF([.B106]&gt;=10; &quot;C&quot;; &quot;S&quot;); [.L105]))" office:value-type="string" office:string-value="S" calcext:value-type="string">
            <text:p>S</text:p>
          </table:table-cell>
          <table:table-cell table:formula="of:=IF([.K106]=[.E106]; 1; 0)" office:value-type="float" office:value="1" calcext:value-type="float">
            <text:p>1</text:p>
          </table:table-cell>
          <table:table-cell table:formula="of:=IF([.L106]=[.D10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.1" calcext:value-type="float">
            <text:p>18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107]&gt;=20; 1; 0)" office:value-type="float" office:value="0" calcext:value-type="float">
            <text:p>0</text:p>
          </table:table-cell>
          <table:table-cell table:formula="of:=IF([.C107]&lt;=5; 1; 0)" office:value-type="float" office:value="1" calcext:value-type="float">
            <text:p>1</text:p>
          </table:table-cell>
          <table:table-cell table:formula="of:=IF([.B107] &gt; [.B106]; [.I106] + 1; 0)" office:value-type="float" office:value="0" calcext:value-type="float">
            <text:p>0</text:p>
          </table:table-cell>
          <table:table-cell/>
          <table:table-cell table:formula="of:=IF([.K106]=0; 1; IF(COUNTIF([.K104:.K106]; [.K106])=3; IF([.K106]=5; IF([.C106]&gt;=20;0;5); [.K106]+1); IF([.K106]=5; IF([.C106]&gt;=20; 0; 5); [.K106])))" office:value-type="float" office:value="0" calcext:value-type="float">
            <text:p>0</text:p>
          </table:table-cell>
          <table:table-cell table:formula="of:=IF([.K107]=0; 0; IF([.K106] = 0; IF([.B107]&gt;=10; &quot;C&quot;; &quot;S&quot;); [.L106]))" office:value-type="float" office:value="0" calcext:value-type="float">
            <text:p>0</text:p>
          </table:table-cell>
          <table:table-cell table:formula="of:=IF([.K107]=[.E107]; 1; 0)" office:value-type="float" office:value="1" calcext:value-type="float">
            <text:p>1</text:p>
          </table:table-cell>
          <table:table-cell table:formula="of:=IF([.L107]=[.D10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.8" calcext:value-type="float">
            <text:p>17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08]&gt;=20; 1; 0)" office:value-type="float" office:value="0" calcext:value-type="float">
            <text:p>0</text:p>
          </table:table-cell>
          <table:table-cell table:formula="of:=IF([.C108]&lt;=5; 1; 0)" office:value-type="float" office:value="1" calcext:value-type="float">
            <text:p>1</text:p>
          </table:table-cell>
          <table:table-cell table:formula="of:=IF([.B108] &gt; [.B107]; [.I107] + 1; 0)" office:value-type="float" office:value="0" calcext:value-type="float">
            <text:p>0</text:p>
          </table:table-cell>
          <table:table-cell/>
          <table:table-cell table:formula="of:=IF([.K107]=0; 1; IF(COUNTIF([.K105:.K107]; [.K107])=3; IF([.K107]=5; IF([.C107]&gt;=20;0;5); [.K107]+1); IF([.K107]=5; IF([.C107]&gt;=20; 0; 5); [.K107])))" office:value-type="float" office:value="1" calcext:value-type="float">
            <text:p>1</text:p>
          </table:table-cell>
          <table:table-cell table:formula="of:=IF([.K108]=0; 0; IF([.K107] = 0; IF([.B108]&gt;=10; &quot;C&quot;; &quot;S&quot;); [.L107]))" office:value-type="string" office:string-value="C" calcext:value-type="string">
            <text:p>C</text:p>
          </table:table-cell>
          <table:table-cell table:formula="of:=IF([.K108]=[.E108]; 1; 0)" office:value-type="float" office:value="1" calcext:value-type="float">
            <text:p>1</text:p>
          </table:table-cell>
          <table:table-cell table:formula="of:=IF([.L108]=[.D10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.9" calcext:value-type="float">
            <text:p>18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09]&gt;=20; 1; 0)" office:value-type="float" office:value="0" calcext:value-type="float">
            <text:p>0</text:p>
          </table:table-cell>
          <table:table-cell table:formula="of:=IF([.C109]&lt;=5; 1; 0)" office:value-type="float" office:value="1" calcext:value-type="float">
            <text:p>1</text:p>
          </table:table-cell>
          <table:table-cell table:formula="of:=IF([.B109] &gt; [.B108]; [.I108] + 1; 0)" office:value-type="float" office:value="1" calcext:value-type="float">
            <text:p>1</text:p>
          </table:table-cell>
          <table:table-cell/>
          <table:table-cell table:formula="of:=IF([.K108]=0; 1; IF(COUNTIF([.K106:.K108]; [.K108])=3; IF([.K108]=5; IF([.C108]&gt;=20;0;5); [.K108]+1); IF([.K108]=5; IF([.C108]&gt;=20; 0; 5); [.K108])))" office:value-type="float" office:value="1" calcext:value-type="float">
            <text:p>1</text:p>
          </table:table-cell>
          <table:table-cell table:formula="of:=IF([.K109]=0; 0; IF([.K108] = 0; IF([.B109]&gt;=10; &quot;C&quot;; &quot;S&quot;); [.L108]))" office:value-type="string" office:string-value="C" calcext:value-type="string">
            <text:p>C</text:p>
          </table:table-cell>
          <table:table-cell table:formula="of:=IF([.K109]=[.E109]; 1; 0)" office:value-type="float" office:value="1" calcext:value-type="float">
            <text:p>1</text:p>
          </table:table-cell>
          <table:table-cell table:formula="of:=IF([.L109]=[.D10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1.3" calcext:value-type="float">
            <text:p>2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10]&gt;=20; 1; 0)" office:value-type="float" office:value="1" calcext:value-type="float">
            <text:p>1</text:p>
          </table:table-cell>
          <table:table-cell table:formula="of:=IF([.C110]&lt;=5; 1; 0)" office:value-type="float" office:value="1" calcext:value-type="float">
            <text:p>1</text:p>
          </table:table-cell>
          <table:table-cell table:formula="of:=IF([.B110] &gt; [.B109]; [.I109] + 1; 0)" office:value-type="float" office:value="2" calcext:value-type="float">
            <text:p>2</text:p>
          </table:table-cell>
          <table:table-cell/>
          <table:table-cell table:formula="of:=IF([.K109]=0; 1; IF(COUNTIF([.K107:.K109]; [.K109])=3; IF([.K109]=5; IF([.C109]&gt;=20;0;5); [.K109]+1); IF([.K109]=5; IF([.C109]&gt;=20; 0; 5); [.K109])))" office:value-type="float" office:value="1" calcext:value-type="float">
            <text:p>1</text:p>
          </table:table-cell>
          <table:table-cell table:formula="of:=IF([.K110]=0; 0; IF([.K109] = 0; IF([.B110]&gt;=10; &quot;C&quot;; &quot;S&quot;); [.L109]))" office:value-type="string" office:string-value="C" calcext:value-type="string">
            <text:p>C</text:p>
          </table:table-cell>
          <table:table-cell table:formula="of:=IF([.K110]=[.E110]; 1; 0)" office:value-type="float" office:value="1" calcext:value-type="float">
            <text:p>1</text:p>
          </table:table-cell>
          <table:table-cell table:formula="of:=IF([.L110]=[.D11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.5" calcext:value-type="float">
            <text:p>24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11]&gt;=20; 1; 0)" office:value-type="float" office:value="1" calcext:value-type="float">
            <text:p>1</text:p>
          </table:table-cell>
          <table:table-cell table:formula="of:=IF([.C111]&lt;=5; 1; 0)" office:value-type="float" office:value="0" calcext:value-type="float">
            <text:p>0</text:p>
          </table:table-cell>
          <table:table-cell table:formula="of:=IF([.B111] &gt; [.B110]; [.I110] + 1; 0)" office:value-type="float" office:value="3" calcext:value-type="float">
            <text:p>3</text:p>
          </table:table-cell>
          <table:table-cell/>
          <table:table-cell table:formula="of:=IF([.K110]=0; 1; IF(COUNTIF([.K108:.K110]; [.K110])=3; IF([.K110]=5; IF([.C110]&gt;=20;0;5); [.K110]+1); IF([.K110]=5; IF([.C110]&gt;=20; 0; 5); [.K110])))" office:value-type="float" office:value="2" calcext:value-type="float">
            <text:p>2</text:p>
          </table:table-cell>
          <table:table-cell table:formula="of:=IF([.K111]=0; 0; IF([.K110] = 0; IF([.B111]&gt;=10; &quot;C&quot;; &quot;S&quot;); [.L110]))" office:value-type="string" office:string-value="C" calcext:value-type="string">
            <text:p>C</text:p>
          </table:table-cell>
          <table:table-cell table:formula="of:=IF([.K111]=[.E111]; 1; 0)" office:value-type="float" office:value="1" calcext:value-type="float">
            <text:p>1</text:p>
          </table:table-cell>
          <table:table-cell table:formula="of:=IF([.L111]=[.D11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.5" calcext:value-type="float">
            <text:p>27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12]&gt;=20; 1; 0)" office:value-type="float" office:value="1" calcext:value-type="float">
            <text:p>1</text:p>
          </table:table-cell>
          <table:table-cell table:formula="of:=IF([.C112]&lt;=5; 1; 0)" office:value-type="float" office:value="0" calcext:value-type="float">
            <text:p>0</text:p>
          </table:table-cell>
          <table:table-cell table:formula="of:=IF([.B112] &gt; [.B111]; [.I111] + 1; 0)" office:value-type="float" office:value="4" calcext:value-type="float">
            <text:p>4</text:p>
          </table:table-cell>
          <table:table-cell/>
          <table:table-cell table:formula="of:=IF([.K111]=0; 1; IF(COUNTIF([.K109:.K111]; [.K111])=3; IF([.K111]=5; IF([.C111]&gt;=20;0;5); [.K111]+1); IF([.K111]=5; IF([.C111]&gt;=20; 0; 5); [.K111])))" office:value-type="float" office:value="2" calcext:value-type="float">
            <text:p>2</text:p>
          </table:table-cell>
          <table:table-cell table:formula="of:=IF([.K112]=0; 0; IF([.K111] = 0; IF([.B112]&gt;=10; &quot;C&quot;; &quot;S&quot;); [.L111]))" office:value-type="string" office:string-value="C" calcext:value-type="string">
            <text:p>C</text:p>
          </table:table-cell>
          <table:table-cell table:formula="of:=IF([.K112]=[.E112]; 1; 0)" office:value-type="float" office:value="1" calcext:value-type="float">
            <text:p>1</text:p>
          </table:table-cell>
          <table:table-cell table:formula="of:=IF([.L112]=[.D11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.5" calcext:value-type="float">
            <text:p>29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13]&gt;=20; 1; 0)" office:value-type="float" office:value="1" calcext:value-type="float">
            <text:p>1</text:p>
          </table:table-cell>
          <table:table-cell table:formula="of:=IF([.C113]&lt;=5; 1; 0)" office:value-type="float" office:value="0" calcext:value-type="float">
            <text:p>0</text:p>
          </table:table-cell>
          <table:table-cell table:formula="of:=IF([.B113] &gt; [.B112]; [.I112] + 1; 0)" office:value-type="float" office:value="5" calcext:value-type="float">
            <text:p>5</text:p>
          </table:table-cell>
          <table:table-cell/>
          <table:table-cell table:formula="of:=IF([.K112]=0; 1; IF(COUNTIF([.K110:.K112]; [.K112])=3; IF([.K112]=5; IF([.C112]&gt;=20;0;5); [.K112]+1); IF([.K112]=5; IF([.C112]&gt;=20; 0; 5); [.K112])))" office:value-type="float" office:value="2" calcext:value-type="float">
            <text:p>2</text:p>
          </table:table-cell>
          <table:table-cell table:formula="of:=IF([.K113]=0; 0; IF([.K112] = 0; IF([.B113]&gt;=10; &quot;C&quot;; &quot;S&quot;); [.L112]))" office:value-type="string" office:string-value="C" calcext:value-type="string">
            <text:p>C</text:p>
          </table:table-cell>
          <table:table-cell table:formula="of:=IF([.K113]=[.E113]; 1; 0)" office:value-type="float" office:value="1" calcext:value-type="float">
            <text:p>1</text:p>
          </table:table-cell>
          <table:table-cell table:formula="of:=IF([.L113]=[.D11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.9" calcext:value-type="float">
            <text:p>2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14]&gt;=20; 1; 0)" office:value-type="float" office:value="1" calcext:value-type="float">
            <text:p>1</text:p>
          </table:table-cell>
          <table:table-cell table:formula="of:=IF([.C114]&lt;=5; 1; 0)" office:value-type="float" office:value="1" calcext:value-type="float">
            <text:p>1</text:p>
          </table:table-cell>
          <table:table-cell table:formula="of:=IF([.B114] &gt; [.B113]; [.I113] + 1; 0)" office:value-type="float" office:value="6" calcext:value-type="float">
            <text:p>6</text:p>
          </table:table-cell>
          <table:table-cell/>
          <table:table-cell table:formula="of:=IF([.K113]=0; 1; IF(COUNTIF([.K111:.K113]; [.K113])=3; IF([.K113]=5; IF([.C113]&gt;=20;0;5); [.K113]+1); IF([.K113]=5; IF([.C113]&gt;=20; 0; 5); [.K113])))" office:value-type="float" office:value="3" calcext:value-type="float">
            <text:p>3</text:p>
          </table:table-cell>
          <table:table-cell table:formula="of:=IF([.K114]=0; 0; IF([.K113] = 0; IF([.B114]&gt;=10; &quot;C&quot;; &quot;S&quot;); [.L113]))" office:value-type="string" office:string-value="C" calcext:value-type="string">
            <text:p>C</text:p>
          </table:table-cell>
          <table:table-cell table:formula="of:=IF([.K114]=[.E114]; 1; 0)" office:value-type="float" office:value="1" calcext:value-type="float">
            <text:p>1</text:p>
          </table:table-cell>
          <table:table-cell table:formula="of:=IF([.L114]=[.D11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8.6" calcext:value-type="float">
            <text:p>28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15]&gt;=20; 1; 0)" office:value-type="float" office:value="1" calcext:value-type="float">
            <text:p>1</text:p>
          </table:table-cell>
          <table:table-cell table:formula="of:=IF([.C115]&lt;=5; 1; 0)" office:value-type="float" office:value="0" calcext:value-type="float">
            <text:p>0</text:p>
          </table:table-cell>
          <table:table-cell table:formula="of:=IF([.B115] &gt; [.B114]; [.I114] + 1; 0)" office:value-type="float" office:value="0" calcext:value-type="float">
            <text:p>0</text:p>
          </table:table-cell>
          <table:table-cell/>
          <table:table-cell table:formula="of:=IF([.K114]=0; 1; IF(COUNTIF([.K112:.K114]; [.K114])=3; IF([.K114]=5; IF([.C114]&gt;=20;0;5); [.K114]+1); IF([.K114]=5; IF([.C114]&gt;=20; 0; 5); [.K114])))" office:value-type="float" office:value="3" calcext:value-type="float">
            <text:p>3</text:p>
          </table:table-cell>
          <table:table-cell table:formula="of:=IF([.K115]=0; 0; IF([.K114] = 0; IF([.B115]&gt;=10; &quot;C&quot;; &quot;S&quot;); [.L114]))" office:value-type="string" office:string-value="C" calcext:value-type="string">
            <text:p>C</text:p>
          </table:table-cell>
          <table:table-cell table:formula="of:=IF([.K115]=[.E115]; 1; 0)" office:value-type="float" office:value="1" calcext:value-type="float">
            <text:p>1</text:p>
          </table:table-cell>
          <table:table-cell table:formula="of:=IF([.L115]=[.D11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.9" calcext:value-type="float">
            <text:p>25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16]&gt;=20; 1; 0)" office:value-type="float" office:value="1" calcext:value-type="float">
            <text:p>1</text:p>
          </table:table-cell>
          <table:table-cell table:formula="of:=IF([.C116]&lt;=5; 1; 0)" office:value-type="float" office:value="0" calcext:value-type="float">
            <text:p>0</text:p>
          </table:table-cell>
          <table:table-cell table:formula="of:=IF([.B116] &gt; [.B115]; [.I115] + 1; 0)" office:value-type="float" office:value="0" calcext:value-type="float">
            <text:p>0</text:p>
          </table:table-cell>
          <table:table-cell/>
          <table:table-cell table:formula="of:=IF([.K115]=0; 1; IF(COUNTIF([.K113:.K115]; [.K115])=3; IF([.K115]=5; IF([.C115]&gt;=20;0;5); [.K115]+1); IF([.K115]=5; IF([.C115]&gt;=20; 0; 5); [.K115])))" office:value-type="float" office:value="3" calcext:value-type="float">
            <text:p>3</text:p>
          </table:table-cell>
          <table:table-cell table:formula="of:=IF([.K116]=0; 0; IF([.K115] = 0; IF([.B116]&gt;=10; &quot;C&quot;; &quot;S&quot;); [.L115]))" office:value-type="string" office:string-value="C" calcext:value-type="string">
            <text:p>C</text:p>
          </table:table-cell>
          <table:table-cell table:formula="of:=IF([.K116]=[.E116]; 1; 0)" office:value-type="float" office:value="1" calcext:value-type="float">
            <text:p>1</text:p>
          </table:table-cell>
          <table:table-cell table:formula="of:=IF([.L116]=[.D11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.6" calcext:value-type="float">
            <text:p>22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17]&gt;=20; 1; 0)" office:value-type="float" office:value="1" calcext:value-type="float">
            <text:p>1</text:p>
          </table:table-cell>
          <table:table-cell table:formula="of:=IF([.C117]&lt;=5; 1; 0)" office:value-type="float" office:value="0" calcext:value-type="float">
            <text:p>0</text:p>
          </table:table-cell>
          <table:table-cell table:formula="of:=IF([.B117] &gt; [.B116]; [.I116] + 1; 0)" office:value-type="float" office:value="0" calcext:value-type="float">
            <text:p>0</text:p>
          </table:table-cell>
          <table:table-cell/>
          <table:table-cell table:formula="of:=IF([.K116]=0; 1; IF(COUNTIF([.K114:.K116]; [.K116])=3; IF([.K116]=5; IF([.C116]&gt;=20;0;5); [.K116]+1); IF([.K116]=5; IF([.C116]&gt;=20; 0; 5); [.K116])))" office:value-type="float" office:value="4" calcext:value-type="float">
            <text:p>4</text:p>
          </table:table-cell>
          <table:table-cell table:formula="of:=IF([.K117]=0; 0; IF([.K116] = 0; IF([.B117]&gt;=10; &quot;C&quot;; &quot;S&quot;); [.L116]))" office:value-type="string" office:string-value="C" calcext:value-type="string">
            <text:p>C</text:p>
          </table:table-cell>
          <table:table-cell table:formula="of:=IF([.K117]=[.E117]; 1; 0)" office:value-type="float" office:value="1" calcext:value-type="float">
            <text:p>1</text:p>
          </table:table-cell>
          <table:table-cell table:formula="of:=IF([.L117]=[.D11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9.7" calcext:value-type="float">
            <text:p>19.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18]&gt;=20; 1; 0)" office:value-type="float" office:value="0" calcext:value-type="float">
            <text:p>0</text:p>
          </table:table-cell>
          <table:table-cell table:formula="of:=IF([.C118]&lt;=5; 1; 0)" office:value-type="float" office:value="0" calcext:value-type="float">
            <text:p>0</text:p>
          </table:table-cell>
          <table:table-cell table:formula="of:=IF([.B118] &gt; [.B117]; [.I117] + 1; 0)" office:value-type="float" office:value="0" calcext:value-type="float">
            <text:p>0</text:p>
          </table:table-cell>
          <table:table-cell/>
          <table:table-cell table:formula="of:=IF([.K117]=0; 1; IF(COUNTIF([.K115:.K117]; [.K117])=3; IF([.K117]=5; IF([.C117]&gt;=20;0;5); [.K117]+1); IF([.K117]=5; IF([.C117]&gt;=20; 0; 5); [.K117])))" office:value-type="float" office:value="4" calcext:value-type="float">
            <text:p>4</text:p>
          </table:table-cell>
          <table:table-cell table:formula="of:=IF([.K118]=0; 0; IF([.K117] = 0; IF([.B118]&gt;=10; &quot;C&quot;; &quot;S&quot;); [.L117]))" office:value-type="string" office:string-value="C" calcext:value-type="string">
            <text:p>C</text:p>
          </table:table-cell>
          <table:table-cell table:formula="of:=IF([.K118]=[.E118]; 1; 0)" office:value-type="float" office:value="1" calcext:value-type="float">
            <text:p>1</text:p>
          </table:table-cell>
          <table:table-cell table:formula="of:=IF([.L118]=[.D11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19]&gt;=20; 1; 0)" office:value-type="float" office:value="0" calcext:value-type="float">
            <text:p>0</text:p>
          </table:table-cell>
          <table:table-cell table:formula="of:=IF([.C119]&lt;=5; 1; 0)" office:value-type="float" office:value="1" calcext:value-type="float">
            <text:p>1</text:p>
          </table:table-cell>
          <table:table-cell table:formula="of:=IF([.B119] &gt; [.B118]; [.I118] + 1; 0)" office:value-type="float" office:value="0" calcext:value-type="float">
            <text:p>0</text:p>
          </table:table-cell>
          <table:table-cell/>
          <table:table-cell table:formula="of:=IF([.K118]=0; 1; IF(COUNTIF([.K116:.K118]; [.K118])=3; IF([.K118]=5; IF([.C118]&gt;=20;0;5); [.K118]+1); IF([.K118]=5; IF([.C118]&gt;=20; 0; 5); [.K118])))" office:value-type="float" office:value="4" calcext:value-type="float">
            <text:p>4</text:p>
          </table:table-cell>
          <table:table-cell table:formula="of:=IF([.K119]=0; 0; IF([.K118] = 0; IF([.B119]&gt;=10; &quot;C&quot;; &quot;S&quot;); [.L118]))" office:value-type="string" office:string-value="C" calcext:value-type="string">
            <text:p>C</text:p>
          </table:table-cell>
          <table:table-cell table:formula="of:=IF([.K119]=[.E119]; 1; 0)" office:value-type="float" office:value="1" calcext:value-type="float">
            <text:p>1</text:p>
          </table:table-cell>
          <table:table-cell table:formula="of:=IF([.L119]=[.D11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.3" calcext:value-type="float">
            <text:p>17.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120]&gt;=20; 1; 0)" office:value-type="float" office:value="0" calcext:value-type="float">
            <text:p>0</text:p>
          </table:table-cell>
          <table:table-cell table:formula="of:=IF([.C120]&lt;=5; 1; 0)" office:value-type="float" office:value="0" calcext:value-type="float">
            <text:p>0</text:p>
          </table:table-cell>
          <table:table-cell table:formula="of:=IF([.B120] &gt; [.B119]; [.I119] + 1; 0)" office:value-type="float" office:value="0" calcext:value-type="float">
            <text:p>0</text:p>
          </table:table-cell>
          <table:table-cell/>
          <table:table-cell table:formula="of:=IF([.K119]=0; 1; IF(COUNTIF([.K117:.K119]; [.K119])=3; IF([.K119]=5; IF([.C119]&gt;=20;0;5); [.K119]+1); IF([.K119]=5; IF([.C119]&gt;=20; 0; 5); [.K119])))" office:value-type="float" office:value="5" calcext:value-type="float">
            <text:p>5</text:p>
          </table:table-cell>
          <table:table-cell table:formula="of:=IF([.K120]=0; 0; IF([.K119] = 0; IF([.B120]&gt;=10; &quot;C&quot;; &quot;S&quot;); [.L119]))" office:value-type="string" office:string-value="C" calcext:value-type="string">
            <text:p>C</text:p>
          </table:table-cell>
          <table:table-cell table:formula="of:=IF([.K120]=[.E120]; 1; 0)" office:value-type="float" office:value="1" calcext:value-type="float">
            <text:p>1</text:p>
          </table:table-cell>
          <table:table-cell table:formula="of:=IF([.L120]=[.D12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.2" calcext:value-type="float">
            <text:p>18.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121]&gt;=20; 1; 0)" office:value-type="float" office:value="0" calcext:value-type="float">
            <text:p>0</text:p>
          </table:table-cell>
          <table:table-cell table:formula="of:=IF([.C121]&lt;=5; 1; 0)" office:value-type="float" office:value="1" calcext:value-type="float">
            <text:p>1</text:p>
          </table:table-cell>
          <table:table-cell table:formula="of:=IF([.B121] &gt; [.B120]; [.I120] + 1; 0)" office:value-type="float" office:value="1" calcext:value-type="float">
            <text:p>1</text:p>
          </table:table-cell>
          <table:table-cell/>
          <table:table-cell table:formula="of:=IF([.K120]=0; 1; IF(COUNTIF([.K118:.K120]; [.K120])=3; IF([.K120]=5; IF([.C120]&gt;=20;0;5); [.K120]+1); IF([.K120]=5; IF([.C120]&gt;=20; 0; 5); [.K120])))" office:value-type="float" office:value="0" calcext:value-type="float">
            <text:p>0</text:p>
          </table:table-cell>
          <table:table-cell table:formula="of:=IF([.K121]=0; 0; IF([.K120] = 0; IF([.B121]&gt;=10; &quot;C&quot;; &quot;S&quot;); [.L120]))" office:value-type="float" office:value="0" calcext:value-type="float">
            <text:p>0</text:p>
          </table:table-cell>
          <table:table-cell table:formula="of:=IF([.K121]=[.E121]; 1; 0)" office:value-type="float" office:value="1" calcext:value-type="float">
            <text:p>1</text:p>
          </table:table-cell>
          <table:table-cell table:formula="of:=IF([.L121]=[.D12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22]&gt;=20; 1; 0)" office:value-type="float" office:value="0" calcext:value-type="float">
            <text:p>0</text:p>
          </table:table-cell>
          <table:table-cell table:formula="of:=IF([.C122]&lt;=5; 1; 0)" office:value-type="float" office:value="1" calcext:value-type="float">
            <text:p>1</text:p>
          </table:table-cell>
          <table:table-cell table:formula="of:=IF([.B122] &gt; [.B121]; [.I121] + 1; 0)" office:value-type="float" office:value="2" calcext:value-type="float">
            <text:p>2</text:p>
          </table:table-cell>
          <table:table-cell/>
          <table:table-cell table:formula="of:=IF([.K121]=0; 1; IF(COUNTIF([.K119:.K121]; [.K121])=3; IF([.K121]=5; IF([.C121]&gt;=20;0;5); [.K121]+1); IF([.K121]=5; IF([.C121]&gt;=20; 0; 5); [.K121])))" office:value-type="float" office:value="1" calcext:value-type="float">
            <text:p>1</text:p>
          </table:table-cell>
          <table:table-cell table:formula="of:=IF([.K122]=0; 0; IF([.K121] = 0; IF([.B122]&gt;=10; &quot;C&quot;; &quot;S&quot;); [.L121]))" office:value-type="string" office:string-value="C" calcext:value-type="string">
            <text:p>C</text:p>
          </table:table-cell>
          <table:table-cell table:formula="of:=IF([.K122]=[.E122]; 1; 0)" office:value-type="float" office:value="1" calcext:value-type="float">
            <text:p>1</text:p>
          </table:table-cell>
          <table:table-cell table:formula="of:=IF([.L122]=[.D12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23]&gt;=20; 1; 0)" office:value-type="float" office:value="1" calcext:value-type="float">
            <text:p>1</text:p>
          </table:table-cell>
          <table:table-cell table:formula="of:=IF([.C123]&lt;=5; 1; 0)" office:value-type="float" office:value="1" calcext:value-type="float">
            <text:p>1</text:p>
          </table:table-cell>
          <table:table-cell table:formula="of:=IF([.B123] &gt; [.B122]; [.I122] + 1; 0)" office:value-type="float" office:value="3" calcext:value-type="float">
            <text:p>3</text:p>
          </table:table-cell>
          <table:table-cell/>
          <table:table-cell table:formula="of:=IF([.K122]=0; 1; IF(COUNTIF([.K120:.K122]; [.K122])=3; IF([.K122]=5; IF([.C122]&gt;=20;0;5); [.K122]+1); IF([.K122]=5; IF([.C122]&gt;=20; 0; 5); [.K122])))" office:value-type="float" office:value="1" calcext:value-type="float">
            <text:p>1</text:p>
          </table:table-cell>
          <table:table-cell table:formula="of:=IF([.K123]=0; 0; IF([.K122] = 0; IF([.B123]&gt;=10; &quot;C&quot;; &quot;S&quot;); [.L122]))" office:value-type="string" office:string-value="C" calcext:value-type="string">
            <text:p>C</text:p>
          </table:table-cell>
          <table:table-cell table:formula="of:=IF([.K123]=[.E123]; 1; 0)" office:value-type="float" office:value="1" calcext:value-type="float">
            <text:p>1</text:p>
          </table:table-cell>
          <table:table-cell table:formula="of:=IF([.L123]=[.D12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24]&gt;=20; 1; 0)" office:value-type="float" office:value="1" calcext:value-type="float">
            <text:p>1</text:p>
          </table:table-cell>
          <table:table-cell table:formula="of:=IF([.C124]&lt;=5; 1; 0)" office:value-type="float" office:value="0" calcext:value-type="float">
            <text:p>0</text:p>
          </table:table-cell>
          <table:table-cell table:formula="of:=IF([.B124] &gt; [.B123]; [.I123] + 1; 0)" office:value-type="float" office:value="4" calcext:value-type="float">
            <text:p>4</text:p>
          </table:table-cell>
          <table:table-cell/>
          <table:table-cell table:formula="of:=IF([.K123]=0; 1; IF(COUNTIF([.K121:.K123]; [.K123])=3; IF([.K123]=5; IF([.C123]&gt;=20;0;5); [.K123]+1); IF([.K123]=5; IF([.C123]&gt;=20; 0; 5); [.K123])))" office:value-type="float" office:value="1" calcext:value-type="float">
            <text:p>1</text:p>
          </table:table-cell>
          <table:table-cell table:formula="of:=IF([.K124]=0; 0; IF([.K123] = 0; IF([.B124]&gt;=10; &quot;C&quot;; &quot;S&quot;); [.L123]))" office:value-type="string" office:string-value="C" calcext:value-type="string">
            <text:p>C</text:p>
          </table:table-cell>
          <table:table-cell table:formula="of:=IF([.K124]=[.E124]; 1; 0)" office:value-type="float" office:value="1" calcext:value-type="float">
            <text:p>1</text:p>
          </table:table-cell>
          <table:table-cell table:formula="of:=IF([.L124]=[.D12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2" calcext:value-type="float">
            <text:p>21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25]&gt;=20; 1; 0)" office:value-type="float" office:value="1" calcext:value-type="float">
            <text:p>1</text:p>
          </table:table-cell>
          <table:table-cell table:formula="of:=IF([.C125]&lt;=5; 1; 0)" office:value-type="float" office:value="0" calcext:value-type="float">
            <text:p>0</text:p>
          </table:table-cell>
          <table:table-cell table:formula="of:=IF([.B125] &gt; [.B124]; [.I124] + 1; 0)" office:value-type="float" office:value="0" calcext:value-type="float">
            <text:p>0</text:p>
          </table:table-cell>
          <table:table-cell/>
          <table:table-cell table:formula="of:=IF([.K124]=0; 1; IF(COUNTIF([.K122:.K124]; [.K124])=3; IF([.K124]=5; IF([.C124]&gt;=20;0;5); [.K124]+1); IF([.K124]=5; IF([.C124]&gt;=20; 0; 5); [.K124])))" office:value-type="float" office:value="2" calcext:value-type="float">
            <text:p>2</text:p>
          </table:table-cell>
          <table:table-cell table:formula="of:=IF([.K125]=0; 0; IF([.K124] = 0; IF([.B125]&gt;=10; &quot;C&quot;; &quot;S&quot;); [.L124]))" office:value-type="string" office:string-value="C" calcext:value-type="string">
            <text:p>C</text:p>
          </table:table-cell>
          <table:table-cell table:formula="of:=IF([.K125]=[.E125]; 1; 0)" office:value-type="float" office:value="1" calcext:value-type="float">
            <text:p>1</text:p>
          </table:table-cell>
          <table:table-cell table:formula="of:=IF([.L125]=[.D12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.8" calcext:value-type="float">
            <text:p>18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26]&gt;=20; 1; 0)" office:value-type="float" office:value="0" calcext:value-type="float">
            <text:p>0</text:p>
          </table:table-cell>
          <table:table-cell table:formula="of:=IF([.C126]&lt;=5; 1; 0)" office:value-type="float" office:value="0" calcext:value-type="float">
            <text:p>0</text:p>
          </table:table-cell>
          <table:table-cell table:formula="of:=IF([.B126] &gt; [.B125]; [.I125] + 1; 0)" office:value-type="float" office:value="0" calcext:value-type="float">
            <text:p>0</text:p>
          </table:table-cell>
          <table:table-cell/>
          <table:table-cell table:formula="of:=IF([.K125]=0; 1; IF(COUNTIF([.K123:.K125]; [.K125])=3; IF([.K125]=5; IF([.C125]&gt;=20;0;5); [.K125]+1); IF([.K125]=5; IF([.C125]&gt;=20; 0; 5); [.K125])))" office:value-type="float" office:value="2" calcext:value-type="float">
            <text:p>2</text:p>
          </table:table-cell>
          <table:table-cell table:formula="of:=IF([.K126]=0; 0; IF([.K125] = 0; IF([.B126]&gt;=10; &quot;C&quot;; &quot;S&quot;); [.L125]))" office:value-type="string" office:string-value="C" calcext:value-type="string">
            <text:p>C</text:p>
          </table:table-cell>
          <table:table-cell table:formula="of:=IF([.K126]=[.E126]; 1; 0)" office:value-type="float" office:value="1" calcext:value-type="float">
            <text:p>1</text:p>
          </table:table-cell>
          <table:table-cell table:formula="of:=IF([.L126]=[.D12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.2" calcext:value-type="float">
            <text:p>15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27]&gt;=20; 1; 0)" office:value-type="float" office:value="0" calcext:value-type="float">
            <text:p>0</text:p>
          </table:table-cell>
          <table:table-cell table:formula="of:=IF([.C127]&lt;=5; 1; 0)" office:value-type="float" office:value="0" calcext:value-type="float">
            <text:p>0</text:p>
          </table:table-cell>
          <table:table-cell table:formula="of:=IF([.B127] &gt; [.B126]; [.I126] + 1; 0)" office:value-type="float" office:value="0" calcext:value-type="float">
            <text:p>0</text:p>
          </table:table-cell>
          <table:table-cell/>
          <table:table-cell table:formula="of:=IF([.K126]=0; 1; IF(COUNTIF([.K124:.K126]; [.K126])=3; IF([.K126]=5; IF([.C126]&gt;=20;0;5); [.K126]+1); IF([.K126]=5; IF([.C126]&gt;=20; 0; 5); [.K126])))" office:value-type="float" office:value="2" calcext:value-type="float">
            <text:p>2</text:p>
          </table:table-cell>
          <table:table-cell table:formula="of:=IF([.K127]=0; 0; IF([.K126] = 0; IF([.B127]&gt;=10; &quot;C&quot;; &quot;S&quot;); [.L126]))" office:value-type="string" office:string-value="C" calcext:value-type="string">
            <text:p>C</text:p>
          </table:table-cell>
          <table:table-cell table:formula="of:=IF([.K127]=[.E127]; 1; 0)" office:value-type="float" office:value="1" calcext:value-type="float">
            <text:p>1</text:p>
          </table:table-cell>
          <table:table-cell table:formula="of:=IF([.L127]=[.D12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.1" calcext:value-type="float">
            <text:p>11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28]&gt;=20; 1; 0)" office:value-type="float" office:value="0" calcext:value-type="float">
            <text:p>0</text:p>
          </table:table-cell>
          <table:table-cell table:formula="of:=IF([.C128]&lt;=5; 1; 0)" office:value-type="float" office:value="0" calcext:value-type="float">
            <text:p>0</text:p>
          </table:table-cell>
          <table:table-cell table:formula="of:=IF([.B128] &gt; [.B127]; [.I127] + 1; 0)" office:value-type="float" office:value="0" calcext:value-type="float">
            <text:p>0</text:p>
          </table:table-cell>
          <table:table-cell/>
          <table:table-cell table:formula="of:=IF([.K127]=0; 1; IF(COUNTIF([.K125:.K127]; [.K127])=3; IF([.K127]=5; IF([.C127]&gt;=20;0;5); [.K127]+1); IF([.K127]=5; IF([.C127]&gt;=20; 0; 5); [.K127])))" office:value-type="float" office:value="3" calcext:value-type="float">
            <text:p>3</text:p>
          </table:table-cell>
          <table:table-cell table:formula="of:=IF([.K128]=0; 0; IF([.K127] = 0; IF([.B128]&gt;=10; &quot;C&quot;; &quot;S&quot;); [.L127]))" office:value-type="string" office:string-value="C" calcext:value-type="string">
            <text:p>C</text:p>
          </table:table-cell>
          <table:table-cell table:formula="of:=IF([.K128]=[.E128]; 1; 0)" office:value-type="float" office:value="1" calcext:value-type="float">
            <text:p>1</text:p>
          </table:table-cell>
          <table:table-cell table:formula="of:=IF([.L128]=[.D12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29]&gt;=20; 1; 0)" office:value-type="float" office:value="0" calcext:value-type="float">
            <text:p>0</text:p>
          </table:table-cell>
          <table:table-cell table:formula="of:=IF([.C129]&lt;=5; 1; 0)" office:value-type="float" office:value="0" calcext:value-type="float">
            <text:p>0</text:p>
          </table:table-cell>
          <table:table-cell table:formula="of:=IF([.B129] &gt; [.B128]; [.I128] + 1; 0)" office:value-type="float" office:value="0" calcext:value-type="float">
            <text:p>0</text:p>
          </table:table-cell>
          <table:table-cell/>
          <table:table-cell table:formula="of:=IF([.K128]=0; 1; IF(COUNTIF([.K126:.K128]; [.K128])=3; IF([.K128]=5; IF([.C128]&gt;=20;0;5); [.K128]+1); IF([.K128]=5; IF([.C128]&gt;=20; 0; 5); [.K128])))" office:value-type="float" office:value="3" calcext:value-type="float">
            <text:p>3</text:p>
          </table:table-cell>
          <table:table-cell table:formula="of:=IF([.K129]=0; 0; IF([.K128] = 0; IF([.B129]&gt;=10; &quot;C&quot;; &quot;S&quot;); [.L128]))" office:value-type="string" office:string-value="C" calcext:value-type="string">
            <text:p>C</text:p>
          </table:table-cell>
          <table:table-cell table:formula="of:=IF([.K129]=[.E129]; 1; 0)" office:value-type="float" office:value="1" calcext:value-type="float">
            <text:p>1</text:p>
          </table:table-cell>
          <table:table-cell table:formula="of:=IF([.L129]=[.D12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2" calcext:value-type="float">
            <text:p>5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30]&gt;=20; 1; 0)" office:value-type="float" office:value="0" calcext:value-type="float">
            <text:p>0</text:p>
          </table:table-cell>
          <table:table-cell table:formula="of:=IF([.C130]&lt;=5; 1; 0)" office:value-type="float" office:value="1" calcext:value-type="float">
            <text:p>1</text:p>
          </table:table-cell>
          <table:table-cell table:formula="of:=IF([.B130] &gt; [.B129]; [.I129] + 1; 0)" office:value-type="float" office:value="0" calcext:value-type="float">
            <text:p>0</text:p>
          </table:table-cell>
          <table:table-cell/>
          <table:table-cell table:formula="of:=IF([.K129]=0; 1; IF(COUNTIF([.K127:.K129]; [.K129])=3; IF([.K129]=5; IF([.C129]&gt;=20;0;5); [.K129]+1); IF([.K129]=5; IF([.C129]&gt;=20; 0; 5); [.K129])))" office:value-type="float" office:value="3" calcext:value-type="float">
            <text:p>3</text:p>
          </table:table-cell>
          <table:table-cell table:formula="of:=IF([.K130]=0; 0; IF([.K129] = 0; IF([.B130]&gt;=10; &quot;C&quot;; &quot;S&quot;); [.L129]))" office:value-type="string" office:string-value="C" calcext:value-type="string">
            <text:p>C</text:p>
          </table:table-cell>
          <table:table-cell table:formula="of:=IF([.K130]=[.E130]; 1; 0)" office:value-type="float" office:value="1" calcext:value-type="float">
            <text:p>1</text:p>
          </table:table-cell>
          <table:table-cell table:formula="of:=IF([.L130]=[.D13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6" calcext:value-type="float">
            <text:p>4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31]&gt;=20; 1; 0)" office:value-type="float" office:value="0" calcext:value-type="float">
            <text:p>0</text:p>
          </table:table-cell>
          <table:table-cell table:formula="of:=IF([.C131]&lt;=5; 1; 0)" office:value-type="float" office:value="0" calcext:value-type="float">
            <text:p>0</text:p>
          </table:table-cell>
          <table:table-cell table:formula="of:=IF([.B131] &gt; [.B130]; [.I130] + 1; 0)" office:value-type="float" office:value="0" calcext:value-type="float">
            <text:p>0</text:p>
          </table:table-cell>
          <table:table-cell/>
          <table:table-cell table:formula="of:=IF([.K130]=0; 1; IF(COUNTIF([.K128:.K130]; [.K130])=3; IF([.K130]=5; IF([.C130]&gt;=20;0;5); [.K130]+1); IF([.K130]=5; IF([.C130]&gt;=20; 0; 5); [.K130])))" office:value-type="float" office:value="4" calcext:value-type="float">
            <text:p>4</text:p>
          </table:table-cell>
          <table:table-cell table:formula="of:=IF([.K131]=0; 0; IF([.K130] = 0; IF([.B131]&gt;=10; &quot;C&quot;; &quot;S&quot;); [.L130]))" office:value-type="string" office:string-value="C" calcext:value-type="string">
            <text:p>C</text:p>
          </table:table-cell>
          <table:table-cell table:formula="of:=IF([.K131]=[.E131]; 1; 0)" office:value-type="float" office:value="1" calcext:value-type="float">
            <text:p>1</text:p>
          </table:table-cell>
          <table:table-cell table:formula="of:=IF([.L131]=[.D13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32]&gt;=20; 1; 0)" office:value-type="float" office:value="0" calcext:value-type="float">
            <text:p>0</text:p>
          </table:table-cell>
          <table:table-cell table:formula="of:=IF([.C132]&lt;=5; 1; 0)" office:value-type="float" office:value="0" calcext:value-type="float">
            <text:p>0</text:p>
          </table:table-cell>
          <table:table-cell table:formula="of:=IF([.B132] &gt; [.B131]; [.I131] + 1; 0)" office:value-type="float" office:value="1" calcext:value-type="float">
            <text:p>1</text:p>
          </table:table-cell>
          <table:table-cell/>
          <table:table-cell table:formula="of:=IF([.K131]=0; 1; IF(COUNTIF([.K129:.K131]; [.K131])=3; IF([.K131]=5; IF([.C131]&gt;=20;0;5); [.K131]+1); IF([.K131]=5; IF([.C131]&gt;=20; 0; 5); [.K131])))" office:value-type="float" office:value="4" calcext:value-type="float">
            <text:p>4</text:p>
          </table:table-cell>
          <table:table-cell table:formula="of:=IF([.K132]=0; 0; IF([.K131] = 0; IF([.B132]&gt;=10; &quot;C&quot;; &quot;S&quot;); [.L131]))" office:value-type="string" office:string-value="C" calcext:value-type="string">
            <text:p>C</text:p>
          </table:table-cell>
          <table:table-cell table:formula="of:=IF([.K132]=[.E132]; 1; 0)" office:value-type="float" office:value="1" calcext:value-type="float">
            <text:p>1</text:p>
          </table:table-cell>
          <table:table-cell table:formula="of:=IF([.L132]=[.D13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3" calcext:value-type="float">
            <text:p>7.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33]&gt;=20; 1; 0)" office:value-type="float" office:value="0" calcext:value-type="float">
            <text:p>0</text:p>
          </table:table-cell>
          <table:table-cell table:formula="of:=IF([.C133]&lt;=5; 1; 0)" office:value-type="float" office:value="0" calcext:value-type="float">
            <text:p>0</text:p>
          </table:table-cell>
          <table:table-cell table:formula="of:=IF([.B133] &gt; [.B132]; [.I132] + 1; 0)" office:value-type="float" office:value="2" calcext:value-type="float">
            <text:p>2</text:p>
          </table:table-cell>
          <table:table-cell/>
          <table:table-cell table:formula="of:=IF([.K132]=0; 1; IF(COUNTIF([.K130:.K132]; [.K132])=3; IF([.K132]=5; IF([.C132]&gt;=20;0;5); [.K132]+1); IF([.K132]=5; IF([.C132]&gt;=20; 0; 5); [.K132])))" office:value-type="float" office:value="4" calcext:value-type="float">
            <text:p>4</text:p>
          </table:table-cell>
          <table:table-cell table:formula="of:=IF([.K133]=0; 0; IF([.K132] = 0; IF([.B133]&gt;=10; &quot;C&quot;; &quot;S&quot;); [.L132]))" office:value-type="string" office:string-value="C" calcext:value-type="string">
            <text:p>C</text:p>
          </table:table-cell>
          <table:table-cell table:formula="of:=IF([.K133]=[.E133]; 1; 0)" office:value-type="float" office:value="1" calcext:value-type="float">
            <text:p>1</text:p>
          </table:table-cell>
          <table:table-cell table:formula="of:=IF([.L133]=[.D13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.3" calcext:value-type="float">
            <text:p>9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134]&gt;=20; 1; 0)" office:value-type="float" office:value="0" calcext:value-type="float">
            <text:p>0</text:p>
          </table:table-cell>
          <table:table-cell table:formula="of:=IF([.C134]&lt;=5; 1; 0)" office:value-type="float" office:value="0" calcext:value-type="float">
            <text:p>0</text:p>
          </table:table-cell>
          <table:table-cell table:formula="of:=IF([.B134] &gt; [.B133]; [.I133] + 1; 0)" office:value-type="float" office:value="3" calcext:value-type="float">
            <text:p>3</text:p>
          </table:table-cell>
          <table:table-cell/>
          <table:table-cell table:formula="of:=IF([.K133]=0; 1; IF(COUNTIF([.K131:.K133]; [.K133])=3; IF([.K133]=5; IF([.C133]&gt;=20;0;5); [.K133]+1); IF([.K133]=5; IF([.C133]&gt;=20; 0; 5); [.K133])))" office:value-type="float" office:value="5" calcext:value-type="float">
            <text:p>5</text:p>
          </table:table-cell>
          <table:table-cell table:formula="of:=IF([.K134]=0; 0; IF([.K133] = 0; IF([.B134]&gt;=10; &quot;C&quot;; &quot;S&quot;); [.L133]))" office:value-type="string" office:string-value="C" calcext:value-type="string">
            <text:p>C</text:p>
          </table:table-cell>
          <table:table-cell table:formula="of:=IF([.K134]=[.E134]; 1; 0)" office:value-type="float" office:value="1" calcext:value-type="float">
            <text:p>1</text:p>
          </table:table-cell>
          <table:table-cell table:formula="of:=IF([.L134]=[.D13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5" calcext:value-type="float">
            <text:p>10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135]&gt;=20; 1; 0)" office:value-type="float" office:value="0" calcext:value-type="float">
            <text:p>0</text:p>
          </table:table-cell>
          <table:table-cell table:formula="of:=IF([.C135]&lt;=5; 1; 0)" office:value-type="float" office:value="0" calcext:value-type="float">
            <text:p>0</text:p>
          </table:table-cell>
          <table:table-cell table:formula="of:=IF([.B135] &gt; [.B134]; [.I134] + 1; 0)" office:value-type="float" office:value="4" calcext:value-type="float">
            <text:p>4</text:p>
          </table:table-cell>
          <table:table-cell/>
          <table:table-cell table:formula="of:=IF([.K134]=0; 1; IF(COUNTIF([.K132:.K134]; [.K134])=3; IF([.K134]=5; IF([.C134]&gt;=20;0;5); [.K134]+1); IF([.K134]=5; IF([.C134]&gt;=20; 0; 5); [.K134])))" office:value-type="float" office:value="5" calcext:value-type="float">
            <text:p>5</text:p>
          </table:table-cell>
          <table:table-cell table:formula="of:=IF([.K135]=0; 0; IF([.K134] = 0; IF([.B135]&gt;=10; &quot;C&quot;; &quot;S&quot;); [.L134]))" office:value-type="string" office:string-value="C" calcext:value-type="string">
            <text:p>C</text:p>
          </table:table-cell>
          <table:table-cell table:formula="of:=IF([.K135]=[.E135]; 1; 0)" office:value-type="float" office:value="1" calcext:value-type="float">
            <text:p>1</text:p>
          </table:table-cell>
          <table:table-cell table:formula="of:=IF([.L135]=[.D13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4" calcext:value-type="float">
            <text:p>10.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136]&gt;=20; 1; 0)" office:value-type="float" office:value="0" calcext:value-type="float">
            <text:p>0</text:p>
          </table:table-cell>
          <table:table-cell table:formula="of:=IF([.C136]&lt;=5; 1; 0)" office:value-type="float" office:value="1" calcext:value-type="float">
            <text:p>1</text:p>
          </table:table-cell>
          <table:table-cell table:formula="of:=IF([.B136] &gt; [.B135]; [.I135] + 1; 0)" office:value-type="float" office:value="0" calcext:value-type="float">
            <text:p>0</text:p>
          </table:table-cell>
          <table:table-cell/>
          <table:table-cell table:formula="of:=IF([.K135]=0; 1; IF(COUNTIF([.K133:.K135]; [.K135])=3; IF([.K135]=5; IF([.C135]&gt;=20;0;5); [.K135]+1); IF([.K135]=5; IF([.C135]&gt;=20; 0; 5); [.K135])))" office:value-type="float" office:value="0" calcext:value-type="float">
            <text:p>0</text:p>
          </table:table-cell>
          <table:table-cell table:formula="of:=IF([.K136]=0; 0; IF([.K135] = 0; IF([.B136]&gt;=10; &quot;C&quot;; &quot;S&quot;); [.L135]))" office:value-type="float" office:value="0" calcext:value-type="float">
            <text:p>0</text:p>
          </table:table-cell>
          <table:table-cell table:formula="of:=IF([.K136]=[.E136]; 1; 0)" office:value-type="float" office:value="1" calcext:value-type="float">
            <text:p>1</text:p>
          </table:table-cell>
          <table:table-cell table:formula="of:=IF([.L136]=[.D13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37]&gt;=20; 1; 0)" office:value-type="float" office:value="0" calcext:value-type="float">
            <text:p>0</text:p>
          </table:table-cell>
          <table:table-cell table:formula="of:=IF([.C137]&lt;=5; 1; 0)" office:value-type="float" office:value="1" calcext:value-type="float">
            <text:p>1</text:p>
          </table:table-cell>
          <table:table-cell table:formula="of:=IF([.B137] &gt; [.B136]; [.I136] + 1; 0)" office:value-type="float" office:value="0" calcext:value-type="float">
            <text:p>0</text:p>
          </table:table-cell>
          <table:table-cell/>
          <table:table-cell table:formula="of:=IF([.K136]=0; 1; IF(COUNTIF([.K134:.K136]; [.K136])=3; IF([.K136]=5; IF([.C136]&gt;=20;0;5); [.K136]+1); IF([.K136]=5; IF([.C136]&gt;=20; 0; 5); [.K136])))" office:value-type="float" office:value="1" calcext:value-type="float">
            <text:p>1</text:p>
          </table:table-cell>
          <table:table-cell table:formula="of:=IF([.K137]=0; 0; IF([.K136] = 0; IF([.B137]&gt;=10; &quot;C&quot;; &quot;S&quot;); [.L136]))" office:value-type="string" office:string-value="S" calcext:value-type="string">
            <text:p>S</text:p>
          </table:table-cell>
          <table:table-cell table:formula="of:=IF([.K137]=[.E137]; 1; 0)" office:value-type="float" office:value="1" calcext:value-type="float">
            <text:p>1</text:p>
          </table:table-cell>
          <table:table-cell table:formula="of:=IF([.L137]=[.D13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4" calcext:value-type="float">
            <text:p>6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38]&gt;=20; 1; 0)" office:value-type="float" office:value="0" calcext:value-type="float">
            <text:p>0</text:p>
          </table:table-cell>
          <table:table-cell table:formula="of:=IF([.C138]&lt;=5; 1; 0)" office:value-type="float" office:value="1" calcext:value-type="float">
            <text:p>1</text:p>
          </table:table-cell>
          <table:table-cell table:formula="of:=IF([.B138] &gt; [.B137]; [.I137] + 1; 0)" office:value-type="float" office:value="0" calcext:value-type="float">
            <text:p>0</text:p>
          </table:table-cell>
          <table:table-cell/>
          <table:table-cell table:formula="of:=IF([.K137]=0; 1; IF(COUNTIF([.K135:.K137]; [.K137])=3; IF([.K137]=5; IF([.C137]&gt;=20;0;5); [.K137]+1); IF([.K137]=5; IF([.C137]&gt;=20; 0; 5); [.K137])))" office:value-type="float" office:value="1" calcext:value-type="float">
            <text:p>1</text:p>
          </table:table-cell>
          <table:table-cell table:formula="of:=IF([.K138]=0; 0; IF([.K137] = 0; IF([.B138]&gt;=10; &quot;C&quot;; &quot;S&quot;); [.L137]))" office:value-type="string" office:string-value="S" calcext:value-type="string">
            <text:p>S</text:p>
          </table:table-cell>
          <table:table-cell table:formula="of:=IF([.K138]=[.E138]; 1; 0)" office:value-type="float" office:value="1" calcext:value-type="float">
            <text:p>1</text:p>
          </table:table-cell>
          <table:table-cell table:formula="of:=IF([.L138]=[.D13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6" calcext:value-type="float">
            <text:p>3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39]&gt;=20; 1; 0)" office:value-type="float" office:value="0" calcext:value-type="float">
            <text:p>0</text:p>
          </table:table-cell>
          <table:table-cell table:formula="of:=IF([.C139]&lt;=5; 1; 0)" office:value-type="float" office:value="1" calcext:value-type="float">
            <text:p>1</text:p>
          </table:table-cell>
          <table:table-cell table:formula="of:=IF([.B139] &gt; [.B138]; [.I138] + 1; 0)" office:value-type="float" office:value="0" calcext:value-type="float">
            <text:p>0</text:p>
          </table:table-cell>
          <table:table-cell/>
          <table:table-cell table:formula="of:=IF([.K138]=0; 1; IF(COUNTIF([.K136:.K138]; [.K138])=3; IF([.K138]=5; IF([.C138]&gt;=20;0;5); [.K138]+1); IF([.K138]=5; IF([.C138]&gt;=20; 0; 5); [.K138])))" office:value-type="float" office:value="1" calcext:value-type="float">
            <text:p>1</text:p>
          </table:table-cell>
          <table:table-cell table:formula="of:=IF([.K139]=0; 0; IF([.K138] = 0; IF([.B139]&gt;=10; &quot;C&quot;; &quot;S&quot;); [.L138]))" office:value-type="string" office:string-value="S" calcext:value-type="string">
            <text:p>S</text:p>
          </table:table-cell>
          <table:table-cell table:formula="of:=IF([.K139]=[.E139]; 1; 0)" office:value-type="float" office:value="1" calcext:value-type="float">
            <text:p>1</text:p>
          </table:table-cell>
          <table:table-cell table:formula="of:=IF([.L139]=[.D13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40]&gt;=20; 1; 0)" office:value-type="float" office:value="0" calcext:value-type="float">
            <text:p>0</text:p>
          </table:table-cell>
          <table:table-cell table:formula="of:=IF([.C140]&lt;=5; 1; 0)" office:value-type="float" office:value="1" calcext:value-type="float">
            <text:p>1</text:p>
          </table:table-cell>
          <table:table-cell table:formula="of:=IF([.B140] &gt; [.B139]; [.I139] + 1; 0)" office:value-type="float" office:value="0" calcext:value-type="float">
            <text:p>0</text:p>
          </table:table-cell>
          <table:table-cell/>
          <table:table-cell table:formula="of:=IF([.K139]=0; 1; IF(COUNTIF([.K137:.K139]; [.K139])=3; IF([.K139]=5; IF([.C139]&gt;=20;0;5); [.K139]+1); IF([.K139]=5; IF([.C139]&gt;=20; 0; 5); [.K139])))" office:value-type="float" office:value="2" calcext:value-type="float">
            <text:p>2</text:p>
          </table:table-cell>
          <table:table-cell table:formula="of:=IF([.K140]=0; 0; IF([.K139] = 0; IF([.B140]&gt;=10; &quot;C&quot;; &quot;S&quot;); [.L139]))" office:value-type="string" office:string-value="S" calcext:value-type="string">
            <text:p>S</text:p>
          </table:table-cell>
          <table:table-cell table:formula="of:=IF([.K140]=[.E140]; 1; 0)" office:value-type="float" office:value="1" calcext:value-type="float">
            <text:p>1</text:p>
          </table:table-cell>
          <table:table-cell table:formula="of:=IF([.L140]=[.D14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41]&gt;=20; 1; 0)" office:value-type="float" office:value="0" calcext:value-type="float">
            <text:p>0</text:p>
          </table:table-cell>
          <table:table-cell table:formula="of:=IF([.C141]&lt;=5; 1; 0)" office:value-type="float" office:value="1" calcext:value-type="float">
            <text:p>1</text:p>
          </table:table-cell>
          <table:table-cell table:formula="of:=IF([.B141] &gt; [.B140]; [.I140] + 1; 0)" office:value-type="float" office:value="0" calcext:value-type="float">
            <text:p>0</text:p>
          </table:table-cell>
          <table:table-cell/>
          <table:table-cell table:formula="of:=IF([.K140]=0; 1; IF(COUNTIF([.K138:.K140]; [.K140])=3; IF([.K140]=5; IF([.C140]&gt;=20;0;5); [.K140]+1); IF([.K140]=5; IF([.C140]&gt;=20; 0; 5); [.K140])))" office:value-type="float" office:value="2" calcext:value-type="float">
            <text:p>2</text:p>
          </table:table-cell>
          <table:table-cell table:formula="of:=IF([.K141]=0; 0; IF([.K140] = 0; IF([.B141]&gt;=10; &quot;C&quot;; &quot;S&quot;); [.L140]))" office:value-type="string" office:string-value="S" calcext:value-type="string">
            <text:p>S</text:p>
          </table:table-cell>
          <table:table-cell table:formula="of:=IF([.K141]=[.E141]; 1; 0)" office:value-type="float" office:value="1" calcext:value-type="float">
            <text:p>1</text:p>
          </table:table-cell>
          <table:table-cell table:formula="of:=IF([.L141]=[.D14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42]&gt;=20; 1; 0)" office:value-type="float" office:value="0" calcext:value-type="float">
            <text:p>0</text:p>
          </table:table-cell>
          <table:table-cell table:formula="of:=IF([.C142]&lt;=5; 1; 0)" office:value-type="float" office:value="1" calcext:value-type="float">
            <text:p>1</text:p>
          </table:table-cell>
          <table:table-cell table:formula="of:=IF([.B142] &gt; [.B141]; [.I141] + 1; 0)" office:value-type="float" office:value="1" calcext:value-type="float">
            <text:p>1</text:p>
          </table:table-cell>
          <table:table-cell/>
          <table:table-cell table:formula="of:=IF([.K141]=0; 1; IF(COUNTIF([.K139:.K141]; [.K141])=3; IF([.K141]=5; IF([.C141]&gt;=20;0;5); [.K141]+1); IF([.K141]=5; IF([.C141]&gt;=20; 0; 5); [.K141])))" office:value-type="float" office:value="2" calcext:value-type="float">
            <text:p>2</text:p>
          </table:table-cell>
          <table:table-cell table:formula="of:=IF([.K142]=0; 0; IF([.K141] = 0; IF([.B142]&gt;=10; &quot;C&quot;; &quot;S&quot;); [.L141]))" office:value-type="string" office:string-value="S" calcext:value-type="string">
            <text:p>S</text:p>
          </table:table-cell>
          <table:table-cell table:formula="of:=IF([.K142]=[.E142]; 1; 0)" office:value-type="float" office:value="1" calcext:value-type="float">
            <text:p>1</text:p>
          </table:table-cell>
          <table:table-cell table:formula="of:=IF([.L142]=[.D14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43]&gt;=20; 1; 0)" office:value-type="float" office:value="0" calcext:value-type="float">
            <text:p>0</text:p>
          </table:table-cell>
          <table:table-cell table:formula="of:=IF([.C143]&lt;=5; 1; 0)" office:value-type="float" office:value="1" calcext:value-type="float">
            <text:p>1</text:p>
          </table:table-cell>
          <table:table-cell table:formula="of:=IF([.B143] &gt; [.B142]; [.I142] + 1; 0)" office:value-type="float" office:value="2" calcext:value-type="float">
            <text:p>2</text:p>
          </table:table-cell>
          <table:table-cell/>
          <table:table-cell table:formula="of:=IF([.K142]=0; 1; IF(COUNTIF([.K140:.K142]; [.K142])=3; IF([.K142]=5; IF([.C142]&gt;=20;0;5); [.K142]+1); IF([.K142]=5; IF([.C142]&gt;=20; 0; 5); [.K142])))" office:value-type="float" office:value="3" calcext:value-type="float">
            <text:p>3</text:p>
          </table:table-cell>
          <table:table-cell table:formula="of:=IF([.K143]=0; 0; IF([.K142] = 0; IF([.B143]&gt;=10; &quot;C&quot;; &quot;S&quot;); [.L142]))" office:value-type="string" office:string-value="S" calcext:value-type="string">
            <text:p>S</text:p>
          </table:table-cell>
          <table:table-cell table:formula="of:=IF([.K143]=[.E143]; 1; 0)" office:value-type="float" office:value="1" calcext:value-type="float">
            <text:p>1</text:p>
          </table:table-cell>
          <table:table-cell table:formula="of:=IF([.L143]=[.D14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3" calcext:value-type="float">
            <text:p>7.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44]&gt;=20; 1; 0)" office:value-type="float" office:value="0" calcext:value-type="float">
            <text:p>0</text:p>
          </table:table-cell>
          <table:table-cell table:formula="of:=IF([.C144]&lt;=5; 1; 0)" office:value-type="float" office:value="0" calcext:value-type="float">
            <text:p>0</text:p>
          </table:table-cell>
          <table:table-cell table:formula="of:=IF([.B144] &gt; [.B143]; [.I143] + 1; 0)" office:value-type="float" office:value="3" calcext:value-type="float">
            <text:p>3</text:p>
          </table:table-cell>
          <table:table-cell/>
          <table:table-cell table:formula="of:=IF([.K143]=0; 1; IF(COUNTIF([.K141:.K143]; [.K143])=3; IF([.K143]=5; IF([.C143]&gt;=20;0;5); [.K143]+1); IF([.K143]=5; IF([.C143]&gt;=20; 0; 5); [.K143])))" office:value-type="float" office:value="3" calcext:value-type="float">
            <text:p>3</text:p>
          </table:table-cell>
          <table:table-cell table:formula="of:=IF([.K144]=0; 0; IF([.K143] = 0; IF([.B144]&gt;=10; &quot;C&quot;; &quot;S&quot;); [.L143]))" office:value-type="string" office:string-value="S" calcext:value-type="string">
            <text:p>S</text:p>
          </table:table-cell>
          <table:table-cell table:formula="of:=IF([.K144]=[.E144]; 1; 0)" office:value-type="float" office:value="1" calcext:value-type="float">
            <text:p>1</text:p>
          </table:table-cell>
          <table:table-cell table:formula="of:=IF([.L144]=[.D14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.9" calcext:value-type="float">
            <text:p>10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45]&gt;=20; 1; 0)" office:value-type="float" office:value="0" calcext:value-type="float">
            <text:p>0</text:p>
          </table:table-cell>
          <table:table-cell table:formula="of:=IF([.C145]&lt;=5; 1; 0)" office:value-type="float" office:value="0" calcext:value-type="float">
            <text:p>0</text:p>
          </table:table-cell>
          <table:table-cell table:formula="of:=IF([.B145] &gt; [.B144]; [.I144] + 1; 0)" office:value-type="float" office:value="4" calcext:value-type="float">
            <text:p>4</text:p>
          </table:table-cell>
          <table:table-cell/>
          <table:table-cell table:formula="of:=IF([.K144]=0; 1; IF(COUNTIF([.K142:.K144]; [.K144])=3; IF([.K144]=5; IF([.C144]&gt;=20;0;5); [.K144]+1); IF([.K144]=5; IF([.C144]&gt;=20; 0; 5); [.K144])))" office:value-type="float" office:value="3" calcext:value-type="float">
            <text:p>3</text:p>
          </table:table-cell>
          <table:table-cell table:formula="of:=IF([.K145]=0; 0; IF([.K144] = 0; IF([.B145]&gt;=10; &quot;C&quot;; &quot;S&quot;); [.L144]))" office:value-type="string" office:string-value="S" calcext:value-type="string">
            <text:p>S</text:p>
          </table:table-cell>
          <table:table-cell table:formula="of:=IF([.K145]=[.E145]; 1; 0)" office:value-type="float" office:value="1" calcext:value-type="float">
            <text:p>1</text:p>
          </table:table-cell>
          <table:table-cell table:formula="of:=IF([.L145]=[.D14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7" calcext:value-type="float">
            <text:p>13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46]&gt;=20; 1; 0)" office:value-type="float" office:value="0" calcext:value-type="float">
            <text:p>0</text:p>
          </table:table-cell>
          <table:table-cell table:formula="of:=IF([.C146]&lt;=5; 1; 0)" office:value-type="float" office:value="0" calcext:value-type="float">
            <text:p>0</text:p>
          </table:table-cell>
          <table:table-cell table:formula="of:=IF([.B146] &gt; [.B145]; [.I145] + 1; 0)" office:value-type="float" office:value="5" calcext:value-type="float">
            <text:p>5</text:p>
          </table:table-cell>
          <table:table-cell/>
          <table:table-cell table:formula="of:=IF([.K145]=0; 1; IF(COUNTIF([.K143:.K145]; [.K145])=3; IF([.K145]=5; IF([.C145]&gt;=20;0;5); [.K145]+1); IF([.K145]=5; IF([.C145]&gt;=20; 0; 5); [.K145])))" office:value-type="float" office:value="4" calcext:value-type="float">
            <text:p>4</text:p>
          </table:table-cell>
          <table:table-cell table:formula="of:=IF([.K146]=0; 0; IF([.K145] = 0; IF([.B146]&gt;=10; &quot;C&quot;; &quot;S&quot;); [.L145]))" office:value-type="string" office:string-value="S" calcext:value-type="string">
            <text:p>S</text:p>
          </table:table-cell>
          <table:table-cell table:formula="of:=IF([.K146]=[.E146]; 1; 0)" office:value-type="float" office:value="1" calcext:value-type="float">
            <text:p>1</text:p>
          </table:table-cell>
          <table:table-cell table:formula="of:=IF([.L146]=[.D14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.1" calcext:value-type="float">
            <text:p>15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47]&gt;=20; 1; 0)" office:value-type="float" office:value="0" calcext:value-type="float">
            <text:p>0</text:p>
          </table:table-cell>
          <table:table-cell table:formula="of:=IF([.C147]&lt;=5; 1; 0)" office:value-type="float" office:value="0" calcext:value-type="float">
            <text:p>0</text:p>
          </table:table-cell>
          <table:table-cell table:formula="of:=IF([.B147] &gt; [.B146]; [.I146] + 1; 0)" office:value-type="float" office:value="6" calcext:value-type="float">
            <text:p>6</text:p>
          </table:table-cell>
          <table:table-cell/>
          <table:table-cell table:formula="of:=IF([.K146]=0; 1; IF(COUNTIF([.K144:.K146]; [.K146])=3; IF([.K146]=5; IF([.C146]&gt;=20;0;5); [.K146]+1); IF([.K146]=5; IF([.C146]&gt;=20; 0; 5); [.K146])))" office:value-type="float" office:value="4" calcext:value-type="float">
            <text:p>4</text:p>
          </table:table-cell>
          <table:table-cell table:formula="of:=IF([.K147]=0; 0; IF([.K146] = 0; IF([.B147]&gt;=10; &quot;C&quot;; &quot;S&quot;); [.L146]))" office:value-type="string" office:string-value="S" calcext:value-type="string">
            <text:p>S</text:p>
          </table:table-cell>
          <table:table-cell table:formula="of:=IF([.K147]=[.E147]; 1; 0)" office:value-type="float" office:value="1" calcext:value-type="float">
            <text:p>1</text:p>
          </table:table-cell>
          <table:table-cell table:formula="of:=IF([.L147]=[.D14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.1" calcext:value-type="float">
            <text:p>15.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48]&gt;=20; 1; 0)" office:value-type="float" office:value="0" calcext:value-type="float">
            <text:p>0</text:p>
          </table:table-cell>
          <table:table-cell table:formula="of:=IF([.C148]&lt;=5; 1; 0)" office:value-type="float" office:value="0" calcext:value-type="float">
            <text:p>0</text:p>
          </table:table-cell>
          <table:table-cell table:formula="of:=IF([.B148] &gt; [.B147]; [.I147] + 1; 0)" office:value-type="float" office:value="0" calcext:value-type="float">
            <text:p>0</text:p>
          </table:table-cell>
          <table:table-cell/>
          <table:table-cell table:formula="of:=IF([.K147]=0; 1; IF(COUNTIF([.K145:.K147]; [.K147])=3; IF([.K147]=5; IF([.C147]&gt;=20;0;5); [.K147]+1); IF([.K147]=5; IF([.C147]&gt;=20; 0; 5); [.K147])))" office:value-type="float" office:value="4" calcext:value-type="float">
            <text:p>4</text:p>
          </table:table-cell>
          <table:table-cell table:formula="of:=IF([.K148]=0; 0; IF([.K147] = 0; IF([.B148]&gt;=10; &quot;C&quot;; &quot;S&quot;); [.L147]))" office:value-type="string" office:string-value="S" calcext:value-type="string">
            <text:p>S</text:p>
          </table:table-cell>
          <table:table-cell table:formula="of:=IF([.K148]=[.E148]; 1; 0)" office:value-type="float" office:value="1" calcext:value-type="float">
            <text:p>1</text:p>
          </table:table-cell>
          <table:table-cell table:formula="of:=IF([.L148]=[.D14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.9" calcext:value-type="float">
            <text:p>13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149]&gt;=20; 1; 0)" office:value-type="float" office:value="0" calcext:value-type="float">
            <text:p>0</text:p>
          </table:table-cell>
          <table:table-cell table:formula="of:=IF([.C149]&lt;=5; 1; 0)" office:value-type="float" office:value="0" calcext:value-type="float">
            <text:p>0</text:p>
          </table:table-cell>
          <table:table-cell table:formula="of:=IF([.B149] &gt; [.B148]; [.I148] + 1; 0)" office:value-type="float" office:value="0" calcext:value-type="float">
            <text:p>0</text:p>
          </table:table-cell>
          <table:table-cell/>
          <table:table-cell table:formula="of:=IF([.K148]=0; 1; IF(COUNTIF([.K146:.K148]; [.K148])=3; IF([.K148]=5; IF([.C148]&gt;=20;0;5); [.K148]+1); IF([.K148]=5; IF([.C148]&gt;=20; 0; 5); [.K148])))" office:value-type="float" office:value="5" calcext:value-type="float">
            <text:p>5</text:p>
          </table:table-cell>
          <table:table-cell table:formula="of:=IF([.K149]=0; 0; IF([.K148] = 0; IF([.B149]&gt;=10; &quot;C&quot;; &quot;S&quot;); [.L148]))" office:value-type="string" office:string-value="S" calcext:value-type="string">
            <text:p>S</text:p>
          </table:table-cell>
          <table:table-cell table:formula="of:=IF([.K149]=[.E149]; 1; 0)" office:value-type="float" office:value="1" calcext:value-type="float">
            <text:p>1</text:p>
          </table:table-cell>
          <table:table-cell table:formula="of:=IF([.L149]=[.D14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3" calcext:value-type="float">
            <text:p>12.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150]&gt;=20; 1; 0)" office:value-type="float" office:value="0" calcext:value-type="float">
            <text:p>0</text:p>
          </table:table-cell>
          <table:table-cell table:formula="of:=IF([.C150]&lt;=5; 1; 0)" office:value-type="float" office:value="0" calcext:value-type="float">
            <text:p>0</text:p>
          </table:table-cell>
          <table:table-cell table:formula="of:=IF([.B150] &gt; [.B149]; [.I149] + 1; 0)" office:value-type="float" office:value="0" calcext:value-type="float">
            <text:p>0</text:p>
          </table:table-cell>
          <table:table-cell/>
          <table:table-cell table:formula="of:=IF([.K149]=0; 1; IF(COUNTIF([.K147:.K149]; [.K149])=3; IF([.K149]=5; IF([.C149]&gt;=20;0;5); [.K149]+1); IF([.K149]=5; IF([.C149]&gt;=20; 0; 5); [.K149])))" office:value-type="float" office:value="5" calcext:value-type="float">
            <text:p>5</text:p>
          </table:table-cell>
          <table:table-cell table:formula="of:=IF([.K150]=0; 0; IF([.K149] = 0; IF([.B150]&gt;=10; &quot;C&quot;; &quot;S&quot;); [.L149]))" office:value-type="string" office:string-value="S" calcext:value-type="string">
            <text:p>S</text:p>
          </table:table-cell>
          <table:table-cell table:formula="of:=IF([.K150]=[.E150]; 1; 0)" office:value-type="float" office:value="1" calcext:value-type="float">
            <text:p>1</text:p>
          </table:table-cell>
          <table:table-cell table:formula="of:=IF([.L150]=[.D15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.2" calcext:value-type="float">
            <text:p>11.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151]&gt;=20; 1; 0)" office:value-type="float" office:value="0" calcext:value-type="float">
            <text:p>0</text:p>
          </table:table-cell>
          <table:table-cell table:formula="of:=IF([.C151]&lt;=5; 1; 0)" office:value-type="float" office:value="1" calcext:value-type="float">
            <text:p>1</text:p>
          </table:table-cell>
          <table:table-cell table:formula="of:=IF([.B151] &gt; [.B150]; [.I150] + 1; 0)" office:value-type="float" office:value="0" calcext:value-type="float">
            <text:p>0</text:p>
          </table:table-cell>
          <table:table-cell/>
          <table:table-cell table:formula="of:=IF([.K150]=0; 1; IF(COUNTIF([.K148:.K150]; [.K150])=3; IF([.K150]=5; IF([.C150]&gt;=20;0;5); [.K150]+1); IF([.K150]=5; IF([.C150]&gt;=20; 0; 5); [.K150])))" office:value-type="float" office:value="0" calcext:value-type="float">
            <text:p>0</text:p>
          </table:table-cell>
          <table:table-cell table:formula="of:=IF([.K151]=0; 0; IF([.K150] = 0; IF([.B151]&gt;=10; &quot;C&quot;; &quot;S&quot;); [.L150]))" office:value-type="float" office:value="0" calcext:value-type="float">
            <text:p>0</text:p>
          </table:table-cell>
          <table:table-cell table:formula="of:=IF([.K151]=[.E151]; 1; 0)" office:value-type="float" office:value="1" calcext:value-type="float">
            <text:p>1</text:p>
          </table:table-cell>
          <table:table-cell table:formula="of:=IF([.L151]=[.D15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.3" calcext:value-type="float">
            <text:p>11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52]&gt;=20; 1; 0)" office:value-type="float" office:value="0" calcext:value-type="float">
            <text:p>0</text:p>
          </table:table-cell>
          <table:table-cell table:formula="of:=IF([.C152]&lt;=5; 1; 0)" office:value-type="float" office:value="0" calcext:value-type="float">
            <text:p>0</text:p>
          </table:table-cell>
          <table:table-cell table:formula="of:=IF([.B152] &gt; [.B151]; [.I151] + 1; 0)" office:value-type="float" office:value="1" calcext:value-type="float">
            <text:p>1</text:p>
          </table:table-cell>
          <table:table-cell/>
          <table:table-cell table:formula="of:=IF([.K151]=0; 1; IF(COUNTIF([.K149:.K151]; [.K151])=3; IF([.K151]=5; IF([.C151]&gt;=20;0;5); [.K151]+1); IF([.K151]=5; IF([.C151]&gt;=20; 0; 5); [.K151])))" office:value-type="float" office:value="1" calcext:value-type="float">
            <text:p>1</text:p>
          </table:table-cell>
          <table:table-cell table:formula="of:=IF([.K152]=0; 0; IF([.K151] = 0; IF([.B152]&gt;=10; &quot;C&quot;; &quot;S&quot;); [.L151]))" office:value-type="string" office:string-value="C" calcext:value-type="string">
            <text:p>C</text:p>
          </table:table-cell>
          <table:table-cell table:formula="of:=IF([.K152]=[.E152]; 1; 0)" office:value-type="float" office:value="1" calcext:value-type="float">
            <text:p>1</text:p>
          </table:table-cell>
          <table:table-cell table:formula="of:=IF([.L152]=[.D15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9" calcext:value-type="float">
            <text:p>12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53]&gt;=20; 1; 0)" office:value-type="float" office:value="0" calcext:value-type="float">
            <text:p>0</text:p>
          </table:table-cell>
          <table:table-cell table:formula="of:=IF([.C153]&lt;=5; 1; 0)" office:value-type="float" office:value="1" calcext:value-type="float">
            <text:p>1</text:p>
          </table:table-cell>
          <table:table-cell table:formula="of:=IF([.B153] &gt; [.B152]; [.I152] + 1; 0)" office:value-type="float" office:value="2" calcext:value-type="float">
            <text:p>2</text:p>
          </table:table-cell>
          <table:table-cell/>
          <table:table-cell table:formula="of:=IF([.K152]=0; 1; IF(COUNTIF([.K150:.K152]; [.K152])=3; IF([.K152]=5; IF([.C152]&gt;=20;0;5); [.K152]+1); IF([.K152]=5; IF([.C152]&gt;=20; 0; 5); [.K152])))" office:value-type="float" office:value="1" calcext:value-type="float">
            <text:p>1</text:p>
          </table:table-cell>
          <table:table-cell table:formula="of:=IF([.K153]=0; 0; IF([.K152] = 0; IF([.B153]&gt;=10; &quot;C&quot;; &quot;S&quot;); [.L152]))" office:value-type="string" office:string-value="C" calcext:value-type="string">
            <text:p>C</text:p>
          </table:table-cell>
          <table:table-cell table:formula="of:=IF([.K153]=[.E153]; 1; 0)" office:value-type="float" office:value="1" calcext:value-type="float">
            <text:p>1</text:p>
          </table:table-cell>
          <table:table-cell table:formula="of:=IF([.L153]=[.D15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54]&gt;=20; 1; 0)" office:value-type="float" office:value="0" calcext:value-type="float">
            <text:p>0</text:p>
          </table:table-cell>
          <table:table-cell table:formula="of:=IF([.C154]&lt;=5; 1; 0)" office:value-type="float" office:value="0" calcext:value-type="float">
            <text:p>0</text:p>
          </table:table-cell>
          <table:table-cell table:formula="of:=IF([.B154] &gt; [.B153]; [.I153] + 1; 0)" office:value-type="float" office:value="3" calcext:value-type="float">
            <text:p>3</text:p>
          </table:table-cell>
          <table:table-cell/>
          <table:table-cell table:formula="of:=IF([.K153]=0; 1; IF(COUNTIF([.K151:.K153]; [.K153])=3; IF([.K153]=5; IF([.C153]&gt;=20;0;5); [.K153]+1); IF([.K153]=5; IF([.C153]&gt;=20; 0; 5); [.K153])))" office:value-type="float" office:value="1" calcext:value-type="float">
            <text:p>1</text:p>
          </table:table-cell>
          <table:table-cell table:formula="of:=IF([.K154]=0; 0; IF([.K153] = 0; IF([.B154]&gt;=10; &quot;C&quot;; &quot;S&quot;); [.L153]))" office:value-type="string" office:string-value="C" calcext:value-type="string">
            <text:p>C</text:p>
          </table:table-cell>
          <table:table-cell table:formula="of:=IF([.K154]=[.E154]; 1; 0)" office:value-type="float" office:value="1" calcext:value-type="float">
            <text:p>1</text:p>
          </table:table-cell>
          <table:table-cell table:formula="of:=IF([.L154]=[.D15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.8" calcext:value-type="float">
            <text:p>19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55]&gt;=20; 1; 0)" office:value-type="float" office:value="0" calcext:value-type="float">
            <text:p>0</text:p>
          </table:table-cell>
          <table:table-cell table:formula="of:=IF([.C155]&lt;=5; 1; 0)" office:value-type="float" office:value="1" calcext:value-type="float">
            <text:p>1</text:p>
          </table:table-cell>
          <table:table-cell table:formula="of:=IF([.B155] &gt; [.B154]; [.I154] + 1; 0)" office:value-type="float" office:value="4" calcext:value-type="float">
            <text:p>4</text:p>
          </table:table-cell>
          <table:table-cell/>
          <table:table-cell table:formula="of:=IF([.K154]=0; 1; IF(COUNTIF([.K152:.K154]; [.K154])=3; IF([.K154]=5; IF([.C154]&gt;=20;0;5); [.K154]+1); IF([.K154]=5; IF([.C154]&gt;=20; 0; 5); [.K154])))" office:value-type="float" office:value="2" calcext:value-type="float">
            <text:p>2</text:p>
          </table:table-cell>
          <table:table-cell table:formula="of:=IF([.K155]=0; 0; IF([.K154] = 0; IF([.B155]&gt;=10; &quot;C&quot;; &quot;S&quot;); [.L154]))" office:value-type="string" office:string-value="C" calcext:value-type="string">
            <text:p>C</text:p>
          </table:table-cell>
          <table:table-cell table:formula="of:=IF([.K155]=[.E155]; 1; 0)" office:value-type="float" office:value="1" calcext:value-type="float">
            <text:p>1</text:p>
          </table:table-cell>
          <table:table-cell table:formula="of:=IF([.L155]=[.D15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.6" calcext:value-type="float">
            <text:p>23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56]&gt;=20; 1; 0)" office:value-type="float" office:value="1" calcext:value-type="float">
            <text:p>1</text:p>
          </table:table-cell>
          <table:table-cell table:formula="of:=IF([.C156]&lt;=5; 1; 0)" office:value-type="float" office:value="0" calcext:value-type="float">
            <text:p>0</text:p>
          </table:table-cell>
          <table:table-cell table:formula="of:=IF([.B156] &gt; [.B155]; [.I155] + 1; 0)" office:value-type="float" office:value="5" calcext:value-type="float">
            <text:p>5</text:p>
          </table:table-cell>
          <table:table-cell/>
          <table:table-cell table:formula="of:=IF([.K155]=0; 1; IF(COUNTIF([.K153:.K155]; [.K155])=3; IF([.K155]=5; IF([.C155]&gt;=20;0;5); [.K155]+1); IF([.K155]=5; IF([.C155]&gt;=20; 0; 5); [.K155])))" office:value-type="float" office:value="2" calcext:value-type="float">
            <text:p>2</text:p>
          </table:table-cell>
          <table:table-cell table:formula="of:=IF([.K156]=0; 0; IF([.K155] = 0; IF([.B156]&gt;=10; &quot;C&quot;; &quot;S&quot;); [.L155]))" office:value-type="string" office:string-value="C" calcext:value-type="string">
            <text:p>C</text:p>
          </table:table-cell>
          <table:table-cell table:formula="of:=IF([.K156]=[.E156]; 1; 0)" office:value-type="float" office:value="1" calcext:value-type="float">
            <text:p>1</text:p>
          </table:table-cell>
          <table:table-cell table:formula="of:=IF([.L156]=[.D15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.4" calcext:value-type="float">
            <text:p>26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57]&gt;=20; 1; 0)" office:value-type="float" office:value="1" calcext:value-type="float">
            <text:p>1</text:p>
          </table:table-cell>
          <table:table-cell table:formula="of:=IF([.C157]&lt;=5; 1; 0)" office:value-type="float" office:value="0" calcext:value-type="float">
            <text:p>0</text:p>
          </table:table-cell>
          <table:table-cell table:formula="of:=IF([.B157] &gt; [.B156]; [.I156] + 1; 0)" office:value-type="float" office:value="6" calcext:value-type="float">
            <text:p>6</text:p>
          </table:table-cell>
          <table:table-cell/>
          <table:table-cell table:formula="of:=IF([.K156]=0; 1; IF(COUNTIF([.K154:.K156]; [.K156])=3; IF([.K156]=5; IF([.C156]&gt;=20;0;5); [.K156]+1); IF([.K156]=5; IF([.C156]&gt;=20; 0; 5); [.K156])))" office:value-type="float" office:value="2" calcext:value-type="float">
            <text:p>2</text:p>
          </table:table-cell>
          <table:table-cell table:formula="of:=IF([.K157]=0; 0; IF([.K156] = 0; IF([.B157]&gt;=10; &quot;C&quot;; &quot;S&quot;); [.L156]))" office:value-type="string" office:string-value="C" calcext:value-type="string">
            <text:p>C</text:p>
          </table:table-cell>
          <table:table-cell table:formula="of:=IF([.K157]=[.E157]; 1; 0)" office:value-type="float" office:value="1" calcext:value-type="float">
            <text:p>1</text:p>
          </table:table-cell>
          <table:table-cell table:formula="of:=IF([.L157]=[.D15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7.7" calcext:value-type="float">
            <text:p>27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58]&gt;=20; 1; 0)" office:value-type="float" office:value="1" calcext:value-type="float">
            <text:p>1</text:p>
          </table:table-cell>
          <table:table-cell table:formula="of:=IF([.C158]&lt;=5; 1; 0)" office:value-type="float" office:value="1" calcext:value-type="float">
            <text:p>1</text:p>
          </table:table-cell>
          <table:table-cell table:formula="of:=IF([.B158] &gt; [.B157]; [.I157] + 1; 0)" office:value-type="float" office:value="7" calcext:value-type="float">
            <text:p>7</text:p>
          </table:table-cell>
          <table:table-cell/>
          <table:table-cell table:formula="of:=IF([.K157]=0; 1; IF(COUNTIF([.K155:.K157]; [.K157])=3; IF([.K157]=5; IF([.C157]&gt;=20;0;5); [.K157]+1); IF([.K157]=5; IF([.C157]&gt;=20; 0; 5); [.K157])))" office:value-type="float" office:value="3" calcext:value-type="float">
            <text:p>3</text:p>
          </table:table-cell>
          <table:table-cell table:formula="of:=IF([.K158]=0; 0; IF([.K157] = 0; IF([.B158]&gt;=10; &quot;C&quot;; &quot;S&quot;); [.L157]))" office:value-type="string" office:string-value="C" calcext:value-type="string">
            <text:p>C</text:p>
          </table:table-cell>
          <table:table-cell table:formula="of:=IF([.K158]=[.E158]; 1; 0)" office:value-type="float" office:value="1" calcext:value-type="float">
            <text:p>1</text:p>
          </table:table-cell>
          <table:table-cell table:formula="of:=IF([.L158]=[.D15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.2" calcext:value-type="float">
            <text:p>27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59]&gt;=20; 1; 0)" office:value-type="float" office:value="1" calcext:value-type="float">
            <text:p>1</text:p>
          </table:table-cell>
          <table:table-cell table:formula="of:=IF([.C159]&lt;=5; 1; 0)" office:value-type="float" office:value="0" calcext:value-type="float">
            <text:p>0</text:p>
          </table:table-cell>
          <table:table-cell table:formula="of:=IF([.B159] &gt; [.B158]; [.I158] + 1; 0)" office:value-type="float" office:value="0" calcext:value-type="float">
            <text:p>0</text:p>
          </table:table-cell>
          <table:table-cell/>
          <table:table-cell table:formula="of:=IF([.K158]=0; 1; IF(COUNTIF([.K156:.K158]; [.K158])=3; IF([.K158]=5; IF([.C158]&gt;=20;0;5); [.K158]+1); IF([.K158]=5; IF([.C158]&gt;=20; 0; 5); [.K158])))" office:value-type="float" office:value="3" calcext:value-type="float">
            <text:p>3</text:p>
          </table:table-cell>
          <table:table-cell table:formula="of:=IF([.K159]=0; 0; IF([.K158] = 0; IF([.B159]&gt;=10; &quot;C&quot;; &quot;S&quot;); [.L158]))" office:value-type="string" office:string-value="C" calcext:value-type="string">
            <text:p>C</text:p>
          </table:table-cell>
          <table:table-cell table:formula="of:=IF([.K159]=[.E159]; 1; 0)" office:value-type="float" office:value="1" calcext:value-type="float">
            <text:p>1</text:p>
          </table:table-cell>
          <table:table-cell table:formula="of:=IF([.L159]=[.D15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5" calcext:value-type="float">
            <text:p>25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60]&gt;=20; 1; 0)" office:value-type="float" office:value="1" calcext:value-type="float">
            <text:p>1</text:p>
          </table:table-cell>
          <table:table-cell table:formula="of:=IF([.C160]&lt;=5; 1; 0)" office:value-type="float" office:value="1" calcext:value-type="float">
            <text:p>1</text:p>
          </table:table-cell>
          <table:table-cell table:formula="of:=IF([.B160] &gt; [.B159]; [.I159] + 1; 0)" office:value-type="float" office:value="0" calcext:value-type="float">
            <text:p>0</text:p>
          </table:table-cell>
          <table:table-cell/>
          <table:table-cell table:formula="of:=IF([.K159]=0; 1; IF(COUNTIF([.K157:.K159]; [.K159])=3; IF([.K159]=5; IF([.C159]&gt;=20;0;5); [.K159]+1); IF([.K159]=5; IF([.C159]&gt;=20; 0; 5); [.K159])))" office:value-type="float" office:value="3" calcext:value-type="float">
            <text:p>3</text:p>
          </table:table-cell>
          <table:table-cell table:formula="of:=IF([.K160]=0; 0; IF([.K159] = 0; IF([.B160]&gt;=10; &quot;C&quot;; &quot;S&quot;); [.L159]))" office:value-type="string" office:string-value="C" calcext:value-type="string">
            <text:p>C</text:p>
          </table:table-cell>
          <table:table-cell table:formula="of:=IF([.K160]=[.E160]; 1; 0)" office:value-type="float" office:value="1" calcext:value-type="float">
            <text:p>1</text:p>
          </table:table-cell>
          <table:table-cell table:formula="of:=IF([.L160]=[.D16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.1" calcext:value-type="float">
            <text:p>23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61]&gt;=20; 1; 0)" office:value-type="float" office:value="1" calcext:value-type="float">
            <text:p>1</text:p>
          </table:table-cell>
          <table:table-cell table:formula="of:=IF([.C161]&lt;=5; 1; 0)" office:value-type="float" office:value="0" calcext:value-type="float">
            <text:p>0</text:p>
          </table:table-cell>
          <table:table-cell table:formula="of:=IF([.B161] &gt; [.B160]; [.I160] + 1; 0)" office:value-type="float" office:value="0" calcext:value-type="float">
            <text:p>0</text:p>
          </table:table-cell>
          <table:table-cell/>
          <table:table-cell table:formula="of:=IF([.K160]=0; 1; IF(COUNTIF([.K158:.K160]; [.K160])=3; IF([.K160]=5; IF([.C160]&gt;=20;0;5); [.K160]+1); IF([.K160]=5; IF([.C160]&gt;=20; 0; 5); [.K160])))" office:value-type="float" office:value="4" calcext:value-type="float">
            <text:p>4</text:p>
          </table:table-cell>
          <table:table-cell table:formula="of:=IF([.K161]=0; 0; IF([.K160] = 0; IF([.B161]&gt;=10; &quot;C&quot;; &quot;S&quot;); [.L160]))" office:value-type="string" office:string-value="C" calcext:value-type="string">
            <text:p>C</text:p>
          </table:table-cell>
          <table:table-cell table:formula="of:=IF([.K161]=[.E161]; 1; 0)" office:value-type="float" office:value="1" calcext:value-type="float">
            <text:p>1</text:p>
          </table:table-cell>
          <table:table-cell table:formula="of:=IF([.L161]=[.D16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62]&gt;=20; 1; 0)" office:value-type="float" office:value="1" calcext:value-type="float">
            <text:p>1</text:p>
          </table:table-cell>
          <table:table-cell table:formula="of:=IF([.C162]&lt;=5; 1; 0)" office:value-type="float" office:value="0" calcext:value-type="float">
            <text:p>0</text:p>
          </table:table-cell>
          <table:table-cell table:formula="of:=IF([.B162] &gt; [.B161]; [.I161] + 1; 0)" office:value-type="float" office:value="0" calcext:value-type="float">
            <text:p>0</text:p>
          </table:table-cell>
          <table:table-cell/>
          <table:table-cell table:formula="of:=IF([.K161]=0; 1; IF(COUNTIF([.K159:.K161]; [.K161])=3; IF([.K161]=5; IF([.C161]&gt;=20;0;5); [.K161]+1); IF([.K161]=5; IF([.C161]&gt;=20; 0; 5); [.K161])))" office:value-type="float" office:value="4" calcext:value-type="float">
            <text:p>4</text:p>
          </table:table-cell>
          <table:table-cell table:formula="of:=IF([.K162]=0; 0; IF([.K161] = 0; IF([.B162]&gt;=10; &quot;C&quot;; &quot;S&quot;); [.L161]))" office:value-type="string" office:string-value="C" calcext:value-type="string">
            <text:p>C</text:p>
          </table:table-cell>
          <table:table-cell table:formula="of:=IF([.K162]=[.E162]; 1; 0)" office:value-type="float" office:value="1" calcext:value-type="float">
            <text:p>1</text:p>
          </table:table-cell>
          <table:table-cell table:formula="of:=IF([.L162]=[.D16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63]&gt;=20; 1; 0)" office:value-type="float" office:value="1" calcext:value-type="float">
            <text:p>1</text:p>
          </table:table-cell>
          <table:table-cell table:formula="of:=IF([.C163]&lt;=5; 1; 0)" office:value-type="float" office:value="0" calcext:value-type="float">
            <text:p>0</text:p>
          </table:table-cell>
          <table:table-cell table:formula="of:=IF([.B163] &gt; [.B162]; [.I162] + 1; 0)" office:value-type="float" office:value="0" calcext:value-type="float">
            <text:p>0</text:p>
          </table:table-cell>
          <table:table-cell/>
          <table:table-cell table:formula="of:=IF([.K162]=0; 1; IF(COUNTIF([.K160:.K162]; [.K162])=3; IF([.K162]=5; IF([.C162]&gt;=20;0;5); [.K162]+1); IF([.K162]=5; IF([.C162]&gt;=20; 0; 5); [.K162])))" office:value-type="float" office:value="4" calcext:value-type="float">
            <text:p>4</text:p>
          </table:table-cell>
          <table:table-cell table:formula="of:=IF([.K163]=0; 0; IF([.K162] = 0; IF([.B163]&gt;=10; &quot;C&quot;; &quot;S&quot;); [.L162]))" office:value-type="string" office:string-value="C" calcext:value-type="string">
            <text:p>C</text:p>
          </table:table-cell>
          <table:table-cell table:formula="of:=IF([.K163]=[.E163]; 1; 0)" office:value-type="float" office:value="1" calcext:value-type="float">
            <text:p>1</text:p>
          </table:table-cell>
          <table:table-cell table:formula="of:=IF([.L163]=[.D16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.4" calcext:value-type="float">
            <text:p>20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164]&gt;=20; 1; 0)" office:value-type="float" office:value="1" calcext:value-type="float">
            <text:p>1</text:p>
          </table:table-cell>
          <table:table-cell table:formula="of:=IF([.C164]&lt;=5; 1; 0)" office:value-type="float" office:value="0" calcext:value-type="float">
            <text:p>0</text:p>
          </table:table-cell>
          <table:table-cell table:formula="of:=IF([.B164] &gt; [.B163]; [.I163] + 1; 0)" office:value-type="float" office:value="1" calcext:value-type="float">
            <text:p>1</text:p>
          </table:table-cell>
          <table:table-cell/>
          <table:table-cell table:formula="of:=IF([.K163]=0; 1; IF(COUNTIF([.K161:.K163]; [.K163])=3; IF([.K163]=5; IF([.C163]&gt;=20;0;5); [.K163]+1); IF([.K163]=5; IF([.C163]&gt;=20; 0; 5); [.K163])))" office:value-type="float" office:value="5" calcext:value-type="float">
            <text:p>5</text:p>
          </table:table-cell>
          <table:table-cell table:formula="of:=IF([.K164]=0; 0; IF([.K163] = 0; IF([.B164]&gt;=10; &quot;C&quot;; &quot;S&quot;); [.L163]))" office:value-type="string" office:string-value="C" calcext:value-type="string">
            <text:p>C</text:p>
          </table:table-cell>
          <table:table-cell table:formula="of:=IF([.K164]=[.E164]; 1; 0)" office:value-type="float" office:value="1" calcext:value-type="float">
            <text:p>1</text:p>
          </table:table-cell>
          <table:table-cell table:formula="of:=IF([.L164]=[.D16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.1" calcext:value-type="float">
            <text:p>22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165]&gt;=20; 1; 0)" office:value-type="float" office:value="1" calcext:value-type="float">
            <text:p>1</text:p>
          </table:table-cell>
          <table:table-cell table:formula="of:=IF([.C165]&lt;=5; 1; 0)" office:value-type="float" office:value="1" calcext:value-type="float">
            <text:p>1</text:p>
          </table:table-cell>
          <table:table-cell table:formula="of:=IF([.B165] &gt; [.B164]; [.I164] + 1; 0)" office:value-type="float" office:value="2" calcext:value-type="float">
            <text:p>2</text:p>
          </table:table-cell>
          <table:table-cell/>
          <table:table-cell table:formula="of:=IF([.K164]=0; 1; IF(COUNTIF([.K162:.K164]; [.K164])=3; IF([.K164]=5; IF([.C164]&gt;=20;0;5); [.K164]+1); IF([.K164]=5; IF([.C164]&gt;=20; 0; 5); [.K164])))" office:value-type="float" office:value="0" calcext:value-type="float">
            <text:p>0</text:p>
          </table:table-cell>
          <table:table-cell table:formula="of:=IF([.K165]=0; 0; IF([.K164] = 0; IF([.B165]&gt;=10; &quot;C&quot;; &quot;S&quot;); [.L164]))" office:value-type="float" office:value="0" calcext:value-type="float">
            <text:p>0</text:p>
          </table:table-cell>
          <table:table-cell table:formula="of:=IF([.K165]=[.E165]; 1; 0)" office:value-type="float" office:value="1" calcext:value-type="float">
            <text:p>1</text:p>
          </table:table-cell>
          <table:table-cell table:formula="of:=IF([.L165]=[.D16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4.5" calcext:value-type="float">
            <text:p>24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66]&gt;=20; 1; 0)" office:value-type="float" office:value="1" calcext:value-type="float">
            <text:p>1</text:p>
          </table:table-cell>
          <table:table-cell table:formula="of:=IF([.C166]&lt;=5; 1; 0)" office:value-type="float" office:value="1" calcext:value-type="float">
            <text:p>1</text:p>
          </table:table-cell>
          <table:table-cell table:formula="of:=IF([.B166] &gt; [.B165]; [.I165] + 1; 0)" office:value-type="float" office:value="3" calcext:value-type="float">
            <text:p>3</text:p>
          </table:table-cell>
          <table:table-cell/>
          <table:table-cell table:formula="of:=IF([.K165]=0; 1; IF(COUNTIF([.K163:.K165]; [.K165])=3; IF([.K165]=5; IF([.C165]&gt;=20;0;5); [.K165]+1); IF([.K165]=5; IF([.C165]&gt;=20; 0; 5); [.K165])))" office:value-type="float" office:value="1" calcext:value-type="float">
            <text:p>1</text:p>
          </table:table-cell>
          <table:table-cell table:formula="of:=IF([.K166]=0; 0; IF([.K165] = 0; IF([.B166]&gt;=10; &quot;C&quot;; &quot;S&quot;); [.L165]))" office:value-type="string" office:string-value="C" calcext:value-type="string">
            <text:p>C</text:p>
          </table:table-cell>
          <table:table-cell table:formula="of:=IF([.K166]=[.E166]; 1; 0)" office:value-type="float" office:value="1" calcext:value-type="float">
            <text:p>1</text:p>
          </table:table-cell>
          <table:table-cell table:formula="of:=IF([.L166]=[.D16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.8" calcext:value-type="float">
            <text:p>2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67]&gt;=20; 1; 0)" office:value-type="float" office:value="1" calcext:value-type="float">
            <text:p>1</text:p>
          </table:table-cell>
          <table:table-cell table:formula="of:=IF([.C167]&lt;=5; 1; 0)" office:value-type="float" office:value="1" calcext:value-type="float">
            <text:p>1</text:p>
          </table:table-cell>
          <table:table-cell table:formula="of:=IF([.B167] &gt; [.B166]; [.I166] + 1; 0)" office:value-type="float" office:value="4" calcext:value-type="float">
            <text:p>4</text:p>
          </table:table-cell>
          <table:table-cell/>
          <table:table-cell table:formula="of:=IF([.K166]=0; 1; IF(COUNTIF([.K164:.K166]; [.K166])=3; IF([.K166]=5; IF([.C166]&gt;=20;0;5); [.K166]+1); IF([.K166]=5; IF([.C166]&gt;=20; 0; 5); [.K166])))" office:value-type="float" office:value="1" calcext:value-type="float">
            <text:p>1</text:p>
          </table:table-cell>
          <table:table-cell table:formula="of:=IF([.K167]=0; 0; IF([.K166] = 0; IF([.B167]&gt;=10; &quot;C&quot;; &quot;S&quot;); [.L166]))" office:value-type="string" office:string-value="C" calcext:value-type="string">
            <text:p>C</text:p>
          </table:table-cell>
          <table:table-cell table:formula="of:=IF([.K167]=[.E167]; 1; 0)" office:value-type="float" office:value="1" calcext:value-type="float">
            <text:p>1</text:p>
          </table:table-cell>
          <table:table-cell table:formula="of:=IF([.L167]=[.D16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68]&gt;=20; 1; 0)" office:value-type="float" office:value="1" calcext:value-type="float">
            <text:p>1</text:p>
          </table:table-cell>
          <table:table-cell table:formula="of:=IF([.C168]&lt;=5; 1; 0)" office:value-type="float" office:value="1" calcext:value-type="float">
            <text:p>1</text:p>
          </table:table-cell>
          <table:table-cell table:formula="of:=IF([.B168] &gt; [.B167]; [.I167] + 1; 0)" office:value-type="float" office:value="5" calcext:value-type="float">
            <text:p>5</text:p>
          </table:table-cell>
          <table:table-cell/>
          <table:table-cell table:formula="of:=IF([.K167]=0; 1; IF(COUNTIF([.K165:.K167]; [.K167])=3; IF([.K167]=5; IF([.C167]&gt;=20;0;5); [.K167]+1); IF([.K167]=5; IF([.C167]&gt;=20; 0; 5); [.K167])))" office:value-type="float" office:value="1" calcext:value-type="float">
            <text:p>1</text:p>
          </table:table-cell>
          <table:table-cell table:formula="of:=IF([.K168]=0; 0; IF([.K167] = 0; IF([.B168]&gt;=10; &quot;C&quot;; &quot;S&quot;); [.L167]))" office:value-type="string" office:string-value="C" calcext:value-type="string">
            <text:p>C</text:p>
          </table:table-cell>
          <table:table-cell table:formula="of:=IF([.K168]=[.E168]; 1; 0)" office:value-type="float" office:value="1" calcext:value-type="float">
            <text:p>1</text:p>
          </table:table-cell>
          <table:table-cell table:formula="of:=IF([.L168]=[.D16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.7" calcext:value-type="float">
            <text:p>27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69]&gt;=20; 1; 0)" office:value-type="float" office:value="1" calcext:value-type="float">
            <text:p>1</text:p>
          </table:table-cell>
          <table:table-cell table:formula="of:=IF([.C169]&lt;=5; 1; 0)" office:value-type="float" office:value="0" calcext:value-type="float">
            <text:p>0</text:p>
          </table:table-cell>
          <table:table-cell table:formula="of:=IF([.B169] &gt; [.B168]; [.I168] + 1; 0)" office:value-type="float" office:value="0" calcext:value-type="float">
            <text:p>0</text:p>
          </table:table-cell>
          <table:table-cell/>
          <table:table-cell table:formula="of:=IF([.K168]=0; 1; IF(COUNTIF([.K166:.K168]; [.K168])=3; IF([.K168]=5; IF([.C168]&gt;=20;0;5); [.K168]+1); IF([.K168]=5; IF([.C168]&gt;=20; 0; 5); [.K168])))" office:value-type="float" office:value="2" calcext:value-type="float">
            <text:p>2</text:p>
          </table:table-cell>
          <table:table-cell table:formula="of:=IF([.K169]=0; 0; IF([.K168] = 0; IF([.B169]&gt;=10; &quot;C&quot;; &quot;S&quot;); [.L168]))" office:value-type="string" office:string-value="C" calcext:value-type="string">
            <text:p>C</text:p>
          </table:table-cell>
          <table:table-cell table:formula="of:=IF([.K169]=[.E169]; 1; 0)" office:value-type="float" office:value="1" calcext:value-type="float">
            <text:p>1</text:p>
          </table:table-cell>
          <table:table-cell table:formula="of:=IF([.L169]=[.D16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6" calcext:value-type="float">
            <text:p>25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70]&gt;=20; 1; 0)" office:value-type="float" office:value="1" calcext:value-type="float">
            <text:p>1</text:p>
          </table:table-cell>
          <table:table-cell table:formula="of:=IF([.C170]&lt;=5; 1; 0)" office:value-type="float" office:value="1" calcext:value-type="float">
            <text:p>1</text:p>
          </table:table-cell>
          <table:table-cell table:formula="of:=IF([.B170] &gt; [.B169]; [.I169] + 1; 0)" office:value-type="float" office:value="0" calcext:value-type="float">
            <text:p>0</text:p>
          </table:table-cell>
          <table:table-cell/>
          <table:table-cell table:formula="of:=IF([.K169]=0; 1; IF(COUNTIF([.K167:.K169]; [.K169])=3; IF([.K169]=5; IF([.C169]&gt;=20;0;5); [.K169]+1); IF([.K169]=5; IF([.C169]&gt;=20; 0; 5); [.K169])))" office:value-type="float" office:value="2" calcext:value-type="float">
            <text:p>2</text:p>
          </table:table-cell>
          <table:table-cell table:formula="of:=IF([.K170]=0; 0; IF([.K169] = 0; IF([.B170]&gt;=10; &quot;C&quot;; &quot;S&quot;); [.L169]))" office:value-type="string" office:string-value="C" calcext:value-type="string">
            <text:p>C</text:p>
          </table:table-cell>
          <table:table-cell table:formula="of:=IF([.K170]=[.E170]; 1; 0)" office:value-type="float" office:value="1" calcext:value-type="float">
            <text:p>1</text:p>
          </table:table-cell>
          <table:table-cell table:formula="of:=IF([.L170]=[.D17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.3" calcext:value-type="float">
            <text:p>22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71]&gt;=20; 1; 0)" office:value-type="float" office:value="1" calcext:value-type="float">
            <text:p>1</text:p>
          </table:table-cell>
          <table:table-cell table:formula="of:=IF([.C171]&lt;=5; 1; 0)" office:value-type="float" office:value="0" calcext:value-type="float">
            <text:p>0</text:p>
          </table:table-cell>
          <table:table-cell table:formula="of:=IF([.B171] &gt; [.B170]; [.I170] + 1; 0)" office:value-type="float" office:value="0" calcext:value-type="float">
            <text:p>0</text:p>
          </table:table-cell>
          <table:table-cell/>
          <table:table-cell table:formula="of:=IF([.K170]=0; 1; IF(COUNTIF([.K168:.K170]; [.K170])=3; IF([.K170]=5; IF([.C170]&gt;=20;0;5); [.K170]+1); IF([.K170]=5; IF([.C170]&gt;=20; 0; 5); [.K170])))" office:value-type="float" office:value="2" calcext:value-type="float">
            <text:p>2</text:p>
          </table:table-cell>
          <table:table-cell table:formula="of:=IF([.K171]=0; 0; IF([.K170] = 0; IF([.B171]&gt;=10; &quot;C&quot;; &quot;S&quot;); [.L170]))" office:value-type="string" office:string-value="C" calcext:value-type="string">
            <text:p>C</text:p>
          </table:table-cell>
          <table:table-cell table:formula="of:=IF([.K171]=[.E171]; 1; 0)" office:value-type="float" office:value="1" calcext:value-type="float">
            <text:p>1</text:p>
          </table:table-cell>
          <table:table-cell table:formula="of:=IF([.L171]=[.D17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8.4" calcext:value-type="float">
            <text:p>18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72]&gt;=20; 1; 0)" office:value-type="float" office:value="0" calcext:value-type="float">
            <text:p>0</text:p>
          </table:table-cell>
          <table:table-cell table:formula="of:=IF([.C172]&lt;=5; 1; 0)" office:value-type="float" office:value="0" calcext:value-type="float">
            <text:p>0</text:p>
          </table:table-cell>
          <table:table-cell table:formula="of:=IF([.B172] &gt; [.B171]; [.I171] + 1; 0)" office:value-type="float" office:value="0" calcext:value-type="float">
            <text:p>0</text:p>
          </table:table-cell>
          <table:table-cell/>
          <table:table-cell table:formula="of:=IF([.K171]=0; 1; IF(COUNTIF([.K169:.K171]; [.K171])=3; IF([.K171]=5; IF([.C171]&gt;=20;0;5); [.K171]+1); IF([.K171]=5; IF([.C171]&gt;=20; 0; 5); [.K171])))" office:value-type="float" office:value="3" calcext:value-type="float">
            <text:p>3</text:p>
          </table:table-cell>
          <table:table-cell table:formula="of:=IF([.K172]=0; 0; IF([.K171] = 0; IF([.B172]&gt;=10; &quot;C&quot;; &quot;S&quot;); [.L171]))" office:value-type="string" office:string-value="C" calcext:value-type="string">
            <text:p>C</text:p>
          </table:table-cell>
          <table:table-cell table:formula="of:=IF([.K172]=[.E172]; 1; 0)" office:value-type="float" office:value="1" calcext:value-type="float">
            <text:p>1</text:p>
          </table:table-cell>
          <table:table-cell table:formula="of:=IF([.L172]=[.D17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.9" calcext:value-type="float">
            <text:p>1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73]&gt;=20; 1; 0)" office:value-type="float" office:value="0" calcext:value-type="float">
            <text:p>0</text:p>
          </table:table-cell>
          <table:table-cell table:formula="of:=IF([.C173]&lt;=5; 1; 0)" office:value-type="float" office:value="0" calcext:value-type="float">
            <text:p>0</text:p>
          </table:table-cell>
          <table:table-cell table:formula="of:=IF([.B173] &gt; [.B172]; [.I172] + 1; 0)" office:value-type="float" office:value="0" calcext:value-type="float">
            <text:p>0</text:p>
          </table:table-cell>
          <table:table-cell/>
          <table:table-cell table:formula="of:=IF([.K172]=0; 1; IF(COUNTIF([.K170:.K172]; [.K172])=3; IF([.K172]=5; IF([.C172]&gt;=20;0;5); [.K172]+1); IF([.K172]=5; IF([.C172]&gt;=20; 0; 5); [.K172])))" office:value-type="float" office:value="3" calcext:value-type="float">
            <text:p>3</text:p>
          </table:table-cell>
          <table:table-cell table:formula="of:=IF([.K173]=0; 0; IF([.K172] = 0; IF([.B173]&gt;=10; &quot;C&quot;; &quot;S&quot;); [.L172]))" office:value-type="string" office:string-value="C" calcext:value-type="string">
            <text:p>C</text:p>
          </table:table-cell>
          <table:table-cell table:formula="of:=IF([.K173]=[.E173]; 1; 0)" office:value-type="float" office:value="1" calcext:value-type="float">
            <text:p>1</text:p>
          </table:table-cell>
          <table:table-cell table:formula="of:=IF([.L173]=[.D17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5" calcext:value-type="float">
            <text:p>1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74]&gt;=20; 1; 0)" office:value-type="float" office:value="0" calcext:value-type="float">
            <text:p>0</text:p>
          </table:table-cell>
          <table:table-cell table:formula="of:=IF([.C174]&lt;=5; 1; 0)" office:value-type="float" office:value="0" calcext:value-type="float">
            <text:p>0</text:p>
          </table:table-cell>
          <table:table-cell table:formula="of:=IF([.B174] &gt; [.B173]; [.I173] + 1; 0)" office:value-type="float" office:value="0" calcext:value-type="float">
            <text:p>0</text:p>
          </table:table-cell>
          <table:table-cell/>
          <table:table-cell table:formula="of:=IF([.K173]=0; 1; IF(COUNTIF([.K171:.K173]; [.K173])=3; IF([.K173]=5; IF([.C173]&gt;=20;0;5); [.K173]+1); IF([.K173]=5; IF([.C173]&gt;=20; 0; 5); [.K173])))" office:value-type="float" office:value="3" calcext:value-type="float">
            <text:p>3</text:p>
          </table:table-cell>
          <table:table-cell table:formula="of:=IF([.K174]=0; 0; IF([.K173] = 0; IF([.B174]&gt;=10; &quot;C&quot;; &quot;S&quot;); [.L173]))" office:value-type="string" office:string-value="C" calcext:value-type="string">
            <text:p>C</text:p>
          </table:table-cell>
          <table:table-cell table:formula="of:=IF([.K174]=[.E174]; 1; 0)" office:value-type="float" office:value="1" calcext:value-type="float">
            <text:p>1</text:p>
          </table:table-cell>
          <table:table-cell table:formula="of:=IF([.L174]=[.D17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.7" calcext:value-type="float">
            <text:p>11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75]&gt;=20; 1; 0)" office:value-type="float" office:value="0" calcext:value-type="float">
            <text:p>0</text:p>
          </table:table-cell>
          <table:table-cell table:formula="of:=IF([.C175]&lt;=5; 1; 0)" office:value-type="float" office:value="0" calcext:value-type="float">
            <text:p>0</text:p>
          </table:table-cell>
          <table:table-cell table:formula="of:=IF([.B175] &gt; [.B174]; [.I174] + 1; 0)" office:value-type="float" office:value="0" calcext:value-type="float">
            <text:p>0</text:p>
          </table:table-cell>
          <table:table-cell/>
          <table:table-cell table:formula="of:=IF([.K174]=0; 1; IF(COUNTIF([.K172:.K174]; [.K174])=3; IF([.K174]=5; IF([.C174]&gt;=20;0;5); [.K174]+1); IF([.K174]=5; IF([.C174]&gt;=20; 0; 5); [.K174])))" office:value-type="float" office:value="4" calcext:value-type="float">
            <text:p>4</text:p>
          </table:table-cell>
          <table:table-cell table:formula="of:=IF([.K175]=0; 0; IF([.K174] = 0; IF([.B175]&gt;=10; &quot;C&quot;; &quot;S&quot;); [.L174]))" office:value-type="string" office:string-value="C" calcext:value-type="string">
            <text:p>C</text:p>
          </table:table-cell>
          <table:table-cell table:formula="of:=IF([.K175]=[.E175]; 1; 0)" office:value-type="float" office:value="1" calcext:value-type="float">
            <text:p>1</text:p>
          </table:table-cell>
          <table:table-cell table:formula="of:=IF([.L175]=[.D17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.3" calcext:value-type="float">
            <text:p>12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76]&gt;=20; 1; 0)" office:value-type="float" office:value="0" calcext:value-type="float">
            <text:p>0</text:p>
          </table:table-cell>
          <table:table-cell table:formula="of:=IF([.C176]&lt;=5; 1; 0)" office:value-type="float" office:value="0" calcext:value-type="float">
            <text:p>0</text:p>
          </table:table-cell>
          <table:table-cell table:formula="of:=IF([.B176] &gt; [.B175]; [.I175] + 1; 0)" office:value-type="float" office:value="1" calcext:value-type="float">
            <text:p>1</text:p>
          </table:table-cell>
          <table:table-cell/>
          <table:table-cell table:formula="of:=IF([.K175]=0; 1; IF(COUNTIF([.K173:.K175]; [.K175])=3; IF([.K175]=5; IF([.C175]&gt;=20;0;5); [.K175]+1); IF([.K175]=5; IF([.C175]&gt;=20; 0; 5); [.K175])))" office:value-type="float" office:value="4" calcext:value-type="float">
            <text:p>4</text:p>
          </table:table-cell>
          <table:table-cell table:formula="of:=IF([.K176]=0; 0; IF([.K175] = 0; IF([.B176]&gt;=10; &quot;C&quot;; &quot;S&quot;); [.L175]))" office:value-type="string" office:string-value="C" calcext:value-type="string">
            <text:p>C</text:p>
          </table:table-cell>
          <table:table-cell table:formula="of:=IF([.K176]=[.E176]; 1; 0)" office:value-type="float" office:value="1" calcext:value-type="float">
            <text:p>1</text:p>
          </table:table-cell>
          <table:table-cell table:formula="of:=IF([.L176]=[.D17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.7" calcext:value-type="float">
            <text:p>13.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77]&gt;=20; 1; 0)" office:value-type="float" office:value="0" calcext:value-type="float">
            <text:p>0</text:p>
          </table:table-cell>
          <table:table-cell table:formula="of:=IF([.C177]&lt;=5; 1; 0)" office:value-type="float" office:value="0" calcext:value-type="float">
            <text:p>0</text:p>
          </table:table-cell>
          <table:table-cell table:formula="of:=IF([.B177] &gt; [.B176]; [.I176] + 1; 0)" office:value-type="float" office:value="2" calcext:value-type="float">
            <text:p>2</text:p>
          </table:table-cell>
          <table:table-cell/>
          <table:table-cell table:formula="of:=IF([.K176]=0; 1; IF(COUNTIF([.K174:.K176]; [.K176])=3; IF([.K176]=5; IF([.C176]&gt;=20;0;5); [.K176]+1); IF([.K176]=5; IF([.C176]&gt;=20; 0; 5); [.K176])))" office:value-type="float" office:value="4" calcext:value-type="float">
            <text:p>4</text:p>
          </table:table-cell>
          <table:table-cell table:formula="of:=IF([.K177]=0; 0; IF([.K176] = 0; IF([.B177]&gt;=10; &quot;C&quot;; &quot;S&quot;); [.L176]))" office:value-type="string" office:string-value="C" calcext:value-type="string">
            <text:p>C</text:p>
          </table:table-cell>
          <table:table-cell table:formula="of:=IF([.K177]=[.E177]; 1; 0)" office:value-type="float" office:value="1" calcext:value-type="float">
            <text:p>1</text:p>
          </table:table-cell>
          <table:table-cell table:formula="of:=IF([.L177]=[.D17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.2" calcext:value-type="float">
            <text:p>1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178]&gt;=20; 1; 0)" office:value-type="float" office:value="0" calcext:value-type="float">
            <text:p>0</text:p>
          </table:table-cell>
          <table:table-cell table:formula="of:=IF([.C178]&lt;=5; 1; 0)" office:value-type="float" office:value="0" calcext:value-type="float">
            <text:p>0</text:p>
          </table:table-cell>
          <table:table-cell table:formula="of:=IF([.B178] &gt; [.B177]; [.I177] + 1; 0)" office:value-type="float" office:value="3" calcext:value-type="float">
            <text:p>3</text:p>
          </table:table-cell>
          <table:table-cell/>
          <table:table-cell table:formula="of:=IF([.K177]=0; 1; IF(COUNTIF([.K175:.K177]; [.K177])=3; IF([.K177]=5; IF([.C177]&gt;=20;0;5); [.K177]+1); IF([.K177]=5; IF([.C177]&gt;=20; 0; 5); [.K177])))" office:value-type="float" office:value="5" calcext:value-type="float">
            <text:p>5</text:p>
          </table:table-cell>
          <table:table-cell table:formula="of:=IF([.K178]=0; 0; IF([.K177] = 0; IF([.B178]&gt;=10; &quot;C&quot;; &quot;S&quot;); [.L177]))" office:value-type="string" office:string-value="C" calcext:value-type="string">
            <text:p>C</text:p>
          </table:table-cell>
          <table:table-cell table:formula="of:=IF([.K178]=[.E178]; 1; 0)" office:value-type="float" office:value="1" calcext:value-type="float">
            <text:p>1</text:p>
          </table:table-cell>
          <table:table-cell table:formula="of:=IF([.L178]=[.D17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.9" calcext:value-type="float">
            <text:p>15.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179]&gt;=20; 1; 0)" office:value-type="float" office:value="0" calcext:value-type="float">
            <text:p>0</text:p>
          </table:table-cell>
          <table:table-cell table:formula="of:=IF([.C179]&lt;=5; 1; 0)" office:value-type="float" office:value="1" calcext:value-type="float">
            <text:p>1</text:p>
          </table:table-cell>
          <table:table-cell table:formula="of:=IF([.B179] &gt; [.B178]; [.I178] + 1; 0)" office:value-type="float" office:value="4" calcext:value-type="float">
            <text:p>4</text:p>
          </table:table-cell>
          <table:table-cell/>
          <table:table-cell table:formula="of:=IF([.K178]=0; 1; IF(COUNTIF([.K176:.K178]; [.K178])=3; IF([.K178]=5; IF([.C178]&gt;=20;0;5); [.K178]+1); IF([.K178]=5; IF([.C178]&gt;=20; 0; 5); [.K178])))" office:value-type="float" office:value="0" calcext:value-type="float">
            <text:p>0</text:p>
          </table:table-cell>
          <table:table-cell table:formula="of:=IF([.K179]=0; 0; IF([.K178] = 0; IF([.B179]&gt;=10; &quot;C&quot;; &quot;S&quot;); [.L178]))" office:value-type="float" office:value="0" calcext:value-type="float">
            <text:p>0</text:p>
          </table:table-cell>
          <table:table-cell table:formula="of:=IF([.K179]=[.E179]; 1; 0)" office:value-type="float" office:value="1" calcext:value-type="float">
            <text:p>1</text:p>
          </table:table-cell>
          <table:table-cell table:formula="of:=IF([.L179]=[.D17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80]&gt;=20; 1; 0)" office:value-type="float" office:value="0" calcext:value-type="float">
            <text:p>0</text:p>
          </table:table-cell>
          <table:table-cell table:formula="of:=IF([.C180]&lt;=5; 1; 0)" office:value-type="float" office:value="1" calcext:value-type="float">
            <text:p>1</text:p>
          </table:table-cell>
          <table:table-cell table:formula="of:=IF([.B180] &gt; [.B179]; [.I179] + 1; 0)" office:value-type="float" office:value="0" calcext:value-type="float">
            <text:p>0</text:p>
          </table:table-cell>
          <table:table-cell/>
          <table:table-cell table:formula="of:=IF([.K179]=0; 1; IF(COUNTIF([.K177:.K179]; [.K179])=3; IF([.K179]=5; IF([.C179]&gt;=20;0;5); [.K179]+1); IF([.K179]=5; IF([.C179]&gt;=20; 0; 5); [.K179])))" office:value-type="float" office:value="1" calcext:value-type="float">
            <text:p>1</text:p>
          </table:table-cell>
          <table:table-cell table:formula="of:=IF([.K180]=0; 0; IF([.K179] = 0; IF([.B180]&gt;=10; &quot;C&quot;; &quot;S&quot;); [.L179]))" office:value-type="string" office:string-value="C" calcext:value-type="string">
            <text:p>C</text:p>
          </table:table-cell>
          <table:table-cell table:formula="of:=IF([.K180]=[.E180]; 1; 0)" office:value-type="float" office:value="1" calcext:value-type="float">
            <text:p>1</text:p>
          </table:table-cell>
          <table:table-cell table:formula="of:=IF([.L180]=[.D18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81]&gt;=20; 1; 0)" office:value-type="float" office:value="0" calcext:value-type="float">
            <text:p>0</text:p>
          </table:table-cell>
          <table:table-cell table:formula="of:=IF([.C181]&lt;=5; 1; 0)" office:value-type="float" office:value="1" calcext:value-type="float">
            <text:p>1</text:p>
          </table:table-cell>
          <table:table-cell table:formula="of:=IF([.B181] &gt; [.B180]; [.I180] + 1; 0)" office:value-type="float" office:value="0" calcext:value-type="float">
            <text:p>0</text:p>
          </table:table-cell>
          <table:table-cell/>
          <table:table-cell table:formula="of:=IF([.K180]=0; 1; IF(COUNTIF([.K178:.K180]; [.K180])=3; IF([.K180]=5; IF([.C180]&gt;=20;0;5); [.K180]+1); IF([.K180]=5; IF([.C180]&gt;=20; 0; 5); [.K180])))" office:value-type="float" office:value="1" calcext:value-type="float">
            <text:p>1</text:p>
          </table:table-cell>
          <table:table-cell table:formula="of:=IF([.K181]=0; 0; IF([.K180] = 0; IF([.B181]&gt;=10; &quot;C&quot;; &quot;S&quot;); [.L180]))" office:value-type="string" office:string-value="C" calcext:value-type="string">
            <text:p>C</text:p>
          </table:table-cell>
          <table:table-cell table:formula="of:=IF([.K181]=[.E181]; 1; 0)" office:value-type="float" office:value="1" calcext:value-type="float">
            <text:p>1</text:p>
          </table:table-cell>
          <table:table-cell table:formula="of:=IF([.L181]=[.D18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82]&gt;=20; 1; 0)" office:value-type="float" office:value="0" calcext:value-type="float">
            <text:p>0</text:p>
          </table:table-cell>
          <table:table-cell table:formula="of:=IF([.C182]&lt;=5; 1; 0)" office:value-type="float" office:value="1" calcext:value-type="float">
            <text:p>1</text:p>
          </table:table-cell>
          <table:table-cell table:formula="of:=IF([.B182] &gt; [.B181]; [.I181] + 1; 0)" office:value-type="float" office:value="0" calcext:value-type="float">
            <text:p>0</text:p>
          </table:table-cell>
          <table:table-cell/>
          <table:table-cell table:formula="of:=IF([.K181]=0; 1; IF(COUNTIF([.K179:.K181]; [.K181])=3; IF([.K181]=5; IF([.C181]&gt;=20;0;5); [.K181]+1); IF([.K181]=5; IF([.C181]&gt;=20; 0; 5); [.K181])))" office:value-type="float" office:value="1" calcext:value-type="float">
            <text:p>1</text:p>
          </table:table-cell>
          <table:table-cell table:formula="of:=IF([.K182]=0; 0; IF([.K181] = 0; IF([.B182]&gt;=10; &quot;C&quot;; &quot;S&quot;); [.L181]))" office:value-type="string" office:string-value="C" calcext:value-type="string">
            <text:p>C</text:p>
          </table:table-cell>
          <table:table-cell table:formula="of:=IF([.K182]=[.E182]; 1; 0)" office:value-type="float" office:value="1" calcext:value-type="float">
            <text:p>1</text:p>
          </table:table-cell>
          <table:table-cell table:formula="of:=IF([.L182]=[.D18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9" calcext:value-type="float">
            <text:p>5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83]&gt;=20; 1; 0)" office:value-type="float" office:value="0" calcext:value-type="float">
            <text:p>0</text:p>
          </table:table-cell>
          <table:table-cell table:formula="of:=IF([.C183]&lt;=5; 1; 0)" office:value-type="float" office:value="1" calcext:value-type="float">
            <text:p>1</text:p>
          </table:table-cell>
          <table:table-cell table:formula="of:=IF([.B183] &gt; [.B182]; [.I182] + 1; 0)" office:value-type="float" office:value="0" calcext:value-type="float">
            <text:p>0</text:p>
          </table:table-cell>
          <table:table-cell/>
          <table:table-cell table:formula="of:=IF([.K182]=0; 1; IF(COUNTIF([.K180:.K182]; [.K182])=3; IF([.K182]=5; IF([.C182]&gt;=20;0;5); [.K182]+1); IF([.K182]=5; IF([.C182]&gt;=20; 0; 5); [.K182])))" office:value-type="float" office:value="2" calcext:value-type="float">
            <text:p>2</text:p>
          </table:table-cell>
          <table:table-cell table:formula="of:=IF([.K183]=0; 0; IF([.K182] = 0; IF([.B183]&gt;=10; &quot;C&quot;; &quot;S&quot;); [.L182]))" office:value-type="string" office:string-value="C" calcext:value-type="string">
            <text:p>C</text:p>
          </table:table-cell>
          <table:table-cell table:formula="of:=IF([.K183]=[.E183]; 1; 0)" office:value-type="float" office:value="1" calcext:value-type="float">
            <text:p>1</text:p>
          </table:table-cell>
          <table:table-cell table:formula="of:=IF([.L183]=[.D18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84]&gt;=20; 1; 0)" office:value-type="float" office:value="0" calcext:value-type="float">
            <text:p>0</text:p>
          </table:table-cell>
          <table:table-cell table:formula="of:=IF([.C184]&lt;=5; 1; 0)" office:value-type="float" office:value="0" calcext:value-type="float">
            <text:p>0</text:p>
          </table:table-cell>
          <table:table-cell table:formula="of:=IF([.B184] &gt; [.B183]; [.I183] + 1; 0)" office:value-type="float" office:value="0" calcext:value-type="float">
            <text:p>0</text:p>
          </table:table-cell>
          <table:table-cell/>
          <table:table-cell table:formula="of:=IF([.K183]=0; 1; IF(COUNTIF([.K181:.K183]; [.K183])=3; IF([.K183]=5; IF([.C183]&gt;=20;0;5); [.K183]+1); IF([.K183]=5; IF([.C183]&gt;=20; 0; 5); [.K183])))" office:value-type="float" office:value="2" calcext:value-type="float">
            <text:p>2</text:p>
          </table:table-cell>
          <table:table-cell table:formula="of:=IF([.K184]=0; 0; IF([.K183] = 0; IF([.B184]&gt;=10; &quot;C&quot;; &quot;S&quot;); [.L183]))" office:value-type="string" office:string-value="C" calcext:value-type="string">
            <text:p>C</text:p>
          </table:table-cell>
          <table:table-cell table:formula="of:=IF([.K184]=[.E184]; 1; 0)" office:value-type="float" office:value="1" calcext:value-type="float">
            <text:p>1</text:p>
          </table:table-cell>
          <table:table-cell table:formula="of:=IF([.L184]=[.D18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85]&gt;=20; 1; 0)" office:value-type="float" office:value="0" calcext:value-type="float">
            <text:p>0</text:p>
          </table:table-cell>
          <table:table-cell table:formula="of:=IF([.C185]&lt;=5; 1; 0)" office:value-type="float" office:value="0" calcext:value-type="float">
            <text:p>0</text:p>
          </table:table-cell>
          <table:table-cell table:formula="of:=IF([.B185] &gt; [.B184]; [.I184] + 1; 0)" office:value-type="float" office:value="0" calcext:value-type="float">
            <text:p>0</text:p>
          </table:table-cell>
          <table:table-cell/>
          <table:table-cell table:formula="of:=IF([.K184]=0; 1; IF(COUNTIF([.K182:.K184]; [.K184])=3; IF([.K184]=5; IF([.C184]&gt;=20;0;5); [.K184]+1); IF([.K184]=5; IF([.C184]&gt;=20; 0; 5); [.K184])))" office:value-type="float" office:value="2" calcext:value-type="float">
            <text:p>2</text:p>
          </table:table-cell>
          <table:table-cell table:formula="of:=IF([.K185]=0; 0; IF([.K184] = 0; IF([.B185]&gt;=10; &quot;C&quot;; &quot;S&quot;); [.L184]))" office:value-type="string" office:string-value="C" calcext:value-type="string">
            <text:p>C</text:p>
          </table:table-cell>
          <table:table-cell table:formula="of:=IF([.K185]=[.E185]; 1; 0)" office:value-type="float" office:value="1" calcext:value-type="float">
            <text:p>1</text:p>
          </table:table-cell>
          <table:table-cell table:formula="of:=IF([.L185]=[.D18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86]&gt;=20; 1; 0)" office:value-type="float" office:value="0" calcext:value-type="float">
            <text:p>0</text:p>
          </table:table-cell>
          <table:table-cell table:formula="of:=IF([.C186]&lt;=5; 1; 0)" office:value-type="float" office:value="0" calcext:value-type="float">
            <text:p>0</text:p>
          </table:table-cell>
          <table:table-cell table:formula="of:=IF([.B186] &gt; [.B185]; [.I185] + 1; 0)" office:value-type="float" office:value="0" calcext:value-type="float">
            <text:p>0</text:p>
          </table:table-cell>
          <table:table-cell/>
          <table:table-cell table:formula="of:=IF([.K185]=0; 1; IF(COUNTIF([.K183:.K185]; [.K185])=3; IF([.K185]=5; IF([.C185]&gt;=20;0;5); [.K185]+1); IF([.K185]=5; IF([.C185]&gt;=20; 0; 5); [.K185])))" office:value-type="float" office:value="3" calcext:value-type="float">
            <text:p>3</text:p>
          </table:table-cell>
          <table:table-cell table:formula="of:=IF([.K186]=0; 0; IF([.K185] = 0; IF([.B186]&gt;=10; &quot;C&quot;; &quot;S&quot;); [.L185]))" office:value-type="string" office:string-value="C" calcext:value-type="string">
            <text:p>C</text:p>
          </table:table-cell>
          <table:table-cell table:formula="of:=IF([.K186]=[.E186]; 1; 0)" office:value-type="float" office:value="1" calcext:value-type="float">
            <text:p>1</text:p>
          </table:table-cell>
          <table:table-cell table:formula="of:=IF([.L186]=[.D18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87]&gt;=20; 1; 0)" office:value-type="float" office:value="0" calcext:value-type="float">
            <text:p>0</text:p>
          </table:table-cell>
          <table:table-cell table:formula="of:=IF([.C187]&lt;=5; 1; 0)" office:value-type="float" office:value="1" calcext:value-type="float">
            <text:p>1</text:p>
          </table:table-cell>
          <table:table-cell table:formula="of:=IF([.B187] &gt; [.B186]; [.I186] + 1; 0)" office:value-type="float" office:value="1" calcext:value-type="float">
            <text:p>1</text:p>
          </table:table-cell>
          <table:table-cell/>
          <table:table-cell table:formula="of:=IF([.K186]=0; 1; IF(COUNTIF([.K184:.K186]; [.K186])=3; IF([.K186]=5; IF([.C186]&gt;=20;0;5); [.K186]+1); IF([.K186]=5; IF([.C186]&gt;=20; 0; 5); [.K186])))" office:value-type="float" office:value="3" calcext:value-type="float">
            <text:p>3</text:p>
          </table:table-cell>
          <table:table-cell table:formula="of:=IF([.K187]=0; 0; IF([.K186] = 0; IF([.B187]&gt;=10; &quot;C&quot;; &quot;S&quot;); [.L186]))" office:value-type="string" office:string-value="C" calcext:value-type="string">
            <text:p>C</text:p>
          </table:table-cell>
          <table:table-cell table:formula="of:=IF([.K187]=[.E187]; 1; 0)" office:value-type="float" office:value="1" calcext:value-type="float">
            <text:p>1</text:p>
          </table:table-cell>
          <table:table-cell table:formula="of:=IF([.L187]=[.D18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188]&gt;=20; 1; 0)" office:value-type="float" office:value="0" calcext:value-type="float">
            <text:p>0</text:p>
          </table:table-cell>
          <table:table-cell table:formula="of:=IF([.C188]&lt;=5; 1; 0)" office:value-type="float" office:value="1" calcext:value-type="float">
            <text:p>1</text:p>
          </table:table-cell>
          <table:table-cell table:formula="of:=IF([.B188] &gt; [.B187]; [.I187] + 1; 0)" office:value-type="float" office:value="2" calcext:value-type="float">
            <text:p>2</text:p>
          </table:table-cell>
          <table:table-cell/>
          <table:table-cell table:formula="of:=IF([.K187]=0; 1; IF(COUNTIF([.K185:.K187]; [.K187])=3; IF([.K187]=5; IF([.C187]&gt;=20;0;5); [.K187]+1); IF([.K187]=5; IF([.C187]&gt;=20; 0; 5); [.K187])))" office:value-type="float" office:value="3" calcext:value-type="float">
            <text:p>3</text:p>
          </table:table-cell>
          <table:table-cell table:formula="of:=IF([.K188]=0; 0; IF([.K187] = 0; IF([.B188]&gt;=10; &quot;C&quot;; &quot;S&quot;); [.L187]))" office:value-type="string" office:string-value="C" calcext:value-type="string">
            <text:p>C</text:p>
          </table:table-cell>
          <table:table-cell table:formula="of:=IF([.K188]=[.E188]; 1; 0)" office:value-type="float" office:value="1" calcext:value-type="float">
            <text:p>1</text:p>
          </table:table-cell>
          <table:table-cell table:formula="of:=IF([.L188]=[.D18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.7" calcext:value-type="float">
            <text:p>7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89]&gt;=20; 1; 0)" office:value-type="float" office:value="0" calcext:value-type="float">
            <text:p>0</text:p>
          </table:table-cell>
          <table:table-cell table:formula="of:=IF([.C189]&lt;=5; 1; 0)" office:value-type="float" office:value="0" calcext:value-type="float">
            <text:p>0</text:p>
          </table:table-cell>
          <table:table-cell table:formula="of:=IF([.B189] &gt; [.B188]; [.I188] + 1; 0)" office:value-type="float" office:value="3" calcext:value-type="float">
            <text:p>3</text:p>
          </table:table-cell>
          <table:table-cell/>
          <table:table-cell table:formula="of:=IF([.K188]=0; 1; IF(COUNTIF([.K186:.K188]; [.K188])=3; IF([.K188]=5; IF([.C188]&gt;=20;0;5); [.K188]+1); IF([.K188]=5; IF([.C188]&gt;=20; 0; 5); [.K188])))" office:value-type="float" office:value="4" calcext:value-type="float">
            <text:p>4</text:p>
          </table:table-cell>
          <table:table-cell table:formula="of:=IF([.K189]=0; 0; IF([.K188] = 0; IF([.B189]&gt;=10; &quot;C&quot;; &quot;S&quot;); [.L188]))" office:value-type="string" office:string-value="C" calcext:value-type="string">
            <text:p>C</text:p>
          </table:table-cell>
          <table:table-cell table:formula="of:=IF([.K189]=[.E189]; 1; 0)" office:value-type="float" office:value="1" calcext:value-type="float">
            <text:p>1</text:p>
          </table:table-cell>
          <table:table-cell table:formula="of:=IF([.L189]=[.D18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7" calcext:value-type="float">
            <text:p>9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90]&gt;=20; 1; 0)" office:value-type="float" office:value="0" calcext:value-type="float">
            <text:p>0</text:p>
          </table:table-cell>
          <table:table-cell table:formula="of:=IF([.C190]&lt;=5; 1; 0)" office:value-type="float" office:value="0" calcext:value-type="float">
            <text:p>0</text:p>
          </table:table-cell>
          <table:table-cell table:formula="of:=IF([.B190] &gt; [.B189]; [.I189] + 1; 0)" office:value-type="float" office:value="4" calcext:value-type="float">
            <text:p>4</text:p>
          </table:table-cell>
          <table:table-cell/>
          <table:table-cell table:formula="of:=IF([.K189]=0; 1; IF(COUNTIF([.K187:.K189]; [.K189])=3; IF([.K189]=5; IF([.C189]&gt;=20;0;5); [.K189]+1); IF([.K189]=5; IF([.C189]&gt;=20; 0; 5); [.K189])))" office:value-type="float" office:value="4" calcext:value-type="float">
            <text:p>4</text:p>
          </table:table-cell>
          <table:table-cell table:formula="of:=IF([.K190]=0; 0; IF([.K189] = 0; IF([.B190]&gt;=10; &quot;C&quot;; &quot;S&quot;); [.L189]))" office:value-type="string" office:string-value="C" calcext:value-type="string">
            <text:p>C</text:p>
          </table:table-cell>
          <table:table-cell table:formula="of:=IF([.K190]=[.E190]; 1; 0)" office:value-type="float" office:value="1" calcext:value-type="float">
            <text:p>1</text:p>
          </table:table-cell>
          <table:table-cell table:formula="of:=IF([.L190]=[.D19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4" calcext:value-type="float">
            <text:p>1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91]&gt;=20; 1; 0)" office:value-type="float" office:value="0" calcext:value-type="float">
            <text:p>0</text:p>
          </table:table-cell>
          <table:table-cell table:formula="of:=IF([.C191]&lt;=5; 1; 0)" office:value-type="float" office:value="1" calcext:value-type="float">
            <text:p>1</text:p>
          </table:table-cell>
          <table:table-cell table:formula="of:=IF([.B191] &gt; [.B190]; [.I190] + 1; 0)" office:value-type="float" office:value="5" calcext:value-type="float">
            <text:p>5</text:p>
          </table:table-cell>
          <table:table-cell/>
          <table:table-cell table:formula="of:=IF([.K190]=0; 1; IF(COUNTIF([.K188:.K190]; [.K190])=3; IF([.K190]=5; IF([.C190]&gt;=20;0;5); [.K190]+1); IF([.K190]=5; IF([.C190]&gt;=20; 0; 5); [.K190])))" office:value-type="float" office:value="4" calcext:value-type="float">
            <text:p>4</text:p>
          </table:table-cell>
          <table:table-cell table:formula="of:=IF([.K191]=0; 0; IF([.K190] = 0; IF([.B191]&gt;=10; &quot;C&quot;; &quot;S&quot;); [.L190]))" office:value-type="string" office:string-value="C" calcext:value-type="string">
            <text:p>C</text:p>
          </table:table-cell>
          <table:table-cell table:formula="of:=IF([.K191]=[.E191]; 1; 0)" office:value-type="float" office:value="1" calcext:value-type="float">
            <text:p>1</text:p>
          </table:table-cell>
          <table:table-cell table:formula="of:=IF([.L191]=[.D19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7" calcext:value-type="float">
            <text:p>9.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192]&gt;=20; 1; 0)" office:value-type="float" office:value="0" calcext:value-type="float">
            <text:p>0</text:p>
          </table:table-cell>
          <table:table-cell table:formula="of:=IF([.C192]&lt;=5; 1; 0)" office:value-type="float" office:value="0" calcext:value-type="float">
            <text:p>0</text:p>
          </table:table-cell>
          <table:table-cell table:formula="of:=IF([.B192] &gt; [.B191]; [.I191] + 1; 0)" office:value-type="float" office:value="0" calcext:value-type="float">
            <text:p>0</text:p>
          </table:table-cell>
          <table:table-cell/>
          <table:table-cell table:formula="of:=IF([.K191]=0; 1; IF(COUNTIF([.K189:.K191]; [.K191])=3; IF([.K191]=5; IF([.C191]&gt;=20;0;5); [.K191]+1); IF([.K191]=5; IF([.C191]&gt;=20; 0; 5); [.K191])))" office:value-type="float" office:value="5" calcext:value-type="float">
            <text:p>5</text:p>
          </table:table-cell>
          <table:table-cell table:formula="of:=IF([.K192]=0; 0; IF([.K191] = 0; IF([.B192]&gt;=10; &quot;C&quot;; &quot;S&quot;); [.L191]))" office:value-type="string" office:string-value="C" calcext:value-type="string">
            <text:p>C</text:p>
          </table:table-cell>
          <table:table-cell table:formula="of:=IF([.K192]=[.E192]; 1; 0)" office:value-type="float" office:value="1" calcext:value-type="float">
            <text:p>1</text:p>
          </table:table-cell>
          <table:table-cell table:formula="of:=IF([.L192]=[.D19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193]&gt;=20; 1; 0)" office:value-type="float" office:value="0" calcext:value-type="float">
            <text:p>0</text:p>
          </table:table-cell>
          <table:table-cell table:formula="of:=IF([.C193]&lt;=5; 1; 0)" office:value-type="float" office:value="1" calcext:value-type="float">
            <text:p>1</text:p>
          </table:table-cell>
          <table:table-cell table:formula="of:=IF([.B193] &gt; [.B192]; [.I192] + 1; 0)" office:value-type="float" office:value="0" calcext:value-type="float">
            <text:p>0</text:p>
          </table:table-cell>
          <table:table-cell/>
          <table:table-cell table:formula="of:=IF([.K192]=0; 1; IF(COUNTIF([.K190:.K192]; [.K192])=3; IF([.K192]=5; IF([.C192]&gt;=20;0;5); [.K192]+1); IF([.K192]=5; IF([.C192]&gt;=20; 0; 5); [.K192])))" office:value-type="float" office:value="0" calcext:value-type="float">
            <text:p>0</text:p>
          </table:table-cell>
          <table:table-cell table:formula="of:=IF([.K193]=0; 0; IF([.K192] = 0; IF([.B193]&gt;=10; &quot;C&quot;; &quot;S&quot;); [.L192]))" office:value-type="float" office:value="0" calcext:value-type="float">
            <text:p>0</text:p>
          </table:table-cell>
          <table:table-cell table:formula="of:=IF([.K193]=[.E193]; 1; 0)" office:value-type="float" office:value="1" calcext:value-type="float">
            <text:p>1</text:p>
          </table:table-cell>
          <table:table-cell table:formula="of:=IF([.L193]=[.D19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94]&gt;=20; 1; 0)" office:value-type="float" office:value="0" calcext:value-type="float">
            <text:p>0</text:p>
          </table:table-cell>
          <table:table-cell table:formula="of:=IF([.C194]&lt;=5; 1; 0)" office:value-type="float" office:value="1" calcext:value-type="float">
            <text:p>1</text:p>
          </table:table-cell>
          <table:table-cell table:formula="of:=IF([.B194] &gt; [.B193]; [.I193] + 1; 0)" office:value-type="float" office:value="0" calcext:value-type="float">
            <text:p>0</text:p>
          </table:table-cell>
          <table:table-cell/>
          <table:table-cell table:formula="of:=IF([.K193]=0; 1; IF(COUNTIF([.K191:.K193]; [.K193])=3; IF([.K193]=5; IF([.C193]&gt;=20;0;5); [.K193]+1); IF([.K193]=5; IF([.C193]&gt;=20; 0; 5); [.K193])))" office:value-type="float" office:value="1" calcext:value-type="float">
            <text:p>1</text:p>
          </table:table-cell>
          <table:table-cell table:formula="of:=IF([.K194]=0; 0; IF([.K193] = 0; IF([.B194]&gt;=10; &quot;C&quot;; &quot;S&quot;); [.L193]))" office:value-type="string" office:string-value="S" calcext:value-type="string">
            <text:p>S</text:p>
          </table:table-cell>
          <table:table-cell table:formula="of:=IF([.K194]=[.E194]; 1; 0)" office:value-type="float" office:value="1" calcext:value-type="float">
            <text:p>1</text:p>
          </table:table-cell>
          <table:table-cell table:formula="of:=IF([.L194]=[.D19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95]&gt;=20; 1; 0)" office:value-type="float" office:value="0" calcext:value-type="float">
            <text:p>0</text:p>
          </table:table-cell>
          <table:table-cell table:formula="of:=IF([.C195]&lt;=5; 1; 0)" office:value-type="float" office:value="1" calcext:value-type="float">
            <text:p>1</text:p>
          </table:table-cell>
          <table:table-cell table:formula="of:=IF([.B195] &gt; [.B194]; [.I194] + 1; 0)" office:value-type="float" office:value="0" calcext:value-type="float">
            <text:p>0</text:p>
          </table:table-cell>
          <table:table-cell/>
          <table:table-cell table:formula="of:=IF([.K194]=0; 1; IF(COUNTIF([.K192:.K194]; [.K194])=3; IF([.K194]=5; IF([.C194]&gt;=20;0;5); [.K194]+1); IF([.K194]=5; IF([.C194]&gt;=20; 0; 5); [.K194])))" office:value-type="float" office:value="1" calcext:value-type="float">
            <text:p>1</text:p>
          </table:table-cell>
          <table:table-cell table:formula="of:=IF([.K195]=0; 0; IF([.K194] = 0; IF([.B195]&gt;=10; &quot;C&quot;; &quot;S&quot;); [.L194]))" office:value-type="string" office:string-value="S" calcext:value-type="string">
            <text:p>S</text:p>
          </table:table-cell>
          <table:table-cell table:formula="of:=IF([.K195]=[.E195]; 1; 0)" office:value-type="float" office:value="1" calcext:value-type="float">
            <text:p>1</text:p>
          </table:table-cell>
          <table:table-cell table:formula="of:=IF([.L195]=[.D19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96]&gt;=20; 1; 0)" office:value-type="float" office:value="0" calcext:value-type="float">
            <text:p>0</text:p>
          </table:table-cell>
          <table:table-cell table:formula="of:=IF([.C196]&lt;=5; 1; 0)" office:value-type="float" office:value="0" calcext:value-type="float">
            <text:p>0</text:p>
          </table:table-cell>
          <table:table-cell table:formula="of:=IF([.B196] &gt; [.B195]; [.I195] + 1; 0)" office:value-type="float" office:value="0" calcext:value-type="float">
            <text:p>0</text:p>
          </table:table-cell>
          <table:table-cell/>
          <table:table-cell table:formula="of:=IF([.K195]=0; 1; IF(COUNTIF([.K193:.K195]; [.K195])=3; IF([.K195]=5; IF([.C195]&gt;=20;0;5); [.K195]+1); IF([.K195]=5; IF([.C195]&gt;=20; 0; 5); [.K195])))" office:value-type="float" office:value="1" calcext:value-type="float">
            <text:p>1</text:p>
          </table:table-cell>
          <table:table-cell table:formula="of:=IF([.K196]=0; 0; IF([.K195] = 0; IF([.B196]&gt;=10; &quot;C&quot;; &quot;S&quot;); [.L195]))" office:value-type="string" office:string-value="S" calcext:value-type="string">
            <text:p>S</text:p>
          </table:table-cell>
          <table:table-cell table:formula="of:=IF([.K196]=[.E196]; 1; 0)" office:value-type="float" office:value="1" calcext:value-type="float">
            <text:p>1</text:p>
          </table:table-cell>
          <table:table-cell table:formula="of:=IF([.L196]=[.D19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6" calcext:value-type="float">
            <text:p>5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97]&gt;=20; 1; 0)" office:value-type="float" office:value="0" calcext:value-type="float">
            <text:p>0</text:p>
          </table:table-cell>
          <table:table-cell table:formula="of:=IF([.C197]&lt;=5; 1; 0)" office:value-type="float" office:value="0" calcext:value-type="float">
            <text:p>0</text:p>
          </table:table-cell>
          <table:table-cell table:formula="of:=IF([.B197] &gt; [.B196]; [.I196] + 1; 0)" office:value-type="float" office:value="1" calcext:value-type="float">
            <text:p>1</text:p>
          </table:table-cell>
          <table:table-cell/>
          <table:table-cell table:formula="of:=IF([.K196]=0; 1; IF(COUNTIF([.K194:.K196]; [.K196])=3; IF([.K196]=5; IF([.C196]&gt;=20;0;5); [.K196]+1); IF([.K196]=5; IF([.C196]&gt;=20; 0; 5); [.K196])))" office:value-type="float" office:value="2" calcext:value-type="float">
            <text:p>2</text:p>
          </table:table-cell>
          <table:table-cell table:formula="of:=IF([.K197]=0; 0; IF([.K196] = 0; IF([.B197]&gt;=10; &quot;C&quot;; &quot;S&quot;); [.L196]))" office:value-type="string" office:string-value="S" calcext:value-type="string">
            <text:p>S</text:p>
          </table:table-cell>
          <table:table-cell table:formula="of:=IF([.K197]=[.E197]; 1; 0)" office:value-type="float" office:value="1" calcext:value-type="float">
            <text:p>1</text:p>
          </table:table-cell>
          <table:table-cell table:formula="of:=IF([.L197]=[.D19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6" calcext:value-type="float">
            <text:p>8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98]&gt;=20; 1; 0)" office:value-type="float" office:value="0" calcext:value-type="float">
            <text:p>0</text:p>
          </table:table-cell>
          <table:table-cell table:formula="of:=IF([.C198]&lt;=5; 1; 0)" office:value-type="float" office:value="0" calcext:value-type="float">
            <text:p>0</text:p>
          </table:table-cell>
          <table:table-cell table:formula="of:=IF([.B198] &gt; [.B197]; [.I197] + 1; 0)" office:value-type="float" office:value="2" calcext:value-type="float">
            <text:p>2</text:p>
          </table:table-cell>
          <table:table-cell/>
          <table:table-cell table:formula="of:=IF([.K197]=0; 1; IF(COUNTIF([.K195:.K197]; [.K197])=3; IF([.K197]=5; IF([.C197]&gt;=20;0;5); [.K197]+1); IF([.K197]=5; IF([.C197]&gt;=20; 0; 5); [.K197])))" office:value-type="float" office:value="2" calcext:value-type="float">
            <text:p>2</text:p>
          </table:table-cell>
          <table:table-cell table:formula="of:=IF([.K198]=0; 0; IF([.K197] = 0; IF([.B198]&gt;=10; &quot;C&quot;; &quot;S&quot;); [.L197]))" office:value-type="string" office:string-value="S" calcext:value-type="string">
            <text:p>S</text:p>
          </table:table-cell>
          <table:table-cell table:formula="of:=IF([.K198]=[.E198]; 1; 0)" office:value-type="float" office:value="1" calcext:value-type="float">
            <text:p>1</text:p>
          </table:table-cell>
          <table:table-cell table:formula="of:=IF([.L198]=[.D19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.5" calcext:value-type="float">
            <text:p>12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99]&gt;=20; 1; 0)" office:value-type="float" office:value="0" calcext:value-type="float">
            <text:p>0</text:p>
          </table:table-cell>
          <table:table-cell table:formula="of:=IF([.C199]&lt;=5; 1; 0)" office:value-type="float" office:value="0" calcext:value-type="float">
            <text:p>0</text:p>
          </table:table-cell>
          <table:table-cell table:formula="of:=IF([.B199] &gt; [.B198]; [.I198] + 1; 0)" office:value-type="float" office:value="3" calcext:value-type="float">
            <text:p>3</text:p>
          </table:table-cell>
          <table:table-cell/>
          <table:table-cell table:formula="of:=IF([.K198]=0; 1; IF(COUNTIF([.K196:.K198]; [.K198])=3; IF([.K198]=5; IF([.C198]&gt;=20;0;5); [.K198]+1); IF([.K198]=5; IF([.C198]&gt;=20; 0; 5); [.K198])))" office:value-type="float" office:value="2" calcext:value-type="float">
            <text:p>2</text:p>
          </table:table-cell>
          <table:table-cell table:formula="of:=IF([.K199]=0; 0; IF([.K198] = 0; IF([.B199]&gt;=10; &quot;C&quot;; &quot;S&quot;); [.L198]))" office:value-type="string" office:string-value="S" calcext:value-type="string">
            <text:p>S</text:p>
          </table:table-cell>
          <table:table-cell table:formula="of:=IF([.K199]=[.E199]; 1; 0)" office:value-type="float" office:value="1" calcext:value-type="float">
            <text:p>1</text:p>
          </table:table-cell>
          <table:table-cell table:formula="of:=IF([.L199]=[.D19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.4" calcext:value-type="float">
            <text:p>16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00]&gt;=20; 1; 0)" office:value-type="float" office:value="0" calcext:value-type="float">
            <text:p>0</text:p>
          </table:table-cell>
          <table:table-cell table:formula="of:=IF([.C200]&lt;=5; 1; 0)" office:value-type="float" office:value="0" calcext:value-type="float">
            <text:p>0</text:p>
          </table:table-cell>
          <table:table-cell table:formula="of:=IF([.B200] &gt; [.B199]; [.I199] + 1; 0)" office:value-type="float" office:value="4" calcext:value-type="float">
            <text:p>4</text:p>
          </table:table-cell>
          <table:table-cell/>
          <table:table-cell table:formula="of:=IF([.K199]=0; 1; IF(COUNTIF([.K197:.K199]; [.K199])=3; IF([.K199]=5; IF([.C199]&gt;=20;0;5); [.K199]+1); IF([.K199]=5; IF([.C199]&gt;=20; 0; 5); [.K199])))" office:value-type="float" office:value="3" calcext:value-type="float">
            <text:p>3</text:p>
          </table:table-cell>
          <table:table-cell table:formula="of:=IF([.K200]=0; 0; IF([.K199] = 0; IF([.B200]&gt;=10; &quot;C&quot;; &quot;S&quot;); [.L199]))" office:value-type="string" office:string-value="S" calcext:value-type="string">
            <text:p>S</text:p>
          </table:table-cell>
          <table:table-cell table:formula="of:=IF([.K200]=[.E200]; 1; 0)" office:value-type="float" office:value="1" calcext:value-type="float">
            <text:p>1</text:p>
          </table:table-cell>
          <table:table-cell table:formula="of:=IF([.L200]=[.D20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" calcext:value-type="float">
            <text:p>19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01]&gt;=20; 1; 0)" office:value-type="float" office:value="0" calcext:value-type="float">
            <text:p>0</text:p>
          </table:table-cell>
          <table:table-cell table:formula="of:=IF([.C201]&lt;=5; 1; 0)" office:value-type="float" office:value="0" calcext:value-type="float">
            <text:p>0</text:p>
          </table:table-cell>
          <table:table-cell table:formula="of:=IF([.B201] &gt; [.B200]; [.I200] + 1; 0)" office:value-type="float" office:value="5" calcext:value-type="float">
            <text:p>5</text:p>
          </table:table-cell>
          <table:table-cell/>
          <table:table-cell table:formula="of:=IF([.K200]=0; 1; IF(COUNTIF([.K198:.K200]; [.K200])=3; IF([.K200]=5; IF([.C200]&gt;=20;0;5); [.K200]+1); IF([.K200]=5; IF([.C200]&gt;=20; 0; 5); [.K200])))" office:value-type="float" office:value="3" calcext:value-type="float">
            <text:p>3</text:p>
          </table:table-cell>
          <table:table-cell table:formula="of:=IF([.K201]=0; 0; IF([.K200] = 0; IF([.B201]&gt;=10; &quot;C&quot;; &quot;S&quot;); [.L200]))" office:value-type="string" office:string-value="S" calcext:value-type="string">
            <text:p>S</text:p>
          </table:table-cell>
          <table:table-cell table:formula="of:=IF([.K201]=[.E201]; 1; 0)" office:value-type="float" office:value="1" calcext:value-type="float">
            <text:p>1</text:p>
          </table:table-cell>
          <table:table-cell table:formula="of:=IF([.L201]=[.D20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02]&gt;=20; 1; 0)" office:value-type="float" office:value="1" calcext:value-type="float">
            <text:p>1</text:p>
          </table:table-cell>
          <table:table-cell table:formula="of:=IF([.C202]&lt;=5; 1; 0)" office:value-type="float" office:value="1" calcext:value-type="float">
            <text:p>1</text:p>
          </table:table-cell>
          <table:table-cell table:formula="of:=IF([.B202] &gt; [.B201]; [.I201] + 1; 0)" office:value-type="float" office:value="6" calcext:value-type="float">
            <text:p>6</text:p>
          </table:table-cell>
          <table:table-cell/>
          <table:table-cell table:formula="of:=IF([.K201]=0; 1; IF(COUNTIF([.K199:.K201]; [.K201])=3; IF([.K201]=5; IF([.C201]&gt;=20;0;5); [.K201]+1); IF([.K201]=5; IF([.C201]&gt;=20; 0; 5); [.K201])))" office:value-type="float" office:value="3" calcext:value-type="float">
            <text:p>3</text:p>
          </table:table-cell>
          <table:table-cell table:formula="of:=IF([.K202]=0; 0; IF([.K201] = 0; IF([.B202]&gt;=10; &quot;C&quot;; &quot;S&quot;); [.L201]))" office:value-type="string" office:string-value="S" calcext:value-type="string">
            <text:p>S</text:p>
          </table:table-cell>
          <table:table-cell table:formula="of:=IF([.K202]=[.E202]; 1; 0)" office:value-type="float" office:value="1" calcext:value-type="float">
            <text:p>1</text:p>
          </table:table-cell>
          <table:table-cell table:formula="of:=IF([.L202]=[.D20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.3" calcext:value-type="float">
            <text:p>21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03]&gt;=20; 1; 0)" office:value-type="float" office:value="1" calcext:value-type="float">
            <text:p>1</text:p>
          </table:table-cell>
          <table:table-cell table:formula="of:=IF([.C203]&lt;=5; 1; 0)" office:value-type="float" office:value="0" calcext:value-type="float">
            <text:p>0</text:p>
          </table:table-cell>
          <table:table-cell table:formula="of:=IF([.B203] &gt; [.B202]; [.I202] + 1; 0)" office:value-type="float" office:value="7" calcext:value-type="float">
            <text:p>7</text:p>
          </table:table-cell>
          <table:table-cell/>
          <table:table-cell table:formula="of:=IF([.K202]=0; 1; IF(COUNTIF([.K200:.K202]; [.K202])=3; IF([.K202]=5; IF([.C202]&gt;=20;0;5); [.K202]+1); IF([.K202]=5; IF([.C202]&gt;=20; 0; 5); [.K202])))" office:value-type="float" office:value="4" calcext:value-type="float">
            <text:p>4</text:p>
          </table:table-cell>
          <table:table-cell table:formula="of:=IF([.K203]=0; 0; IF([.K202] = 0; IF([.B203]&gt;=10; &quot;C&quot;; &quot;S&quot;); [.L202]))" office:value-type="string" office:string-value="S" calcext:value-type="string">
            <text:p>S</text:p>
          </table:table-cell>
          <table:table-cell table:formula="of:=IF([.K203]=[.E203]; 1; 0)" office:value-type="float" office:value="1" calcext:value-type="float">
            <text:p>1</text:p>
          </table:table-cell>
          <table:table-cell table:formula="of:=IF([.L203]=[.D20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.1" calcext:value-type="float">
            <text:p>20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04]&gt;=20; 1; 0)" office:value-type="float" office:value="1" calcext:value-type="float">
            <text:p>1</text:p>
          </table:table-cell>
          <table:table-cell table:formula="of:=IF([.C204]&lt;=5; 1; 0)" office:value-type="float" office:value="0" calcext:value-type="float">
            <text:p>0</text:p>
          </table:table-cell>
          <table:table-cell table:formula="of:=IF([.B204] &gt; [.B203]; [.I203] + 1; 0)" office:value-type="float" office:value="0" calcext:value-type="float">
            <text:p>0</text:p>
          </table:table-cell>
          <table:table-cell/>
          <table:table-cell table:formula="of:=IF([.K203]=0; 1; IF(COUNTIF([.K201:.K203]; [.K203])=3; IF([.K203]=5; IF([.C203]&gt;=20;0;5); [.K203]+1); IF([.K203]=5; IF([.C203]&gt;=20; 0; 5); [.K203])))" office:value-type="float" office:value="4" calcext:value-type="float">
            <text:p>4</text:p>
          </table:table-cell>
          <table:table-cell table:formula="of:=IF([.K204]=0; 0; IF([.K203] = 0; IF([.B204]&gt;=10; &quot;C&quot;; &quot;S&quot;); [.L203]))" office:value-type="string" office:string-value="S" calcext:value-type="string">
            <text:p>S</text:p>
          </table:table-cell>
          <table:table-cell table:formula="of:=IF([.K204]=[.E204]; 1; 0)" office:value-type="float" office:value="1" calcext:value-type="float">
            <text:p>1</text:p>
          </table:table-cell>
          <table:table-cell table:formula="of:=IF([.L204]=[.D20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8.4" calcext:value-type="float">
            <text:p>18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05]&gt;=20; 1; 0)" office:value-type="float" office:value="0" calcext:value-type="float">
            <text:p>0</text:p>
          </table:table-cell>
          <table:table-cell table:formula="of:=IF([.C205]&lt;=5; 1; 0)" office:value-type="float" office:value="1" calcext:value-type="float">
            <text:p>1</text:p>
          </table:table-cell>
          <table:table-cell table:formula="of:=IF([.B205] &gt; [.B204]; [.I204] + 1; 0)" office:value-type="float" office:value="0" calcext:value-type="float">
            <text:p>0</text:p>
          </table:table-cell>
          <table:table-cell/>
          <table:table-cell table:formula="of:=IF([.K204]=0; 1; IF(COUNTIF([.K202:.K204]; [.K204])=3; IF([.K204]=5; IF([.C204]&gt;=20;0;5); [.K204]+1); IF([.K204]=5; IF([.C204]&gt;=20; 0; 5); [.K204])))" office:value-type="float" office:value="4" calcext:value-type="float">
            <text:p>4</text:p>
          </table:table-cell>
          <table:table-cell table:formula="of:=IF([.K205]=0; 0; IF([.K204] = 0; IF([.B205]&gt;=10; &quot;C&quot;; &quot;S&quot;); [.L204]))" office:value-type="string" office:string-value="S" calcext:value-type="string">
            <text:p>S</text:p>
          </table:table-cell>
          <table:table-cell table:formula="of:=IF([.K205]=[.E205]; 1; 0)" office:value-type="float" office:value="1" calcext:value-type="float">
            <text:p>1</text:p>
          </table:table-cell>
          <table:table-cell table:formula="of:=IF([.L205]=[.D20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7.1" calcext:value-type="float">
            <text:p>17.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06]&gt;=20; 1; 0)" office:value-type="float" office:value="0" calcext:value-type="float">
            <text:p>0</text:p>
          </table:table-cell>
          <table:table-cell table:formula="of:=IF([.C206]&lt;=5; 1; 0)" office:value-type="float" office:value="0" calcext:value-type="float">
            <text:p>0</text:p>
          </table:table-cell>
          <table:table-cell table:formula="of:=IF([.B206] &gt; [.B205]; [.I205] + 1; 0)" office:value-type="float" office:value="0" calcext:value-type="float">
            <text:p>0</text:p>
          </table:table-cell>
          <table:table-cell/>
          <table:table-cell table:formula="of:=IF([.K205]=0; 1; IF(COUNTIF([.K203:.K205]; [.K205])=3; IF([.K205]=5; IF([.C205]&gt;=20;0;5); [.K205]+1); IF([.K205]=5; IF([.C205]&gt;=20; 0; 5); [.K205])))" office:value-type="float" office:value="5" calcext:value-type="float">
            <text:p>5</text:p>
          </table:table-cell>
          <table:table-cell table:formula="of:=IF([.K206]=0; 0; IF([.K205] = 0; IF([.B206]&gt;=10; &quot;C&quot;; &quot;S&quot;); [.L205]))" office:value-type="string" office:string-value="S" calcext:value-type="string">
            <text:p>S</text:p>
          </table:table-cell>
          <table:table-cell table:formula="of:=IF([.K206]=[.E206]; 1; 0)" office:value-type="float" office:value="1" calcext:value-type="float">
            <text:p>1</text:p>
          </table:table-cell>
          <table:table-cell table:formula="of:=IF([.L206]=[.D20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.9" calcext:value-type="float">
            <text:p>16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07]&gt;=20; 1; 0)" office:value-type="float" office:value="0" calcext:value-type="float">
            <text:p>0</text:p>
          </table:table-cell>
          <table:table-cell table:formula="of:=IF([.C207]&lt;=5; 1; 0)" office:value-type="float" office:value="0" calcext:value-type="float">
            <text:p>0</text:p>
          </table:table-cell>
          <table:table-cell table:formula="of:=IF([.B207] &gt; [.B206]; [.I206] + 1; 0)" office:value-type="float" office:value="0" calcext:value-type="float">
            <text:p>0</text:p>
          </table:table-cell>
          <table:table-cell/>
          <table:table-cell table:formula="of:=IF([.K206]=0; 1; IF(COUNTIF([.K204:.K206]; [.K206])=3; IF([.K206]=5; IF([.C206]&gt;=20;0;5); [.K206]+1); IF([.K206]=5; IF([.C206]&gt;=20; 0; 5); [.K206])))" office:value-type="float" office:value="5" calcext:value-type="float">
            <text:p>5</text:p>
          </table:table-cell>
          <table:table-cell table:formula="of:=IF([.K207]=0; 0; IF([.K206] = 0; IF([.B207]&gt;=10; &quot;C&quot;; &quot;S&quot;); [.L206]))" office:value-type="string" office:string-value="S" calcext:value-type="string">
            <text:p>S</text:p>
          </table:table-cell>
          <table:table-cell table:formula="of:=IF([.K207]=[.E207]; 1; 0)" office:value-type="float" office:value="1" calcext:value-type="float">
            <text:p>1</text:p>
          </table:table-cell>
          <table:table-cell table:formula="of:=IF([.L207]=[.D20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8.2" calcext:value-type="float">
            <text:p>18.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08]&gt;=20; 1; 0)" office:value-type="float" office:value="0" calcext:value-type="float">
            <text:p>0</text:p>
          </table:table-cell>
          <table:table-cell table:formula="of:=IF([.C208]&lt;=5; 1; 0)" office:value-type="float" office:value="0" calcext:value-type="float">
            <text:p>0</text:p>
          </table:table-cell>
          <table:table-cell table:formula="of:=IF([.B208] &gt; [.B207]; [.I207] + 1; 0)" office:value-type="float" office:value="1" calcext:value-type="float">
            <text:p>1</text:p>
          </table:table-cell>
          <table:table-cell/>
          <table:table-cell table:formula="of:=IF([.K207]=0; 1; IF(COUNTIF([.K205:.K207]; [.K207])=3; IF([.K207]=5; IF([.C207]&gt;=20;0;5); [.K207]+1); IF([.K207]=5; IF([.C207]&gt;=20; 0; 5); [.K207])))" office:value-type="float" office:value="5" calcext:value-type="float">
            <text:p>5</text:p>
          </table:table-cell>
          <table:table-cell table:formula="of:=IF([.K208]=0; 0; IF([.K207] = 0; IF([.B208]&gt;=10; &quot;C&quot;; &quot;S&quot;); [.L207]))" office:value-type="string" office:string-value="S" calcext:value-type="string">
            <text:p>S</text:p>
          </table:table-cell>
          <table:table-cell table:formula="of:=IF([.K208]=[.E208]; 1; 0)" office:value-type="float" office:value="1" calcext:value-type="float">
            <text:p>1</text:p>
          </table:table-cell>
          <table:table-cell table:formula="of:=IF([.L208]=[.D20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.7" calcext:value-type="float">
            <text:p>20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09]&gt;=20; 1; 0)" office:value-type="float" office:value="1" calcext:value-type="float">
            <text:p>1</text:p>
          </table:table-cell>
          <table:table-cell table:formula="of:=IF([.C209]&lt;=5; 1; 0)" office:value-type="float" office:value="0" calcext:value-type="float">
            <text:p>0</text:p>
          </table:table-cell>
          <table:table-cell table:formula="of:=IF([.B209] &gt; [.B208]; [.I208] + 1; 0)" office:value-type="float" office:value="2" calcext:value-type="float">
            <text:p>2</text:p>
          </table:table-cell>
          <table:table-cell/>
          <table:table-cell table:formula="of:=IF([.K208]=0; 1; IF(COUNTIF([.K206:.K208]; [.K208])=3; IF([.K208]=5; IF([.C208]&gt;=20;0;5); [.K208]+1); IF([.K208]=5; IF([.C208]&gt;=20; 0; 5); [.K208])))" office:value-type="float" office:value="5" calcext:value-type="float">
            <text:p>5</text:p>
          </table:table-cell>
          <table:table-cell table:formula="of:=IF([.K209]=0; 0; IF([.K208] = 0; IF([.B209]&gt;=10; &quot;C&quot;; &quot;S&quot;); [.L208]))" office:value-type="string" office:string-value="S" calcext:value-type="string">
            <text:p>S</text:p>
          </table:table-cell>
          <table:table-cell table:formula="of:=IF([.K209]=[.E209]; 1; 0)" office:value-type="float" office:value="1" calcext:value-type="float">
            <text:p>1</text:p>
          </table:table-cell>
          <table:table-cell table:formula="of:=IF([.L209]=[.D20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10]&gt;=20; 1; 0)" office:value-type="float" office:value="1" calcext:value-type="float">
            <text:p>1</text:p>
          </table:table-cell>
          <table:table-cell table:formula="of:=IF([.C210]&lt;=5; 1; 0)" office:value-type="float" office:value="0" calcext:value-type="float">
            <text:p>0</text:p>
          </table:table-cell>
          <table:table-cell table:formula="of:=IF([.B210] &gt; [.B209]; [.I209] + 1; 0)" office:value-type="float" office:value="3" calcext:value-type="float">
            <text:p>3</text:p>
          </table:table-cell>
          <table:table-cell/>
          <table:table-cell table:formula="of:=IF([.K209]=0; 1; IF(COUNTIF([.K207:.K209]; [.K209])=3; IF([.K209]=5; IF([.C209]&gt;=20;0;5); [.K209]+1); IF([.K209]=5; IF([.C209]&gt;=20; 0; 5); [.K209])))" office:value-type="float" office:value="5" calcext:value-type="float">
            <text:p>5</text:p>
          </table:table-cell>
          <table:table-cell table:formula="of:=IF([.K210]=0; 0; IF([.K209] = 0; IF([.B210]&gt;=10; &quot;C&quot;; &quot;S&quot;); [.L209]))" office:value-type="string" office:string-value="S" calcext:value-type="string">
            <text:p>S</text:p>
          </table:table-cell>
          <table:table-cell table:formula="of:=IF([.K210]=[.E210]; 1; 0)" office:value-type="float" office:value="1" calcext:value-type="float">
            <text:p>1</text:p>
          </table:table-cell>
          <table:table-cell table:formula="of:=IF([.L210]=[.D21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.2" calcext:value-type="float">
            <text:p>27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11]&gt;=20; 1; 0)" office:value-type="float" office:value="1" calcext:value-type="float">
            <text:p>1</text:p>
          </table:table-cell>
          <table:table-cell table:formula="of:=IF([.C211]&lt;=5; 1; 0)" office:value-type="float" office:value="0" calcext:value-type="float">
            <text:p>0</text:p>
          </table:table-cell>
          <table:table-cell table:formula="of:=IF([.B211] &gt; [.B210]; [.I210] + 1; 0)" office:value-type="float" office:value="4" calcext:value-type="float">
            <text:p>4</text:p>
          </table:table-cell>
          <table:table-cell/>
          <table:table-cell table:formula="of:=IF([.K210]=0; 1; IF(COUNTIF([.K208:.K210]; [.K210])=3; IF([.K210]=5; IF([.C210]&gt;=20;0;5); [.K210]+1); IF([.K210]=5; IF([.C210]&gt;=20; 0; 5); [.K210])))" office:value-type="float" office:value="5" calcext:value-type="float">
            <text:p>5</text:p>
          </table:table-cell>
          <table:table-cell table:formula="of:=IF([.K211]=0; 0; IF([.K210] = 0; IF([.B211]&gt;=10; &quot;C&quot;; &quot;S&quot;); [.L210]))" office:value-type="string" office:string-value="S" calcext:value-type="string">
            <text:p>S</text:p>
          </table:table-cell>
          <table:table-cell table:formula="of:=IF([.K211]=[.E211]; 1; 0)" office:value-type="float" office:value="1" calcext:value-type="float">
            <text:p>1</text:p>
          </table:table-cell>
          <table:table-cell table:formula="of:=IF([.L211]=[.D21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9.4" calcext:value-type="float">
            <text:p>29.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212]&gt;=20; 1; 0)" office:value-type="float" office:value="1" calcext:value-type="float">
            <text:p>1</text:p>
          </table:table-cell>
          <table:table-cell table:formula="of:=IF([.C212]&lt;=5; 1; 0)" office:value-type="float" office:value="1" calcext:value-type="float">
            <text:p>1</text:p>
          </table:table-cell>
          <table:table-cell table:formula="of:=IF([.B212] &gt; [.B211]; [.I211] + 1; 0)" office:value-type="float" office:value="5" calcext:value-type="float">
            <text:p>5</text:p>
          </table:table-cell>
          <table:table-cell/>
          <table:table-cell table:formula="of:=IF([.K211]=0; 1; IF(COUNTIF([.K209:.K211]; [.K211])=3; IF([.K211]=5; IF([.C211]&gt;=20;0;5); [.K211]+1); IF([.K211]=5; IF([.C211]&gt;=20; 0; 5); [.K211])))" office:value-type="float" office:value="0" calcext:value-type="float">
            <text:p>0</text:p>
          </table:table-cell>
          <table:table-cell table:formula="of:=IF([.K212]=0; 0; IF([.K211] = 0; IF([.B212]&gt;=10; &quot;C&quot;; &quot;S&quot;); [.L211]))" office:value-type="float" office:value="0" calcext:value-type="float">
            <text:p>0</text:p>
          </table:table-cell>
          <table:table-cell table:formula="of:=IF([.K212]=[.E212]; 1; 0)" office:value-type="float" office:value="1" calcext:value-type="float">
            <text:p>1</text:p>
          </table:table-cell>
          <table:table-cell table:formula="of:=IF([.L212]=[.D21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9.9" calcext:value-type="float">
            <text:p>29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13]&gt;=20; 1; 0)" office:value-type="float" office:value="1" calcext:value-type="float">
            <text:p>1</text:p>
          </table:table-cell>
          <table:table-cell table:formula="of:=IF([.C213]&lt;=5; 1; 0)" office:value-type="float" office:value="1" calcext:value-type="float">
            <text:p>1</text:p>
          </table:table-cell>
          <table:table-cell table:formula="of:=IF([.B213] &gt; [.B212]; [.I212] + 1; 0)" office:value-type="float" office:value="6" calcext:value-type="float">
            <text:p>6</text:p>
          </table:table-cell>
          <table:table-cell/>
          <table:table-cell table:formula="of:=IF([.K212]=0; 1; IF(COUNTIF([.K210:.K212]; [.K212])=3; IF([.K212]=5; IF([.C212]&gt;=20;0;5); [.K212]+1); IF([.K212]=5; IF([.C212]&gt;=20; 0; 5); [.K212])))" office:value-type="float" office:value="1" calcext:value-type="float">
            <text:p>1</text:p>
          </table:table-cell>
          <table:table-cell table:formula="of:=IF([.K213]=0; 0; IF([.K212] = 0; IF([.B213]&gt;=10; &quot;C&quot;; &quot;S&quot;); [.L212]))" office:value-type="string" office:string-value="C" calcext:value-type="string">
            <text:p>C</text:p>
          </table:table-cell>
          <table:table-cell table:formula="of:=IF([.K213]=[.E213]; 1; 0)" office:value-type="float" office:value="1" calcext:value-type="float">
            <text:p>1</text:p>
          </table:table-cell>
          <table:table-cell table:formula="of:=IF([.L213]=[.D21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8.8" calcext:value-type="float">
            <text:p>28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14]&gt;=20; 1; 0)" office:value-type="float" office:value="1" calcext:value-type="float">
            <text:p>1</text:p>
          </table:table-cell>
          <table:table-cell table:formula="of:=IF([.C214]&lt;=5; 1; 0)" office:value-type="float" office:value="1" calcext:value-type="float">
            <text:p>1</text:p>
          </table:table-cell>
          <table:table-cell table:formula="of:=IF([.B214] &gt; [.B213]; [.I213] + 1; 0)" office:value-type="float" office:value="0" calcext:value-type="float">
            <text:p>0</text:p>
          </table:table-cell>
          <table:table-cell/>
          <table:table-cell table:formula="of:=IF([.K213]=0; 1; IF(COUNTIF([.K211:.K213]; [.K213])=3; IF([.K213]=5; IF([.C213]&gt;=20;0;5); [.K213]+1); IF([.K213]=5; IF([.C213]&gt;=20; 0; 5); [.K213])))" office:value-type="float" office:value="1" calcext:value-type="float">
            <text:p>1</text:p>
          </table:table-cell>
          <table:table-cell table:formula="of:=IF([.K214]=0; 0; IF([.K213] = 0; IF([.B214]&gt;=10; &quot;C&quot;; &quot;S&quot;); [.L213]))" office:value-type="string" office:string-value="C" calcext:value-type="string">
            <text:p>C</text:p>
          </table:table-cell>
          <table:table-cell table:formula="of:=IF([.K214]=[.E214]; 1; 0)" office:value-type="float" office:value="1" calcext:value-type="float">
            <text:p>1</text:p>
          </table:table-cell>
          <table:table-cell table:formula="of:=IF([.L214]=[.D21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.2" calcext:value-type="float">
            <text:p>26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15]&gt;=20; 1; 0)" office:value-type="float" office:value="1" calcext:value-type="float">
            <text:p>1</text:p>
          </table:table-cell>
          <table:table-cell table:formula="of:=IF([.C215]&lt;=5; 1; 0)" office:value-type="float" office:value="1" calcext:value-type="float">
            <text:p>1</text:p>
          </table:table-cell>
          <table:table-cell table:formula="of:=IF([.B215] &gt; [.B214]; [.I214] + 1; 0)" office:value-type="float" office:value="0" calcext:value-type="float">
            <text:p>0</text:p>
          </table:table-cell>
          <table:table-cell/>
          <table:table-cell table:formula="of:=IF([.K214]=0; 1; IF(COUNTIF([.K212:.K214]; [.K214])=3; IF([.K214]=5; IF([.C214]&gt;=20;0;5); [.K214]+1); IF([.K214]=5; IF([.C214]&gt;=20; 0; 5); [.K214])))" office:value-type="float" office:value="1" calcext:value-type="float">
            <text:p>1</text:p>
          </table:table-cell>
          <table:table-cell table:formula="of:=IF([.K215]=0; 0; IF([.K214] = 0; IF([.B215]&gt;=10; &quot;C&quot;; &quot;S&quot;); [.L214]))" office:value-type="string" office:string-value="C" calcext:value-type="string">
            <text:p>C</text:p>
          </table:table-cell>
          <table:table-cell table:formula="of:=IF([.K215]=[.E215]; 1; 0)" office:value-type="float" office:value="1" calcext:value-type="float">
            <text:p>1</text:p>
          </table:table-cell>
          <table:table-cell table:formula="of:=IF([.L215]=[.D21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.1" calcext:value-type="float">
            <text:p>23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16]&gt;=20; 1; 0)" office:value-type="float" office:value="1" calcext:value-type="float">
            <text:p>1</text:p>
          </table:table-cell>
          <table:table-cell table:formula="of:=IF([.C216]&lt;=5; 1; 0)" office:value-type="float" office:value="0" calcext:value-type="float">
            <text:p>0</text:p>
          </table:table-cell>
          <table:table-cell table:formula="of:=IF([.B216] &gt; [.B215]; [.I215] + 1; 0)" office:value-type="float" office:value="0" calcext:value-type="float">
            <text:p>0</text:p>
          </table:table-cell>
          <table:table-cell/>
          <table:table-cell table:formula="of:=IF([.K215]=0; 1; IF(COUNTIF([.K213:.K215]; [.K215])=3; IF([.K215]=5; IF([.C215]&gt;=20;0;5); [.K215]+1); IF([.K215]=5; IF([.C215]&gt;=20; 0; 5); [.K215])))" office:value-type="float" office:value="2" calcext:value-type="float">
            <text:p>2</text:p>
          </table:table-cell>
          <table:table-cell table:formula="of:=IF([.K216]=0; 0; IF([.K215] = 0; IF([.B216]&gt;=10; &quot;C&quot;; &quot;S&quot;); [.L215]))" office:value-type="string" office:string-value="C" calcext:value-type="string">
            <text:p>C</text:p>
          </table:table-cell>
          <table:table-cell table:formula="of:=IF([.K216]=[.E216]; 1; 0)" office:value-type="float" office:value="0" calcext:value-type="float">
            <text:p>0</text:p>
          </table:table-cell>
          <table:table-cell table:formula="of:=IF([.L216]=[.D21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.3" calcext:value-type="float">
            <text:p>2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17]&gt;=20; 1; 0)" office:value-type="float" office:value="1" calcext:value-type="float">
            <text:p>1</text:p>
          </table:table-cell>
          <table:table-cell table:formula="of:=IF([.C217]&lt;=5; 1; 0)" office:value-type="float" office:value="1" calcext:value-type="float">
            <text:p>1</text:p>
          </table:table-cell>
          <table:table-cell table:formula="of:=IF([.B217] &gt; [.B216]; [.I216] + 1; 0)" office:value-type="float" office:value="0" calcext:value-type="float">
            <text:p>0</text:p>
          </table:table-cell>
          <table:table-cell/>
          <table:table-cell table:formula="of:=IF([.K216]=0; 1; IF(COUNTIF([.K214:.K216]; [.K216])=3; IF([.K216]=5; IF([.C216]&gt;=20;0;5); [.K216]+1); IF([.K216]=5; IF([.C216]&gt;=20; 0; 5); [.K216])))" office:value-type="float" office:value="2" calcext:value-type="float">
            <text:p>2</text:p>
          </table:table-cell>
          <table:table-cell table:formula="of:=IF([.K217]=0; 0; IF([.K216] = 0; IF([.B217]&gt;=10; &quot;C&quot;; &quot;S&quot;); [.L216]))" office:value-type="string" office:string-value="C" calcext:value-type="string">
            <text:p>C</text:p>
          </table:table-cell>
          <table:table-cell table:formula="of:=IF([.K217]=[.E217]; 1; 0)" office:value-type="float" office:value="1" calcext:value-type="float">
            <text:p>1</text:p>
          </table:table-cell>
          <table:table-cell table:formula="of:=IF([.L217]=[.D21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.5" calcext:value-type="float">
            <text:p>18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18]&gt;=20; 1; 0)" office:value-type="float" office:value="0" calcext:value-type="float">
            <text:p>0</text:p>
          </table:table-cell>
          <table:table-cell table:formula="of:=IF([.C218]&lt;=5; 1; 0)" office:value-type="float" office:value="0" calcext:value-type="float">
            <text:p>0</text:p>
          </table:table-cell>
          <table:table-cell table:formula="of:=IF([.B218] &gt; [.B217]; [.I217] + 1; 0)" office:value-type="float" office:value="0" calcext:value-type="float">
            <text:p>0</text:p>
          </table:table-cell>
          <table:table-cell/>
          <table:table-cell table:formula="of:=IF([.K217]=0; 1; IF(COUNTIF([.K215:.K217]; [.K217])=3; IF([.K217]=5; IF([.C217]&gt;=20;0;5); [.K217]+1); IF([.K217]=5; IF([.C217]&gt;=20; 0; 5); [.K217])))" office:value-type="float" office:value="2" calcext:value-type="float">
            <text:p>2</text:p>
          </table:table-cell>
          <table:table-cell table:formula="of:=IF([.K218]=0; 0; IF([.K217] = 0; IF([.B218]&gt;=10; &quot;C&quot;; &quot;S&quot;); [.L217]))" office:value-type="string" office:string-value="C" calcext:value-type="string">
            <text:p>C</text:p>
          </table:table-cell>
          <table:table-cell table:formula="of:=IF([.K218]=[.E218]; 1; 0)" office:value-type="float" office:value="1" calcext:value-type="float">
            <text:p>1</text:p>
          </table:table-cell>
          <table:table-cell table:formula="of:=IF([.L218]=[.D21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.2" calcext:value-type="float">
            <text:p>18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19]&gt;=20; 1; 0)" office:value-type="float" office:value="0" calcext:value-type="float">
            <text:p>0</text:p>
          </table:table-cell>
          <table:table-cell table:formula="of:=IF([.C219]&lt;=5; 1; 0)" office:value-type="float" office:value="0" calcext:value-type="float">
            <text:p>0</text:p>
          </table:table-cell>
          <table:table-cell table:formula="of:=IF([.B219] &gt; [.B218]; [.I218] + 1; 0)" office:value-type="float" office:value="0" calcext:value-type="float">
            <text:p>0</text:p>
          </table:table-cell>
          <table:table-cell/>
          <table:table-cell table:formula="of:=IF([.K218]=0; 1; IF(COUNTIF([.K216:.K218]; [.K218])=3; IF([.K218]=5; IF([.C218]&gt;=20;0;5); [.K218]+1); IF([.K218]=5; IF([.C218]&gt;=20; 0; 5); [.K218])))" office:value-type="float" office:value="3" calcext:value-type="float">
            <text:p>3</text:p>
          </table:table-cell>
          <table:table-cell table:formula="of:=IF([.K219]=0; 0; IF([.K218] = 0; IF([.B219]&gt;=10; &quot;C&quot;; &quot;S&quot;); [.L218]))" office:value-type="string" office:string-value="C" calcext:value-type="string">
            <text:p>C</text:p>
          </table:table-cell>
          <table:table-cell table:formula="of:=IF([.K219]=[.E219]; 1; 0)" office:value-type="float" office:value="1" calcext:value-type="float">
            <text:p>1</text:p>
          </table:table-cell>
          <table:table-cell table:formula="of:=IF([.L219]=[.D21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.1" calcext:value-type="float">
            <text:p>19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20]&gt;=20; 1; 0)" office:value-type="float" office:value="0" calcext:value-type="float">
            <text:p>0</text:p>
          </table:table-cell>
          <table:table-cell table:formula="of:=IF([.C220]&lt;=5; 1; 0)" office:value-type="float" office:value="0" calcext:value-type="float">
            <text:p>0</text:p>
          </table:table-cell>
          <table:table-cell table:formula="of:=IF([.B220] &gt; [.B219]; [.I219] + 1; 0)" office:value-type="float" office:value="1" calcext:value-type="float">
            <text:p>1</text:p>
          </table:table-cell>
          <table:table-cell/>
          <table:table-cell table:formula="of:=IF([.K219]=0; 1; IF(COUNTIF([.K217:.K219]; [.K219])=3; IF([.K219]=5; IF([.C219]&gt;=20;0;5); [.K219]+1); IF([.K219]=5; IF([.C219]&gt;=20; 0; 5); [.K219])))" office:value-type="float" office:value="3" calcext:value-type="float">
            <text:p>3</text:p>
          </table:table-cell>
          <table:table-cell table:formula="of:=IF([.K220]=0; 0; IF([.K219] = 0; IF([.B220]&gt;=10; &quot;C&quot;; &quot;S&quot;); [.L219]))" office:value-type="string" office:string-value="C" calcext:value-type="string">
            <text:p>C</text:p>
          </table:table-cell>
          <table:table-cell table:formula="of:=IF([.K220]=[.E220]; 1; 0)" office:value-type="float" office:value="1" calcext:value-type="float">
            <text:p>1</text:p>
          </table:table-cell>
          <table:table-cell table:formula="of:=IF([.L220]=[.D22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.9" calcext:value-type="float">
            <text:p>2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21]&gt;=20; 1; 0)" office:value-type="float" office:value="1" calcext:value-type="float">
            <text:p>1</text:p>
          </table:table-cell>
          <table:table-cell table:formula="of:=IF([.C221]&lt;=5; 1; 0)" office:value-type="float" office:value="1" calcext:value-type="float">
            <text:p>1</text:p>
          </table:table-cell>
          <table:table-cell table:formula="of:=IF([.B221] &gt; [.B220]; [.I220] + 1; 0)" office:value-type="float" office:value="2" calcext:value-type="float">
            <text:p>2</text:p>
          </table:table-cell>
          <table:table-cell/>
          <table:table-cell table:formula="of:=IF([.K220]=0; 1; IF(COUNTIF([.K218:.K220]; [.K220])=3; IF([.K220]=5; IF([.C220]&gt;=20;0;5); [.K220]+1); IF([.K220]=5; IF([.C220]&gt;=20; 0; 5); [.K220])))" office:value-type="float" office:value="3" calcext:value-type="float">
            <text:p>3</text:p>
          </table:table-cell>
          <table:table-cell table:formula="of:=IF([.K221]=0; 0; IF([.K220] = 0; IF([.B221]&gt;=10; &quot;C&quot;; &quot;S&quot;); [.L220]))" office:value-type="string" office:string-value="C" calcext:value-type="string">
            <text:p>C</text:p>
          </table:table-cell>
          <table:table-cell table:formula="of:=IF([.K221]=[.E221]; 1; 0)" office:value-type="float" office:value="1" calcext:value-type="float">
            <text:p>1</text:p>
          </table:table-cell>
          <table:table-cell table:formula="of:=IF([.L221]=[.D22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.5" calcext:value-type="float">
            <text:p>2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22]&gt;=20; 1; 0)" office:value-type="float" office:value="1" calcext:value-type="float">
            <text:p>1</text:p>
          </table:table-cell>
          <table:table-cell table:formula="of:=IF([.C222]&lt;=5; 1; 0)" office:value-type="float" office:value="1" calcext:value-type="float">
            <text:p>1</text:p>
          </table:table-cell>
          <table:table-cell table:formula="of:=IF([.B222] &gt; [.B221]; [.I221] + 1; 0)" office:value-type="float" office:value="3" calcext:value-type="float">
            <text:p>3</text:p>
          </table:table-cell>
          <table:table-cell/>
          <table:table-cell table:formula="of:=IF([.K221]=0; 1; IF(COUNTIF([.K219:.K221]; [.K221])=3; IF([.K221]=5; IF([.C221]&gt;=20;0;5); [.K221]+1); IF([.K221]=5; IF([.C221]&gt;=20; 0; 5); [.K221])))" office:value-type="float" office:value="4" calcext:value-type="float">
            <text:p>4</text:p>
          </table:table-cell>
          <table:table-cell table:formula="of:=IF([.K222]=0; 0; IF([.K221] = 0; IF([.B222]&gt;=10; &quot;C&quot;; &quot;S&quot;); [.L221]))" office:value-type="string" office:string-value="C" calcext:value-type="string">
            <text:p>C</text:p>
          </table:table-cell>
          <table:table-cell table:formula="of:=IF([.K222]=[.E222]; 1; 0)" office:value-type="float" office:value="1" calcext:value-type="float">
            <text:p>1</text:p>
          </table:table-cell>
          <table:table-cell table:formula="of:=IF([.L222]=[.D22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.2" calcext:value-type="float">
            <text:p>23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23]&gt;=20; 1; 0)" office:value-type="float" office:value="1" calcext:value-type="float">
            <text:p>1</text:p>
          </table:table-cell>
          <table:table-cell table:formula="of:=IF([.C223]&lt;=5; 1; 0)" office:value-type="float" office:value="0" calcext:value-type="float">
            <text:p>0</text:p>
          </table:table-cell>
          <table:table-cell table:formula="of:=IF([.B223] &gt; [.B222]; [.I222] + 1; 0)" office:value-type="float" office:value="4" calcext:value-type="float">
            <text:p>4</text:p>
          </table:table-cell>
          <table:table-cell/>
          <table:table-cell table:formula="of:=IF([.K222]=0; 1; IF(COUNTIF([.K220:.K222]; [.K222])=3; IF([.K222]=5; IF([.C222]&gt;=20;0;5); [.K222]+1); IF([.K222]=5; IF([.C222]&gt;=20; 0; 5); [.K222])))" office:value-type="float" office:value="4" calcext:value-type="float">
            <text:p>4</text:p>
          </table:table-cell>
          <table:table-cell table:formula="of:=IF([.K223]=0; 0; IF([.K222] = 0; IF([.B223]&gt;=10; &quot;C&quot;; &quot;S&quot;); [.L222]))" office:value-type="string" office:string-value="C" calcext:value-type="string">
            <text:p>C</text:p>
          </table:table-cell>
          <table:table-cell table:formula="of:=IF([.K223]=[.E223]; 1; 0)" office:value-type="float" office:value="1" calcext:value-type="float">
            <text:p>1</text:p>
          </table:table-cell>
          <table:table-cell table:formula="of:=IF([.L223]=[.D22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.4" calcext:value-type="float">
            <text:p>22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24]&gt;=20; 1; 0)" office:value-type="float" office:value="1" calcext:value-type="float">
            <text:p>1</text:p>
          </table:table-cell>
          <table:table-cell table:formula="of:=IF([.C224]&lt;=5; 1; 0)" office:value-type="float" office:value="0" calcext:value-type="float">
            <text:p>0</text:p>
          </table:table-cell>
          <table:table-cell table:formula="of:=IF([.B224] &gt; [.B223]; [.I223] + 1; 0)" office:value-type="float" office:value="0" calcext:value-type="float">
            <text:p>0</text:p>
          </table:table-cell>
          <table:table-cell/>
          <table:table-cell table:formula="of:=IF([.K223]=0; 1; IF(COUNTIF([.K221:.K223]; [.K223])=3; IF([.K223]=5; IF([.C223]&gt;=20;0;5); [.K223]+1); IF([.K223]=5; IF([.C223]&gt;=20; 0; 5); [.K223])))" office:value-type="float" office:value="4" calcext:value-type="float">
            <text:p>4</text:p>
          </table:table-cell>
          <table:table-cell table:formula="of:=IF([.K224]=0; 0; IF([.K223] = 0; IF([.B224]&gt;=10; &quot;C&quot;; &quot;S&quot;); [.L223]))" office:value-type="string" office:string-value="C" calcext:value-type="string">
            <text:p>C</text:p>
          </table:table-cell>
          <table:table-cell table:formula="of:=IF([.K224]=[.E224]; 1; 0)" office:value-type="float" office:value="1" calcext:value-type="float">
            <text:p>1</text:p>
          </table:table-cell>
          <table:table-cell table:formula="of:=IF([.L224]=[.D22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25]&gt;=20; 1; 0)" office:value-type="float" office:value="1" calcext:value-type="float">
            <text:p>1</text:p>
          </table:table-cell>
          <table:table-cell table:formula="of:=IF([.C225]&lt;=5; 1; 0)" office:value-type="float" office:value="0" calcext:value-type="float">
            <text:p>0</text:p>
          </table:table-cell>
          <table:table-cell table:formula="of:=IF([.B225] &gt; [.B224]; [.I224] + 1; 0)" office:value-type="float" office:value="0" calcext:value-type="float">
            <text:p>0</text:p>
          </table:table-cell>
          <table:table-cell/>
          <table:table-cell table:formula="of:=IF([.K224]=0; 1; IF(COUNTIF([.K222:.K224]; [.K224])=3; IF([.K224]=5; IF([.C224]&gt;=20;0;5); [.K224]+1); IF([.K224]=5; IF([.C224]&gt;=20; 0; 5); [.K224])))" office:value-type="float" office:value="5" calcext:value-type="float">
            <text:p>5</text:p>
          </table:table-cell>
          <table:table-cell table:formula="of:=IF([.K225]=0; 0; IF([.K224] = 0; IF([.B225]&gt;=10; &quot;C&quot;; &quot;S&quot;); [.L224]))" office:value-type="string" office:string-value="C" calcext:value-type="string">
            <text:p>C</text:p>
          </table:table-cell>
          <table:table-cell table:formula="of:=IF([.K225]=[.E225]; 1; 0)" office:value-type="float" office:value="1" calcext:value-type="float">
            <text:p>1</text:p>
          </table:table-cell>
          <table:table-cell table:formula="of:=IF([.L225]=[.D22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6.4" calcext:value-type="float">
            <text:p>16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26]&gt;=20; 1; 0)" office:value-type="float" office:value="0" calcext:value-type="float">
            <text:p>0</text:p>
          </table:table-cell>
          <table:table-cell table:formula="of:=IF([.C226]&lt;=5; 1; 0)" office:value-type="float" office:value="0" calcext:value-type="float">
            <text:p>0</text:p>
          </table:table-cell>
          <table:table-cell table:formula="of:=IF([.B226] &gt; [.B225]; [.I225] + 1; 0)" office:value-type="float" office:value="0" calcext:value-type="float">
            <text:p>0</text:p>
          </table:table-cell>
          <table:table-cell/>
          <table:table-cell table:formula="of:=IF([.K225]=0; 1; IF(COUNTIF([.K223:.K225]; [.K225])=3; IF([.K225]=5; IF([.C225]&gt;=20;0;5); [.K225]+1); IF([.K225]=5; IF([.C225]&gt;=20; 0; 5); [.K225])))" office:value-type="float" office:value="5" calcext:value-type="float">
            <text:p>5</text:p>
          </table:table-cell>
          <table:table-cell table:formula="of:=IF([.K226]=0; 0; IF([.K225] = 0; IF([.B226]&gt;=10; &quot;C&quot;; &quot;S&quot;); [.L225]))" office:value-type="string" office:string-value="C" calcext:value-type="string">
            <text:p>C</text:p>
          </table:table-cell>
          <table:table-cell table:formula="of:=IF([.K226]=[.E226]; 1; 0)" office:value-type="float" office:value="1" calcext:value-type="float">
            <text:p>1</text:p>
          </table:table-cell>
          <table:table-cell table:formula="of:=IF([.L226]=[.D22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.3" calcext:value-type="float">
            <text:p>12.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227]&gt;=20; 1; 0)" office:value-type="float" office:value="0" calcext:value-type="float">
            <text:p>0</text:p>
          </table:table-cell>
          <table:table-cell table:formula="of:=IF([.C227]&lt;=5; 1; 0)" office:value-type="float" office:value="1" calcext:value-type="float">
            <text:p>1</text:p>
          </table:table-cell>
          <table:table-cell table:formula="of:=IF([.B227] &gt; [.B226]; [.I226] + 1; 0)" office:value-type="float" office:value="0" calcext:value-type="float">
            <text:p>0</text:p>
          </table:table-cell>
          <table:table-cell/>
          <table:table-cell table:formula="of:=IF([.K226]=0; 1; IF(COUNTIF([.K224:.K226]; [.K226])=3; IF([.K226]=5; IF([.C226]&gt;=20;0;5); [.K226]+1); IF([.K226]=5; IF([.C226]&gt;=20; 0; 5); [.K226])))" office:value-type="float" office:value="0" calcext:value-type="float">
            <text:p>0</text:p>
          </table:table-cell>
          <table:table-cell table:formula="of:=IF([.K227]=0; 0; IF([.K226] = 0; IF([.B227]&gt;=10; &quot;C&quot;; &quot;S&quot;); [.L226]))" office:value-type="float" office:value="0" calcext:value-type="float">
            <text:p>0</text:p>
          </table:table-cell>
          <table:table-cell table:formula="of:=IF([.K227]=[.E227]; 1; 0)" office:value-type="float" office:value="1" calcext:value-type="float">
            <text:p>1</text:p>
          </table:table-cell>
          <table:table-cell table:formula="of:=IF([.L227]=[.D22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7" calcext:value-type="float">
            <text:p>8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28]&gt;=20; 1; 0)" office:value-type="float" office:value="0" calcext:value-type="float">
            <text:p>0</text:p>
          </table:table-cell>
          <table:table-cell table:formula="of:=IF([.C228]&lt;=5; 1; 0)" office:value-type="float" office:value="1" calcext:value-type="float">
            <text:p>1</text:p>
          </table:table-cell>
          <table:table-cell table:formula="of:=IF([.B228] &gt; [.B227]; [.I227] + 1; 0)" office:value-type="float" office:value="0" calcext:value-type="float">
            <text:p>0</text:p>
          </table:table-cell>
          <table:table-cell/>
          <table:table-cell table:formula="of:=IF([.K227]=0; 1; IF(COUNTIF([.K225:.K227]; [.K227])=3; IF([.K227]=5; IF([.C227]&gt;=20;0;5); [.K227]+1); IF([.K227]=5; IF([.C227]&gt;=20; 0; 5); [.K227])))" office:value-type="float" office:value="1" calcext:value-type="float">
            <text:p>1</text:p>
          </table:table-cell>
          <table:table-cell table:formula="of:=IF([.K228]=0; 0; IF([.K227] = 0; IF([.B228]&gt;=10; &quot;C&quot;; &quot;S&quot;); [.L227]))" office:value-type="string" office:string-value="S" calcext:value-type="string">
            <text:p>S</text:p>
          </table:table-cell>
          <table:table-cell table:formula="of:=IF([.K228]=[.E228]; 1; 0)" office:value-type="float" office:value="1" calcext:value-type="float">
            <text:p>1</text:p>
          </table:table-cell>
          <table:table-cell table:formula="of:=IF([.L228]=[.D22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29]&gt;=20; 1; 0)" office:value-type="float" office:value="0" calcext:value-type="float">
            <text:p>0</text:p>
          </table:table-cell>
          <table:table-cell table:formula="of:=IF([.C229]&lt;=5; 1; 0)" office:value-type="float" office:value="1" calcext:value-type="float">
            <text:p>1</text:p>
          </table:table-cell>
          <table:table-cell table:formula="of:=IF([.B229] &gt; [.B228]; [.I228] + 1; 0)" office:value-type="float" office:value="0" calcext:value-type="float">
            <text:p>0</text:p>
          </table:table-cell>
          <table:table-cell/>
          <table:table-cell table:formula="of:=IF([.K228]=0; 1; IF(COUNTIF([.K226:.K228]; [.K228])=3; IF([.K228]=5; IF([.C228]&gt;=20;0;5); [.K228]+1); IF([.K228]=5; IF([.C228]&gt;=20; 0; 5); [.K228])))" office:value-type="float" office:value="1" calcext:value-type="float">
            <text:p>1</text:p>
          </table:table-cell>
          <table:table-cell table:formula="of:=IF([.K229]=0; 0; IF([.K228] = 0; IF([.B229]&gt;=10; &quot;C&quot;; &quot;S&quot;); [.L228]))" office:value-type="string" office:string-value="S" calcext:value-type="string">
            <text:p>S</text:p>
          </table:table-cell>
          <table:table-cell table:formula="of:=IF([.K229]=[.E229]; 1; 0)" office:value-type="float" office:value="1" calcext:value-type="float">
            <text:p>1</text:p>
          </table:table-cell>
          <table:table-cell table:formula="of:=IF([.L229]=[.D22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6" calcext:value-type="float">
            <text:p>5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30]&gt;=20; 1; 0)" office:value-type="float" office:value="0" calcext:value-type="float">
            <text:p>0</text:p>
          </table:table-cell>
          <table:table-cell table:formula="of:=IF([.C230]&lt;=5; 1; 0)" office:value-type="float" office:value="0" calcext:value-type="float">
            <text:p>0</text:p>
          </table:table-cell>
          <table:table-cell table:formula="of:=IF([.B230] &gt; [.B229]; [.I229] + 1; 0)" office:value-type="float" office:value="0" calcext:value-type="float">
            <text:p>0</text:p>
          </table:table-cell>
          <table:table-cell/>
          <table:table-cell table:formula="of:=IF([.K229]=0; 1; IF(COUNTIF([.K227:.K229]; [.K229])=3; IF([.K229]=5; IF([.C229]&gt;=20;0;5); [.K229]+1); IF([.K229]=5; IF([.C229]&gt;=20; 0; 5); [.K229])))" office:value-type="float" office:value="1" calcext:value-type="float">
            <text:p>1</text:p>
          </table:table-cell>
          <table:table-cell table:formula="of:=IF([.K230]=0; 0; IF([.K229] = 0; IF([.B230]&gt;=10; &quot;C&quot;; &quot;S&quot;); [.L229]))" office:value-type="string" office:string-value="S" calcext:value-type="string">
            <text:p>S</text:p>
          </table:table-cell>
          <table:table-cell table:formula="of:=IF([.K230]=[.E230]; 1; 0)" office:value-type="float" office:value="1" calcext:value-type="float">
            <text:p>1</text:p>
          </table:table-cell>
          <table:table-cell table:formula="of:=IF([.L230]=[.D23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31]&gt;=20; 1; 0)" office:value-type="float" office:value="0" calcext:value-type="float">
            <text:p>0</text:p>
          </table:table-cell>
          <table:table-cell table:formula="of:=IF([.C231]&lt;=5; 1; 0)" office:value-type="float" office:value="0" calcext:value-type="float">
            <text:p>0</text:p>
          </table:table-cell>
          <table:table-cell table:formula="of:=IF([.B231] &gt; [.B230]; [.I230] + 1; 0)" office:value-type="float" office:value="1" calcext:value-type="float">
            <text:p>1</text:p>
          </table:table-cell>
          <table:table-cell/>
          <table:table-cell table:formula="of:=IF([.K230]=0; 1; IF(COUNTIF([.K228:.K230]; [.K230])=3; IF([.K230]=5; IF([.C230]&gt;=20;0;5); [.K230]+1); IF([.K230]=5; IF([.C230]&gt;=20; 0; 5); [.K230])))" office:value-type="float" office:value="2" calcext:value-type="float">
            <text:p>2</text:p>
          </table:table-cell>
          <table:table-cell table:formula="of:=IF([.K231]=0; 0; IF([.K230] = 0; IF([.B231]&gt;=10; &quot;C&quot;; &quot;S&quot;); [.L230]))" office:value-type="string" office:string-value="S" calcext:value-type="string">
            <text:p>S</text:p>
          </table:table-cell>
          <table:table-cell table:formula="of:=IF([.K231]=[.E231]; 1; 0)" office:value-type="float" office:value="1" calcext:value-type="float">
            <text:p>1</text:p>
          </table:table-cell>
          <table:table-cell table:formula="of:=IF([.L231]=[.D23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2" calcext:value-type="float">
            <text:p>8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32]&gt;=20; 1; 0)" office:value-type="float" office:value="0" calcext:value-type="float">
            <text:p>0</text:p>
          </table:table-cell>
          <table:table-cell table:formula="of:=IF([.C232]&lt;=5; 1; 0)" office:value-type="float" office:value="1" calcext:value-type="float">
            <text:p>1</text:p>
          </table:table-cell>
          <table:table-cell table:formula="of:=IF([.B232] &gt; [.B231]; [.I231] + 1; 0)" office:value-type="float" office:value="2" calcext:value-type="float">
            <text:p>2</text:p>
          </table:table-cell>
          <table:table-cell/>
          <table:table-cell table:formula="of:=IF([.K231]=0; 1; IF(COUNTIF([.K229:.K231]; [.K231])=3; IF([.K231]=5; IF([.C231]&gt;=20;0;5); [.K231]+1); IF([.K231]=5; IF([.C231]&gt;=20; 0; 5); [.K231])))" office:value-type="float" office:value="2" calcext:value-type="float">
            <text:p>2</text:p>
          </table:table-cell>
          <table:table-cell table:formula="of:=IF([.K232]=0; 0; IF([.K231] = 0; IF([.B232]&gt;=10; &quot;C&quot;; &quot;S&quot;); [.L231]))" office:value-type="string" office:string-value="S" calcext:value-type="string">
            <text:p>S</text:p>
          </table:table-cell>
          <table:table-cell table:formula="of:=IF([.K232]=[.E232]; 1; 0)" office:value-type="float" office:value="1" calcext:value-type="float">
            <text:p>1</text:p>
          </table:table-cell>
          <table:table-cell table:formula="of:=IF([.L232]=[.D23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33]&gt;=20; 1; 0)" office:value-type="float" office:value="0" calcext:value-type="float">
            <text:p>0</text:p>
          </table:table-cell>
          <table:table-cell table:formula="of:=IF([.C233]&lt;=5; 1; 0)" office:value-type="float" office:value="0" calcext:value-type="float">
            <text:p>0</text:p>
          </table:table-cell>
          <table:table-cell table:formula="of:=IF([.B233] &gt; [.B232]; [.I232] + 1; 0)" office:value-type="float" office:value="3" calcext:value-type="float">
            <text:p>3</text:p>
          </table:table-cell>
          <table:table-cell/>
          <table:table-cell table:formula="of:=IF([.K232]=0; 1; IF(COUNTIF([.K230:.K232]; [.K232])=3; IF([.K232]=5; IF([.C232]&gt;=20;0;5); [.K232]+1); IF([.K232]=5; IF([.C232]&gt;=20; 0; 5); [.K232])))" office:value-type="float" office:value="2" calcext:value-type="float">
            <text:p>2</text:p>
          </table:table-cell>
          <table:table-cell table:formula="of:=IF([.K233]=0; 0; IF([.K232] = 0; IF([.B233]&gt;=10; &quot;C&quot;; &quot;S&quot;); [.L232]))" office:value-type="string" office:string-value="S" calcext:value-type="string">
            <text:p>S</text:p>
          </table:table-cell>
          <table:table-cell table:formula="of:=IF([.K233]=[.E233]; 1; 0)" office:value-type="float" office:value="1" calcext:value-type="float">
            <text:p>1</text:p>
          </table:table-cell>
          <table:table-cell table:formula="of:=IF([.L233]=[.D23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1" calcext:value-type="float">
            <text:p>11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34]&gt;=20; 1; 0)" office:value-type="float" office:value="0" calcext:value-type="float">
            <text:p>0</text:p>
          </table:table-cell>
          <table:table-cell table:formula="of:=IF([.C234]&lt;=5; 1; 0)" office:value-type="float" office:value="0" calcext:value-type="float">
            <text:p>0</text:p>
          </table:table-cell>
          <table:table-cell table:formula="of:=IF([.B234] &gt; [.B233]; [.I233] + 1; 0)" office:value-type="float" office:value="4" calcext:value-type="float">
            <text:p>4</text:p>
          </table:table-cell>
          <table:table-cell/>
          <table:table-cell table:formula="of:=IF([.K233]=0; 1; IF(COUNTIF([.K231:.K233]; [.K233])=3; IF([.K233]=5; IF([.C233]&gt;=20;0;5); [.K233]+1); IF([.K233]=5; IF([.C233]&gt;=20; 0; 5); [.K233])))" office:value-type="float" office:value="3" calcext:value-type="float">
            <text:p>3</text:p>
          </table:table-cell>
          <table:table-cell table:formula="of:=IF([.K234]=0; 0; IF([.K233] = 0; IF([.B234]&gt;=10; &quot;C&quot;; &quot;S&quot;); [.L233]))" office:value-type="string" office:string-value="S" calcext:value-type="string">
            <text:p>S</text:p>
          </table:table-cell>
          <table:table-cell table:formula="of:=IF([.K234]=[.E234]; 1; 0)" office:value-type="float" office:value="1" calcext:value-type="float">
            <text:p>1</text:p>
          </table:table-cell>
          <table:table-cell table:formula="of:=IF([.L234]=[.D23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9" calcext:value-type="float">
            <text:p>10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35]&gt;=20; 1; 0)" office:value-type="float" office:value="0" calcext:value-type="float">
            <text:p>0</text:p>
          </table:table-cell>
          <table:table-cell table:formula="of:=IF([.C235]&lt;=5; 1; 0)" office:value-type="float" office:value="0" calcext:value-type="float">
            <text:p>0</text:p>
          </table:table-cell>
          <table:table-cell table:formula="of:=IF([.B235] &gt; [.B234]; [.I234] + 1; 0)" office:value-type="float" office:value="0" calcext:value-type="float">
            <text:p>0</text:p>
          </table:table-cell>
          <table:table-cell/>
          <table:table-cell table:formula="of:=IF([.K234]=0; 1; IF(COUNTIF([.K232:.K234]; [.K234])=3; IF([.K234]=5; IF([.C234]&gt;=20;0;5); [.K234]+1); IF([.K234]=5; IF([.C234]&gt;=20; 0; 5); [.K234])))" office:value-type="float" office:value="3" calcext:value-type="float">
            <text:p>3</text:p>
          </table:table-cell>
          <table:table-cell table:formula="of:=IF([.K235]=0; 0; IF([.K234] = 0; IF([.B235]&gt;=10; &quot;C&quot;; &quot;S&quot;); [.L234]))" office:value-type="string" office:string-value="S" calcext:value-type="string">
            <text:p>S</text:p>
          </table:table-cell>
          <table:table-cell table:formula="of:=IF([.K235]=[.E235]; 1; 0)" office:value-type="float" office:value="1" calcext:value-type="float">
            <text:p>1</text:p>
          </table:table-cell>
          <table:table-cell table:formula="of:=IF([.L235]=[.D23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36]&gt;=20; 1; 0)" office:value-type="float" office:value="0" calcext:value-type="float">
            <text:p>0</text:p>
          </table:table-cell>
          <table:table-cell table:formula="of:=IF([.C236]&lt;=5; 1; 0)" office:value-type="float" office:value="1" calcext:value-type="float">
            <text:p>1</text:p>
          </table:table-cell>
          <table:table-cell table:formula="of:=IF([.B236] &gt; [.B235]; [.I235] + 1; 0)" office:value-type="float" office:value="0" calcext:value-type="float">
            <text:p>0</text:p>
          </table:table-cell>
          <table:table-cell/>
          <table:table-cell table:formula="of:=IF([.K235]=0; 1; IF(COUNTIF([.K233:.K235]; [.K235])=3; IF([.K235]=5; IF([.C235]&gt;=20;0;5); [.K235]+1); IF([.K235]=5; IF([.C235]&gt;=20; 0; 5); [.K235])))" office:value-type="float" office:value="3" calcext:value-type="float">
            <text:p>3</text:p>
          </table:table-cell>
          <table:table-cell table:formula="of:=IF([.K236]=0; 0; IF([.K235] = 0; IF([.B236]&gt;=10; &quot;C&quot;; &quot;S&quot;); [.L235]))" office:value-type="string" office:string-value="S" calcext:value-type="string">
            <text:p>S</text:p>
          </table:table-cell>
          <table:table-cell table:formula="of:=IF([.K236]=[.E236]; 1; 0)" office:value-type="float" office:value="1" calcext:value-type="float">
            <text:p>1</text:p>
          </table:table-cell>
          <table:table-cell table:formula="of:=IF([.L236]=[.D23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6" calcext:value-type="float">
            <text:p>6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37]&gt;=20; 1; 0)" office:value-type="float" office:value="0" calcext:value-type="float">
            <text:p>0</text:p>
          </table:table-cell>
          <table:table-cell table:formula="of:=IF([.C237]&lt;=5; 1; 0)" office:value-type="float" office:value="0" calcext:value-type="float">
            <text:p>0</text:p>
          </table:table-cell>
          <table:table-cell table:formula="of:=IF([.B237] &gt; [.B236]; [.I236] + 1; 0)" office:value-type="float" office:value="0" calcext:value-type="float">
            <text:p>0</text:p>
          </table:table-cell>
          <table:table-cell/>
          <table:table-cell table:formula="of:=IF([.K236]=0; 1; IF(COUNTIF([.K234:.K236]; [.K236])=3; IF([.K236]=5; IF([.C236]&gt;=20;0;5); [.K236]+1); IF([.K236]=5; IF([.C236]&gt;=20; 0; 5); [.K236])))" office:value-type="float" office:value="4" calcext:value-type="float">
            <text:p>4</text:p>
          </table:table-cell>
          <table:table-cell table:formula="of:=IF([.K237]=0; 0; IF([.K236] = 0; IF([.B237]&gt;=10; &quot;C&quot;; &quot;S&quot;); [.L236]))" office:value-type="string" office:string-value="S" calcext:value-type="string">
            <text:p>S</text:p>
          </table:table-cell>
          <table:table-cell table:formula="of:=IF([.K237]=[.E237]; 1; 0)" office:value-type="float" office:value="1" calcext:value-type="float">
            <text:p>1</text:p>
          </table:table-cell>
          <table:table-cell table:formula="of:=IF([.L237]=[.D23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6" calcext:value-type="float">
            <text:p>3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38]&gt;=20; 1; 0)" office:value-type="float" office:value="0" calcext:value-type="float">
            <text:p>0</text:p>
          </table:table-cell>
          <table:table-cell table:formula="of:=IF([.C238]&lt;=5; 1; 0)" office:value-type="float" office:value="0" calcext:value-type="float">
            <text:p>0</text:p>
          </table:table-cell>
          <table:table-cell table:formula="of:=IF([.B238] &gt; [.B237]; [.I237] + 1; 0)" office:value-type="float" office:value="0" calcext:value-type="float">
            <text:p>0</text:p>
          </table:table-cell>
          <table:table-cell/>
          <table:table-cell table:formula="of:=IF([.K237]=0; 1; IF(COUNTIF([.K235:.K237]; [.K237])=3; IF([.K237]=5; IF([.C237]&gt;=20;0;5); [.K237]+1); IF([.K237]=5; IF([.C237]&gt;=20; 0; 5); [.K237])))" office:value-type="float" office:value="4" calcext:value-type="float">
            <text:p>4</text:p>
          </table:table-cell>
          <table:table-cell table:formula="of:=IF([.K238]=0; 0; IF([.K237] = 0; IF([.B238]&gt;=10; &quot;C&quot;; &quot;S&quot;); [.L237]))" office:value-type="string" office:string-value="S" calcext:value-type="string">
            <text:p>S</text:p>
          </table:table-cell>
          <table:table-cell table:formula="of:=IF([.K238]=[.E238]; 1; 0)" office:value-type="float" office:value="1" calcext:value-type="float">
            <text:p>1</text:p>
          </table:table-cell>
          <table:table-cell table:formula="of:=IF([.L238]=[.D23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39]&gt;=20; 1; 0)" office:value-type="float" office:value="0" calcext:value-type="float">
            <text:p>0</text:p>
          </table:table-cell>
          <table:table-cell table:formula="of:=IF([.C239]&lt;=5; 1; 0)" office:value-type="float" office:value="0" calcext:value-type="float">
            <text:p>0</text:p>
          </table:table-cell>
          <table:table-cell table:formula="of:=IF([.B239] &gt; [.B238]; [.I238] + 1; 0)" office:value-type="float" office:value="0" calcext:value-type="float">
            <text:p>0</text:p>
          </table:table-cell>
          <table:table-cell/>
          <table:table-cell table:formula="of:=IF([.K238]=0; 1; IF(COUNTIF([.K236:.K238]; [.K238])=3; IF([.K238]=5; IF([.C238]&gt;=20;0;5); [.K238]+1); IF([.K238]=5; IF([.C238]&gt;=20; 0; 5); [.K238])))" office:value-type="float" office:value="4" calcext:value-type="float">
            <text:p>4</text:p>
          </table:table-cell>
          <table:table-cell table:formula="of:=IF([.K239]=0; 0; IF([.K238] = 0; IF([.B239]&gt;=10; &quot;C&quot;; &quot;S&quot;); [.L238]))" office:value-type="string" office:string-value="S" calcext:value-type="string">
            <text:p>S</text:p>
          </table:table-cell>
          <table:table-cell table:formula="of:=IF([.K239]=[.E239]; 1; 0)" office:value-type="float" office:value="1" calcext:value-type="float">
            <text:p>1</text:p>
          </table:table-cell>
          <table:table-cell table:formula="of:=IF([.L239]=[.D23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2" calcext:value-type="float">
            <text:p>0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40]&gt;=20; 1; 0)" office:value-type="float" office:value="0" calcext:value-type="float">
            <text:p>0</text:p>
          </table:table-cell>
          <table:table-cell table:formula="of:=IF([.C240]&lt;=5; 1; 0)" office:value-type="float" office:value="0" calcext:value-type="float">
            <text:p>0</text:p>
          </table:table-cell>
          <table:table-cell table:formula="of:=IF([.B240] &gt; [.B239]; [.I239] + 1; 0)" office:value-type="float" office:value="0" calcext:value-type="float">
            <text:p>0</text:p>
          </table:table-cell>
          <table:table-cell/>
          <table:table-cell table:formula="of:=IF([.K239]=0; 1; IF(COUNTIF([.K237:.K239]; [.K239])=3; IF([.K239]=5; IF([.C239]&gt;=20;0;5); [.K239]+1); IF([.K239]=5; IF([.C239]&gt;=20; 0; 5); [.K239])))" office:value-type="float" office:value="5" calcext:value-type="float">
            <text:p>5</text:p>
          </table:table-cell>
          <table:table-cell table:formula="of:=IF([.K240]=0; 0; IF([.K239] = 0; IF([.B240]&gt;=10; &quot;C&quot;; &quot;S&quot;); [.L239]))" office:value-type="string" office:string-value="S" calcext:value-type="string">
            <text:p>S</text:p>
          </table:table-cell>
          <table:table-cell table:formula="of:=IF([.K240]=[.E240]; 1; 0)" office:value-type="float" office:value="1" calcext:value-type="float">
            <text:p>1</text:p>
          </table:table-cell>
          <table:table-cell table:formula="of:=IF([.L240]=[.D24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241]&gt;=20; 1; 0)" office:value-type="float" office:value="0" calcext:value-type="float">
            <text:p>0</text:p>
          </table:table-cell>
          <table:table-cell table:formula="of:=IF([.C241]&lt;=5; 1; 0)" office:value-type="float" office:value="1" calcext:value-type="float">
            <text:p>1</text:p>
          </table:table-cell>
          <table:table-cell table:formula="of:=IF([.B241] &gt; [.B240]; [.I240] + 1; 0)" office:value-type="float" office:value="1" calcext:value-type="float">
            <text:p>1</text:p>
          </table:table-cell>
          <table:table-cell/>
          <table:table-cell table:formula="of:=IF([.K240]=0; 1; IF(COUNTIF([.K238:.K240]; [.K240])=3; IF([.K240]=5; IF([.C240]&gt;=20;0;5); [.K240]+1); IF([.K240]=5; IF([.C240]&gt;=20; 0; 5); [.K240])))" office:value-type="float" office:value="0" calcext:value-type="float">
            <text:p>0</text:p>
          </table:table-cell>
          <table:table-cell table:formula="of:=IF([.K241]=0; 0; IF([.K240] = 0; IF([.B241]&gt;=10; &quot;C&quot;; &quot;S&quot;); [.L240]))" office:value-type="float" office:value="0" calcext:value-type="float">
            <text:p>0</text:p>
          </table:table-cell>
          <table:table-cell table:formula="of:=IF([.K241]=[.E241]; 1; 0)" office:value-type="float" office:value="1" calcext:value-type="float">
            <text:p>1</text:p>
          </table:table-cell>
          <table:table-cell table:formula="of:=IF([.L241]=[.D24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42]&gt;=20; 1; 0)" office:value-type="float" office:value="0" calcext:value-type="float">
            <text:p>0</text:p>
          </table:table-cell>
          <table:table-cell table:formula="of:=IF([.C242]&lt;=5; 1; 0)" office:value-type="float" office:value="0" calcext:value-type="float">
            <text:p>0</text:p>
          </table:table-cell>
          <table:table-cell table:formula="of:=IF([.B242] &gt; [.B241]; [.I241] + 1; 0)" office:value-type="float" office:value="2" calcext:value-type="float">
            <text:p>2</text:p>
          </table:table-cell>
          <table:table-cell/>
          <table:table-cell table:formula="of:=IF([.K241]=0; 1; IF(COUNTIF([.K239:.K241]; [.K241])=3; IF([.K241]=5; IF([.C241]&gt;=20;0;5); [.K241]+1); IF([.K241]=5; IF([.C241]&gt;=20; 0; 5); [.K241])))" office:value-type="float" office:value="1" calcext:value-type="float">
            <text:p>1</text:p>
          </table:table-cell>
          <table:table-cell table:formula="of:=IF([.K242]=0; 0; IF([.K241] = 0; IF([.B242]&gt;=10; &quot;C&quot;; &quot;S&quot;); [.L241]))" office:value-type="string" office:string-value="S" calcext:value-type="string">
            <text:p>S</text:p>
          </table:table-cell>
          <table:table-cell table:formula="of:=IF([.K242]=[.E242]; 1; 0)" office:value-type="float" office:value="1" calcext:value-type="float">
            <text:p>1</text:p>
          </table:table-cell>
          <table:table-cell table:formula="of:=IF([.L242]=[.D24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6" calcext:value-type="float">
            <text:p>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43]&gt;=20; 1; 0)" office:value-type="float" office:value="0" calcext:value-type="float">
            <text:p>0</text:p>
          </table:table-cell>
          <table:table-cell table:formula="of:=IF([.C243]&lt;=5; 1; 0)" office:value-type="float" office:value="1" calcext:value-type="float">
            <text:p>1</text:p>
          </table:table-cell>
          <table:table-cell table:formula="of:=IF([.B243] &gt; [.B242]; [.I242] + 1; 0)" office:value-type="float" office:value="3" calcext:value-type="float">
            <text:p>3</text:p>
          </table:table-cell>
          <table:table-cell/>
          <table:table-cell table:formula="of:=IF([.K242]=0; 1; IF(COUNTIF([.K240:.K242]; [.K242])=3; IF([.K242]=5; IF([.C242]&gt;=20;0;5); [.K242]+1); IF([.K242]=5; IF([.C242]&gt;=20; 0; 5); [.K242])))" office:value-type="float" office:value="1" calcext:value-type="float">
            <text:p>1</text:p>
          </table:table-cell>
          <table:table-cell table:formula="of:=IF([.K243]=0; 0; IF([.K242] = 0; IF([.B243]&gt;=10; &quot;C&quot;; &quot;S&quot;); [.L242]))" office:value-type="string" office:string-value="S" calcext:value-type="string">
            <text:p>S</text:p>
          </table:table-cell>
          <table:table-cell table:formula="of:=IF([.K243]=[.E243]; 1; 0)" office:value-type="float" office:value="1" calcext:value-type="float">
            <text:p>1</text:p>
          </table:table-cell>
          <table:table-cell table:formula="of:=IF([.L243]=[.D24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44]&gt;=20; 1; 0)" office:value-type="float" office:value="0" calcext:value-type="float">
            <text:p>0</text:p>
          </table:table-cell>
          <table:table-cell table:formula="of:=IF([.C244]&lt;=5; 1; 0)" office:value-type="float" office:value="1" calcext:value-type="float">
            <text:p>1</text:p>
          </table:table-cell>
          <table:table-cell table:formula="of:=IF([.B244] &gt; [.B243]; [.I243] + 1; 0)" office:value-type="float" office:value="4" calcext:value-type="float">
            <text:p>4</text:p>
          </table:table-cell>
          <table:table-cell/>
          <table:table-cell table:formula="of:=IF([.K243]=0; 1; IF(COUNTIF([.K241:.K243]; [.K243])=3; IF([.K243]=5; IF([.C243]&gt;=20;0;5); [.K243]+1); IF([.K243]=5; IF([.C243]&gt;=20; 0; 5); [.K243])))" office:value-type="float" office:value="1" calcext:value-type="float">
            <text:p>1</text:p>
          </table:table-cell>
          <table:table-cell table:formula="of:=IF([.K244]=0; 0; IF([.K243] = 0; IF([.B244]&gt;=10; &quot;C&quot;; &quot;S&quot;); [.L243]))" office:value-type="string" office:string-value="S" calcext:value-type="string">
            <text:p>S</text:p>
          </table:table-cell>
          <table:table-cell table:formula="of:=IF([.K244]=[.E244]; 1; 0)" office:value-type="float" office:value="1" calcext:value-type="float">
            <text:p>1</text:p>
          </table:table-cell>
          <table:table-cell table:formula="of:=IF([.L244]=[.D24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.7" calcext:value-type="float">
            <text:p>12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45]&gt;=20; 1; 0)" office:value-type="float" office:value="0" calcext:value-type="float">
            <text:p>0</text:p>
          </table:table-cell>
          <table:table-cell table:formula="of:=IF([.C245]&lt;=5; 1; 0)" office:value-type="float" office:value="0" calcext:value-type="float">
            <text:p>0</text:p>
          </table:table-cell>
          <table:table-cell table:formula="of:=IF([.B245] &gt; [.B244]; [.I244] + 1; 0)" office:value-type="float" office:value="5" calcext:value-type="float">
            <text:p>5</text:p>
          </table:table-cell>
          <table:table-cell/>
          <table:table-cell table:formula="of:=IF([.K244]=0; 1; IF(COUNTIF([.K242:.K244]; [.K244])=3; IF([.K244]=5; IF([.C244]&gt;=20;0;5); [.K244]+1); IF([.K244]=5; IF([.C244]&gt;=20; 0; 5); [.K244])))" office:value-type="float" office:value="2" calcext:value-type="float">
            <text:p>2</text:p>
          </table:table-cell>
          <table:table-cell table:formula="of:=IF([.K245]=0; 0; IF([.K244] = 0; IF([.B245]&gt;=10; &quot;C&quot;; &quot;S&quot;); [.L244]))" office:value-type="string" office:string-value="S" calcext:value-type="string">
            <text:p>S</text:p>
          </table:table-cell>
          <table:table-cell table:formula="of:=IF([.K245]=[.E245]; 1; 0)" office:value-type="float" office:value="1" calcext:value-type="float">
            <text:p>1</text:p>
          </table:table-cell>
          <table:table-cell table:formula="of:=IF([.L245]=[.D24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46]&gt;=20; 1; 0)" office:value-type="float" office:value="0" calcext:value-type="float">
            <text:p>0</text:p>
          </table:table-cell>
          <table:table-cell table:formula="of:=IF([.C246]&lt;=5; 1; 0)" office:value-type="float" office:value="1" calcext:value-type="float">
            <text:p>1</text:p>
          </table:table-cell>
          <table:table-cell table:formula="of:=IF([.B246] &gt; [.B245]; [.I245] + 1; 0)" office:value-type="float" office:value="6" calcext:value-type="float">
            <text:p>6</text:p>
          </table:table-cell>
          <table:table-cell/>
          <table:table-cell table:formula="of:=IF([.K245]=0; 1; IF(COUNTIF([.K243:.K245]; [.K245])=3; IF([.K245]=5; IF([.C245]&gt;=20;0;5); [.K245]+1); IF([.K245]=5; IF([.C245]&gt;=20; 0; 5); [.K245])))" office:value-type="float" office:value="2" calcext:value-type="float">
            <text:p>2</text:p>
          </table:table-cell>
          <table:table-cell table:formula="of:=IF([.K246]=0; 0; IF([.K245] = 0; IF([.B246]&gt;=10; &quot;C&quot;; &quot;S&quot;); [.L245]))" office:value-type="string" office:string-value="S" calcext:value-type="string">
            <text:p>S</text:p>
          </table:table-cell>
          <table:table-cell table:formula="of:=IF([.K246]=[.E246]; 1; 0)" office:value-type="float" office:value="1" calcext:value-type="float">
            <text:p>1</text:p>
          </table:table-cell>
          <table:table-cell table:formula="of:=IF([.L246]=[.D24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47]&gt;=20; 1; 0)" office:value-type="float" office:value="0" calcext:value-type="float">
            <text:p>0</text:p>
          </table:table-cell>
          <table:table-cell table:formula="of:=IF([.C247]&lt;=5; 1; 0)" office:value-type="float" office:value="0" calcext:value-type="float">
            <text:p>0</text:p>
          </table:table-cell>
          <table:table-cell table:formula="of:=IF([.B247] &gt; [.B246]; [.I246] + 1; 0)" office:value-type="float" office:value="0" calcext:value-type="float">
            <text:p>0</text:p>
          </table:table-cell>
          <table:table-cell/>
          <table:table-cell table:formula="of:=IF([.K246]=0; 1; IF(COUNTIF([.K244:.K246]; [.K246])=3; IF([.K246]=5; IF([.C246]&gt;=20;0;5); [.K246]+1); IF([.K246]=5; IF([.C246]&gt;=20; 0; 5); [.K246])))" office:value-type="float" office:value="2" calcext:value-type="float">
            <text:p>2</text:p>
          </table:table-cell>
          <table:table-cell table:formula="of:=IF([.K247]=0; 0; IF([.K246] = 0; IF([.B247]&gt;=10; &quot;C&quot;; &quot;S&quot;); [.L246]))" office:value-type="string" office:string-value="S" calcext:value-type="string">
            <text:p>S</text:p>
          </table:table-cell>
          <table:table-cell table:formula="of:=IF([.K247]=[.E247]; 1; 0)" office:value-type="float" office:value="1" calcext:value-type="float">
            <text:p>1</text:p>
          </table:table-cell>
          <table:table-cell table:formula="of:=IF([.L247]=[.D24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48]&gt;=20; 1; 0)" office:value-type="float" office:value="0" calcext:value-type="float">
            <text:p>0</text:p>
          </table:table-cell>
          <table:table-cell table:formula="of:=IF([.C248]&lt;=5; 1; 0)" office:value-type="float" office:value="0" calcext:value-type="float">
            <text:p>0</text:p>
          </table:table-cell>
          <table:table-cell table:formula="of:=IF([.B248] &gt; [.B247]; [.I247] + 1; 0)" office:value-type="float" office:value="0" calcext:value-type="float">
            <text:p>0</text:p>
          </table:table-cell>
          <table:table-cell/>
          <table:table-cell table:formula="of:=IF([.K247]=0; 1; IF(COUNTIF([.K245:.K247]; [.K247])=3; IF([.K247]=5; IF([.C247]&gt;=20;0;5); [.K247]+1); IF([.K247]=5; IF([.C247]&gt;=20; 0; 5); [.K247])))" office:value-type="float" office:value="3" calcext:value-type="float">
            <text:p>3</text:p>
          </table:table-cell>
          <table:table-cell table:formula="of:=IF([.K248]=0; 0; IF([.K247] = 0; IF([.B248]&gt;=10; &quot;C&quot;; &quot;S&quot;); [.L247]))" office:value-type="string" office:string-value="S" calcext:value-type="string">
            <text:p>S</text:p>
          </table:table-cell>
          <table:table-cell table:formula="of:=IF([.K248]=[.E248]; 1; 0)" office:value-type="float" office:value="1" calcext:value-type="float">
            <text:p>1</text:p>
          </table:table-cell>
          <table:table-cell table:formula="of:=IF([.L248]=[.D24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1" calcext:value-type="float">
            <text:p>11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49]&gt;=20; 1; 0)" office:value-type="float" office:value="0" calcext:value-type="float">
            <text:p>0</text:p>
          </table:table-cell>
          <table:table-cell table:formula="of:=IF([.C249]&lt;=5; 1; 0)" office:value-type="float" office:value="0" calcext:value-type="float">
            <text:p>0</text:p>
          </table:table-cell>
          <table:table-cell table:formula="of:=IF([.B249] &gt; [.B248]; [.I248] + 1; 0)" office:value-type="float" office:value="0" calcext:value-type="float">
            <text:p>0</text:p>
          </table:table-cell>
          <table:table-cell/>
          <table:table-cell table:formula="of:=IF([.K248]=0; 1; IF(COUNTIF([.K246:.K248]; [.K248])=3; IF([.K248]=5; IF([.C248]&gt;=20;0;5); [.K248]+1); IF([.K248]=5; IF([.C248]&gt;=20; 0; 5); [.K248])))" office:value-type="float" office:value="3" calcext:value-type="float">
            <text:p>3</text:p>
          </table:table-cell>
          <table:table-cell table:formula="of:=IF([.K249]=0; 0; IF([.K248] = 0; IF([.B249]&gt;=10; &quot;C&quot;; &quot;S&quot;); [.L248]))" office:value-type="string" office:string-value="S" calcext:value-type="string">
            <text:p>S</text:p>
          </table:table-cell>
          <table:table-cell table:formula="of:=IF([.K249]=[.E249]; 1; 0)" office:value-type="float" office:value="1" calcext:value-type="float">
            <text:p>1</text:p>
          </table:table-cell>
          <table:table-cell table:formula="of:=IF([.L249]=[.D24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50]&gt;=20; 1; 0)" office:value-type="float" office:value="0" calcext:value-type="float">
            <text:p>0</text:p>
          </table:table-cell>
          <table:table-cell table:formula="of:=IF([.C250]&lt;=5; 1; 0)" office:value-type="float" office:value="0" calcext:value-type="float">
            <text:p>0</text:p>
          </table:table-cell>
          <table:table-cell table:formula="of:=IF([.B250] &gt; [.B249]; [.I249] + 1; 0)" office:value-type="float" office:value="0" calcext:value-type="float">
            <text:p>0</text:p>
          </table:table-cell>
          <table:table-cell/>
          <table:table-cell table:formula="of:=IF([.K249]=0; 1; IF(COUNTIF([.K247:.K249]; [.K249])=3; IF([.K249]=5; IF([.C249]&gt;=20;0;5); [.K249]+1); IF([.K249]=5; IF([.C249]&gt;=20; 0; 5); [.K249])))" office:value-type="float" office:value="3" calcext:value-type="float">
            <text:p>3</text:p>
          </table:table-cell>
          <table:table-cell table:formula="of:=IF([.K250]=0; 0; IF([.K249] = 0; IF([.B250]&gt;=10; &quot;C&quot;; &quot;S&quot;); [.L249]))" office:value-type="string" office:string-value="S" calcext:value-type="string">
            <text:p>S</text:p>
          </table:table-cell>
          <table:table-cell table:formula="of:=IF([.K250]=[.E250]; 1; 0)" office:value-type="float" office:value="1" calcext:value-type="float">
            <text:p>1</text:p>
          </table:table-cell>
          <table:table-cell table:formula="of:=IF([.L250]=[.D25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.1" calcext:value-type="float">
            <text:p>10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51]&gt;=20; 1; 0)" office:value-type="float" office:value="0" calcext:value-type="float">
            <text:p>0</text:p>
          </table:table-cell>
          <table:table-cell table:formula="of:=IF([.C251]&lt;=5; 1; 0)" office:value-type="float" office:value="0" calcext:value-type="float">
            <text:p>0</text:p>
          </table:table-cell>
          <table:table-cell table:formula="of:=IF([.B251] &gt; [.B250]; [.I250] + 1; 0)" office:value-type="float" office:value="1" calcext:value-type="float">
            <text:p>1</text:p>
          </table:table-cell>
          <table:table-cell/>
          <table:table-cell table:formula="of:=IF([.K250]=0; 1; IF(COUNTIF([.K248:.K250]; [.K250])=3; IF([.K250]=5; IF([.C250]&gt;=20;0;5); [.K250]+1); IF([.K250]=5; IF([.C250]&gt;=20; 0; 5); [.K250])))" office:value-type="float" office:value="4" calcext:value-type="float">
            <text:p>4</text:p>
          </table:table-cell>
          <table:table-cell table:formula="of:=IF([.K251]=0; 0; IF([.K250] = 0; IF([.B251]&gt;=10; &quot;C&quot;; &quot;S&quot;); [.L250]))" office:value-type="string" office:string-value="S" calcext:value-type="string">
            <text:p>S</text:p>
          </table:table-cell>
          <table:table-cell table:formula="of:=IF([.K251]=[.E251]; 1; 0)" office:value-type="float" office:value="1" calcext:value-type="float">
            <text:p>1</text:p>
          </table:table-cell>
          <table:table-cell table:formula="of:=IF([.L251]=[.D25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7" calcext:value-type="float">
            <text:p>1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52]&gt;=20; 1; 0)" office:value-type="float" office:value="0" calcext:value-type="float">
            <text:p>0</text:p>
          </table:table-cell>
          <table:table-cell table:formula="of:=IF([.C252]&lt;=5; 1; 0)" office:value-type="float" office:value="1" calcext:value-type="float">
            <text:p>1</text:p>
          </table:table-cell>
          <table:table-cell table:formula="of:=IF([.B252] &gt; [.B251]; [.I251] + 1; 0)" office:value-type="float" office:value="2" calcext:value-type="float">
            <text:p>2</text:p>
          </table:table-cell>
          <table:table-cell/>
          <table:table-cell table:formula="of:=IF([.K251]=0; 1; IF(COUNTIF([.K249:.K251]; [.K251])=3; IF([.K251]=5; IF([.C251]&gt;=20;0;5); [.K251]+1); IF([.K251]=5; IF([.C251]&gt;=20; 0; 5); [.K251])))" office:value-type="float" office:value="4" calcext:value-type="float">
            <text:p>4</text:p>
          </table:table-cell>
          <table:table-cell table:formula="of:=IF([.K252]=0; 0; IF([.K251] = 0; IF([.B252]&gt;=10; &quot;C&quot;; &quot;S&quot;); [.L251]))" office:value-type="string" office:string-value="S" calcext:value-type="string">
            <text:p>S</text:p>
          </table:table-cell>
          <table:table-cell table:formula="of:=IF([.K252]=[.E252]; 1; 0)" office:value-type="float" office:value="1" calcext:value-type="float">
            <text:p>1</text:p>
          </table:table-cell>
          <table:table-cell table:formula="of:=IF([.L252]=[.D25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.8" calcext:value-type="float">
            <text:p>14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53]&gt;=20; 1; 0)" office:value-type="float" office:value="0" calcext:value-type="float">
            <text:p>0</text:p>
          </table:table-cell>
          <table:table-cell table:formula="of:=IF([.C253]&lt;=5; 1; 0)" office:value-type="float" office:value="0" calcext:value-type="float">
            <text:p>0</text:p>
          </table:table-cell>
          <table:table-cell table:formula="of:=IF([.B253] &gt; [.B252]; [.I252] + 1; 0)" office:value-type="float" office:value="3" calcext:value-type="float">
            <text:p>3</text:p>
          </table:table-cell>
          <table:table-cell/>
          <table:table-cell table:formula="of:=IF([.K252]=0; 1; IF(COUNTIF([.K250:.K252]; [.K252])=3; IF([.K252]=5; IF([.C252]&gt;=20;0;5); [.K252]+1); IF([.K252]=5; IF([.C252]&gt;=20; 0; 5); [.K252])))" office:value-type="float" office:value="4" calcext:value-type="float">
            <text:p>4</text:p>
          </table:table-cell>
          <table:table-cell table:formula="of:=IF([.K253]=0; 0; IF([.K252] = 0; IF([.B253]&gt;=10; &quot;C&quot;; &quot;S&quot;); [.L252]))" office:value-type="string" office:string-value="S" calcext:value-type="string">
            <text:p>S</text:p>
          </table:table-cell>
          <table:table-cell table:formula="of:=IF([.K253]=[.E253]; 1; 0)" office:value-type="float" office:value="1" calcext:value-type="float">
            <text:p>1</text:p>
          </table:table-cell>
          <table:table-cell table:formula="of:=IF([.L253]=[.D25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.7" calcext:value-type="float">
            <text:p>18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54]&gt;=20; 1; 0)" office:value-type="float" office:value="0" calcext:value-type="float">
            <text:p>0</text:p>
          </table:table-cell>
          <table:table-cell table:formula="of:=IF([.C254]&lt;=5; 1; 0)" office:value-type="float" office:value="0" calcext:value-type="float">
            <text:p>0</text:p>
          </table:table-cell>
          <table:table-cell table:formula="of:=IF([.B254] &gt; [.B253]; [.I253] + 1; 0)" office:value-type="float" office:value="4" calcext:value-type="float">
            <text:p>4</text:p>
          </table:table-cell>
          <table:table-cell/>
          <table:table-cell table:formula="of:=IF([.K253]=0; 1; IF(COUNTIF([.K251:.K253]; [.K253])=3; IF([.K253]=5; IF([.C253]&gt;=20;0;5); [.K253]+1); IF([.K253]=5; IF([.C253]&gt;=20; 0; 5); [.K253])))" office:value-type="float" office:value="5" calcext:value-type="float">
            <text:p>5</text:p>
          </table:table-cell>
          <table:table-cell table:formula="of:=IF([.K254]=0; 0; IF([.K253] = 0; IF([.B254]&gt;=10; &quot;C&quot;; &quot;S&quot;); [.L253]))" office:value-type="string" office:string-value="S" calcext:value-type="string">
            <text:p>S</text:p>
          </table:table-cell>
          <table:table-cell table:formula="of:=IF([.K254]=[.E254]; 1; 0)" office:value-type="float" office:value="1" calcext:value-type="float">
            <text:p>1</text:p>
          </table:table-cell>
          <table:table-cell table:formula="of:=IF([.L254]=[.D25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.5" calcext:value-type="float">
            <text:p>22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255]&gt;=20; 1; 0)" office:value-type="float" office:value="1" calcext:value-type="float">
            <text:p>1</text:p>
          </table:table-cell>
          <table:table-cell table:formula="of:=IF([.C255]&lt;=5; 1; 0)" office:value-type="float" office:value="1" calcext:value-type="float">
            <text:p>1</text:p>
          </table:table-cell>
          <table:table-cell table:formula="of:=IF([.B255] &gt; [.B254]; [.I254] + 1; 0)" office:value-type="float" office:value="5" calcext:value-type="float">
            <text:p>5</text:p>
          </table:table-cell>
          <table:table-cell/>
          <table:table-cell table:formula="of:=IF([.K254]=0; 1; IF(COUNTIF([.K252:.K254]; [.K254])=3; IF([.K254]=5; IF([.C254]&gt;=20;0;5); [.K254]+1); IF([.K254]=5; IF([.C254]&gt;=20; 0; 5); [.K254])))" office:value-type="float" office:value="0" calcext:value-type="float">
            <text:p>0</text:p>
          </table:table-cell>
          <table:table-cell table:formula="of:=IF([.K255]=0; 0; IF([.K254] = 0; IF([.B255]&gt;=10; &quot;C&quot;; &quot;S&quot;); [.L254]))" office:value-type="float" office:value="0" calcext:value-type="float">
            <text:p>0</text:p>
          </table:table-cell>
          <table:table-cell table:formula="of:=IF([.K255]=[.E255]; 1; 0)" office:value-type="float" office:value="1" calcext:value-type="float">
            <text:p>1</text:p>
          </table:table-cell>
          <table:table-cell table:formula="of:=IF([.L255]=[.D25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.4" calcext:value-type="float">
            <text:p>25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56]&gt;=20; 1; 0)" office:value-type="float" office:value="1" calcext:value-type="float">
            <text:p>1</text:p>
          </table:table-cell>
          <table:table-cell table:formula="of:=IF([.C256]&lt;=5; 1; 0)" office:value-type="float" office:value="1" calcext:value-type="float">
            <text:p>1</text:p>
          </table:table-cell>
          <table:table-cell table:formula="of:=IF([.B256] &gt; [.B255]; [.I255] + 1; 0)" office:value-type="float" office:value="6" calcext:value-type="float">
            <text:p>6</text:p>
          </table:table-cell>
          <table:table-cell/>
          <table:table-cell table:formula="of:=IF([.K255]=0; 1; IF(COUNTIF([.K253:.K255]; [.K255])=3; IF([.K255]=5; IF([.C255]&gt;=20;0;5); [.K255]+1); IF([.K255]=5; IF([.C255]&gt;=20; 0; 5); [.K255])))" office:value-type="float" office:value="1" calcext:value-type="float">
            <text:p>1</text:p>
          </table:table-cell>
          <table:table-cell table:formula="of:=IF([.K256]=0; 0; IF([.K255] = 0; IF([.B256]&gt;=10; &quot;C&quot;; &quot;S&quot;); [.L255]))" office:value-type="string" office:string-value="C" calcext:value-type="string">
            <text:p>C</text:p>
          </table:table-cell>
          <table:table-cell table:formula="of:=IF([.K256]=[.E256]; 1; 0)" office:value-type="float" office:value="1" calcext:value-type="float">
            <text:p>1</text:p>
          </table:table-cell>
          <table:table-cell table:formula="of:=IF([.L256]=[.D25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8" calcext:value-type="float">
            <text:p>26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57]&gt;=20; 1; 0)" office:value-type="float" office:value="1" calcext:value-type="float">
            <text:p>1</text:p>
          </table:table-cell>
          <table:table-cell table:formula="of:=IF([.C257]&lt;=5; 1; 0)" office:value-type="float" office:value="1" calcext:value-type="float">
            <text:p>1</text:p>
          </table:table-cell>
          <table:table-cell table:formula="of:=IF([.B257] &gt; [.B256]; [.I256] + 1; 0)" office:value-type="float" office:value="7" calcext:value-type="float">
            <text:p>7</text:p>
          </table:table-cell>
          <table:table-cell/>
          <table:table-cell table:formula="of:=IF([.K256]=0; 1; IF(COUNTIF([.K254:.K256]; [.K256])=3; IF([.K256]=5; IF([.C256]&gt;=20;0;5); [.K256]+1); IF([.K256]=5; IF([.C256]&gt;=20; 0; 5); [.K256])))" office:value-type="float" office:value="1" calcext:value-type="float">
            <text:p>1</text:p>
          </table:table-cell>
          <table:table-cell table:formula="of:=IF([.K257]=0; 0; IF([.K256] = 0; IF([.B257]&gt;=10; &quot;C&quot;; &quot;S&quot;); [.L256]))" office:value-type="string" office:string-value="C" calcext:value-type="string">
            <text:p>C</text:p>
          </table:table-cell>
          <table:table-cell table:formula="of:=IF([.K257]=[.E257]; 1; 0)" office:value-type="float" office:value="1" calcext:value-type="float">
            <text:p>1</text:p>
          </table:table-cell>
          <table:table-cell table:formula="of:=IF([.L257]=[.D25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6.5" calcext:value-type="float">
            <text:p>26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58]&gt;=20; 1; 0)" office:value-type="float" office:value="1" calcext:value-type="float">
            <text:p>1</text:p>
          </table:table-cell>
          <table:table-cell table:formula="of:=IF([.C258]&lt;=5; 1; 0)" office:value-type="float" office:value="1" calcext:value-type="float">
            <text:p>1</text:p>
          </table:table-cell>
          <table:table-cell table:formula="of:=IF([.B258] &gt; [.B257]; [.I257] + 1; 0)" office:value-type="float" office:value="0" calcext:value-type="float">
            <text:p>0</text:p>
          </table:table-cell>
          <table:table-cell/>
          <table:table-cell table:formula="of:=IF([.K257]=0; 1; IF(COUNTIF([.K255:.K257]; [.K257])=3; IF([.K257]=5; IF([.C257]&gt;=20;0;5); [.K257]+1); IF([.K257]=5; IF([.C257]&gt;=20; 0; 5); [.K257])))" office:value-type="float" office:value="1" calcext:value-type="float">
            <text:p>1</text:p>
          </table:table-cell>
          <table:table-cell table:formula="of:=IF([.K258]=0; 0; IF([.K257] = 0; IF([.B258]&gt;=10; &quot;C&quot;; &quot;S&quot;); [.L257]))" office:value-type="string" office:string-value="C" calcext:value-type="string">
            <text:p>C</text:p>
          </table:table-cell>
          <table:table-cell table:formula="of:=IF([.K258]=[.E258]; 1; 0)" office:value-type="float" office:value="1" calcext:value-type="float">
            <text:p>1</text:p>
          </table:table-cell>
          <table:table-cell table:formula="of:=IF([.L258]=[.D25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4.9" calcext:value-type="float">
            <text:p>24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59]&gt;=20; 1; 0)" office:value-type="float" office:value="1" calcext:value-type="float">
            <text:p>1</text:p>
          </table:table-cell>
          <table:table-cell table:formula="of:=IF([.C259]&lt;=5; 1; 0)" office:value-type="float" office:value="0" calcext:value-type="float">
            <text:p>0</text:p>
          </table:table-cell>
          <table:table-cell table:formula="of:=IF([.B259] &gt; [.B258]; [.I258] + 1; 0)" office:value-type="float" office:value="0" calcext:value-type="float">
            <text:p>0</text:p>
          </table:table-cell>
          <table:table-cell/>
          <table:table-cell table:formula="of:=IF([.K258]=0; 1; IF(COUNTIF([.K256:.K258]; [.K258])=3; IF([.K258]=5; IF([.C258]&gt;=20;0;5); [.K258]+1); IF([.K258]=5; IF([.C258]&gt;=20; 0; 5); [.K258])))" office:value-type="float" office:value="2" calcext:value-type="float">
            <text:p>2</text:p>
          </table:table-cell>
          <table:table-cell table:formula="of:=IF([.K259]=0; 0; IF([.K258] = 0; IF([.B259]&gt;=10; &quot;C&quot;; &quot;S&quot;); [.L258]))" office:value-type="string" office:string-value="C" calcext:value-type="string">
            <text:p>C</text:p>
          </table:table-cell>
          <table:table-cell table:formula="of:=IF([.K259]=[.E259]; 1; 0)" office:value-type="float" office:value="1" calcext:value-type="float">
            <text:p>1</text:p>
          </table:table-cell>
          <table:table-cell table:formula="of:=IF([.L259]=[.D25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60]&gt;=20; 1; 0)" office:value-type="float" office:value="1" calcext:value-type="float">
            <text:p>1</text:p>
          </table:table-cell>
          <table:table-cell table:formula="of:=IF([.C260]&lt;=5; 1; 0)" office:value-type="float" office:value="1" calcext:value-type="float">
            <text:p>1</text:p>
          </table:table-cell>
          <table:table-cell table:formula="of:=IF([.B260] &gt; [.B259]; [.I259] + 1; 0)" office:value-type="float" office:value="0" calcext:value-type="float">
            <text:p>0</text:p>
          </table:table-cell>
          <table:table-cell/>
          <table:table-cell table:formula="of:=IF([.K259]=0; 1; IF(COUNTIF([.K257:.K259]; [.K259])=3; IF([.K259]=5; IF([.C259]&gt;=20;0;5); [.K259]+1); IF([.K259]=5; IF([.C259]&gt;=20; 0; 5); [.K259])))" office:value-type="float" office:value="2" calcext:value-type="float">
            <text:p>2</text:p>
          </table:table-cell>
          <table:table-cell table:formula="of:=IF([.K260]=0; 0; IF([.K259] = 0; IF([.B260]&gt;=10; &quot;C&quot;; &quot;S&quot;); [.L259]))" office:value-type="string" office:string-value="C" calcext:value-type="string">
            <text:p>C</text:p>
          </table:table-cell>
          <table:table-cell table:formula="of:=IF([.K260]=[.E260]; 1; 0)" office:value-type="float" office:value="1" calcext:value-type="float">
            <text:p>1</text:p>
          </table:table-cell>
          <table:table-cell table:formula="of:=IF([.L260]=[.D26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.7" calcext:value-type="float">
            <text:p>20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61]&gt;=20; 1; 0)" office:value-type="float" office:value="1" calcext:value-type="float">
            <text:p>1</text:p>
          </table:table-cell>
          <table:table-cell table:formula="of:=IF([.C261]&lt;=5; 1; 0)" office:value-type="float" office:value="0" calcext:value-type="float">
            <text:p>0</text:p>
          </table:table-cell>
          <table:table-cell table:formula="of:=IF([.B261] &gt; [.B260]; [.I260] + 1; 0)" office:value-type="float" office:value="0" calcext:value-type="float">
            <text:p>0</text:p>
          </table:table-cell>
          <table:table-cell/>
          <table:table-cell table:formula="of:=IF([.K260]=0; 1; IF(COUNTIF([.K258:.K260]; [.K260])=3; IF([.K260]=5; IF([.C260]&gt;=20;0;5); [.K260]+1); IF([.K260]=5; IF([.C260]&gt;=20; 0; 5); [.K260])))" office:value-type="float" office:value="2" calcext:value-type="float">
            <text:p>2</text:p>
          </table:table-cell>
          <table:table-cell table:formula="of:=IF([.K261]=0; 0; IF([.K260] = 0; IF([.B261]&gt;=10; &quot;C&quot;; &quot;S&quot;); [.L260]))" office:value-type="string" office:string-value="C" calcext:value-type="string">
            <text:p>C</text:p>
          </table:table-cell>
          <table:table-cell table:formula="of:=IF([.K261]=[.E261]; 1; 0)" office:value-type="float" office:value="1" calcext:value-type="float">
            <text:p>1</text:p>
          </table:table-cell>
          <table:table-cell table:formula="of:=IF([.L261]=[.D26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.9" calcext:value-type="float">
            <text:p>1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62]&gt;=20; 1; 0)" office:value-type="float" office:value="0" calcext:value-type="float">
            <text:p>0</text:p>
          </table:table-cell>
          <table:table-cell table:formula="of:=IF([.C262]&lt;=5; 1; 0)" office:value-type="float" office:value="0" calcext:value-type="float">
            <text:p>0</text:p>
          </table:table-cell>
          <table:table-cell table:formula="of:=IF([.B262] &gt; [.B261]; [.I261] + 1; 0)" office:value-type="float" office:value="0" calcext:value-type="float">
            <text:p>0</text:p>
          </table:table-cell>
          <table:table-cell/>
          <table:table-cell table:formula="of:=IF([.K261]=0; 1; IF(COUNTIF([.K259:.K261]; [.K261])=3; IF([.K261]=5; IF([.C261]&gt;=20;0;5); [.K261]+1); IF([.K261]=5; IF([.C261]&gt;=20; 0; 5); [.K261])))" office:value-type="float" office:value="3" calcext:value-type="float">
            <text:p>3</text:p>
          </table:table-cell>
          <table:table-cell table:formula="of:=IF([.K262]=0; 0; IF([.K261] = 0; IF([.B262]&gt;=10; &quot;C&quot;; &quot;S&quot;); [.L261]))" office:value-type="string" office:string-value="C" calcext:value-type="string">
            <text:p>C</text:p>
          </table:table-cell>
          <table:table-cell table:formula="of:=IF([.K262]=[.E262]; 1; 0)" office:value-type="float" office:value="1" calcext:value-type="float">
            <text:p>1</text:p>
          </table:table-cell>
          <table:table-cell table:formula="of:=IF([.L262]=[.D26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0.4" calcext:value-type="float">
            <text:p>2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63]&gt;=20; 1; 0)" office:value-type="float" office:value="1" calcext:value-type="float">
            <text:p>1</text:p>
          </table:table-cell>
          <table:table-cell table:formula="of:=IF([.C263]&lt;=5; 1; 0)" office:value-type="float" office:value="0" calcext:value-type="float">
            <text:p>0</text:p>
          </table:table-cell>
          <table:table-cell table:formula="of:=IF([.B263] &gt; [.B262]; [.I262] + 1; 0)" office:value-type="float" office:value="1" calcext:value-type="float">
            <text:p>1</text:p>
          </table:table-cell>
          <table:table-cell/>
          <table:table-cell table:formula="of:=IF([.K262]=0; 1; IF(COUNTIF([.K260:.K262]; [.K262])=3; IF([.K262]=5; IF([.C262]&gt;=20;0;5); [.K262]+1); IF([.K262]=5; IF([.C262]&gt;=20; 0; 5); [.K262])))" office:value-type="float" office:value="3" calcext:value-type="float">
            <text:p>3</text:p>
          </table:table-cell>
          <table:table-cell table:formula="of:=IF([.K263]=0; 0; IF([.K262] = 0; IF([.B263]&gt;=10; &quot;C&quot;; &quot;S&quot;); [.L262]))" office:value-type="string" office:string-value="C" calcext:value-type="string">
            <text:p>C</text:p>
          </table:table-cell>
          <table:table-cell table:formula="of:=IF([.K263]=[.E263]; 1; 0)" office:value-type="float" office:value="1" calcext:value-type="float">
            <text:p>1</text:p>
          </table:table-cell>
          <table:table-cell table:formula="of:=IF([.L263]=[.D26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.3" calcext:value-type="float">
            <text:p>22.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64]&gt;=20; 1; 0)" office:value-type="float" office:value="1" calcext:value-type="float">
            <text:p>1</text:p>
          </table:table-cell>
          <table:table-cell table:formula="of:=IF([.C264]&lt;=5; 1; 0)" office:value-type="float" office:value="0" calcext:value-type="float">
            <text:p>0</text:p>
          </table:table-cell>
          <table:table-cell table:formula="of:=IF([.B264] &gt; [.B263]; [.I263] + 1; 0)" office:value-type="float" office:value="2" calcext:value-type="float">
            <text:p>2</text:p>
          </table:table-cell>
          <table:table-cell/>
          <table:table-cell table:formula="of:=IF([.K263]=0; 1; IF(COUNTIF([.K261:.K263]; [.K263])=3; IF([.K263]=5; IF([.C263]&gt;=20;0;5); [.K263]+1); IF([.K263]=5; IF([.C263]&gt;=20; 0; 5); [.K263])))" office:value-type="float" office:value="3" calcext:value-type="float">
            <text:p>3</text:p>
          </table:table-cell>
          <table:table-cell table:formula="of:=IF([.K264]=0; 0; IF([.K263] = 0; IF([.B264]&gt;=10; &quot;C&quot;; &quot;S&quot;); [.L263]))" office:value-type="string" office:string-value="C" calcext:value-type="string">
            <text:p>C</text:p>
          </table:table-cell>
          <table:table-cell table:formula="of:=IF([.K264]=[.E264]; 1; 0)" office:value-type="float" office:value="1" calcext:value-type="float">
            <text:p>1</text:p>
          </table:table-cell>
          <table:table-cell table:formula="of:=IF([.L264]=[.D26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.8" calcext:value-type="float">
            <text:p>2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65]&gt;=20; 1; 0)" office:value-type="float" office:value="1" calcext:value-type="float">
            <text:p>1</text:p>
          </table:table-cell>
          <table:table-cell table:formula="of:=IF([.C265]&lt;=5; 1; 0)" office:value-type="float" office:value="0" calcext:value-type="float">
            <text:p>0</text:p>
          </table:table-cell>
          <table:table-cell table:formula="of:=IF([.B265] &gt; [.B264]; [.I264] + 1; 0)" office:value-type="float" office:value="3" calcext:value-type="float">
            <text:p>3</text:p>
          </table:table-cell>
          <table:table-cell/>
          <table:table-cell table:formula="of:=IF([.K264]=0; 1; IF(COUNTIF([.K262:.K264]; [.K264])=3; IF([.K264]=5; IF([.C264]&gt;=20;0;5); [.K264]+1); IF([.K264]=5; IF([.C264]&gt;=20; 0; 5); [.K264])))" office:value-type="float" office:value="4" calcext:value-type="float">
            <text:p>4</text:p>
          </table:table-cell>
          <table:table-cell table:formula="of:=IF([.K265]=0; 0; IF([.K264] = 0; IF([.B265]&gt;=10; &quot;C&quot;; &quot;S&quot;); [.L264]))" office:value-type="string" office:string-value="C" calcext:value-type="string">
            <text:p>C</text:p>
          </table:table-cell>
          <table:table-cell table:formula="of:=IF([.K265]=[.E265]; 1; 0)" office:value-type="float" office:value="1" calcext:value-type="float">
            <text:p>1</text:p>
          </table:table-cell>
          <table:table-cell table:formula="of:=IF([.L265]=[.D26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7.2" calcext:value-type="float">
            <text:p>27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66]&gt;=20; 1; 0)" office:value-type="float" office:value="1" calcext:value-type="float">
            <text:p>1</text:p>
          </table:table-cell>
          <table:table-cell table:formula="of:=IF([.C266]&lt;=5; 1; 0)" office:value-type="float" office:value="0" calcext:value-type="float">
            <text:p>0</text:p>
          </table:table-cell>
          <table:table-cell table:formula="of:=IF([.B266] &gt; [.B265]; [.I265] + 1; 0)" office:value-type="float" office:value="4" calcext:value-type="float">
            <text:p>4</text:p>
          </table:table-cell>
          <table:table-cell/>
          <table:table-cell table:formula="of:=IF([.K265]=0; 1; IF(COUNTIF([.K263:.K265]; [.K265])=3; IF([.K265]=5; IF([.C265]&gt;=20;0;5); [.K265]+1); IF([.K265]=5; IF([.C265]&gt;=20; 0; 5); [.K265])))" office:value-type="float" office:value="4" calcext:value-type="float">
            <text:p>4</text:p>
          </table:table-cell>
          <table:table-cell table:formula="of:=IF([.K266]=0; 0; IF([.K265] = 0; IF([.B266]&gt;=10; &quot;C&quot;; &quot;S&quot;); [.L265]))" office:value-type="string" office:string-value="C" calcext:value-type="string">
            <text:p>C</text:p>
          </table:table-cell>
          <table:table-cell table:formula="of:=IF([.K266]=[.E266]; 1; 0)" office:value-type="float" office:value="1" calcext:value-type="float">
            <text:p>1</text:p>
          </table:table-cell>
          <table:table-cell table:formula="of:=IF([.L266]=[.D26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8.6" calcext:value-type="float">
            <text:p>28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67]&gt;=20; 1; 0)" office:value-type="float" office:value="1" calcext:value-type="float">
            <text:p>1</text:p>
          </table:table-cell>
          <table:table-cell table:formula="of:=IF([.C267]&lt;=5; 1; 0)" office:value-type="float" office:value="1" calcext:value-type="float">
            <text:p>1</text:p>
          </table:table-cell>
          <table:table-cell table:formula="of:=IF([.B267] &gt; [.B266]; [.I266] + 1; 0)" office:value-type="float" office:value="5" calcext:value-type="float">
            <text:p>5</text:p>
          </table:table-cell>
          <table:table-cell/>
          <table:table-cell table:formula="of:=IF([.K266]=0; 1; IF(COUNTIF([.K264:.K266]; [.K266])=3; IF([.K266]=5; IF([.C266]&gt;=20;0;5); [.K266]+1); IF([.K266]=5; IF([.C266]&gt;=20; 0; 5); [.K266])))" office:value-type="float" office:value="4" calcext:value-type="float">
            <text:p>4</text:p>
          </table:table-cell>
          <table:table-cell table:formula="of:=IF([.K267]=0; 0; IF([.K266] = 0; IF([.B267]&gt;=10; &quot;C&quot;; &quot;S&quot;); [.L266]))" office:value-type="string" office:string-value="C" calcext:value-type="string">
            <text:p>C</text:p>
          </table:table-cell>
          <table:table-cell table:formula="of:=IF([.K267]=[.E267]; 1; 0)" office:value-type="float" office:value="1" calcext:value-type="float">
            <text:p>1</text:p>
          </table:table-cell>
          <table:table-cell table:formula="of:=IF([.L267]=[.D26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8.4" calcext:value-type="float">
            <text:p>28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68]&gt;=20; 1; 0)" office:value-type="float" office:value="1" calcext:value-type="float">
            <text:p>1</text:p>
          </table:table-cell>
          <table:table-cell table:formula="of:=IF([.C268]&lt;=5; 1; 0)" office:value-type="float" office:value="0" calcext:value-type="float">
            <text:p>0</text:p>
          </table:table-cell>
          <table:table-cell table:formula="of:=IF([.B268] &gt; [.B267]; [.I267] + 1; 0)" office:value-type="float" office:value="0" calcext:value-type="float">
            <text:p>0</text:p>
          </table:table-cell>
          <table:table-cell/>
          <table:table-cell table:formula="of:=IF([.K267]=0; 1; IF(COUNTIF([.K265:.K267]; [.K267])=3; IF([.K267]=5; IF([.C267]&gt;=20;0;5); [.K267]+1); IF([.K267]=5; IF([.C267]&gt;=20; 0; 5); [.K267])))" office:value-type="float" office:value="5" calcext:value-type="float">
            <text:p>5</text:p>
          </table:table-cell>
          <table:table-cell table:formula="of:=IF([.K268]=0; 0; IF([.K267] = 0; IF([.B268]&gt;=10; &quot;C&quot;; &quot;S&quot;); [.L267]))" office:value-type="string" office:string-value="C" calcext:value-type="string">
            <text:p>C</text:p>
          </table:table-cell>
          <table:table-cell table:formula="of:=IF([.K268]=[.E268]; 1; 0)" office:value-type="float" office:value="1" calcext:value-type="float">
            <text:p>1</text:p>
          </table:table-cell>
          <table:table-cell table:formula="of:=IF([.L268]=[.D26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.5" calcext:value-type="float">
            <text:p>26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269]&gt;=20; 1; 0)" office:value-type="float" office:value="1" calcext:value-type="float">
            <text:p>1</text:p>
          </table:table-cell>
          <table:table-cell table:formula="of:=IF([.C269]&lt;=5; 1; 0)" office:value-type="float" office:value="1" calcext:value-type="float">
            <text:p>1</text:p>
          </table:table-cell>
          <table:table-cell table:formula="of:=IF([.B269] &gt; [.B268]; [.I268] + 1; 0)" office:value-type="float" office:value="0" calcext:value-type="float">
            <text:p>0</text:p>
          </table:table-cell>
          <table:table-cell/>
          <table:table-cell table:formula="of:=IF([.K268]=0; 1; IF(COUNTIF([.K266:.K268]; [.K268])=3; IF([.K268]=5; IF([.C268]&gt;=20;0;5); [.K268]+1); IF([.K268]=5; IF([.C268]&gt;=20; 0; 5); [.K268])))" office:value-type="float" office:value="0" calcext:value-type="float">
            <text:p>0</text:p>
          </table:table-cell>
          <table:table-cell table:formula="of:=IF([.K269]=0; 0; IF([.K268] = 0; IF([.B269]&gt;=10; &quot;C&quot;; &quot;S&quot;); [.L268]))" office:value-type="float" office:value="0" calcext:value-type="float">
            <text:p>0</text:p>
          </table:table-cell>
          <table:table-cell table:formula="of:=IF([.K269]=[.E269]; 1; 0)" office:value-type="float" office:value="1" calcext:value-type="float">
            <text:p>1</text:p>
          </table:table-cell>
          <table:table-cell table:formula="of:=IF([.L269]=[.D26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3.3" calcext:value-type="float">
            <text:p>23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70]&gt;=20; 1; 0)" office:value-type="float" office:value="1" calcext:value-type="float">
            <text:p>1</text:p>
          </table:table-cell>
          <table:table-cell table:formula="of:=IF([.C270]&lt;=5; 1; 0)" office:value-type="float" office:value="1" calcext:value-type="float">
            <text:p>1</text:p>
          </table:table-cell>
          <table:table-cell table:formula="of:=IF([.B270] &gt; [.B269]; [.I269] + 1; 0)" office:value-type="float" office:value="0" calcext:value-type="float">
            <text:p>0</text:p>
          </table:table-cell>
          <table:table-cell/>
          <table:table-cell table:formula="of:=IF([.K269]=0; 1; IF(COUNTIF([.K267:.K269]; [.K269])=3; IF([.K269]=5; IF([.C269]&gt;=20;0;5); [.K269]+1); IF([.K269]=5; IF([.C269]&gt;=20; 0; 5); [.K269])))" office:value-type="float" office:value="1" calcext:value-type="float">
            <text:p>1</text:p>
          </table:table-cell>
          <table:table-cell table:formula="of:=IF([.K270]=0; 0; IF([.K269] = 0; IF([.B270]&gt;=10; &quot;C&quot;; &quot;S&quot;); [.L269]))" office:value-type="string" office:string-value="C" calcext:value-type="string">
            <text:p>C</text:p>
          </table:table-cell>
          <table:table-cell table:formula="of:=IF([.K270]=[.E270]; 1; 0)" office:value-type="float" office:value="1" calcext:value-type="float">
            <text:p>1</text:p>
          </table:table-cell>
          <table:table-cell table:formula="of:=IF([.L270]=[.D27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.5" calcext:value-type="float">
            <text:p>19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71]&gt;=20; 1; 0)" office:value-type="float" office:value="0" calcext:value-type="float">
            <text:p>0</text:p>
          </table:table-cell>
          <table:table-cell table:formula="of:=IF([.C271]&lt;=5; 1; 0)" office:value-type="float" office:value="0" calcext:value-type="float">
            <text:p>0</text:p>
          </table:table-cell>
          <table:table-cell table:formula="of:=IF([.B271] &gt; [.B270]; [.I270] + 1; 0)" office:value-type="float" office:value="0" calcext:value-type="float">
            <text:p>0</text:p>
          </table:table-cell>
          <table:table-cell/>
          <table:table-cell table:formula="of:=IF([.K270]=0; 1; IF(COUNTIF([.K268:.K270]; [.K270])=3; IF([.K270]=5; IF([.C270]&gt;=20;0;5); [.K270]+1); IF([.K270]=5; IF([.C270]&gt;=20; 0; 5); [.K270])))" office:value-type="float" office:value="1" calcext:value-type="float">
            <text:p>1</text:p>
          </table:table-cell>
          <table:table-cell table:formula="of:=IF([.K271]=0; 0; IF([.K270] = 0; IF([.B271]&gt;=10; &quot;C&quot;; &quot;S&quot;); [.L270]))" office:value-type="string" office:string-value="C" calcext:value-type="string">
            <text:p>C</text:p>
          </table:table-cell>
          <table:table-cell table:formula="of:=IF([.K271]=[.E271]; 1; 0)" office:value-type="float" office:value="1" calcext:value-type="float">
            <text:p>1</text:p>
          </table:table-cell>
          <table:table-cell table:formula="of:=IF([.L271]=[.D27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72]&gt;=20; 1; 0)" office:value-type="float" office:value="0" calcext:value-type="float">
            <text:p>0</text:p>
          </table:table-cell>
          <table:table-cell table:formula="of:=IF([.C272]&lt;=5; 1; 0)" office:value-type="float" office:value="0" calcext:value-type="float">
            <text:p>0</text:p>
          </table:table-cell>
          <table:table-cell table:formula="of:=IF([.B272] &gt; [.B271]; [.I271] + 1; 0)" office:value-type="float" office:value="0" calcext:value-type="float">
            <text:p>0</text:p>
          </table:table-cell>
          <table:table-cell/>
          <table:table-cell table:formula="of:=IF([.K271]=0; 1; IF(COUNTIF([.K269:.K271]; [.K271])=3; IF([.K271]=5; IF([.C271]&gt;=20;0;5); [.K271]+1); IF([.K271]=5; IF([.C271]&gt;=20; 0; 5); [.K271])))" office:value-type="float" office:value="1" calcext:value-type="float">
            <text:p>1</text:p>
          </table:table-cell>
          <table:table-cell table:formula="of:=IF([.K272]=0; 0; IF([.K271] = 0; IF([.B272]&gt;=10; &quot;C&quot;; &quot;S&quot;); [.L271]))" office:value-type="string" office:string-value="C" calcext:value-type="string">
            <text:p>C</text:p>
          </table:table-cell>
          <table:table-cell table:formula="of:=IF([.K272]=[.E272]; 1; 0)" office:value-type="float" office:value="1" calcext:value-type="float">
            <text:p>1</text:p>
          </table:table-cell>
          <table:table-cell table:formula="of:=IF([.L272]=[.D27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.7" calcext:value-type="float">
            <text:p>13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73]&gt;=20; 1; 0)" office:value-type="float" office:value="0" calcext:value-type="float">
            <text:p>0</text:p>
          </table:table-cell>
          <table:table-cell table:formula="of:=IF([.C273]&lt;=5; 1; 0)" office:value-type="float" office:value="0" calcext:value-type="float">
            <text:p>0</text:p>
          </table:table-cell>
          <table:table-cell table:formula="of:=IF([.B273] &gt; [.B272]; [.I272] + 1; 0)" office:value-type="float" office:value="0" calcext:value-type="float">
            <text:p>0</text:p>
          </table:table-cell>
          <table:table-cell/>
          <table:table-cell table:formula="of:=IF([.K272]=0; 1; IF(COUNTIF([.K270:.K272]; [.K272])=3; IF([.K272]=5; IF([.C272]&gt;=20;0;5); [.K272]+1); IF([.K272]=5; IF([.C272]&gt;=20; 0; 5); [.K272])))" office:value-type="float" office:value="2" calcext:value-type="float">
            <text:p>2</text:p>
          </table:table-cell>
          <table:table-cell table:formula="of:=IF([.K273]=0; 0; IF([.K272] = 0; IF([.B273]&gt;=10; &quot;C&quot;; &quot;S&quot;); [.L272]))" office:value-type="string" office:string-value="C" calcext:value-type="string">
            <text:p>C</text:p>
          </table:table-cell>
          <table:table-cell table:formula="of:=IF([.K273]=[.E273]; 1; 0)" office:value-type="float" office:value="1" calcext:value-type="float">
            <text:p>1</text:p>
          </table:table-cell>
          <table:table-cell table:formula="of:=IF([.L273]=[.D27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.9" calcext:value-type="float">
            <text:p>12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74]&gt;=20; 1; 0)" office:value-type="float" office:value="0" calcext:value-type="float">
            <text:p>0</text:p>
          </table:table-cell>
          <table:table-cell table:formula="of:=IF([.C274]&lt;=5; 1; 0)" office:value-type="float" office:value="0" calcext:value-type="float">
            <text:p>0</text:p>
          </table:table-cell>
          <table:table-cell table:formula="of:=IF([.B274] &gt; [.B273]; [.I273] + 1; 0)" office:value-type="float" office:value="0" calcext:value-type="float">
            <text:p>0</text:p>
          </table:table-cell>
          <table:table-cell/>
          <table:table-cell table:formula="of:=IF([.K273]=0; 1; IF(COUNTIF([.K271:.K273]; [.K273])=3; IF([.K273]=5; IF([.C273]&gt;=20;0;5); [.K273]+1); IF([.K273]=5; IF([.C273]&gt;=20; 0; 5); [.K273])))" office:value-type="float" office:value="2" calcext:value-type="float">
            <text:p>2</text:p>
          </table:table-cell>
          <table:table-cell table:formula="of:=IF([.K274]=0; 0; IF([.K273] = 0; IF([.B274]&gt;=10; &quot;C&quot;; &quot;S&quot;); [.L273]))" office:value-type="string" office:string-value="C" calcext:value-type="string">
            <text:p>C</text:p>
          </table:table-cell>
          <table:table-cell table:formula="of:=IF([.K274]=[.E274]; 1; 0)" office:value-type="float" office:value="1" calcext:value-type="float">
            <text:p>1</text:p>
          </table:table-cell>
          <table:table-cell table:formula="of:=IF([.L274]=[.D27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75]&gt;=20; 1; 0)" office:value-type="float" office:value="0" calcext:value-type="float">
            <text:p>0</text:p>
          </table:table-cell>
          <table:table-cell table:formula="of:=IF([.C275]&lt;=5; 1; 0)" office:value-type="float" office:value="1" calcext:value-type="float">
            <text:p>1</text:p>
          </table:table-cell>
          <table:table-cell table:formula="of:=IF([.B275] &gt; [.B274]; [.I274] + 1; 0)" office:value-type="float" office:value="1" calcext:value-type="float">
            <text:p>1</text:p>
          </table:table-cell>
          <table:table-cell/>
          <table:table-cell table:formula="of:=IF([.K274]=0; 1; IF(COUNTIF([.K272:.K274]; [.K274])=3; IF([.K274]=5; IF([.C274]&gt;=20;0;5); [.K274]+1); IF([.K274]=5; IF([.C274]&gt;=20; 0; 5); [.K274])))" office:value-type="float" office:value="2" calcext:value-type="float">
            <text:p>2</text:p>
          </table:table-cell>
          <table:table-cell table:formula="of:=IF([.K275]=0; 0; IF([.K274] = 0; IF([.B275]&gt;=10; &quot;C&quot;; &quot;S&quot;); [.L274]))" office:value-type="string" office:string-value="C" calcext:value-type="string">
            <text:p>C</text:p>
          </table:table-cell>
          <table:table-cell table:formula="of:=IF([.K275]=[.E275]; 1; 0)" office:value-type="float" office:value="1" calcext:value-type="float">
            <text:p>1</text:p>
          </table:table-cell>
          <table:table-cell table:formula="of:=IF([.L275]=[.D27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76]&gt;=20; 1; 0)" office:value-type="float" office:value="0" calcext:value-type="float">
            <text:p>0</text:p>
          </table:table-cell>
          <table:table-cell table:formula="of:=IF([.C276]&lt;=5; 1; 0)" office:value-type="float" office:value="0" calcext:value-type="float">
            <text:p>0</text:p>
          </table:table-cell>
          <table:table-cell table:formula="of:=IF([.B276] &gt; [.B275]; [.I275] + 1; 0)" office:value-type="float" office:value="2" calcext:value-type="float">
            <text:p>2</text:p>
          </table:table-cell>
          <table:table-cell/>
          <table:table-cell table:formula="of:=IF([.K275]=0; 1; IF(COUNTIF([.K273:.K275]; [.K275])=3; IF([.K275]=5; IF([.C275]&gt;=20;0;5); [.K275]+1); IF([.K275]=5; IF([.C275]&gt;=20; 0; 5); [.K275])))" office:value-type="float" office:value="3" calcext:value-type="float">
            <text:p>3</text:p>
          </table:table-cell>
          <table:table-cell table:formula="of:=IF([.K276]=0; 0; IF([.K275] = 0; IF([.B276]&gt;=10; &quot;C&quot;; &quot;S&quot;); [.L275]))" office:value-type="string" office:string-value="C" calcext:value-type="string">
            <text:p>C</text:p>
          </table:table-cell>
          <table:table-cell table:formula="of:=IF([.K276]=[.E276]; 1; 0)" office:value-type="float" office:value="1" calcext:value-type="float">
            <text:p>1</text:p>
          </table:table-cell>
          <table:table-cell table:formula="of:=IF([.L276]=[.D27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6.4" calcext:value-type="float">
            <text:p>16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77]&gt;=20; 1; 0)" office:value-type="float" office:value="0" calcext:value-type="float">
            <text:p>0</text:p>
          </table:table-cell>
          <table:table-cell table:formula="of:=IF([.C277]&lt;=5; 1; 0)" office:value-type="float" office:value="0" calcext:value-type="float">
            <text:p>0</text:p>
          </table:table-cell>
          <table:table-cell table:formula="of:=IF([.B277] &gt; [.B276]; [.I276] + 1; 0)" office:value-type="float" office:value="3" calcext:value-type="float">
            <text:p>3</text:p>
          </table:table-cell>
          <table:table-cell/>
          <table:table-cell table:formula="of:=IF([.K276]=0; 1; IF(COUNTIF([.K274:.K276]; [.K276])=3; IF([.K276]=5; IF([.C276]&gt;=20;0;5); [.K276]+1); IF([.K276]=5; IF([.C276]&gt;=20; 0; 5); [.K276])))" office:value-type="float" office:value="3" calcext:value-type="float">
            <text:p>3</text:p>
          </table:table-cell>
          <table:table-cell table:formula="of:=IF([.K277]=0; 0; IF([.K276] = 0; IF([.B277]&gt;=10; &quot;C&quot;; &quot;S&quot;); [.L276]))" office:value-type="string" office:string-value="C" calcext:value-type="string">
            <text:p>C</text:p>
          </table:table-cell>
          <table:table-cell table:formula="of:=IF([.K277]=[.E277]; 1; 0)" office:value-type="float" office:value="1" calcext:value-type="float">
            <text:p>1</text:p>
          </table:table-cell>
          <table:table-cell table:formula="of:=IF([.L277]=[.D27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.1" calcext:value-type="float">
            <text:p>1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78]&gt;=20; 1; 0)" office:value-type="float" office:value="0" calcext:value-type="float">
            <text:p>0</text:p>
          </table:table-cell>
          <table:table-cell table:formula="of:=IF([.C278]&lt;=5; 1; 0)" office:value-type="float" office:value="1" calcext:value-type="float">
            <text:p>1</text:p>
          </table:table-cell>
          <table:table-cell table:formula="of:=IF([.B278] &gt; [.B277]; [.I277] + 1; 0)" office:value-type="float" office:value="4" calcext:value-type="float">
            <text:p>4</text:p>
          </table:table-cell>
          <table:table-cell/>
          <table:table-cell table:formula="of:=IF([.K277]=0; 1; IF(COUNTIF([.K275:.K277]; [.K277])=3; IF([.K277]=5; IF([.C277]&gt;=20;0;5); [.K277]+1); IF([.K277]=5; IF([.C277]&gt;=20; 0; 5); [.K277])))" office:value-type="float" office:value="3" calcext:value-type="float">
            <text:p>3</text:p>
          </table:table-cell>
          <table:table-cell table:formula="of:=IF([.K278]=0; 0; IF([.K277] = 0; IF([.B278]&gt;=10; &quot;C&quot;; &quot;S&quot;); [.L277]))" office:value-type="string" office:string-value="C" calcext:value-type="string">
            <text:p>C</text:p>
          </table:table-cell>
          <table:table-cell table:formula="of:=IF([.K278]=[.E278]; 1; 0)" office:value-type="float" office:value="1" calcext:value-type="float">
            <text:p>1</text:p>
          </table:table-cell>
          <table:table-cell table:formula="of:=IF([.L278]=[.D27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.3" calcext:value-type="float">
            <text:p>16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79]&gt;=20; 1; 0)" office:value-type="float" office:value="0" calcext:value-type="float">
            <text:p>0</text:p>
          </table:table-cell>
          <table:table-cell table:formula="of:=IF([.C279]&lt;=5; 1; 0)" office:value-type="float" office:value="0" calcext:value-type="float">
            <text:p>0</text:p>
          </table:table-cell>
          <table:table-cell table:formula="of:=IF([.B279] &gt; [.B278]; [.I278] + 1; 0)" office:value-type="float" office:value="0" calcext:value-type="float">
            <text:p>0</text:p>
          </table:table-cell>
          <table:table-cell/>
          <table:table-cell table:formula="of:=IF([.K278]=0; 1; IF(COUNTIF([.K276:.K278]; [.K278])=3; IF([.K278]=5; IF([.C278]&gt;=20;0;5); [.K278]+1); IF([.K278]=5; IF([.C278]&gt;=20; 0; 5); [.K278])))" office:value-type="float" office:value="4" calcext:value-type="float">
            <text:p>4</text:p>
          </table:table-cell>
          <table:table-cell table:formula="of:=IF([.K279]=0; 0; IF([.K278] = 0; IF([.B279]&gt;=10; &quot;C&quot;; &quot;S&quot;); [.L278]))" office:value-type="string" office:string-value="C" calcext:value-type="string">
            <text:p>C</text:p>
          </table:table-cell>
          <table:table-cell table:formula="of:=IF([.K279]=[.E279]; 1; 0)" office:value-type="float" office:value="1" calcext:value-type="float">
            <text:p>1</text:p>
          </table:table-cell>
          <table:table-cell table:formula="of:=IF([.L279]=[.D27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80]&gt;=20; 1; 0)" office:value-type="float" office:value="0" calcext:value-type="float">
            <text:p>0</text:p>
          </table:table-cell>
          <table:table-cell table:formula="of:=IF([.C280]&lt;=5; 1; 0)" office:value-type="float" office:value="0" calcext:value-type="float">
            <text:p>0</text:p>
          </table:table-cell>
          <table:table-cell table:formula="of:=IF([.B280] &gt; [.B279]; [.I279] + 1; 0)" office:value-type="float" office:value="0" calcext:value-type="float">
            <text:p>0</text:p>
          </table:table-cell>
          <table:table-cell/>
          <table:table-cell table:formula="of:=IF([.K279]=0; 1; IF(COUNTIF([.K277:.K279]; [.K279])=3; IF([.K279]=5; IF([.C279]&gt;=20;0;5); [.K279]+1); IF([.K279]=5; IF([.C279]&gt;=20; 0; 5); [.K279])))" office:value-type="float" office:value="4" calcext:value-type="float">
            <text:p>4</text:p>
          </table:table-cell>
          <table:table-cell table:formula="of:=IF([.K280]=0; 0; IF([.K279] = 0; IF([.B280]&gt;=10; &quot;C&quot;; &quot;S&quot;); [.L279]))" office:value-type="string" office:string-value="C" calcext:value-type="string">
            <text:p>C</text:p>
          </table:table-cell>
          <table:table-cell table:formula="of:=IF([.K280]=[.E280]; 1; 0)" office:value-type="float" office:value="1" calcext:value-type="float">
            <text:p>1</text:p>
          </table:table-cell>
          <table:table-cell table:formula="of:=IF([.L280]=[.D28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81]&gt;=20; 1; 0)" office:value-type="float" office:value="0" calcext:value-type="float">
            <text:p>0</text:p>
          </table:table-cell>
          <table:table-cell table:formula="of:=IF([.C281]&lt;=5; 1; 0)" office:value-type="float" office:value="0" calcext:value-type="float">
            <text:p>0</text:p>
          </table:table-cell>
          <table:table-cell table:formula="of:=IF([.B281] &gt; [.B280]; [.I280] + 1; 0)" office:value-type="float" office:value="0" calcext:value-type="float">
            <text:p>0</text:p>
          </table:table-cell>
          <table:table-cell/>
          <table:table-cell table:formula="of:=IF([.K280]=0; 1; IF(COUNTIF([.K278:.K280]; [.K280])=3; IF([.K280]=5; IF([.C280]&gt;=20;0;5); [.K280]+1); IF([.K280]=5; IF([.C280]&gt;=20; 0; 5); [.K280])))" office:value-type="float" office:value="4" calcext:value-type="float">
            <text:p>4</text:p>
          </table:table-cell>
          <table:table-cell table:formula="of:=IF([.K281]=0; 0; IF([.K280] = 0; IF([.B281]&gt;=10; &quot;C&quot;; &quot;S&quot;); [.L280]))" office:value-type="string" office:string-value="C" calcext:value-type="string">
            <text:p>C</text:p>
          </table:table-cell>
          <table:table-cell table:formula="of:=IF([.K281]=[.E281]; 1; 0)" office:value-type="float" office:value="1" calcext:value-type="float">
            <text:p>1</text:p>
          </table:table-cell>
          <table:table-cell table:formula="of:=IF([.L281]=[.D28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" calcext:value-type="float">
            <text:p>6.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82]&gt;=20; 1; 0)" office:value-type="float" office:value="0" calcext:value-type="float">
            <text:p>0</text:p>
          </table:table-cell>
          <table:table-cell table:formula="of:=IF([.C282]&lt;=5; 1; 0)" office:value-type="float" office:value="0" calcext:value-type="float">
            <text:p>0</text:p>
          </table:table-cell>
          <table:table-cell table:formula="of:=IF([.B282] &gt; [.B281]; [.I281] + 1; 0)" office:value-type="float" office:value="0" calcext:value-type="float">
            <text:p>0</text:p>
          </table:table-cell>
          <table:table-cell/>
          <table:table-cell table:formula="of:=IF([.K281]=0; 1; IF(COUNTIF([.K279:.K281]; [.K281])=3; IF([.K281]=5; IF([.C281]&gt;=20;0;5); [.K281]+1); IF([.K281]=5; IF([.C281]&gt;=20; 0; 5); [.K281])))" office:value-type="float" office:value="5" calcext:value-type="float">
            <text:p>5</text:p>
          </table:table-cell>
          <table:table-cell table:formula="of:=IF([.K282]=0; 0; IF([.K281] = 0; IF([.B282]&gt;=10; &quot;C&quot;; &quot;S&quot;); [.L281]))" office:value-type="string" office:string-value="C" calcext:value-type="string">
            <text:p>C</text:p>
          </table:table-cell>
          <table:table-cell table:formula="of:=IF([.K282]=[.E282]; 1; 0)" office:value-type="float" office:value="1" calcext:value-type="float">
            <text:p>1</text:p>
          </table:table-cell>
          <table:table-cell table:formula="of:=IF([.L282]=[.D28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83]&gt;=20; 1; 0)" office:value-type="float" office:value="0" calcext:value-type="float">
            <text:p>0</text:p>
          </table:table-cell>
          <table:table-cell table:formula="of:=IF([.C283]&lt;=5; 1; 0)" office:value-type="float" office:value="0" calcext:value-type="float">
            <text:p>0</text:p>
          </table:table-cell>
          <table:table-cell table:formula="of:=IF([.B283] &gt; [.B282]; [.I282] + 1; 0)" office:value-type="float" office:value="0" calcext:value-type="float">
            <text:p>0</text:p>
          </table:table-cell>
          <table:table-cell/>
          <table:table-cell table:formula="of:=IF([.K282]=0; 1; IF(COUNTIF([.K280:.K282]; [.K282])=3; IF([.K282]=5; IF([.C282]&gt;=20;0;5); [.K282]+1); IF([.K282]=5; IF([.C282]&gt;=20; 0; 5); [.K282])))" office:value-type="float" office:value="5" calcext:value-type="float">
            <text:p>5</text:p>
          </table:table-cell>
          <table:table-cell table:formula="of:=IF([.K283]=0; 0; IF([.K282] = 0; IF([.B283]&gt;=10; &quot;C&quot;; &quot;S&quot;); [.L282]))" office:value-type="string" office:string-value="C" calcext:value-type="string">
            <text:p>C</text:p>
          </table:table-cell>
          <table:table-cell table:formula="of:=IF([.K283]=[.E283]; 1; 0)" office:value-type="float" office:value="1" calcext:value-type="float">
            <text:p>1</text:p>
          </table:table-cell>
          <table:table-cell table:formula="of:=IF([.L283]=[.D28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84]&gt;=20; 1; 0)" office:value-type="float" office:value="0" calcext:value-type="float">
            <text:p>0</text:p>
          </table:table-cell>
          <table:table-cell table:formula="of:=IF([.C284]&lt;=5; 1; 0)" office:value-type="float" office:value="0" calcext:value-type="float">
            <text:p>0</text:p>
          </table:table-cell>
          <table:table-cell table:formula="of:=IF([.B284] &gt; [.B283]; [.I283] + 1; 0)" office:value-type="float" office:value="0" calcext:value-type="float">
            <text:p>0</text:p>
          </table:table-cell>
          <table:table-cell/>
          <table:table-cell table:formula="of:=IF([.K283]=0; 1; IF(COUNTIF([.K281:.K283]; [.K283])=3; IF([.K283]=5; IF([.C283]&gt;=20;0;5); [.K283]+1); IF([.K283]=5; IF([.C283]&gt;=20; 0; 5); [.K283])))" office:value-type="float" office:value="5" calcext:value-type="float">
            <text:p>5</text:p>
          </table:table-cell>
          <table:table-cell table:formula="of:=IF([.K284]=0; 0; IF([.K283] = 0; IF([.B284]&gt;=10; &quot;C&quot;; &quot;S&quot;); [.L283]))" office:value-type="string" office:string-value="C" calcext:value-type="string">
            <text:p>C</text:p>
          </table:table-cell>
          <table:table-cell table:formula="of:=IF([.K284]=[.E284]; 1; 0)" office:value-type="float" office:value="1" calcext:value-type="float">
            <text:p>1</text:p>
          </table:table-cell>
          <table:table-cell table:formula="of:=IF([.L284]=[.D28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85]&gt;=20; 1; 0)" office:value-type="float" office:value="0" calcext:value-type="float">
            <text:p>0</text:p>
          </table:table-cell>
          <table:table-cell table:formula="of:=IF([.C285]&lt;=5; 1; 0)" office:value-type="float" office:value="0" calcext:value-type="float">
            <text:p>0</text:p>
          </table:table-cell>
          <table:table-cell table:formula="of:=IF([.B285] &gt; [.B284]; [.I284] + 1; 0)" office:value-type="float" office:value="0" calcext:value-type="float">
            <text:p>0</text:p>
          </table:table-cell>
          <table:table-cell/>
          <table:table-cell table:formula="of:=IF([.K284]=0; 1; IF(COUNTIF([.K282:.K284]; [.K284])=3; IF([.K284]=5; IF([.C284]&gt;=20;0;5); [.K284]+1); IF([.K284]=5; IF([.C284]&gt;=20; 0; 5); [.K284])))" office:value-type="float" office:value="5" calcext:value-type="float">
            <text:p>5</text:p>
          </table:table-cell>
          <table:table-cell table:formula="of:=IF([.K285]=0; 0; IF([.K284] = 0; IF([.B285]&gt;=10; &quot;C&quot;; &quot;S&quot;); [.L284]))" office:value-type="string" office:string-value="C" calcext:value-type="string">
            <text:p>C</text:p>
          </table:table-cell>
          <table:table-cell table:formula="of:=IF([.K285]=[.E285]; 1; 0)" office:value-type="float" office:value="1" calcext:value-type="float">
            <text:p>1</text:p>
          </table:table-cell>
          <table:table-cell table:formula="of:=IF([.L285]=[.D28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.8" calcext:value-type="float">
            <text:p>2.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286]&gt;=20; 1; 0)" office:value-type="float" office:value="0" calcext:value-type="float">
            <text:p>0</text:p>
          </table:table-cell>
          <table:table-cell table:formula="of:=IF([.C286]&lt;=5; 1; 0)" office:value-type="float" office:value="1" calcext:value-type="float">
            <text:p>1</text:p>
          </table:table-cell>
          <table:table-cell table:formula="of:=IF([.B286] &gt; [.B285]; [.I285] + 1; 0)" office:value-type="float" office:value="1" calcext:value-type="float">
            <text:p>1</text:p>
          </table:table-cell>
          <table:table-cell/>
          <table:table-cell table:formula="of:=IF([.K285]=0; 1; IF(COUNTIF([.K283:.K285]; [.K285])=3; IF([.K285]=5; IF([.C285]&gt;=20;0;5); [.K285]+1); IF([.K285]=5; IF([.C285]&gt;=20; 0; 5); [.K285])))" office:value-type="float" office:value="0" calcext:value-type="float">
            <text:p>0</text:p>
          </table:table-cell>
          <table:table-cell table:formula="of:=IF([.K286]=0; 0; IF([.K285] = 0; IF([.B286]&gt;=10; &quot;C&quot;; &quot;S&quot;); [.L285]))" office:value-type="float" office:value="0" calcext:value-type="float">
            <text:p>0</text:p>
          </table:table-cell>
          <table:table-cell table:formula="of:=IF([.K286]=[.E286]; 1; 0)" office:value-type="float" office:value="1" calcext:value-type="float">
            <text:p>1</text:p>
          </table:table-cell>
          <table:table-cell table:formula="of:=IF([.L286]=[.D28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87]&gt;=20; 1; 0)" office:value-type="float" office:value="0" calcext:value-type="float">
            <text:p>0</text:p>
          </table:table-cell>
          <table:table-cell table:formula="of:=IF([.C287]&lt;=5; 1; 0)" office:value-type="float" office:value="0" calcext:value-type="float">
            <text:p>0</text:p>
          </table:table-cell>
          <table:table-cell table:formula="of:=IF([.B287] &gt; [.B286]; [.I286] + 1; 0)" office:value-type="float" office:value="2" calcext:value-type="float">
            <text:p>2</text:p>
          </table:table-cell>
          <table:table-cell/>
          <table:table-cell table:formula="of:=IF([.K286]=0; 1; IF(COUNTIF([.K284:.K286]; [.K286])=3; IF([.K286]=5; IF([.C286]&gt;=20;0;5); [.K286]+1); IF([.K286]=5; IF([.C286]&gt;=20; 0; 5); [.K286])))" office:value-type="float" office:value="1" calcext:value-type="float">
            <text:p>1</text:p>
          </table:table-cell>
          <table:table-cell table:formula="of:=IF([.K287]=0; 0; IF([.K286] = 0; IF([.B287]&gt;=10; &quot;C&quot;; &quot;S&quot;); [.L286]))" office:value-type="string" office:string-value="S" calcext:value-type="string">
            <text:p>S</text:p>
          </table:table-cell>
          <table:table-cell table:formula="of:=IF([.K287]=[.E287]; 1; 0)" office:value-type="float" office:value="1" calcext:value-type="float">
            <text:p>1</text:p>
          </table:table-cell>
          <table:table-cell table:formula="of:=IF([.L287]=[.D28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7" calcext:value-type="float">
            <text:p>7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88]&gt;=20; 1; 0)" office:value-type="float" office:value="0" calcext:value-type="float">
            <text:p>0</text:p>
          </table:table-cell>
          <table:table-cell table:formula="of:=IF([.C288]&lt;=5; 1; 0)" office:value-type="float" office:value="1" calcext:value-type="float">
            <text:p>1</text:p>
          </table:table-cell>
          <table:table-cell table:formula="of:=IF([.B288] &gt; [.B287]; [.I287] + 1; 0)" office:value-type="float" office:value="3" calcext:value-type="float">
            <text:p>3</text:p>
          </table:table-cell>
          <table:table-cell/>
          <table:table-cell table:formula="of:=IF([.K287]=0; 1; IF(COUNTIF([.K285:.K287]; [.K287])=3; IF([.K287]=5; IF([.C287]&gt;=20;0;5); [.K287]+1); IF([.K287]=5; IF([.C287]&gt;=20; 0; 5); [.K287])))" office:value-type="float" office:value="1" calcext:value-type="float">
            <text:p>1</text:p>
          </table:table-cell>
          <table:table-cell table:formula="of:=IF([.K288]=0; 0; IF([.K287] = 0; IF([.B288]&gt;=10; &quot;C&quot;; &quot;S&quot;); [.L287]))" office:value-type="string" office:string-value="S" calcext:value-type="string">
            <text:p>S</text:p>
          </table:table-cell>
          <table:table-cell table:formula="of:=IF([.K288]=[.E288]; 1; 0)" office:value-type="float" office:value="1" calcext:value-type="float">
            <text:p>1</text:p>
          </table:table-cell>
          <table:table-cell table:formula="of:=IF([.L288]=[.D28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289]&gt;=20; 1; 0)" office:value-type="float" office:value="0" calcext:value-type="float">
            <text:p>0</text:p>
          </table:table-cell>
          <table:table-cell table:formula="of:=IF([.C289]&lt;=5; 1; 0)" office:value-type="float" office:value="1" calcext:value-type="float">
            <text:p>1</text:p>
          </table:table-cell>
          <table:table-cell table:formula="of:=IF([.B289] &gt; [.B288]; [.I288] + 1; 0)" office:value-type="float" office:value="4" calcext:value-type="float">
            <text:p>4</text:p>
          </table:table-cell>
          <table:table-cell/>
          <table:table-cell table:formula="of:=IF([.K288]=0; 1; IF(COUNTIF([.K286:.K288]; [.K288])=3; IF([.K288]=5; IF([.C288]&gt;=20;0;5); [.K288]+1); IF([.K288]=5; IF([.C288]&gt;=20; 0; 5); [.K288])))" office:value-type="float" office:value="1" calcext:value-type="float">
            <text:p>1</text:p>
          </table:table-cell>
          <table:table-cell table:formula="of:=IF([.K289]=0; 0; IF([.K288] = 0; IF([.B289]&gt;=10; &quot;C&quot;; &quot;S&quot;); [.L288]))" office:value-type="string" office:string-value="S" calcext:value-type="string">
            <text:p>S</text:p>
          </table:table-cell>
          <table:table-cell table:formula="of:=IF([.K289]=[.E289]; 1; 0)" office:value-type="float" office:value="1" calcext:value-type="float">
            <text:p>1</text:p>
          </table:table-cell>
          <table:table-cell table:formula="of:=IF([.L289]=[.D28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.1" calcext:value-type="float">
            <text:p>10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90]&gt;=20; 1; 0)" office:value-type="float" office:value="0" calcext:value-type="float">
            <text:p>0</text:p>
          </table:table-cell>
          <table:table-cell table:formula="of:=IF([.C290]&lt;=5; 1; 0)" office:value-type="float" office:value="0" calcext:value-type="float">
            <text:p>0</text:p>
          </table:table-cell>
          <table:table-cell table:formula="of:=IF([.B290] &gt; [.B289]; [.I289] + 1; 0)" office:value-type="float" office:value="5" calcext:value-type="float">
            <text:p>5</text:p>
          </table:table-cell>
          <table:table-cell/>
          <table:table-cell table:formula="of:=IF([.K289]=0; 1; IF(COUNTIF([.K287:.K289]; [.K289])=3; IF([.K289]=5; IF([.C289]&gt;=20;0;5); [.K289]+1); IF([.K289]=5; IF([.C289]&gt;=20; 0; 5); [.K289])))" office:value-type="float" office:value="2" calcext:value-type="float">
            <text:p>2</text:p>
          </table:table-cell>
          <table:table-cell table:formula="of:=IF([.K290]=0; 0; IF([.K289] = 0; IF([.B290]&gt;=10; &quot;C&quot;; &quot;S&quot;); [.L289]))" office:value-type="string" office:string-value="S" calcext:value-type="string">
            <text:p>S</text:p>
          </table:table-cell>
          <table:table-cell table:formula="of:=IF([.K290]=[.E290]; 1; 0)" office:value-type="float" office:value="1" calcext:value-type="float">
            <text:p>1</text:p>
          </table:table-cell>
          <table:table-cell table:formula="of:=IF([.L290]=[.D29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.3" calcext:value-type="float">
            <text:p>9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91]&gt;=20; 1; 0)" office:value-type="float" office:value="0" calcext:value-type="float">
            <text:p>0</text:p>
          </table:table-cell>
          <table:table-cell table:formula="of:=IF([.C291]&lt;=5; 1; 0)" office:value-type="float" office:value="1" calcext:value-type="float">
            <text:p>1</text:p>
          </table:table-cell>
          <table:table-cell table:formula="of:=IF([.B291] &gt; [.B290]; [.I290] + 1; 0)" office:value-type="float" office:value="0" calcext:value-type="float">
            <text:p>0</text:p>
          </table:table-cell>
          <table:table-cell/>
          <table:table-cell table:formula="of:=IF([.K290]=0; 1; IF(COUNTIF([.K288:.K290]; [.K290])=3; IF([.K290]=5; IF([.C290]&gt;=20;0;5); [.K290]+1); IF([.K290]=5; IF([.C290]&gt;=20; 0; 5); [.K290])))" office:value-type="float" office:value="2" calcext:value-type="float">
            <text:p>2</text:p>
          </table:table-cell>
          <table:table-cell table:formula="of:=IF([.K291]=0; 0; IF([.K290] = 0; IF([.B291]&gt;=10; &quot;C&quot;; &quot;S&quot;); [.L290]))" office:value-type="string" office:string-value="S" calcext:value-type="string">
            <text:p>S</text:p>
          </table:table-cell>
          <table:table-cell table:formula="of:=IF([.K291]=[.E291]; 1; 0)" office:value-type="float" office:value="1" calcext:value-type="float">
            <text:p>1</text:p>
          </table:table-cell>
          <table:table-cell table:formula="of:=IF([.L291]=[.D29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4" calcext:value-type="float">
            <text:p>7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92]&gt;=20; 1; 0)" office:value-type="float" office:value="0" calcext:value-type="float">
            <text:p>0</text:p>
          </table:table-cell>
          <table:table-cell table:formula="of:=IF([.C292]&lt;=5; 1; 0)" office:value-type="float" office:value="1" calcext:value-type="float">
            <text:p>1</text:p>
          </table:table-cell>
          <table:table-cell table:formula="of:=IF([.B292] &gt; [.B291]; [.I291] + 1; 0)" office:value-type="float" office:value="0" calcext:value-type="float">
            <text:p>0</text:p>
          </table:table-cell>
          <table:table-cell/>
          <table:table-cell table:formula="of:=IF([.K291]=0; 1; IF(COUNTIF([.K289:.K291]; [.K291])=3; IF([.K291]=5; IF([.C291]&gt;=20;0;5); [.K291]+1); IF([.K291]=5; IF([.C291]&gt;=20; 0; 5); [.K291])))" office:value-type="float" office:value="2" calcext:value-type="float">
            <text:p>2</text:p>
          </table:table-cell>
          <table:table-cell table:formula="of:=IF([.K292]=0; 0; IF([.K291] = 0; IF([.B292]&gt;=10; &quot;C&quot;; &quot;S&quot;); [.L291]))" office:value-type="string" office:string-value="S" calcext:value-type="string">
            <text:p>S</text:p>
          </table:table-cell>
          <table:table-cell table:formula="of:=IF([.K292]=[.E292]; 1; 0)" office:value-type="float" office:value="1" calcext:value-type="float">
            <text:p>1</text:p>
          </table:table-cell>
          <table:table-cell table:formula="of:=IF([.L292]=[.D29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1" calcext:value-type="float">
            <text:p>5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93]&gt;=20; 1; 0)" office:value-type="float" office:value="0" calcext:value-type="float">
            <text:p>0</text:p>
          </table:table-cell>
          <table:table-cell table:formula="of:=IF([.C293]&lt;=5; 1; 0)" office:value-type="float" office:value="0" calcext:value-type="float">
            <text:p>0</text:p>
          </table:table-cell>
          <table:table-cell table:formula="of:=IF([.B293] &gt; [.B292]; [.I292] + 1; 0)" office:value-type="float" office:value="0" calcext:value-type="float">
            <text:p>0</text:p>
          </table:table-cell>
          <table:table-cell/>
          <table:table-cell table:formula="of:=IF([.K292]=0; 1; IF(COUNTIF([.K290:.K292]; [.K292])=3; IF([.K292]=5; IF([.C292]&gt;=20;0;5); [.K292]+1); IF([.K292]=5; IF([.C292]&gt;=20; 0; 5); [.K292])))" office:value-type="float" office:value="3" calcext:value-type="float">
            <text:p>3</text:p>
          </table:table-cell>
          <table:table-cell table:formula="of:=IF([.K293]=0; 0; IF([.K292] = 0; IF([.B293]&gt;=10; &quot;C&quot;; &quot;S&quot;); [.L292]))" office:value-type="string" office:string-value="S" calcext:value-type="string">
            <text:p>S</text:p>
          </table:table-cell>
          <table:table-cell table:formula="of:=IF([.K293]=[.E293]; 1; 0)" office:value-type="float" office:value="1" calcext:value-type="float">
            <text:p>1</text:p>
          </table:table-cell>
          <table:table-cell table:formula="of:=IF([.L293]=[.D29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94]&gt;=20; 1; 0)" office:value-type="float" office:value="0" calcext:value-type="float">
            <text:p>0</text:p>
          </table:table-cell>
          <table:table-cell table:formula="of:=IF([.C294]&lt;=5; 1; 0)" office:value-type="float" office:value="0" calcext:value-type="float">
            <text:p>0</text:p>
          </table:table-cell>
          <table:table-cell table:formula="of:=IF([.B294] &gt; [.B293]; [.I293] + 1; 0)" office:value-type="float" office:value="0" calcext:value-type="float">
            <text:p>0</text:p>
          </table:table-cell>
          <table:table-cell/>
          <table:table-cell table:formula="of:=IF([.K293]=0; 1; IF(COUNTIF([.K291:.K293]; [.K293])=3; IF([.K293]=5; IF([.C293]&gt;=20;0;5); [.K293]+1); IF([.K293]=5; IF([.C293]&gt;=20; 0; 5); [.K293])))" office:value-type="float" office:value="3" calcext:value-type="float">
            <text:p>3</text:p>
          </table:table-cell>
          <table:table-cell table:formula="of:=IF([.K294]=0; 0; IF([.K293] = 0; IF([.B294]&gt;=10; &quot;C&quot;; &quot;S&quot;); [.L293]))" office:value-type="string" office:string-value="S" calcext:value-type="string">
            <text:p>S</text:p>
          </table:table-cell>
          <table:table-cell table:formula="of:=IF([.K294]=[.E294]; 1; 0)" office:value-type="float" office:value="1" calcext:value-type="float">
            <text:p>1</text:p>
          </table:table-cell>
          <table:table-cell table:formula="of:=IF([.L294]=[.D29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B295]&gt;=20; 1; 0)" office:value-type="float" office:value="0" calcext:value-type="float">
            <text:p>0</text:p>
          </table:table-cell>
          <table:table-cell table:formula="of:=IF([.C295]&lt;=5; 1; 0)" office:value-type="float" office:value="1" calcext:value-type="float">
            <text:p>1</text:p>
          </table:table-cell>
          <table:table-cell table:formula="of:=IF([.B295] &gt; [.B294]; [.I294] + 1; 0)" office:value-type="float" office:value="0" calcext:value-type="float">
            <text:p>0</text:p>
          </table:table-cell>
          <table:table-cell/>
          <table:table-cell table:formula="of:=IF([.K294]=0; 1; IF(COUNTIF([.K292:.K294]; [.K294])=3; IF([.K294]=5; IF([.C294]&gt;=20;0;5); [.K294]+1); IF([.K294]=5; IF([.C294]&gt;=20; 0; 5); [.K294])))" office:value-type="float" office:value="3" calcext:value-type="float">
            <text:p>3</text:p>
          </table:table-cell>
          <table:table-cell table:formula="of:=IF([.K295]=0; 0; IF([.K294] = 0; IF([.B295]&gt;=10; &quot;C&quot;; &quot;S&quot;); [.L294]))" office:value-type="string" office:string-value="S" calcext:value-type="string">
            <text:p>S</text:p>
          </table:table-cell>
          <table:table-cell table:formula="of:=IF([.K295]=[.E295]; 1; 0)" office:value-type="float" office:value="1" calcext:value-type="float">
            <text:p>1</text:p>
          </table:table-cell>
          <table:table-cell table:formula="of:=IF([.L295]=[.D29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6" calcext:value-type="float">
            <text:p>4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96]&gt;=20; 1; 0)" office:value-type="float" office:value="0" calcext:value-type="float">
            <text:p>0</text:p>
          </table:table-cell>
          <table:table-cell table:formula="of:=IF([.C296]&lt;=5; 1; 0)" office:value-type="float" office:value="0" calcext:value-type="float">
            <text:p>0</text:p>
          </table:table-cell>
          <table:table-cell table:formula="of:=IF([.B296] &gt; [.B295]; [.I295] + 1; 0)" office:value-type="float" office:value="1" calcext:value-type="float">
            <text:p>1</text:p>
          </table:table-cell>
          <table:table-cell/>
          <table:table-cell table:formula="of:=IF([.K295]=0; 1; IF(COUNTIF([.K293:.K295]; [.K295])=3; IF([.K295]=5; IF([.C295]&gt;=20;0;5); [.K295]+1); IF([.K295]=5; IF([.C295]&gt;=20; 0; 5); [.K295])))" office:value-type="float" office:value="4" calcext:value-type="float">
            <text:p>4</text:p>
          </table:table-cell>
          <table:table-cell table:formula="of:=IF([.K296]=0; 0; IF([.K295] = 0; IF([.B296]&gt;=10; &quot;C&quot;; &quot;S&quot;); [.L295]))" office:value-type="string" office:string-value="S" calcext:value-type="string">
            <text:p>S</text:p>
          </table:table-cell>
          <table:table-cell table:formula="of:=IF([.K296]=[.E296]; 1; 0)" office:value-type="float" office:value="1" calcext:value-type="float">
            <text:p>1</text:p>
          </table:table-cell>
          <table:table-cell table:formula="of:=IF([.L296]=[.D29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97]&gt;=20; 1; 0)" office:value-type="float" office:value="0" calcext:value-type="float">
            <text:p>0</text:p>
          </table:table-cell>
          <table:table-cell table:formula="of:=IF([.C297]&lt;=5; 1; 0)" office:value-type="float" office:value="0" calcext:value-type="float">
            <text:p>0</text:p>
          </table:table-cell>
          <table:table-cell table:formula="of:=IF([.B297] &gt; [.B296]; [.I296] + 1; 0)" office:value-type="float" office:value="2" calcext:value-type="float">
            <text:p>2</text:p>
          </table:table-cell>
          <table:table-cell/>
          <table:table-cell table:formula="of:=IF([.K296]=0; 1; IF(COUNTIF([.K294:.K296]; [.K296])=3; IF([.K296]=5; IF([.C296]&gt;=20;0;5); [.K296]+1); IF([.K296]=5; IF([.C296]&gt;=20; 0; 5); [.K296])))" office:value-type="float" office:value="4" calcext:value-type="float">
            <text:p>4</text:p>
          </table:table-cell>
          <table:table-cell table:formula="of:=IF([.K297]=0; 0; IF([.K296] = 0; IF([.B297]&gt;=10; &quot;C&quot;; &quot;S&quot;); [.L296]))" office:value-type="string" office:string-value="S" calcext:value-type="string">
            <text:p>S</text:p>
          </table:table-cell>
          <table:table-cell table:formula="of:=IF([.K297]=[.E297]; 1; 0)" office:value-type="float" office:value="1" calcext:value-type="float">
            <text:p>1</text:p>
          </table:table-cell>
          <table:table-cell table:formula="of:=IF([.L297]=[.D297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98]&gt;=20; 1; 0)" office:value-type="float" office:value="0" calcext:value-type="float">
            <text:p>0</text:p>
          </table:table-cell>
          <table:table-cell table:formula="of:=IF([.C298]&lt;=5; 1; 0)" office:value-type="float" office:value="0" calcext:value-type="float">
            <text:p>0</text:p>
          </table:table-cell>
          <table:table-cell table:formula="of:=IF([.B298] &gt; [.B297]; [.I297] + 1; 0)" office:value-type="float" office:value="3" calcext:value-type="float">
            <text:p>3</text:p>
          </table:table-cell>
          <table:table-cell/>
          <table:table-cell table:formula="of:=IF([.K297]=0; 1; IF(COUNTIF([.K295:.K297]; [.K297])=3; IF([.K297]=5; IF([.C297]&gt;=20;0;5); [.K297]+1); IF([.K297]=5; IF([.C297]&gt;=20; 0; 5); [.K297])))" office:value-type="float" office:value="4" calcext:value-type="float">
            <text:p>4</text:p>
          </table:table-cell>
          <table:table-cell table:formula="of:=IF([.K298]=0; 0; IF([.K297] = 0; IF([.B298]&gt;=10; &quot;C&quot;; &quot;S&quot;); [.L297]))" office:value-type="string" office:string-value="S" calcext:value-type="string">
            <text:p>S</text:p>
          </table:table-cell>
          <table:table-cell table:formula="of:=IF([.K298]=[.E298]; 1; 0)" office:value-type="float" office:value="0" calcext:value-type="float">
            <text:p>0</text:p>
          </table:table-cell>
          <table:table-cell table:formula="of:=IF([.L298]=[.D29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5.2" calcext:value-type="float">
            <text:p>15.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table:formula="of:=IF([.B299]&gt;=20; 1; 0)" office:value-type="float" office:value="0" calcext:value-type="float">
            <text:p>0</text:p>
          </table:table-cell>
          <table:table-cell table:formula="of:=IF([.C299]&lt;=5; 1; 0)" office:value-type="float" office:value="0" calcext:value-type="float">
            <text:p>0</text:p>
          </table:table-cell>
          <table:table-cell table:formula="of:=IF([.B299] &gt; [.B298]; [.I298] + 1; 0)" office:value-type="float" office:value="4" calcext:value-type="float">
            <text:p>4</text:p>
          </table:table-cell>
          <table:table-cell/>
          <table:table-cell table:formula="of:=IF([.K298]=0; 1; IF(COUNTIF([.K296:.K298]; [.K298])=3; IF([.K298]=5; IF([.C298]&gt;=20;0;5); [.K298]+1); IF([.K298]=5; IF([.C298]&gt;=20; 0; 5); [.K298])))" office:value-type="float" office:value="5" calcext:value-type="float">
            <text:p>5</text:p>
          </table:table-cell>
          <table:table-cell table:formula="of:=IF([.K299]=0; 0; IF([.K298] = 0; IF([.B299]&gt;=10; &quot;C&quot;; &quot;S&quot;); [.L298]))" office:value-type="string" office:string-value="S" calcext:value-type="string">
            <text:p>S</text:p>
          </table:table-cell>
          <table:table-cell table:formula="of:=IF([.K299]=[.E299]; 1; 0)" office:value-type="float" office:value="1" calcext:value-type="float">
            <text:p>1</text:p>
          </table:table-cell>
          <table:table-cell table:formula="of:=IF([.L299]=[.D29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.3" calcext:value-type="float">
            <text:p>18.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300]&gt;=20; 1; 0)" office:value-type="float" office:value="0" calcext:value-type="float">
            <text:p>0</text:p>
          </table:table-cell>
          <table:table-cell table:formula="of:=IF([.C300]&lt;=5; 1; 0)" office:value-type="float" office:value="1" calcext:value-type="float">
            <text:p>1</text:p>
          </table:table-cell>
          <table:table-cell table:formula="of:=IF([.B300] &gt; [.B299]; [.I299] + 1; 0)" office:value-type="float" office:value="5" calcext:value-type="float">
            <text:p>5</text:p>
          </table:table-cell>
          <table:table-cell/>
          <table:table-cell table:formula="of:=IF([.K299]=0; 1; IF(COUNTIF([.K297:.K299]; [.K299])=3; IF([.K299]=5; IF([.C299]&gt;=20;0;5); [.K299]+1); IF([.K299]=5; IF([.C299]&gt;=20; 0; 5); [.K299])))" office:value-type="float" office:value="0" calcext:value-type="float">
            <text:p>0</text:p>
          </table:table-cell>
          <table:table-cell table:formula="of:=IF([.K300]=0; 0; IF([.K299] = 0; IF([.B300]&gt;=10; &quot;C&quot;; &quot;S&quot;); [.L299]))" office:value-type="float" office:value="0" calcext:value-type="float">
            <text:p>0</text:p>
          </table:table-cell>
          <table:table-cell table:formula="of:=IF([.K300]=[.E300]; 1; 0)" office:value-type="float" office:value="1" calcext:value-type="float">
            <text:p>1</text:p>
          </table:table-cell>
          <table:table-cell table:formula="of:=IF([.L300]=[.D30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.9" calcext:value-type="float">
            <text:p>1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301]&gt;=20; 1; 0)" office:value-type="float" office:value="0" calcext:value-type="float">
            <text:p>0</text:p>
          </table:table-cell>
          <table:table-cell table:formula="of:=IF([.C301]&lt;=5; 1; 0)" office:value-type="float" office:value="1" calcext:value-type="float">
            <text:p>1</text:p>
          </table:table-cell>
          <table:table-cell table:formula="of:=IF([.B301] &gt; [.B300]; [.I300] + 1; 0)" office:value-type="float" office:value="6" calcext:value-type="float">
            <text:p>6</text:p>
          </table:table-cell>
          <table:table-cell/>
          <table:table-cell table:formula="of:=IF([.K300]=0; 1; IF(COUNTIF([.K298:.K300]; [.K300])=3; IF([.K300]=5; IF([.C300]&gt;=20;0;5); [.K300]+1); IF([.K300]=5; IF([.C300]&gt;=20; 0; 5); [.K300])))" office:value-type="float" office:value="1" calcext:value-type="float">
            <text:p>1</text:p>
          </table:table-cell>
          <table:table-cell table:formula="of:=IF([.K301]=0; 0; IF([.K300] = 0; IF([.B301]&gt;=10; &quot;C&quot;; &quot;S&quot;); [.L300]))" office:value-type="string" office:string-value="C" calcext:value-type="string">
            <text:p>C</text:p>
          </table:table-cell>
          <table:table-cell table:formula="of:=IF([.K301]=[.E301]; 1; 0)" office:value-type="float" office:value="1" calcext:value-type="float">
            <text:p>1</text:p>
          </table:table-cell>
          <table:table-cell table:formula="of:=IF([.L301]=[.D30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02]&gt;=20; 1; 0)" office:value-type="float" office:value="1" calcext:value-type="float">
            <text:p>1</text:p>
          </table:table-cell>
          <table:table-cell table:formula="of:=IF([.C302]&lt;=5; 1; 0)" office:value-type="float" office:value="1" calcext:value-type="float">
            <text:p>1</text:p>
          </table:table-cell>
          <table:table-cell table:formula="of:=IF([.B302] &gt; [.B301]; [.I301] + 1; 0)" office:value-type="float" office:value="7" calcext:value-type="float">
            <text:p>7</text:p>
          </table:table-cell>
          <table:table-cell/>
          <table:table-cell table:formula="of:=IF([.K301]=0; 1; IF(COUNTIF([.K299:.K301]; [.K301])=3; IF([.K301]=5; IF([.C301]&gt;=20;0;5); [.K301]+1); IF([.K301]=5; IF([.C301]&gt;=20; 0; 5); [.K301])))" office:value-type="float" office:value="1" calcext:value-type="float">
            <text:p>1</text:p>
          </table:table-cell>
          <table:table-cell table:formula="of:=IF([.K302]=0; 0; IF([.K301] = 0; IF([.B302]&gt;=10; &quot;C&quot;; &quot;S&quot;); [.L301]))" office:value-type="string" office:string-value="C" calcext:value-type="string">
            <text:p>C</text:p>
          </table:table-cell>
          <table:table-cell table:formula="of:=IF([.K302]=[.E302]; 1; 0)" office:value-type="float" office:value="0" calcext:value-type="float">
            <text:p>0</text:p>
          </table:table-cell>
          <table:table-cell table:formula="of:=IF([.L302]=[.D30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.9" calcext:value-type="float">
            <text:p>18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03]&gt;=20; 1; 0)" office:value-type="float" office:value="0" calcext:value-type="float">
            <text:p>0</text:p>
          </table:table-cell>
          <table:table-cell table:formula="of:=IF([.C303]&lt;=5; 1; 0)" office:value-type="float" office:value="1" calcext:value-type="float">
            <text:p>1</text:p>
          </table:table-cell>
          <table:table-cell table:formula="of:=IF([.B303] &gt; [.B302]; [.I302] + 1; 0)" office:value-type="float" office:value="0" calcext:value-type="float">
            <text:p>0</text:p>
          </table:table-cell>
          <table:table-cell/>
          <table:table-cell table:formula="of:=IF([.K302]=0; 1; IF(COUNTIF([.K300:.K302]; [.K302])=3; IF([.K302]=5; IF([.C302]&gt;=20;0;5); [.K302]+1); IF([.K302]=5; IF([.C302]&gt;=20; 0; 5); [.K302])))" office:value-type="float" office:value="1" calcext:value-type="float">
            <text:p>1</text:p>
          </table:table-cell>
          <table:table-cell table:formula="of:=IF([.K303]=0; 0; IF([.K302] = 0; IF([.B303]&gt;=10; &quot;C&quot;; &quot;S&quot;); [.L302]))" office:value-type="string" office:string-value="C" calcext:value-type="string">
            <text:p>C</text:p>
          </table:table-cell>
          <table:table-cell table:formula="of:=IF([.K303]=[.E303]; 1; 0)" office:value-type="float" office:value="0" calcext:value-type="float">
            <text:p>0</text:p>
          </table:table-cell>
          <table:table-cell table:formula="of:=IF([.L303]=[.D30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.3" calcext:value-type="float">
            <text:p>17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04]&gt;=20; 1; 0)" office:value-type="float" office:value="0" calcext:value-type="float">
            <text:p>0</text:p>
          </table:table-cell>
          <table:table-cell table:formula="of:=IF([.C304]&lt;=5; 1; 0)" office:value-type="float" office:value="1" calcext:value-type="float">
            <text:p>1</text:p>
          </table:table-cell>
          <table:table-cell table:formula="of:=IF([.B304] &gt; [.B303]; [.I303] + 1; 0)" office:value-type="float" office:value="0" calcext:value-type="float">
            <text:p>0</text:p>
          </table:table-cell>
          <table:table-cell/>
          <table:table-cell table:formula="of:=IF([.K303]=0; 1; IF(COUNTIF([.K301:.K303]; [.K303])=3; IF([.K303]=5; IF([.C303]&gt;=20;0;5); [.K303]+1); IF([.K303]=5; IF([.C303]&gt;=20; 0; 5); [.K303])))" office:value-type="float" office:value="2" calcext:value-type="float">
            <text:p>2</text:p>
          </table:table-cell>
          <table:table-cell table:formula="of:=IF([.K304]=0; 0; IF([.K303] = 0; IF([.B304]&gt;=10; &quot;C&quot;; &quot;S&quot;); [.L303]))" office:value-type="string" office:string-value="C" calcext:value-type="string">
            <text:p>C</text:p>
          </table:table-cell>
          <table:table-cell table:formula="of:=IF([.K304]=[.E304]; 1; 0)" office:value-type="float" office:value="0" calcext:value-type="float">
            <text:p>0</text:p>
          </table:table-cell>
          <table:table-cell table:formula="of:=IF([.L304]=[.D30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05]&gt;=20; 1; 0)" office:value-type="float" office:value="0" calcext:value-type="float">
            <text:p>0</text:p>
          </table:table-cell>
          <table:table-cell table:formula="of:=IF([.C305]&lt;=5; 1; 0)" office:value-type="float" office:value="0" calcext:value-type="float">
            <text:p>0</text:p>
          </table:table-cell>
          <table:table-cell table:formula="of:=IF([.B305] &gt; [.B304]; [.I304] + 1; 0)" office:value-type="float" office:value="0" calcext:value-type="float">
            <text:p>0</text:p>
          </table:table-cell>
          <table:table-cell/>
          <table:table-cell table:formula="of:=IF([.K304]=0; 1; IF(COUNTIF([.K302:.K304]; [.K304])=3; IF([.K304]=5; IF([.C304]&gt;=20;0;5); [.K304]+1); IF([.K304]=5; IF([.C304]&gt;=20; 0; 5); [.K304])))" office:value-type="float" office:value="2" calcext:value-type="float">
            <text:p>2</text:p>
          </table:table-cell>
          <table:table-cell table:formula="of:=IF([.K305]=0; 0; IF([.K304] = 0; IF([.B305]&gt;=10; &quot;C&quot;; &quot;S&quot;); [.L304]))" office:value-type="string" office:string-value="C" calcext:value-type="string">
            <text:p>C</text:p>
          </table:table-cell>
          <table:table-cell table:formula="of:=IF([.K305]=[.E305]; 1; 0)" office:value-type="float" office:value="0" calcext:value-type="float">
            <text:p>0</text:p>
          </table:table-cell>
          <table:table-cell table:formula="of:=IF([.L305]=[.D30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.9" calcext:value-type="float">
            <text:p>15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06]&gt;=20; 1; 0)" office:value-type="float" office:value="0" calcext:value-type="float">
            <text:p>0</text:p>
          </table:table-cell>
          <table:table-cell table:formula="of:=IF([.C306]&lt;=5; 1; 0)" office:value-type="float" office:value="1" calcext:value-type="float">
            <text:p>1</text:p>
          </table:table-cell>
          <table:table-cell table:formula="of:=IF([.B306] &gt; [.B305]; [.I305] + 1; 0)" office:value-type="float" office:value="0" calcext:value-type="float">
            <text:p>0</text:p>
          </table:table-cell>
          <table:table-cell/>
          <table:table-cell table:formula="of:=IF([.K305]=0; 1; IF(COUNTIF([.K303:.K305]; [.K305])=3; IF([.K305]=5; IF([.C305]&gt;=20;0;5); [.K305]+1); IF([.K305]=5; IF([.C305]&gt;=20; 0; 5); [.K305])))" office:value-type="float" office:value="2" calcext:value-type="float">
            <text:p>2</text:p>
          </table:table-cell>
          <table:table-cell table:formula="of:=IF([.K306]=0; 0; IF([.K305] = 0; IF([.B306]&gt;=10; &quot;C&quot;; &quot;S&quot;); [.L305]))" office:value-type="string" office:string-value="C" calcext:value-type="string">
            <text:p>C</text:p>
          </table:table-cell>
          <table:table-cell table:formula="of:=IF([.K306]=[.E306]; 1; 0)" office:value-type="float" office:value="0" calcext:value-type="float">
            <text:p>0</text:p>
          </table:table-cell>
          <table:table-cell table:formula="of:=IF([.L306]=[.D30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.3" calcext:value-type="float">
            <text:p>17.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07]&gt;=20; 1; 0)" office:value-type="float" office:value="0" calcext:value-type="float">
            <text:p>0</text:p>
          </table:table-cell>
          <table:table-cell table:formula="of:=IF([.C307]&lt;=5; 1; 0)" office:value-type="float" office:value="0" calcext:value-type="float">
            <text:p>0</text:p>
          </table:table-cell>
          <table:table-cell table:formula="of:=IF([.B307] &gt; [.B306]; [.I306] + 1; 0)" office:value-type="float" office:value="1" calcext:value-type="float">
            <text:p>1</text:p>
          </table:table-cell>
          <table:table-cell/>
          <table:table-cell table:formula="of:=IF([.K306]=0; 1; IF(COUNTIF([.K304:.K306]; [.K306])=3; IF([.K306]=5; IF([.C306]&gt;=20;0;5); [.K306]+1); IF([.K306]=5; IF([.C306]&gt;=20; 0; 5); [.K306])))" office:value-type="float" office:value="3" calcext:value-type="float">
            <text:p>3</text:p>
          </table:table-cell>
          <table:table-cell table:formula="of:=IF([.K307]=0; 0; IF([.K306] = 0; IF([.B307]&gt;=10; &quot;C&quot;; &quot;S&quot;); [.L306]))" office:value-type="string" office:string-value="C" calcext:value-type="string">
            <text:p>C</text:p>
          </table:table-cell>
          <table:table-cell table:formula="of:=IF([.K307]=[.E307]; 1; 0)" office:value-type="float" office:value="0" calcext:value-type="float">
            <text:p>0</text:p>
          </table:table-cell>
          <table:table-cell table:formula="of:=IF([.L307]=[.D30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08]&gt;=20; 1; 0)" office:value-type="float" office:value="1" calcext:value-type="float">
            <text:p>1</text:p>
          </table:table-cell>
          <table:table-cell table:formula="of:=IF([.C308]&lt;=5; 1; 0)" office:value-type="float" office:value="0" calcext:value-type="float">
            <text:p>0</text:p>
          </table:table-cell>
          <table:table-cell table:formula="of:=IF([.B308] &gt; [.B307]; [.I307] + 1; 0)" office:value-type="float" office:value="2" calcext:value-type="float">
            <text:p>2</text:p>
          </table:table-cell>
          <table:table-cell/>
          <table:table-cell table:formula="of:=IF([.K307]=0; 1; IF(COUNTIF([.K305:.K307]; [.K307])=3; IF([.K307]=5; IF([.C307]&gt;=20;0;5); [.K307]+1); IF([.K307]=5; IF([.C307]&gt;=20; 0; 5); [.K307])))" office:value-type="float" office:value="3" calcext:value-type="float">
            <text:p>3</text:p>
          </table:table-cell>
          <table:table-cell table:formula="of:=IF([.K308]=0; 0; IF([.K307] = 0; IF([.B308]&gt;=10; &quot;C&quot;; &quot;S&quot;); [.L307]))" office:value-type="string" office:string-value="C" calcext:value-type="string">
            <text:p>C</text:p>
          </table:table-cell>
          <table:table-cell table:formula="of:=IF([.K308]=[.E308]; 1; 0)" office:value-type="float" office:value="0" calcext:value-type="float">
            <text:p>0</text:p>
          </table:table-cell>
          <table:table-cell table:formula="of:=IF([.L308]=[.D30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.4" calcext:value-type="float">
            <text:p>23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09]&gt;=20; 1; 0)" office:value-type="float" office:value="1" calcext:value-type="float">
            <text:p>1</text:p>
          </table:table-cell>
          <table:table-cell table:formula="of:=IF([.C309]&lt;=5; 1; 0)" office:value-type="float" office:value="0" calcext:value-type="float">
            <text:p>0</text:p>
          </table:table-cell>
          <table:table-cell table:formula="of:=IF([.B309] &gt; [.B308]; [.I308] + 1; 0)" office:value-type="float" office:value="3" calcext:value-type="float">
            <text:p>3</text:p>
          </table:table-cell>
          <table:table-cell/>
          <table:table-cell table:formula="of:=IF([.K308]=0; 1; IF(COUNTIF([.K306:.K308]; [.K308])=3; IF([.K308]=5; IF([.C308]&gt;=20;0;5); [.K308]+1); IF([.K308]=5; IF([.C308]&gt;=20; 0; 5); [.K308])))" office:value-type="float" office:value="3" calcext:value-type="float">
            <text:p>3</text:p>
          </table:table-cell>
          <table:table-cell table:formula="of:=IF([.K309]=0; 0; IF([.K308] = 0; IF([.B309]&gt;=10; &quot;C&quot;; &quot;S&quot;); [.L308]))" office:value-type="string" office:string-value="C" calcext:value-type="string">
            <text:p>C</text:p>
          </table:table-cell>
          <table:table-cell table:formula="of:=IF([.K309]=[.E309]; 1; 0)" office:value-type="float" office:value="0" calcext:value-type="float">
            <text:p>0</text:p>
          </table:table-cell>
          <table:table-cell table:formula="of:=IF([.L309]=[.D30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6.8" calcext:value-type="float">
            <text:p>26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10]&gt;=20; 1; 0)" office:value-type="float" office:value="1" calcext:value-type="float">
            <text:p>1</text:p>
          </table:table-cell>
          <table:table-cell table:formula="of:=IF([.C310]&lt;=5; 1; 0)" office:value-type="float" office:value="0" calcext:value-type="float">
            <text:p>0</text:p>
          </table:table-cell>
          <table:table-cell table:formula="of:=IF([.B310] &gt; [.B309]; [.I309] + 1; 0)" office:value-type="float" office:value="4" calcext:value-type="float">
            <text:p>4</text:p>
          </table:table-cell>
          <table:table-cell/>
          <table:table-cell table:formula="of:=IF([.K309]=0; 1; IF(COUNTIF([.K307:.K309]; [.K309])=3; IF([.K309]=5; IF([.C309]&gt;=20;0;5); [.K309]+1); IF([.K309]=5; IF([.C309]&gt;=20; 0; 5); [.K309])))" office:value-type="float" office:value="4" calcext:value-type="float">
            <text:p>4</text:p>
          </table:table-cell>
          <table:table-cell table:formula="of:=IF([.K310]=0; 0; IF([.K309] = 0; IF([.B310]&gt;=10; &quot;C&quot;; &quot;S&quot;); [.L309]))" office:value-type="string" office:string-value="C" calcext:value-type="string">
            <text:p>C</text:p>
          </table:table-cell>
          <table:table-cell table:formula="of:=IF([.K310]=[.E310]; 1; 0)" office:value-type="float" office:value="0" calcext:value-type="float">
            <text:p>0</text:p>
          </table:table-cell>
          <table:table-cell table:formula="of:=IF([.L310]=[.D31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.1" calcext:value-type="float">
            <text:p>29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11]&gt;=20; 1; 0)" office:value-type="float" office:value="1" calcext:value-type="float">
            <text:p>1</text:p>
          </table:table-cell>
          <table:table-cell table:formula="of:=IF([.C311]&lt;=5; 1; 0)" office:value-type="float" office:value="0" calcext:value-type="float">
            <text:p>0</text:p>
          </table:table-cell>
          <table:table-cell table:formula="of:=IF([.B311] &gt; [.B310]; [.I310] + 1; 0)" office:value-type="float" office:value="5" calcext:value-type="float">
            <text:p>5</text:p>
          </table:table-cell>
          <table:table-cell/>
          <table:table-cell table:formula="of:=IF([.K310]=0; 1; IF(COUNTIF([.K308:.K310]; [.K310])=3; IF([.K310]=5; IF([.C310]&gt;=20;0;5); [.K310]+1); IF([.K310]=5; IF([.C310]&gt;=20; 0; 5); [.K310])))" office:value-type="float" office:value="4" calcext:value-type="float">
            <text:p>4</text:p>
          </table:table-cell>
          <table:table-cell table:formula="of:=IF([.K311]=0; 0; IF([.K310] = 0; IF([.B311]&gt;=10; &quot;C&quot;; &quot;S&quot;); [.L310]))" office:value-type="string" office:string-value="C" calcext:value-type="string">
            <text:p>C</text:p>
          </table:table-cell>
          <table:table-cell table:formula="of:=IF([.K311]=[.E311]; 1; 0)" office:value-type="float" office:value="0" calcext:value-type="float">
            <text:p>0</text:p>
          </table:table-cell>
          <table:table-cell table:formula="of:=IF([.L311]=[.D31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9.8" calcext:value-type="float">
            <text:p>29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12]&gt;=20; 1; 0)" office:value-type="float" office:value="1" calcext:value-type="float">
            <text:p>1</text:p>
          </table:table-cell>
          <table:table-cell table:formula="of:=IF([.C312]&lt;=5; 1; 0)" office:value-type="float" office:value="1" calcext:value-type="float">
            <text:p>1</text:p>
          </table:table-cell>
          <table:table-cell table:formula="of:=IF([.B312] &gt; [.B311]; [.I311] + 1; 0)" office:value-type="float" office:value="6" calcext:value-type="float">
            <text:p>6</text:p>
          </table:table-cell>
          <table:table-cell/>
          <table:table-cell table:formula="of:=IF([.K311]=0; 1; IF(COUNTIF([.K309:.K311]; [.K311])=3; IF([.K311]=5; IF([.C311]&gt;=20;0;5); [.K311]+1); IF([.K311]=5; IF([.C311]&gt;=20; 0; 5); [.K311])))" office:value-type="float" office:value="4" calcext:value-type="float">
            <text:p>4</text:p>
          </table:table-cell>
          <table:table-cell table:formula="of:=IF([.K312]=0; 0; IF([.K311] = 0; IF([.B312]&gt;=10; &quot;C&quot;; &quot;S&quot;); [.L311]))" office:value-type="string" office:string-value="C" calcext:value-type="string">
            <text:p>C</text:p>
          </table:table-cell>
          <table:table-cell table:formula="of:=IF([.K312]=[.E312]; 1; 0)" office:value-type="float" office:value="0" calcext:value-type="float">
            <text:p>0</text:p>
          </table:table-cell>
          <table:table-cell table:formula="of:=IF([.L312]=[.D31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8.8" calcext:value-type="float">
            <text:p>28.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13]&gt;=20; 1; 0)" office:value-type="float" office:value="1" calcext:value-type="float">
            <text:p>1</text:p>
          </table:table-cell>
          <table:table-cell table:formula="of:=IF([.C313]&lt;=5; 1; 0)" office:value-type="float" office:value="0" calcext:value-type="float">
            <text:p>0</text:p>
          </table:table-cell>
          <table:table-cell table:formula="of:=IF([.B313] &gt; [.B312]; [.I312] + 1; 0)" office:value-type="float" office:value="0" calcext:value-type="float">
            <text:p>0</text:p>
          </table:table-cell>
          <table:table-cell/>
          <table:table-cell table:formula="of:=IF([.K312]=0; 1; IF(COUNTIF([.K310:.K312]; [.K312])=3; IF([.K312]=5; IF([.C312]&gt;=20;0;5); [.K312]+1); IF([.K312]=5; IF([.C312]&gt;=20; 0; 5); [.K312])))" office:value-type="float" office:value="5" calcext:value-type="float">
            <text:p>5</text:p>
          </table:table-cell>
          <table:table-cell table:formula="of:=IF([.K313]=0; 0; IF([.K312] = 0; IF([.B313]&gt;=10; &quot;C&quot;; &quot;S&quot;); [.L312]))" office:value-type="string" office:string-value="C" calcext:value-type="string">
            <text:p>C</text:p>
          </table:table-cell>
          <table:table-cell table:formula="of:=IF([.K313]=[.E313]; 1; 0)" office:value-type="float" office:value="0" calcext:value-type="float">
            <text:p>0</text:p>
          </table:table-cell>
          <table:table-cell table:formula="of:=IF([.L313]=[.D31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6.4" calcext:value-type="float">
            <text:p>26.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314]&gt;=20; 1; 0)" office:value-type="float" office:value="1" calcext:value-type="float">
            <text:p>1</text:p>
          </table:table-cell>
          <table:table-cell table:formula="of:=IF([.C314]&lt;=5; 1; 0)" office:value-type="float" office:value="1" calcext:value-type="float">
            <text:p>1</text:p>
          </table:table-cell>
          <table:table-cell table:formula="of:=IF([.B314] &gt; [.B313]; [.I313] + 1; 0)" office:value-type="float" office:value="0" calcext:value-type="float">
            <text:p>0</text:p>
          </table:table-cell>
          <table:table-cell/>
          <table:table-cell table:formula="of:=IF([.K313]=0; 1; IF(COUNTIF([.K311:.K313]; [.K313])=3; IF([.K313]=5; IF([.C313]&gt;=20;0;5); [.K313]+1); IF([.K313]=5; IF([.C313]&gt;=20; 0; 5); [.K313])))" office:value-type="float" office:value="0" calcext:value-type="float">
            <text:p>0</text:p>
          </table:table-cell>
          <table:table-cell table:formula="of:=IF([.K314]=0; 0; IF([.K313] = 0; IF([.B314]&gt;=10; &quot;C&quot;; &quot;S&quot;); [.L313]))" office:value-type="float" office:value="0" calcext:value-type="float">
            <text:p>0</text:p>
          </table:table-cell>
          <table:table-cell table:formula="of:=IF([.K314]=[.E314]; 1; 0)" office:value-type="float" office:value="1" calcext:value-type="float">
            <text:p>1</text:p>
          </table:table-cell>
          <table:table-cell table:formula="of:=IF([.L314]=[.D31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3.4" calcext:value-type="float">
            <text:p>23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15]&gt;=20; 1; 0)" office:value-type="float" office:value="1" calcext:value-type="float">
            <text:p>1</text:p>
          </table:table-cell>
          <table:table-cell table:formula="of:=IF([.C315]&lt;=5; 1; 0)" office:value-type="float" office:value="1" calcext:value-type="float">
            <text:p>1</text:p>
          </table:table-cell>
          <table:table-cell table:formula="of:=IF([.B315] &gt; [.B314]; [.I314] + 1; 0)" office:value-type="float" office:value="0" calcext:value-type="float">
            <text:p>0</text:p>
          </table:table-cell>
          <table:table-cell/>
          <table:table-cell table:formula="of:=IF([.K314]=0; 1; IF(COUNTIF([.K312:.K314]; [.K314])=3; IF([.K314]=5; IF([.C314]&gt;=20;0;5); [.K314]+1); IF([.K314]=5; IF([.C314]&gt;=20; 0; 5); [.K314])))" office:value-type="float" office:value="1" calcext:value-type="float">
            <text:p>1</text:p>
          </table:table-cell>
          <table:table-cell table:formula="of:=IF([.K315]=0; 0; IF([.K314] = 0; IF([.B315]&gt;=10; &quot;C&quot;; &quot;S&quot;); [.L314]))" office:value-type="string" office:string-value="C" calcext:value-type="string">
            <text:p>C</text:p>
          </table:table-cell>
          <table:table-cell table:formula="of:=IF([.K315]=[.E315]; 1; 0)" office:value-type="float" office:value="0" calcext:value-type="float">
            <text:p>0</text:p>
          </table:table-cell>
          <table:table-cell table:formula="of:=IF([.L315]=[.D31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.7" calcext:value-type="float">
            <text:p>20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16]&gt;=20; 1; 0)" office:value-type="float" office:value="1" calcext:value-type="float">
            <text:p>1</text:p>
          </table:table-cell>
          <table:table-cell table:formula="of:=IF([.C316]&lt;=5; 1; 0)" office:value-type="float" office:value="1" calcext:value-type="float">
            <text:p>1</text:p>
          </table:table-cell>
          <table:table-cell table:formula="of:=IF([.B316] &gt; [.B315]; [.I315] + 1; 0)" office:value-type="float" office:value="0" calcext:value-type="float">
            <text:p>0</text:p>
          </table:table-cell>
          <table:table-cell/>
          <table:table-cell table:formula="of:=IF([.K315]=0; 1; IF(COUNTIF([.K313:.K315]; [.K315])=3; IF([.K315]=5; IF([.C315]&gt;=20;0;5); [.K315]+1); IF([.K315]=5; IF([.C315]&gt;=20; 0; 5); [.K315])))" office:value-type="float" office:value="1" calcext:value-type="float">
            <text:p>1</text:p>
          </table:table-cell>
          <table:table-cell table:formula="of:=IF([.K316]=0; 0; IF([.K315] = 0; IF([.B316]&gt;=10; &quot;C&quot;; &quot;S&quot;); [.L315]))" office:value-type="string" office:string-value="C" calcext:value-type="string">
            <text:p>C</text:p>
          </table:table-cell>
          <table:table-cell table:formula="of:=IF([.K316]=[.E316]; 1; 0)" office:value-type="float" office:value="0" calcext:value-type="float">
            <text:p>0</text:p>
          </table:table-cell>
          <table:table-cell table:formula="of:=IF([.L316]=[.D31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.1" calcext:value-type="float">
            <text:p>19.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17]&gt;=20; 1; 0)" office:value-type="float" office:value="0" calcext:value-type="float">
            <text:p>0</text:p>
          </table:table-cell>
          <table:table-cell table:formula="of:=IF([.C317]&lt;=5; 1; 0)" office:value-type="float" office:value="0" calcext:value-type="float">
            <text:p>0</text:p>
          </table:table-cell>
          <table:table-cell table:formula="of:=IF([.B317] &gt; [.B316]; [.I316] + 1; 0)" office:value-type="float" office:value="0" calcext:value-type="float">
            <text:p>0</text:p>
          </table:table-cell>
          <table:table-cell/>
          <table:table-cell table:formula="of:=IF([.K316]=0; 1; IF(COUNTIF([.K314:.K316]; [.K316])=3; IF([.K316]=5; IF([.C316]&gt;=20;0;5); [.K316]+1); IF([.K316]=5; IF([.C316]&gt;=20; 0; 5); [.K316])))" office:value-type="float" office:value="1" calcext:value-type="float">
            <text:p>1</text:p>
          </table:table-cell>
          <table:table-cell table:formula="of:=IF([.K317]=0; 0; IF([.K316] = 0; IF([.B317]&gt;=10; &quot;C&quot;; &quot;S&quot;); [.L316]))" office:value-type="string" office:string-value="C" calcext:value-type="string">
            <text:p>C</text:p>
          </table:table-cell>
          <table:table-cell table:formula="of:=IF([.K317]=[.E317]; 1; 0)" office:value-type="float" office:value="0" calcext:value-type="float">
            <text:p>0</text:p>
          </table:table-cell>
          <table:table-cell table:formula="of:=IF([.L317]=[.D31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.9" calcext:value-type="float">
            <text:p>18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18]&gt;=20; 1; 0)" office:value-type="float" office:value="0" calcext:value-type="float">
            <text:p>0</text:p>
          </table:table-cell>
          <table:table-cell table:formula="of:=IF([.C318]&lt;=5; 1; 0)" office:value-type="float" office:value="0" calcext:value-type="float">
            <text:p>0</text:p>
          </table:table-cell>
          <table:table-cell table:formula="of:=IF([.B318] &gt; [.B317]; [.I317] + 1; 0)" office:value-type="float" office:value="0" calcext:value-type="float">
            <text:p>0</text:p>
          </table:table-cell>
          <table:table-cell/>
          <table:table-cell table:formula="of:=IF([.K317]=0; 1; IF(COUNTIF([.K315:.K317]; [.K317])=3; IF([.K317]=5; IF([.C317]&gt;=20;0;5); [.K317]+1); IF([.K317]=5; IF([.C317]&gt;=20; 0; 5); [.K317])))" office:value-type="float" office:value="2" calcext:value-type="float">
            <text:p>2</text:p>
          </table:table-cell>
          <table:table-cell table:formula="of:=IF([.K318]=0; 0; IF([.K317] = 0; IF([.B318]&gt;=10; &quot;C&quot;; &quot;S&quot;); [.L317]))" office:value-type="string" office:string-value="C" calcext:value-type="string">
            <text:p>C</text:p>
          </table:table-cell>
          <table:table-cell table:formula="of:=IF([.K318]=[.E318]; 1; 0)" office:value-type="float" office:value="0" calcext:value-type="float">
            <text:p>0</text:p>
          </table:table-cell>
          <table:table-cell table:formula="of:=IF([.L318]=[.D31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19]&gt;=20; 1; 0)" office:value-type="float" office:value="1" calcext:value-type="float">
            <text:p>1</text:p>
          </table:table-cell>
          <table:table-cell table:formula="of:=IF([.C319]&lt;=5; 1; 0)" office:value-type="float" office:value="1" calcext:value-type="float">
            <text:p>1</text:p>
          </table:table-cell>
          <table:table-cell table:formula="of:=IF([.B319] &gt; [.B318]; [.I318] + 1; 0)" office:value-type="float" office:value="1" calcext:value-type="float">
            <text:p>1</text:p>
          </table:table-cell>
          <table:table-cell/>
          <table:table-cell table:formula="of:=IF([.K318]=0; 1; IF(COUNTIF([.K316:.K318]; [.K318])=3; IF([.K318]=5; IF([.C318]&gt;=20;0;5); [.K318]+1); IF([.K318]=5; IF([.C318]&gt;=20; 0; 5); [.K318])))" office:value-type="float" office:value="2" calcext:value-type="float">
            <text:p>2</text:p>
          </table:table-cell>
          <table:table-cell table:formula="of:=IF([.K319]=0; 0; IF([.K318] = 0; IF([.B319]&gt;=10; &quot;C&quot;; &quot;S&quot;); [.L318]))" office:value-type="string" office:string-value="C" calcext:value-type="string">
            <text:p>C</text:p>
          </table:table-cell>
          <table:table-cell table:formula="of:=IF([.K319]=[.E319]; 1; 0)" office:value-type="float" office:value="0" calcext:value-type="float">
            <text:p>0</text:p>
          </table:table-cell>
          <table:table-cell table:formula="of:=IF([.L319]=[.D31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1.8" calcext:value-type="float">
            <text:p>21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20]&gt;=20; 1; 0)" office:value-type="float" office:value="1" calcext:value-type="float">
            <text:p>1</text:p>
          </table:table-cell>
          <table:table-cell table:formula="of:=IF([.C320]&lt;=5; 1; 0)" office:value-type="float" office:value="1" calcext:value-type="float">
            <text:p>1</text:p>
          </table:table-cell>
          <table:table-cell table:formula="of:=IF([.B320] &gt; [.B319]; [.I319] + 1; 0)" office:value-type="float" office:value="2" calcext:value-type="float">
            <text:p>2</text:p>
          </table:table-cell>
          <table:table-cell/>
          <table:table-cell table:formula="of:=IF([.K319]=0; 1; IF(COUNTIF([.K317:.K319]; [.K319])=3; IF([.K319]=5; IF([.C319]&gt;=20;0;5); [.K319]+1); IF([.K319]=5; IF([.C319]&gt;=20; 0; 5); [.K319])))" office:value-type="float" office:value="2" calcext:value-type="float">
            <text:p>2</text:p>
          </table:table-cell>
          <table:table-cell table:formula="of:=IF([.K320]=0; 0; IF([.K319] = 0; IF([.B320]&gt;=10; &quot;C&quot;; &quot;S&quot;); [.L319]))" office:value-type="string" office:string-value="C" calcext:value-type="string">
            <text:p>C</text:p>
          </table:table-cell>
          <table:table-cell table:formula="of:=IF([.K320]=[.E320]; 1; 0)" office:value-type="float" office:value="0" calcext:value-type="float">
            <text:p>0</text:p>
          </table:table-cell>
          <table:table-cell table:formula="of:=IF([.L320]=[.D32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.6" calcext:value-type="float">
            <text:p>23.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21]&gt;=20; 1; 0)" office:value-type="float" office:value="1" calcext:value-type="float">
            <text:p>1</text:p>
          </table:table-cell>
          <table:table-cell table:formula="of:=IF([.C321]&lt;=5; 1; 0)" office:value-type="float" office:value="0" calcext:value-type="float">
            <text:p>0</text:p>
          </table:table-cell>
          <table:table-cell table:formula="of:=IF([.B321] &gt; [.B320]; [.I320] + 1; 0)" office:value-type="float" office:value="3" calcext:value-type="float">
            <text:p>3</text:p>
          </table:table-cell>
          <table:table-cell/>
          <table:table-cell table:formula="of:=IF([.K320]=0; 1; IF(COUNTIF([.K318:.K320]; [.K320])=3; IF([.K320]=5; IF([.C320]&gt;=20;0;5); [.K320]+1); IF([.K320]=5; IF([.C320]&gt;=20; 0; 5); [.K320])))" office:value-type="float" office:value="3" calcext:value-type="float">
            <text:p>3</text:p>
          </table:table-cell>
          <table:table-cell table:formula="of:=IF([.K321]=0; 0; IF([.K320] = 0; IF([.B321]&gt;=10; &quot;C&quot;; &quot;S&quot;); [.L320]))" office:value-type="string" office:string-value="C" calcext:value-type="string">
            <text:p>C</text:p>
          </table:table-cell>
          <table:table-cell table:formula="of:=IF([.K321]=[.E321]; 1; 0)" office:value-type="float" office:value="0" calcext:value-type="float">
            <text:p>0</text:p>
          </table:table-cell>
          <table:table-cell table:formula="of:=IF([.L321]=[.D32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4.4" calcext:value-type="float">
            <text:p>24.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22]&gt;=20; 1; 0)" office:value-type="float" office:value="1" calcext:value-type="float">
            <text:p>1</text:p>
          </table:table-cell>
          <table:table-cell table:formula="of:=IF([.C322]&lt;=5; 1; 0)" office:value-type="float" office:value="0" calcext:value-type="float">
            <text:p>0</text:p>
          </table:table-cell>
          <table:table-cell table:formula="of:=IF([.B322] &gt; [.B321]; [.I321] + 1; 0)" office:value-type="float" office:value="4" calcext:value-type="float">
            <text:p>4</text:p>
          </table:table-cell>
          <table:table-cell/>
          <table:table-cell table:formula="of:=IF([.K321]=0; 1; IF(COUNTIF([.K319:.K321]; [.K321])=3; IF([.K321]=5; IF([.C321]&gt;=20;0;5); [.K321]+1); IF([.K321]=5; IF([.C321]&gt;=20; 0; 5); [.K321])))" office:value-type="float" office:value="3" calcext:value-type="float">
            <text:p>3</text:p>
          </table:table-cell>
          <table:table-cell table:formula="of:=IF([.K322]=0; 0; IF([.K321] = 0; IF([.B322]&gt;=10; &quot;C&quot;; &quot;S&quot;); [.L321]))" office:value-type="string" office:string-value="C" calcext:value-type="string">
            <text:p>C</text:p>
          </table:table-cell>
          <table:table-cell table:formula="of:=IF([.K322]=[.E322]; 1; 0)" office:value-type="float" office:value="0" calcext:value-type="float">
            <text:p>0</text:p>
          </table:table-cell>
          <table:table-cell table:formula="of:=IF([.L322]=[.D32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3.6" calcext:value-type="float">
            <text:p>23.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23]&gt;=20; 1; 0)" office:value-type="float" office:value="1" calcext:value-type="float">
            <text:p>1</text:p>
          </table:table-cell>
          <table:table-cell table:formula="of:=IF([.C323]&lt;=5; 1; 0)" office:value-type="float" office:value="1" calcext:value-type="float">
            <text:p>1</text:p>
          </table:table-cell>
          <table:table-cell table:formula="of:=IF([.B323] &gt; [.B322]; [.I322] + 1; 0)" office:value-type="float" office:value="0" calcext:value-type="float">
            <text:p>0</text:p>
          </table:table-cell>
          <table:table-cell/>
          <table:table-cell table:formula="of:=IF([.K322]=0; 1; IF(COUNTIF([.K320:.K322]; [.K322])=3; IF([.K322]=5; IF([.C322]&gt;=20;0;5); [.K322]+1); IF([.K322]=5; IF([.C322]&gt;=20; 0; 5); [.K322])))" office:value-type="float" office:value="3" calcext:value-type="float">
            <text:p>3</text:p>
          </table:table-cell>
          <table:table-cell table:formula="of:=IF([.K323]=0; 0; IF([.K322] = 0; IF([.B323]&gt;=10; &quot;C&quot;; &quot;S&quot;); [.L322]))" office:value-type="string" office:string-value="C" calcext:value-type="string">
            <text:p>C</text:p>
          </table:table-cell>
          <table:table-cell table:formula="of:=IF([.K323]=[.E323]; 1; 0)" office:value-type="float" office:value="0" calcext:value-type="float">
            <text:p>0</text:p>
          </table:table-cell>
          <table:table-cell table:formula="of:=IF([.L323]=[.D32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1.3" calcext:value-type="float">
            <text:p>21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24]&gt;=20; 1; 0)" office:value-type="float" office:value="1" calcext:value-type="float">
            <text:p>1</text:p>
          </table:table-cell>
          <table:table-cell table:formula="of:=IF([.C324]&lt;=5; 1; 0)" office:value-type="float" office:value="1" calcext:value-type="float">
            <text:p>1</text:p>
          </table:table-cell>
          <table:table-cell table:formula="of:=IF([.B324] &gt; [.B323]; [.I323] + 1; 0)" office:value-type="float" office:value="0" calcext:value-type="float">
            <text:p>0</text:p>
          </table:table-cell>
          <table:table-cell/>
          <table:table-cell table:formula="of:=IF([.K323]=0; 1; IF(COUNTIF([.K321:.K323]; [.K323])=3; IF([.K323]=5; IF([.C323]&gt;=20;0;5); [.K323]+1); IF([.K323]=5; IF([.C323]&gt;=20; 0; 5); [.K323])))" office:value-type="float" office:value="4" calcext:value-type="float">
            <text:p>4</text:p>
          </table:table-cell>
          <table:table-cell table:formula="of:=IF([.K324]=0; 0; IF([.K323] = 0; IF([.B324]&gt;=10; &quot;C&quot;; &quot;S&quot;); [.L323]))" office:value-type="string" office:string-value="C" calcext:value-type="string">
            <text:p>C</text:p>
          </table:table-cell>
          <table:table-cell table:formula="of:=IF([.K324]=[.E324]; 1; 0)" office:value-type="float" office:value="0" calcext:value-type="float">
            <text:p>0</text:p>
          </table:table-cell>
          <table:table-cell table:formula="of:=IF([.L324]=[.D32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7.7" calcext:value-type="float">
            <text:p>17.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25]&gt;=20; 1; 0)" office:value-type="float" office:value="0" calcext:value-type="float">
            <text:p>0</text:p>
          </table:table-cell>
          <table:table-cell table:formula="of:=IF([.C325]&lt;=5; 1; 0)" office:value-type="float" office:value="0" calcext:value-type="float">
            <text:p>0</text:p>
          </table:table-cell>
          <table:table-cell table:formula="of:=IF([.B325] &gt; [.B324]; [.I324] + 1; 0)" office:value-type="float" office:value="0" calcext:value-type="float">
            <text:p>0</text:p>
          </table:table-cell>
          <table:table-cell/>
          <table:table-cell table:formula="of:=IF([.K324]=0; 1; IF(COUNTIF([.K322:.K324]; [.K324])=3; IF([.K324]=5; IF([.C324]&gt;=20;0;5); [.K324]+1); IF([.K324]=5; IF([.C324]&gt;=20; 0; 5); [.K324])))" office:value-type="float" office:value="4" calcext:value-type="float">
            <text:p>4</text:p>
          </table:table-cell>
          <table:table-cell table:formula="of:=IF([.K325]=0; 0; IF([.K324] = 0; IF([.B325]&gt;=10; &quot;C&quot;; &quot;S&quot;); [.L324]))" office:value-type="string" office:string-value="C" calcext:value-type="string">
            <text:p>C</text:p>
          </table:table-cell>
          <table:table-cell table:formula="of:=IF([.K325]=[.E325]; 1; 0)" office:value-type="float" office:value="0" calcext:value-type="float">
            <text:p>0</text:p>
          </table:table-cell>
          <table:table-cell table:formula="of:=IF([.L325]=[.D32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.6" calcext:value-type="float">
            <text:p>13.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26]&gt;=20; 1; 0)" office:value-type="float" office:value="0" calcext:value-type="float">
            <text:p>0</text:p>
          </table:table-cell>
          <table:table-cell table:formula="of:=IF([.C326]&lt;=5; 1; 0)" office:value-type="float" office:value="0" calcext:value-type="float">
            <text:p>0</text:p>
          </table:table-cell>
          <table:table-cell table:formula="of:=IF([.B326] &gt; [.B325]; [.I325] + 1; 0)" office:value-type="float" office:value="0" calcext:value-type="float">
            <text:p>0</text:p>
          </table:table-cell>
          <table:table-cell/>
          <table:table-cell table:formula="of:=IF([.K325]=0; 1; IF(COUNTIF([.K323:.K325]; [.K325])=3; IF([.K325]=5; IF([.C325]&gt;=20;0;5); [.K325]+1); IF([.K325]=5; IF([.C325]&gt;=20; 0; 5); [.K325])))" office:value-type="float" office:value="4" calcext:value-type="float">
            <text:p>4</text:p>
          </table:table-cell>
          <table:table-cell table:formula="of:=IF([.K326]=0; 0; IF([.K325] = 0; IF([.B326]&gt;=10; &quot;C&quot;; &quot;S&quot;); [.L325]))" office:value-type="string" office:string-value="C" calcext:value-type="string">
            <text:p>C</text:p>
          </table:table-cell>
          <table:table-cell table:formula="of:=IF([.K326]=[.E326]; 1; 0)" office:value-type="float" office:value="0" calcext:value-type="float">
            <text:p>0</text:p>
          </table:table-cell>
          <table:table-cell table:formula="of:=IF([.L326]=[.D32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27]&gt;=20; 1; 0)" office:value-type="float" office:value="0" calcext:value-type="float">
            <text:p>0</text:p>
          </table:table-cell>
          <table:table-cell table:formula="of:=IF([.C327]&lt;=5; 1; 0)" office:value-type="float" office:value="0" calcext:value-type="float">
            <text:p>0</text:p>
          </table:table-cell>
          <table:table-cell table:formula="of:=IF([.B327] &gt; [.B326]; [.I326] + 1; 0)" office:value-type="float" office:value="0" calcext:value-type="float">
            <text:p>0</text:p>
          </table:table-cell>
          <table:table-cell/>
          <table:table-cell table:formula="of:=IF([.K326]=0; 1; IF(COUNTIF([.K324:.K326]; [.K326])=3; IF([.K326]=5; IF([.C326]&gt;=20;0;5); [.K326]+1); IF([.K326]=5; IF([.C326]&gt;=20; 0; 5); [.K326])))" office:value-type="float" office:value="5" calcext:value-type="float">
            <text:p>5</text:p>
          </table:table-cell>
          <table:table-cell table:formula="of:=IF([.K327]=0; 0; IF([.K326] = 0; IF([.B327]&gt;=10; &quot;C&quot;; &quot;S&quot;); [.L326]))" office:value-type="string" office:string-value="C" calcext:value-type="string">
            <text:p>C</text:p>
          </table:table-cell>
          <table:table-cell table:formula="of:=IF([.K327]=[.E327]; 1; 0)" office:value-type="float" office:value="0" calcext:value-type="float">
            <text:p>0</text:p>
          </table:table-cell>
          <table:table-cell table:formula="of:=IF([.L327]=[.D32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6" calcext:value-type="float">
            <text:p>7.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28]&gt;=20; 1; 0)" office:value-type="float" office:value="0" calcext:value-type="float">
            <text:p>0</text:p>
          </table:table-cell>
          <table:table-cell table:formula="of:=IF([.C328]&lt;=5; 1; 0)" office:value-type="float" office:value="0" calcext:value-type="float">
            <text:p>0</text:p>
          </table:table-cell>
          <table:table-cell table:formula="of:=IF([.B328] &gt; [.B327]; [.I327] + 1; 0)" office:value-type="float" office:value="0" calcext:value-type="float">
            <text:p>0</text:p>
          </table:table-cell>
          <table:table-cell/>
          <table:table-cell table:formula="of:=IF([.K327]=0; 1; IF(COUNTIF([.K325:.K327]; [.K327])=3; IF([.K327]=5; IF([.C327]&gt;=20;0;5); [.K327]+1); IF([.K327]=5; IF([.C327]&gt;=20; 0; 5); [.K327])))" office:value-type="float" office:value="5" calcext:value-type="float">
            <text:p>5</text:p>
          </table:table-cell>
          <table:table-cell table:formula="of:=IF([.K328]=0; 0; IF([.K327] = 0; IF([.B328]&gt;=10; &quot;C&quot;; &quot;S&quot;); [.L327]))" office:value-type="string" office:string-value="C" calcext:value-type="string">
            <text:p>C</text:p>
          </table:table-cell>
          <table:table-cell table:formula="of:=IF([.K328]=[.E328]; 1; 0)" office:value-type="float" office:value="0" calcext:value-type="float">
            <text:p>0</text:p>
          </table:table-cell>
          <table:table-cell table:formula="of:=IF([.L328]=[.D32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329]&gt;=20; 1; 0)" office:value-type="float" office:value="0" calcext:value-type="float">
            <text:p>0</text:p>
          </table:table-cell>
          <table:table-cell table:formula="of:=IF([.C329]&lt;=5; 1; 0)" office:value-type="float" office:value="1" calcext:value-type="float">
            <text:p>1</text:p>
          </table:table-cell>
          <table:table-cell table:formula="of:=IF([.B329] &gt; [.B328]; [.I328] + 1; 0)" office:value-type="float" office:value="0" calcext:value-type="float">
            <text:p>0</text:p>
          </table:table-cell>
          <table:table-cell/>
          <table:table-cell table:formula="of:=IF([.K328]=0; 1; IF(COUNTIF([.K326:.K328]; [.K328])=3; IF([.K328]=5; IF([.C328]&gt;=20;0;5); [.K328]+1); IF([.K328]=5; IF([.C328]&gt;=20; 0; 5); [.K328])))" office:value-type="float" office:value="0" calcext:value-type="float">
            <text:p>0</text:p>
          </table:table-cell>
          <table:table-cell table:formula="of:=IF([.K329]=0; 0; IF([.K328] = 0; IF([.B329]&gt;=10; &quot;C&quot;; &quot;S&quot;); [.L328]))" office:value-type="float" office:value="0" calcext:value-type="float">
            <text:p>0</text:p>
          </table:table-cell>
          <table:table-cell table:formula="of:=IF([.K329]=[.E329]; 1; 0)" office:value-type="float" office:value="1" calcext:value-type="float">
            <text:p>1</text:p>
          </table:table-cell>
          <table:table-cell table:formula="of:=IF([.L329]=[.D329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30]&gt;=20; 1; 0)" office:value-type="float" office:value="0" calcext:value-type="float">
            <text:p>0</text:p>
          </table:table-cell>
          <table:table-cell table:formula="of:=IF([.C330]&lt;=5; 1; 0)" office:value-type="float" office:value="1" calcext:value-type="float">
            <text:p>1</text:p>
          </table:table-cell>
          <table:table-cell table:formula="of:=IF([.B330] &gt; [.B329]; [.I329] + 1; 0)" office:value-type="float" office:value="1" calcext:value-type="float">
            <text:p>1</text:p>
          </table:table-cell>
          <table:table-cell/>
          <table:table-cell table:formula="of:=IF([.K329]=0; 1; IF(COUNTIF([.K327:.K329]; [.K329])=3; IF([.K329]=5; IF([.C329]&gt;=20;0;5); [.K329]+1); IF([.K329]=5; IF([.C329]&gt;=20; 0; 5); [.K329])))" office:value-type="float" office:value="1" calcext:value-type="float">
            <text:p>1</text:p>
          </table:table-cell>
          <table:table-cell table:formula="of:=IF([.K330]=0; 0; IF([.K329] = 0; IF([.B330]&gt;=10; &quot;C&quot;; &quot;S&quot;); [.L329]))" office:value-type="string" office:string-value="S" calcext:value-type="string">
            <text:p>S</text:p>
          </table:table-cell>
          <table:table-cell table:formula="of:=IF([.K330]=[.E330]; 1; 0)" office:value-type="float" office:value="0" calcext:value-type="float">
            <text:p>0</text:p>
          </table:table-cell>
          <table:table-cell table:formula="of:=IF([.L330]=[.D33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.1" calcext:value-type="float">
            <text:p>9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31]&gt;=20; 1; 0)" office:value-type="float" office:value="0" calcext:value-type="float">
            <text:p>0</text:p>
          </table:table-cell>
          <table:table-cell table:formula="of:=IF([.C331]&lt;=5; 1; 0)" office:value-type="float" office:value="1" calcext:value-type="float">
            <text:p>1</text:p>
          </table:table-cell>
          <table:table-cell table:formula="of:=IF([.B331] &gt; [.B330]; [.I330] + 1; 0)" office:value-type="float" office:value="2" calcext:value-type="float">
            <text:p>2</text:p>
          </table:table-cell>
          <table:table-cell/>
          <table:table-cell table:formula="of:=IF([.K330]=0; 1; IF(COUNTIF([.K328:.K330]; [.K330])=3; IF([.K330]=5; IF([.C330]&gt;=20;0;5); [.K330]+1); IF([.K330]=5; IF([.C330]&gt;=20; 0; 5); [.K330])))" office:value-type="float" office:value="1" calcext:value-type="float">
            <text:p>1</text:p>
          </table:table-cell>
          <table:table-cell table:formula="of:=IF([.K331]=0; 0; IF([.K330] = 0; IF([.B331]&gt;=10; &quot;C&quot;; &quot;S&quot;); [.L330]))" office:value-type="string" office:string-value="S" calcext:value-type="string">
            <text:p>S</text:p>
          </table:table-cell>
          <table:table-cell table:formula="of:=IF([.K331]=[.E331]; 1; 0)" office:value-type="float" office:value="0" calcext:value-type="float">
            <text:p>0</text:p>
          </table:table-cell>
          <table:table-cell table:formula="of:=IF([.L331]=[.D33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.9" calcext:value-type="float">
            <text:p>10.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32]&gt;=20; 1; 0)" office:value-type="float" office:value="0" calcext:value-type="float">
            <text:p>0</text:p>
          </table:table-cell>
          <table:table-cell table:formula="of:=IF([.C332]&lt;=5; 1; 0)" office:value-type="float" office:value="0" calcext:value-type="float">
            <text:p>0</text:p>
          </table:table-cell>
          <table:table-cell table:formula="of:=IF([.B332] &gt; [.B331]; [.I331] + 1; 0)" office:value-type="float" office:value="3" calcext:value-type="float">
            <text:p>3</text:p>
          </table:table-cell>
          <table:table-cell/>
          <table:table-cell table:formula="of:=IF([.K331]=0; 1; IF(COUNTIF([.K329:.K331]; [.K331])=3; IF([.K331]=5; IF([.C331]&gt;=20;0;5); [.K331]+1); IF([.K331]=5; IF([.C331]&gt;=20; 0; 5); [.K331])))" office:value-type="float" office:value="1" calcext:value-type="float">
            <text:p>1</text:p>
          </table:table-cell>
          <table:table-cell table:formula="of:=IF([.K332]=0; 0; IF([.K331] = 0; IF([.B332]&gt;=10; &quot;C&quot;; &quot;S&quot;); [.L331]))" office:value-type="string" office:string-value="S" calcext:value-type="string">
            <text:p>S</text:p>
          </table:table-cell>
          <table:table-cell table:formula="of:=IF([.K332]=[.E332]; 1; 0)" office:value-type="float" office:value="0" calcext:value-type="float">
            <text:p>0</text:p>
          </table:table-cell>
          <table:table-cell table:formula="of:=IF([.L332]=[.D33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.8" calcext:value-type="float">
            <text:p>11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33]&gt;=20; 1; 0)" office:value-type="float" office:value="0" calcext:value-type="float">
            <text:p>0</text:p>
          </table:table-cell>
          <table:table-cell table:formula="of:=IF([.C333]&lt;=5; 1; 0)" office:value-type="float" office:value="0" calcext:value-type="float">
            <text:p>0</text:p>
          </table:table-cell>
          <table:table-cell table:formula="of:=IF([.B333] &gt; [.B332]; [.I332] + 1; 0)" office:value-type="float" office:value="4" calcext:value-type="float">
            <text:p>4</text:p>
          </table:table-cell>
          <table:table-cell/>
          <table:table-cell table:formula="of:=IF([.K332]=0; 1; IF(COUNTIF([.K330:.K332]; [.K332])=3; IF([.K332]=5; IF([.C332]&gt;=20;0;5); [.K332]+1); IF([.K332]=5; IF([.C332]&gt;=20; 0; 5); [.K332])))" office:value-type="float" office:value="2" calcext:value-type="float">
            <text:p>2</text:p>
          </table:table-cell>
          <table:table-cell table:formula="of:=IF([.K333]=0; 0; IF([.K332] = 0; IF([.B333]&gt;=10; &quot;C&quot;; &quot;S&quot;); [.L332]))" office:value-type="string" office:string-value="S" calcext:value-type="string">
            <text:p>S</text:p>
          </table:table-cell>
          <table:table-cell table:formula="of:=IF([.K333]=[.E333]; 1; 0)" office:value-type="float" office:value="0" calcext:value-type="float">
            <text:p>0</text:p>
          </table:table-cell>
          <table:table-cell table:formula="of:=IF([.L333]=[.D33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5" calcext:value-type="float">
            <text:p>11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34]&gt;=20; 1; 0)" office:value-type="float" office:value="0" calcext:value-type="float">
            <text:p>0</text:p>
          </table:table-cell>
          <table:table-cell table:formula="of:=IF([.C334]&lt;=5; 1; 0)" office:value-type="float" office:value="0" calcext:value-type="float">
            <text:p>0</text:p>
          </table:table-cell>
          <table:table-cell table:formula="of:=IF([.B334] &gt; [.B333]; [.I333] + 1; 0)" office:value-type="float" office:value="0" calcext:value-type="float">
            <text:p>0</text:p>
          </table:table-cell>
          <table:table-cell/>
          <table:table-cell table:formula="of:=IF([.K333]=0; 1; IF(COUNTIF([.K331:.K333]; [.K333])=3; IF([.K333]=5; IF([.C333]&gt;=20;0;5); [.K333]+1); IF([.K333]=5; IF([.C333]&gt;=20; 0; 5); [.K333])))" office:value-type="float" office:value="2" calcext:value-type="float">
            <text:p>2</text:p>
          </table:table-cell>
          <table:table-cell table:formula="of:=IF([.K334]=0; 0; IF([.K333] = 0; IF([.B334]&gt;=10; &quot;C&quot;; &quot;S&quot;); [.L333]))" office:value-type="string" office:string-value="S" calcext:value-type="string">
            <text:p>S</text:p>
          </table:table-cell>
          <table:table-cell table:formula="of:=IF([.K334]=[.E334]; 1; 0)" office:value-type="float" office:value="0" calcext:value-type="float">
            <text:p>0</text:p>
          </table:table-cell>
          <table:table-cell table:formula="of:=IF([.L334]=[.D33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.7" calcext:value-type="float">
            <text:p>9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35]&gt;=20; 1; 0)" office:value-type="float" office:value="0" calcext:value-type="float">
            <text:p>0</text:p>
          </table:table-cell>
          <table:table-cell table:formula="of:=IF([.C335]&lt;=5; 1; 0)" office:value-type="float" office:value="0" calcext:value-type="float">
            <text:p>0</text:p>
          </table:table-cell>
          <table:table-cell table:formula="of:=IF([.B335] &gt; [.B334]; [.I334] + 1; 0)" office:value-type="float" office:value="0" calcext:value-type="float">
            <text:p>0</text:p>
          </table:table-cell>
          <table:table-cell/>
          <table:table-cell table:formula="of:=IF([.K334]=0; 1; IF(COUNTIF([.K332:.K334]; [.K334])=3; IF([.K334]=5; IF([.C334]&gt;=20;0;5); [.K334]+1); IF([.K334]=5; IF([.C334]&gt;=20; 0; 5); [.K334])))" office:value-type="float" office:value="2" calcext:value-type="float">
            <text:p>2</text:p>
          </table:table-cell>
          <table:table-cell table:formula="of:=IF([.K335]=0; 0; IF([.K334] = 0; IF([.B335]&gt;=10; &quot;C&quot;; &quot;S&quot;); [.L334]))" office:value-type="string" office:string-value="S" calcext:value-type="string">
            <text:p>S</text:p>
          </table:table-cell>
          <table:table-cell table:formula="of:=IF([.K335]=[.E335]; 1; 0)" office:value-type="float" office:value="0" calcext:value-type="float">
            <text:p>0</text:p>
          </table:table-cell>
          <table:table-cell table:formula="of:=IF([.L335]=[.D33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9" calcext:value-type="float">
            <text:p>6.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36]&gt;=20; 1; 0)" office:value-type="float" office:value="0" calcext:value-type="float">
            <text:p>0</text:p>
          </table:table-cell>
          <table:table-cell table:formula="of:=IF([.C336]&lt;=5; 1; 0)" office:value-type="float" office:value="0" calcext:value-type="float">
            <text:p>0</text:p>
          </table:table-cell>
          <table:table-cell table:formula="of:=IF([.B336] &gt; [.B335]; [.I335] + 1; 0)" office:value-type="float" office:value="0" calcext:value-type="float">
            <text:p>0</text:p>
          </table:table-cell>
          <table:table-cell/>
          <table:table-cell table:formula="of:=IF([.K335]=0; 1; IF(COUNTIF([.K333:.K335]; [.K335])=3; IF([.K335]=5; IF([.C335]&gt;=20;0;5); [.K335]+1); IF([.K335]=5; IF([.C335]&gt;=20; 0; 5); [.K335])))" office:value-type="float" office:value="3" calcext:value-type="float">
            <text:p>3</text:p>
          </table:table-cell>
          <table:table-cell table:formula="of:=IF([.K336]=0; 0; IF([.K335] = 0; IF([.B336]&gt;=10; &quot;C&quot;; &quot;S&quot;); [.L335]))" office:value-type="string" office:string-value="S" calcext:value-type="string">
            <text:p>S</text:p>
          </table:table-cell>
          <table:table-cell table:formula="of:=IF([.K336]=[.E336]; 1; 0)" office:value-type="float" office:value="0" calcext:value-type="float">
            <text:p>0</text:p>
          </table:table-cell>
          <table:table-cell table:formula="of:=IF([.L336]=[.D33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37]&gt;=20; 1; 0)" office:value-type="float" office:value="0" calcext:value-type="float">
            <text:p>0</text:p>
          </table:table-cell>
          <table:table-cell table:formula="of:=IF([.C337]&lt;=5; 1; 0)" office:value-type="float" office:value="1" calcext:value-type="float">
            <text:p>1</text:p>
          </table:table-cell>
          <table:table-cell table:formula="of:=IF([.B337] &gt; [.B336]; [.I336] + 1; 0)" office:value-type="float" office:value="0" calcext:value-type="float">
            <text:p>0</text:p>
          </table:table-cell>
          <table:table-cell/>
          <table:table-cell table:formula="of:=IF([.K336]=0; 1; IF(COUNTIF([.K334:.K336]; [.K336])=3; IF([.K336]=5; IF([.C336]&gt;=20;0;5); [.K336]+1); IF([.K336]=5; IF([.C336]&gt;=20; 0; 5); [.K336])))" office:value-type="float" office:value="3" calcext:value-type="float">
            <text:p>3</text:p>
          </table:table-cell>
          <table:table-cell table:formula="of:=IF([.K337]=0; 0; IF([.K336] = 0; IF([.B337]&gt;=10; &quot;C&quot;; &quot;S&quot;); [.L336]))" office:value-type="string" office:string-value="S" calcext:value-type="string">
            <text:p>S</text:p>
          </table:table-cell>
          <table:table-cell table:formula="of:=IF([.K337]=[.E337]; 1; 0)" office:value-type="float" office:value="0" calcext:value-type="float">
            <text:p>0</text:p>
          </table:table-cell>
          <table:table-cell table:formula="of:=IF([.L337]=[.D33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38]&gt;=20; 1; 0)" office:value-type="float" office:value="0" calcext:value-type="float">
            <text:p>0</text:p>
          </table:table-cell>
          <table:table-cell table:formula="of:=IF([.C338]&lt;=5; 1; 0)" office:value-type="float" office:value="1" calcext:value-type="float">
            <text:p>1</text:p>
          </table:table-cell>
          <table:table-cell table:formula="of:=IF([.B338] &gt; [.B337]; [.I337] + 1; 0)" office:value-type="float" office:value="0" calcext:value-type="float">
            <text:p>0</text:p>
          </table:table-cell>
          <table:table-cell/>
          <table:table-cell table:formula="of:=IF([.K337]=0; 1; IF(COUNTIF([.K335:.K337]; [.K337])=3; IF([.K337]=5; IF([.C337]&gt;=20;0;5); [.K337]+1); IF([.K337]=5; IF([.C337]&gt;=20; 0; 5); [.K337])))" office:value-type="float" office:value="3" calcext:value-type="float">
            <text:p>3</text:p>
          </table:table-cell>
          <table:table-cell table:formula="of:=IF([.K338]=0; 0; IF([.K337] = 0; IF([.B338]&gt;=10; &quot;C&quot;; &quot;S&quot;); [.L337]))" office:value-type="string" office:string-value="S" calcext:value-type="string">
            <text:p>S</text:p>
          </table:table-cell>
          <table:table-cell table:formula="of:=IF([.K338]=[.E338]; 1; 0)" office:value-type="float" office:value="0" calcext:value-type="float">
            <text:p>0</text:p>
          </table:table-cell>
          <table:table-cell table:formula="of:=IF([.L338]=[.D33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39]&gt;=20; 1; 0)" office:value-type="float" office:value="0" calcext:value-type="float">
            <text:p>0</text:p>
          </table:table-cell>
          <table:table-cell table:formula="of:=IF([.C339]&lt;=5; 1; 0)" office:value-type="float" office:value="0" calcext:value-type="float">
            <text:p>0</text:p>
          </table:table-cell>
          <table:table-cell table:formula="of:=IF([.B339] &gt; [.B338]; [.I338] + 1; 0)" office:value-type="float" office:value="0" calcext:value-type="float">
            <text:p>0</text:p>
          </table:table-cell>
          <table:table-cell/>
          <table:table-cell table:formula="of:=IF([.K338]=0; 1; IF(COUNTIF([.K336:.K338]; [.K338])=3; IF([.K338]=5; IF([.C338]&gt;=20;0;5); [.K338]+1); IF([.K338]=5; IF([.C338]&gt;=20; 0; 5); [.K338])))" office:value-type="float" office:value="4" calcext:value-type="float">
            <text:p>4</text:p>
          </table:table-cell>
          <table:table-cell table:formula="of:=IF([.K339]=0; 0; IF([.K338] = 0; IF([.B339]&gt;=10; &quot;C&quot;; &quot;S&quot;); [.L338]))" office:value-type="string" office:string-value="S" calcext:value-type="string">
            <text:p>S</text:p>
          </table:table-cell>
          <table:table-cell table:formula="of:=IF([.K339]=[.E339]; 1; 0)" office:value-type="float" office:value="0" calcext:value-type="float">
            <text:p>0</text:p>
          </table:table-cell>
          <table:table-cell table:formula="of:=IF([.L339]=[.D33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" calcext:value-type="float">
            <text:p>0.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40]&gt;=20; 1; 0)" office:value-type="float" office:value="0" calcext:value-type="float">
            <text:p>0</text:p>
          </table:table-cell>
          <table:table-cell table:formula="of:=IF([.C340]&lt;=5; 1; 0)" office:value-type="float" office:value="0" calcext:value-type="float">
            <text:p>0</text:p>
          </table:table-cell>
          <table:table-cell table:formula="of:=IF([.B340] &gt; [.B339]; [.I339] + 1; 0)" office:value-type="float" office:value="1" calcext:value-type="float">
            <text:p>1</text:p>
          </table:table-cell>
          <table:table-cell/>
          <table:table-cell table:formula="of:=IF([.K339]=0; 1; IF(COUNTIF([.K337:.K339]; [.K339])=3; IF([.K339]=5; IF([.C339]&gt;=20;0;5); [.K339]+1); IF([.K339]=5; IF([.C339]&gt;=20; 0; 5); [.K339])))" office:value-type="float" office:value="4" calcext:value-type="float">
            <text:p>4</text:p>
          </table:table-cell>
          <table:table-cell table:formula="of:=IF([.K340]=0; 0; IF([.K339] = 0; IF([.B340]&gt;=10; &quot;C&quot;; &quot;S&quot;); [.L339]))" office:value-type="string" office:string-value="S" calcext:value-type="string">
            <text:p>S</text:p>
          </table:table-cell>
          <table:table-cell table:formula="of:=IF([.K340]=[.E340]; 1; 0)" office:value-type="float" office:value="0" calcext:value-type="float">
            <text:p>0</text:p>
          </table:table-cell>
          <table:table-cell table:formula="of:=IF([.L340]=[.D34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41]&gt;=20; 1; 0)" office:value-type="float" office:value="0" calcext:value-type="float">
            <text:p>0</text:p>
          </table:table-cell>
          <table:table-cell table:formula="of:=IF([.C341]&lt;=5; 1; 0)" office:value-type="float" office:value="0" calcext:value-type="float">
            <text:p>0</text:p>
          </table:table-cell>
          <table:table-cell table:formula="of:=IF([.B341] &gt; [.B340]; [.I340] + 1; 0)" office:value-type="float" office:value="2" calcext:value-type="float">
            <text:p>2</text:p>
          </table:table-cell>
          <table:table-cell/>
          <table:table-cell table:formula="of:=IF([.K340]=0; 1; IF(COUNTIF([.K338:.K340]; [.K340])=3; IF([.K340]=5; IF([.C340]&gt;=20;0;5); [.K340]+1); IF([.K340]=5; IF([.C340]&gt;=20; 0; 5); [.K340])))" office:value-type="float" office:value="4" calcext:value-type="float">
            <text:p>4</text:p>
          </table:table-cell>
          <table:table-cell table:formula="of:=IF([.K341]=0; 0; IF([.K340] = 0; IF([.B341]&gt;=10; &quot;C&quot;; &quot;S&quot;); [.L340]))" office:value-type="string" office:string-value="S" calcext:value-type="string">
            <text:p>S</text:p>
          </table:table-cell>
          <table:table-cell table:formula="of:=IF([.K341]=[.E341]; 1; 0)" office:value-type="float" office:value="0" calcext:value-type="float">
            <text:p>0</text:p>
          </table:table-cell>
          <table:table-cell table:formula="of:=IF([.L341]=[.D34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42]&gt;=20; 1; 0)" office:value-type="float" office:value="0" calcext:value-type="float">
            <text:p>0</text:p>
          </table:table-cell>
          <table:table-cell table:formula="of:=IF([.C342]&lt;=5; 1; 0)" office:value-type="float" office:value="0" calcext:value-type="float">
            <text:p>0</text:p>
          </table:table-cell>
          <table:table-cell table:formula="of:=IF([.B342] &gt; [.B341]; [.I341] + 1; 0)" office:value-type="float" office:value="3" calcext:value-type="float">
            <text:p>3</text:p>
          </table:table-cell>
          <table:table-cell/>
          <table:table-cell table:formula="of:=IF([.K341]=0; 1; IF(COUNTIF([.K339:.K341]; [.K341])=3; IF([.K341]=5; IF([.C341]&gt;=20;0;5); [.K341]+1); IF([.K341]=5; IF([.C341]&gt;=20; 0; 5); [.K341])))" office:value-type="float" office:value="5" calcext:value-type="float">
            <text:p>5</text:p>
          </table:table-cell>
          <table:table-cell table:formula="of:=IF([.K342]=0; 0; IF([.K341] = 0; IF([.B342]&gt;=10; &quot;C&quot;; &quot;S&quot;); [.L341]))" office:value-type="string" office:string-value="S" calcext:value-type="string">
            <text:p>S</text:p>
          </table:table-cell>
          <table:table-cell table:formula="of:=IF([.K342]=[.E342]; 1; 0)" office:value-type="float" office:value="0" calcext:value-type="float">
            <text:p>0</text:p>
          </table:table-cell>
          <table:table-cell table:formula="of:=IF([.L342]=[.D34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.3" calcext:value-type="float">
            <text:p>9.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343]&gt;=20; 1; 0)" office:value-type="float" office:value="0" calcext:value-type="float">
            <text:p>0</text:p>
          </table:table-cell>
          <table:table-cell table:formula="of:=IF([.C343]&lt;=5; 1; 0)" office:value-type="float" office:value="1" calcext:value-type="float">
            <text:p>1</text:p>
          </table:table-cell>
          <table:table-cell table:formula="of:=IF([.B343] &gt; [.B342]; [.I342] + 1; 0)" office:value-type="float" office:value="4" calcext:value-type="float">
            <text:p>4</text:p>
          </table:table-cell>
          <table:table-cell/>
          <table:table-cell table:formula="of:=IF([.K342]=0; 1; IF(COUNTIF([.K340:.K342]; [.K342])=3; IF([.K342]=5; IF([.C342]&gt;=20;0;5); [.K342]+1); IF([.K342]=5; IF([.C342]&gt;=20; 0; 5); [.K342])))" office:value-type="float" office:value="0" calcext:value-type="float">
            <text:p>0</text:p>
          </table:table-cell>
          <table:table-cell table:formula="of:=IF([.K343]=0; 0; IF([.K342] = 0; IF([.B343]&gt;=10; &quot;C&quot;; &quot;S&quot;); [.L342]))" office:value-type="float" office:value="0" calcext:value-type="float">
            <text:p>0</text:p>
          </table:table-cell>
          <table:table-cell table:formula="of:=IF([.K343]=[.E343]; 1; 0)" office:value-type="float" office:value="1" calcext:value-type="float">
            <text:p>1</text:p>
          </table:table-cell>
          <table:table-cell table:formula="of:=IF([.L343]=[.D34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44]&gt;=20; 1; 0)" office:value-type="float" office:value="0" calcext:value-type="float">
            <text:p>0</text:p>
          </table:table-cell>
          <table:table-cell table:formula="of:=IF([.C344]&lt;=5; 1; 0)" office:value-type="float" office:value="1" calcext:value-type="float">
            <text:p>1</text:p>
          </table:table-cell>
          <table:table-cell table:formula="of:=IF([.B344] &gt; [.B343]; [.I343] + 1; 0)" office:value-type="float" office:value="5" calcext:value-type="float">
            <text:p>5</text:p>
          </table:table-cell>
          <table:table-cell/>
          <table:table-cell table:formula="of:=IF([.K343]=0; 1; IF(COUNTIF([.K341:.K343]; [.K343])=3; IF([.K343]=5; IF([.C343]&gt;=20;0;5); [.K343]+1); IF([.K343]=5; IF([.C343]&gt;=20; 0; 5); [.K343])))" office:value-type="float" office:value="1" calcext:value-type="float">
            <text:p>1</text:p>
          </table:table-cell>
          <table:table-cell table:formula="of:=IF([.K344]=0; 0; IF([.K343] = 0; IF([.B344]&gt;=10; &quot;C&quot;; &quot;S&quot;); [.L343]))" office:value-type="string" office:string-value="C" calcext:value-type="string">
            <text:p>C</text:p>
          </table:table-cell>
          <table:table-cell table:formula="of:=IF([.K344]=[.E344]; 1; 0)" office:value-type="float" office:value="0" calcext:value-type="float">
            <text:p>0</text:p>
          </table:table-cell>
          <table:table-cell table:formula="of:=IF([.L344]=[.D34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.1" calcext:value-type="float">
            <text:p>13.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45]&gt;=20; 1; 0)" office:value-type="float" office:value="0" calcext:value-type="float">
            <text:p>0</text:p>
          </table:table-cell>
          <table:table-cell table:formula="of:=IF([.C345]&lt;=5; 1; 0)" office:value-type="float" office:value="1" calcext:value-type="float">
            <text:p>1</text:p>
          </table:table-cell>
          <table:table-cell table:formula="of:=IF([.B345] &gt; [.B344]; [.I344] + 1; 0)" office:value-type="float" office:value="6" calcext:value-type="float">
            <text:p>6</text:p>
          </table:table-cell>
          <table:table-cell/>
          <table:table-cell table:formula="of:=IF([.K344]=0; 1; IF(COUNTIF([.K342:.K344]; [.K344])=3; IF([.K344]=5; IF([.C344]&gt;=20;0;5); [.K344]+1); IF([.K344]=5; IF([.C344]&gt;=20; 0; 5); [.K344])))" office:value-type="float" office:value="1" calcext:value-type="float">
            <text:p>1</text:p>
          </table:table-cell>
          <table:table-cell table:formula="of:=IF([.K345]=0; 0; IF([.K344] = 0; IF([.B345]&gt;=10; &quot;C&quot;; &quot;S&quot;); [.L344]))" office:value-type="string" office:string-value="C" calcext:value-type="string">
            <text:p>C</text:p>
          </table:table-cell>
          <table:table-cell table:formula="of:=IF([.K345]=[.E345]; 1; 0)" office:value-type="float" office:value="0" calcext:value-type="float">
            <text:p>0</text:p>
          </table:table-cell>
          <table:table-cell table:formula="of:=IF([.L345]=[.D34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.9" calcext:value-type="float">
            <text:p>12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46]&gt;=20; 1; 0)" office:value-type="float" office:value="0" calcext:value-type="float">
            <text:p>0</text:p>
          </table:table-cell>
          <table:table-cell table:formula="of:=IF([.C346]&lt;=5; 1; 0)" office:value-type="float" office:value="1" calcext:value-type="float">
            <text:p>1</text:p>
          </table:table-cell>
          <table:table-cell table:formula="of:=IF([.B346] &gt; [.B345]; [.I345] + 1; 0)" office:value-type="float" office:value="0" calcext:value-type="float">
            <text:p>0</text:p>
          </table:table-cell>
          <table:table-cell/>
          <table:table-cell table:formula="of:=IF([.K345]=0; 1; IF(COUNTIF([.K343:.K345]; [.K345])=3; IF([.K345]=5; IF([.C345]&gt;=20;0;5); [.K345]+1); IF([.K345]=5; IF([.C345]&gt;=20; 0; 5); [.K345])))" office:value-type="float" office:value="1" calcext:value-type="float">
            <text:p>1</text:p>
          </table:table-cell>
          <table:table-cell table:formula="of:=IF([.K346]=0; 0; IF([.K345] = 0; IF([.B346]&gt;=10; &quot;C&quot;; &quot;S&quot;); [.L345]))" office:value-type="string" office:string-value="C" calcext:value-type="string">
            <text:p>C</text:p>
          </table:table-cell>
          <table:table-cell table:formula="of:=IF([.K346]=[.E346]; 1; 0)" office:value-type="float" office:value="0" calcext:value-type="float">
            <text:p>0</text:p>
          </table:table-cell>
          <table:table-cell table:formula="of:=IF([.L346]=[.D34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.6" calcext:value-type="float">
            <text:p>11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47]&gt;=20; 1; 0)" office:value-type="float" office:value="0" calcext:value-type="float">
            <text:p>0</text:p>
          </table:table-cell>
          <table:table-cell table:formula="of:=IF([.C347]&lt;=5; 1; 0)" office:value-type="float" office:value="1" calcext:value-type="float">
            <text:p>1</text:p>
          </table:table-cell>
          <table:table-cell table:formula="of:=IF([.B347] &gt; [.B346]; [.I346] + 1; 0)" office:value-type="float" office:value="0" calcext:value-type="float">
            <text:p>0</text:p>
          </table:table-cell>
          <table:table-cell/>
          <table:table-cell table:formula="of:=IF([.K346]=0; 1; IF(COUNTIF([.K344:.K346]; [.K346])=3; IF([.K346]=5; IF([.C346]&gt;=20;0;5); [.K346]+1); IF([.K346]=5; IF([.C346]&gt;=20; 0; 5); [.K346])))" office:value-type="float" office:value="2" calcext:value-type="float">
            <text:p>2</text:p>
          </table:table-cell>
          <table:table-cell table:formula="of:=IF([.K347]=0; 0; IF([.K346] = 0; IF([.B347]&gt;=10; &quot;C&quot;; &quot;S&quot;); [.L346]))" office:value-type="string" office:string-value="C" calcext:value-type="string">
            <text:p>C</text:p>
          </table:table-cell>
          <table:table-cell table:formula="of:=IF([.K347]=[.E347]; 1; 0)" office:value-type="float" office:value="0" calcext:value-type="float">
            <text:p>0</text:p>
          </table:table-cell>
          <table:table-cell table:formula="of:=IF([.L347]=[.D34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9" calcext:value-type="float">
            <text:p>9.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48]&gt;=20; 1; 0)" office:value-type="float" office:value="0" calcext:value-type="float">
            <text:p>0</text:p>
          </table:table-cell>
          <table:table-cell table:formula="of:=IF([.C348]&lt;=5; 1; 0)" office:value-type="float" office:value="1" calcext:value-type="float">
            <text:p>1</text:p>
          </table:table-cell>
          <table:table-cell table:formula="of:=IF([.B348] &gt; [.B347]; [.I347] + 1; 0)" office:value-type="float" office:value="0" calcext:value-type="float">
            <text:p>0</text:p>
          </table:table-cell>
          <table:table-cell/>
          <table:table-cell table:formula="of:=IF([.K347]=0; 1; IF(COUNTIF([.K345:.K347]; [.K347])=3; IF([.K347]=5; IF([.C347]&gt;=20;0;5); [.K347]+1); IF([.K347]=5; IF([.C347]&gt;=20; 0; 5); [.K347])))" office:value-type="float" office:value="2" calcext:value-type="float">
            <text:p>2</text:p>
          </table:table-cell>
          <table:table-cell table:formula="of:=IF([.K348]=0; 0; IF([.K347] = 0; IF([.B348]&gt;=10; &quot;C&quot;; &quot;S&quot;); [.L347]))" office:value-type="string" office:string-value="C" calcext:value-type="string">
            <text:p>C</text:p>
          </table:table-cell>
          <table:table-cell table:formula="of:=IF([.K348]=[.E348]; 1; 0)" office:value-type="float" office:value="0" calcext:value-type="float">
            <text:p>0</text:p>
          </table:table-cell>
          <table:table-cell table:formula="of:=IF([.L348]=[.D34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7" calcext:value-type="float">
            <text:p>8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49]&gt;=20; 1; 0)" office:value-type="float" office:value="0" calcext:value-type="float">
            <text:p>0</text:p>
          </table:table-cell>
          <table:table-cell table:formula="of:=IF([.C349]&lt;=5; 1; 0)" office:value-type="float" office:value="0" calcext:value-type="float">
            <text:p>0</text:p>
          </table:table-cell>
          <table:table-cell table:formula="of:=IF([.B349] &gt; [.B348]; [.I348] + 1; 0)" office:value-type="float" office:value="0" calcext:value-type="float">
            <text:p>0</text:p>
          </table:table-cell>
          <table:table-cell/>
          <table:table-cell table:formula="of:=IF([.K348]=0; 1; IF(COUNTIF([.K346:.K348]; [.K348])=3; IF([.K348]=5; IF([.C348]&gt;=20;0;5); [.K348]+1); IF([.K348]=5; IF([.C348]&gt;=20; 0; 5); [.K348])))" office:value-type="float" office:value="2" calcext:value-type="float">
            <text:p>2</text:p>
          </table:table-cell>
          <table:table-cell table:formula="of:=IF([.K349]=0; 0; IF([.K348] = 0; IF([.B349]&gt;=10; &quot;C&quot;; &quot;S&quot;); [.L348]))" office:value-type="string" office:string-value="C" calcext:value-type="string">
            <text:p>C</text:p>
          </table:table-cell>
          <table:table-cell table:formula="of:=IF([.K349]=[.E349]; 1; 0)" office:value-type="float" office:value="0" calcext:value-type="float">
            <text:p>0</text:p>
          </table:table-cell>
          <table:table-cell table:formula="of:=IF([.L349]=[.D34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8" calcext:value-type="float">
            <text:p>8.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50]&gt;=20; 1; 0)" office:value-type="float" office:value="0" calcext:value-type="float">
            <text:p>0</text:p>
          </table:table-cell>
          <table:table-cell table:formula="of:=IF([.C350]&lt;=5; 1; 0)" office:value-type="float" office:value="0" calcext:value-type="float">
            <text:p>0</text:p>
          </table:table-cell>
          <table:table-cell table:formula="of:=IF([.B350] &gt; [.B349]; [.I349] + 1; 0)" office:value-type="float" office:value="1" calcext:value-type="float">
            <text:p>1</text:p>
          </table:table-cell>
          <table:table-cell/>
          <table:table-cell table:formula="of:=IF([.K349]=0; 1; IF(COUNTIF([.K347:.K349]; [.K349])=3; IF([.K349]=5; IF([.C349]&gt;=20;0;5); [.K349]+1); IF([.K349]=5; IF([.C349]&gt;=20; 0; 5); [.K349])))" office:value-type="float" office:value="3" calcext:value-type="float">
            <text:p>3</text:p>
          </table:table-cell>
          <table:table-cell table:formula="of:=IF([.K350]=0; 0; IF([.K349] = 0; IF([.B350]&gt;=10; &quot;C&quot;; &quot;S&quot;); [.L349]))" office:value-type="string" office:string-value="C" calcext:value-type="string">
            <text:p>C</text:p>
          </table:table-cell>
          <table:table-cell table:formula="of:=IF([.K350]=[.E350]; 1; 0)" office:value-type="float" office:value="0" calcext:value-type="float">
            <text:p>0</text:p>
          </table:table-cell>
          <table:table-cell table:formula="of:=IF([.L350]=[.D35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5" calcext:value-type="float">
            <text:p>10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51]&gt;=20; 1; 0)" office:value-type="float" office:value="0" calcext:value-type="float">
            <text:p>0</text:p>
          </table:table-cell>
          <table:table-cell table:formula="of:=IF([.C351]&lt;=5; 1; 0)" office:value-type="float" office:value="0" calcext:value-type="float">
            <text:p>0</text:p>
          </table:table-cell>
          <table:table-cell table:formula="of:=IF([.B351] &gt; [.B350]; [.I350] + 1; 0)" office:value-type="float" office:value="2" calcext:value-type="float">
            <text:p>2</text:p>
          </table:table-cell>
          <table:table-cell/>
          <table:table-cell table:formula="of:=IF([.K350]=0; 1; IF(COUNTIF([.K348:.K350]; [.K350])=3; IF([.K350]=5; IF([.C350]&gt;=20;0;5); [.K350]+1); IF([.K350]=5; IF([.C350]&gt;=20; 0; 5); [.K350])))" office:value-type="float" office:value="3" calcext:value-type="float">
            <text:p>3</text:p>
          </table:table-cell>
          <table:table-cell table:formula="of:=IF([.K351]=0; 0; IF([.K350] = 0; IF([.B351]&gt;=10; &quot;C&quot;; &quot;S&quot;); [.L350]))" office:value-type="string" office:string-value="C" calcext:value-type="string">
            <text:p>C</text:p>
          </table:table-cell>
          <table:table-cell table:formula="of:=IF([.K351]=[.E351]; 1; 0)" office:value-type="float" office:value="0" calcext:value-type="float">
            <text:p>0</text:p>
          </table:table-cell>
          <table:table-cell table:formula="of:=IF([.L351]=[.D35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52]&gt;=20; 1; 0)" office:value-type="float" office:value="0" calcext:value-type="float">
            <text:p>0</text:p>
          </table:table-cell>
          <table:table-cell table:formula="of:=IF([.C352]&lt;=5; 1; 0)" office:value-type="float" office:value="1" calcext:value-type="float">
            <text:p>1</text:p>
          </table:table-cell>
          <table:table-cell table:formula="of:=IF([.B352] &gt; [.B351]; [.I351] + 1; 0)" office:value-type="float" office:value="3" calcext:value-type="float">
            <text:p>3</text:p>
          </table:table-cell>
          <table:table-cell/>
          <table:table-cell table:formula="of:=IF([.K351]=0; 1; IF(COUNTIF([.K349:.K351]; [.K351])=3; IF([.K351]=5; IF([.C351]&gt;=20;0;5); [.K351]+1); IF([.K351]=5; IF([.C351]&gt;=20; 0; 5); [.K351])))" office:value-type="float" office:value="3" calcext:value-type="float">
            <text:p>3</text:p>
          </table:table-cell>
          <table:table-cell table:formula="of:=IF([.K352]=0; 0; IF([.K351] = 0; IF([.B352]&gt;=10; &quot;C&quot;; &quot;S&quot;); [.L351]))" office:value-type="string" office:string-value="C" calcext:value-type="string">
            <text:p>C</text:p>
          </table:table-cell>
          <table:table-cell table:formula="of:=IF([.K352]=[.E352]; 1; 0)" office:value-type="float" office:value="0" calcext:value-type="float">
            <text:p>0</text:p>
          </table:table-cell>
          <table:table-cell table:formula="of:=IF([.L352]=[.D35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.5" calcext:value-type="float">
            <text:p>17.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53]&gt;=20; 1; 0)" office:value-type="float" office:value="0" calcext:value-type="float">
            <text:p>0</text:p>
          </table:table-cell>
          <table:table-cell table:formula="of:=IF([.C353]&lt;=5; 1; 0)" office:value-type="float" office:value="0" calcext:value-type="float">
            <text:p>0</text:p>
          </table:table-cell>
          <table:table-cell table:formula="of:=IF([.B353] &gt; [.B352]; [.I352] + 1; 0)" office:value-type="float" office:value="4" calcext:value-type="float">
            <text:p>4</text:p>
          </table:table-cell>
          <table:table-cell/>
          <table:table-cell table:formula="of:=IF([.K352]=0; 1; IF(COUNTIF([.K350:.K352]; [.K352])=3; IF([.K352]=5; IF([.C352]&gt;=20;0;5); [.K352]+1); IF([.K352]=5; IF([.C352]&gt;=20; 0; 5); [.K352])))" office:value-type="float" office:value="4" calcext:value-type="float">
            <text:p>4</text:p>
          </table:table-cell>
          <table:table-cell table:formula="of:=IF([.K353]=0; 0; IF([.K352] = 0; IF([.B353]&gt;=10; &quot;C&quot;; &quot;S&quot;); [.L352]))" office:value-type="string" office:string-value="C" calcext:value-type="string">
            <text:p>C</text:p>
          </table:table-cell>
          <table:table-cell table:formula="of:=IF([.K353]=[.E353]; 1; 0)" office:value-type="float" office:value="0" calcext:value-type="float">
            <text:p>0</text:p>
          </table:table-cell>
          <table:table-cell table:formula="of:=IF([.L353]=[.D35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.4" calcext:value-type="float">
            <text:p>21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54]&gt;=20; 1; 0)" office:value-type="float" office:value="1" calcext:value-type="float">
            <text:p>1</text:p>
          </table:table-cell>
          <table:table-cell table:formula="of:=IF([.C354]&lt;=5; 1; 0)" office:value-type="float" office:value="1" calcext:value-type="float">
            <text:p>1</text:p>
          </table:table-cell>
          <table:table-cell table:formula="of:=IF([.B354] &gt; [.B353]; [.I353] + 1; 0)" office:value-type="float" office:value="5" calcext:value-type="float">
            <text:p>5</text:p>
          </table:table-cell>
          <table:table-cell/>
          <table:table-cell table:formula="of:=IF([.K353]=0; 1; IF(COUNTIF([.K351:.K353]; [.K353])=3; IF([.K353]=5; IF([.C353]&gt;=20;0;5); [.K353]+1); IF([.K353]=5; IF([.C353]&gt;=20; 0; 5); [.K353])))" office:value-type="float" office:value="4" calcext:value-type="float">
            <text:p>4</text:p>
          </table:table-cell>
          <table:table-cell table:formula="of:=IF([.K354]=0; 0; IF([.K353] = 0; IF([.B354]&gt;=10; &quot;C&quot;; &quot;S&quot;); [.L353]))" office:value-type="string" office:string-value="C" calcext:value-type="string">
            <text:p>C</text:p>
          </table:table-cell>
          <table:table-cell table:formula="of:=IF([.K354]=[.E354]; 1; 0)" office:value-type="float" office:value="0" calcext:value-type="float">
            <text:p>0</text:p>
          </table:table-cell>
          <table:table-cell table:formula="of:=IF([.L354]=[.D35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.4" calcext:value-type="float">
            <text:p>24.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55]&gt;=20; 1; 0)" office:value-type="float" office:value="1" calcext:value-type="float">
            <text:p>1</text:p>
          </table:table-cell>
          <table:table-cell table:formula="of:=IF([.C355]&lt;=5; 1; 0)" office:value-type="float" office:value="1" calcext:value-type="float">
            <text:p>1</text:p>
          </table:table-cell>
          <table:table-cell table:formula="of:=IF([.B355] &gt; [.B354]; [.I354] + 1; 0)" office:value-type="float" office:value="6" calcext:value-type="float">
            <text:p>6</text:p>
          </table:table-cell>
          <table:table-cell/>
          <table:table-cell table:formula="of:=IF([.K354]=0; 1; IF(COUNTIF([.K352:.K354]; [.K354])=3; IF([.K354]=5; IF([.C354]&gt;=20;0;5); [.K354]+1); IF([.K354]=5; IF([.C354]&gt;=20; 0; 5); [.K354])))" office:value-type="float" office:value="4" calcext:value-type="float">
            <text:p>4</text:p>
          </table:table-cell>
          <table:table-cell table:formula="of:=IF([.K355]=0; 0; IF([.K354] = 0; IF([.B355]&gt;=10; &quot;C&quot;; &quot;S&quot;); [.L354]))" office:value-type="string" office:string-value="C" calcext:value-type="string">
            <text:p>C</text:p>
          </table:table-cell>
          <table:table-cell table:formula="of:=IF([.K355]=[.E355]; 1; 0)" office:value-type="float" office:value="0" calcext:value-type="float">
            <text:p>0</text:p>
          </table:table-cell>
          <table:table-cell table:formula="of:=IF([.L355]=[.D35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.8" calcext:value-type="float">
            <text:p>25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56]&gt;=20; 1; 0)" office:value-type="float" office:value="1" calcext:value-type="float">
            <text:p>1</text:p>
          </table:table-cell>
          <table:table-cell table:formula="of:=IF([.C356]&lt;=5; 1; 0)" office:value-type="float" office:value="0" calcext:value-type="float">
            <text:p>0</text:p>
          </table:table-cell>
          <table:table-cell table:formula="of:=IF([.B356] &gt; [.B355]; [.I355] + 1; 0)" office:value-type="float" office:value="7" calcext:value-type="float">
            <text:p>7</text:p>
          </table:table-cell>
          <table:table-cell/>
          <table:table-cell table:formula="of:=IF([.K355]=0; 1; IF(COUNTIF([.K353:.K355]; [.K355])=3; IF([.K355]=5; IF([.C355]&gt;=20;0;5); [.K355]+1); IF([.K355]=5; IF([.C355]&gt;=20; 0; 5); [.K355])))" office:value-type="float" office:value="5" calcext:value-type="float">
            <text:p>5</text:p>
          </table:table-cell>
          <table:table-cell table:formula="of:=IF([.K356]=0; 0; IF([.K355] = 0; IF([.B356]&gt;=10; &quot;C&quot;; &quot;S&quot;); [.L355]))" office:value-type="string" office:string-value="C" calcext:value-type="string">
            <text:p>C</text:p>
          </table:table-cell>
          <table:table-cell table:formula="of:=IF([.K356]=[.E356]; 1; 0)" office:value-type="float" office:value="0" calcext:value-type="float">
            <text:p>0</text:p>
          </table:table-cell>
          <table:table-cell table:formula="of:=IF([.L356]=[.D35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57]&gt;=20; 1; 0)" office:value-type="float" office:value="1" calcext:value-type="float">
            <text:p>1</text:p>
          </table:table-cell>
          <table:table-cell table:formula="of:=IF([.C357]&lt;=5; 1; 0)" office:value-type="float" office:value="0" calcext:value-type="float">
            <text:p>0</text:p>
          </table:table-cell>
          <table:table-cell table:formula="of:=IF([.B357] &gt; [.B356]; [.I356] + 1; 0)" office:value-type="float" office:value="0" calcext:value-type="float">
            <text:p>0</text:p>
          </table:table-cell>
          <table:table-cell/>
          <table:table-cell table:formula="of:=IF([.K356]=0; 1; IF(COUNTIF([.K354:.K356]; [.K356])=3; IF([.K356]=5; IF([.C356]&gt;=20;0;5); [.K356]+1); IF([.K356]=5; IF([.C356]&gt;=20; 0; 5); [.K356])))" office:value-type="float" office:value="5" calcext:value-type="float">
            <text:p>5</text:p>
          </table:table-cell>
          <table:table-cell table:formula="of:=IF([.K357]=0; 0; IF([.K356] = 0; IF([.B357]&gt;=10; &quot;C&quot;; &quot;S&quot;); [.L356]))" office:value-type="string" office:string-value="C" calcext:value-type="string">
            <text:p>C</text:p>
          </table:table-cell>
          <table:table-cell table:formula="of:=IF([.K357]=[.E357]; 1; 0)" office:value-type="float" office:value="0" calcext:value-type="float">
            <text:p>0</text:p>
          </table:table-cell>
          <table:table-cell table:formula="of:=IF([.L357]=[.D35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.1" calcext:value-type="float">
            <text:p>24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358]&gt;=20; 1; 0)" office:value-type="float" office:value="1" calcext:value-type="float">
            <text:p>1</text:p>
          </table:table-cell>
          <table:table-cell table:formula="of:=IF([.C358]&lt;=5; 1; 0)" office:value-type="float" office:value="1" calcext:value-type="float">
            <text:p>1</text:p>
          </table:table-cell>
          <table:table-cell table:formula="of:=IF([.B358] &gt; [.B357]; [.I357] + 1; 0)" office:value-type="float" office:value="0" calcext:value-type="float">
            <text:p>0</text:p>
          </table:table-cell>
          <table:table-cell/>
          <table:table-cell table:formula="of:=IF([.K357]=0; 1; IF(COUNTIF([.K355:.K357]; [.K357])=3; IF([.K357]=5; IF([.C357]&gt;=20;0;5); [.K357]+1); IF([.K357]=5; IF([.C357]&gt;=20; 0; 5); [.K357])))" office:value-type="float" office:value="0" calcext:value-type="float">
            <text:p>0</text:p>
          </table:table-cell>
          <table:table-cell table:formula="of:=IF([.K358]=0; 0; IF([.K357] = 0; IF([.B358]&gt;=10; &quot;C&quot;; &quot;S&quot;); [.L357]))" office:value-type="float" office:value="0" calcext:value-type="float">
            <text:p>0</text:p>
          </table:table-cell>
          <table:table-cell table:formula="of:=IF([.K358]=[.E358]; 1; 0)" office:value-type="float" office:value="1" calcext:value-type="float">
            <text:p>1</text:p>
          </table:table-cell>
          <table:table-cell table:formula="of:=IF([.L358]=[.D35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59]&gt;=20; 1; 0)" office:value-type="float" office:value="1" calcext:value-type="float">
            <text:p>1</text:p>
          </table:table-cell>
          <table:table-cell table:formula="of:=IF([.C359]&lt;=5; 1; 0)" office:value-type="float" office:value="1" calcext:value-type="float">
            <text:p>1</text:p>
          </table:table-cell>
          <table:table-cell table:formula="of:=IF([.B359] &gt; [.B358]; [.I358] + 1; 0)" office:value-type="float" office:value="0" calcext:value-type="float">
            <text:p>0</text:p>
          </table:table-cell>
          <table:table-cell/>
          <table:table-cell table:formula="of:=IF([.K358]=0; 1; IF(COUNTIF([.K356:.K358]; [.K358])=3; IF([.K358]=5; IF([.C358]&gt;=20;0;5); [.K358]+1); IF([.K358]=5; IF([.C358]&gt;=20; 0; 5); [.K358])))" office:value-type="float" office:value="1" calcext:value-type="float">
            <text:p>1</text:p>
          </table:table-cell>
          <table:table-cell table:formula="of:=IF([.K359]=0; 0; IF([.K358] = 0; IF([.B359]&gt;=10; &quot;C&quot;; &quot;S&quot;); [.L358]))" office:value-type="string" office:string-value="C" calcext:value-type="string">
            <text:p>C</text:p>
          </table:table-cell>
          <table:table-cell table:formula="of:=IF([.K359]=[.E359]; 1; 0)" office:value-type="float" office:value="0" calcext:value-type="float">
            <text:p>0</text:p>
          </table:table-cell>
          <table:table-cell table:formula="of:=IF([.L359]=[.D35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.3" calcext:value-type="float">
            <text:p>20.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60]&gt;=20; 1; 0)" office:value-type="float" office:value="1" calcext:value-type="float">
            <text:p>1</text:p>
          </table:table-cell>
          <table:table-cell table:formula="of:=IF([.C360]&lt;=5; 1; 0)" office:value-type="float" office:value="1" calcext:value-type="float">
            <text:p>1</text:p>
          </table:table-cell>
          <table:table-cell table:formula="of:=IF([.B360] &gt; [.B359]; [.I359] + 1; 0)" office:value-type="float" office:value="0" calcext:value-type="float">
            <text:p>0</text:p>
          </table:table-cell>
          <table:table-cell/>
          <table:table-cell table:formula="of:=IF([.K359]=0; 1; IF(COUNTIF([.K357:.K359]; [.K359])=3; IF([.K359]=5; IF([.C359]&gt;=20;0;5); [.K359]+1); IF([.K359]=5; IF([.C359]&gt;=20; 0; 5); [.K359])))" office:value-type="float" office:value="1" calcext:value-type="float">
            <text:p>1</text:p>
          </table:table-cell>
          <table:table-cell table:formula="of:=IF([.K360]=0; 0; IF([.K359] = 0; IF([.B360]&gt;=10; &quot;C&quot;; &quot;S&quot;); [.L359]))" office:value-type="string" office:string-value="C" calcext:value-type="string">
            <text:p>C</text:p>
          </table:table-cell>
          <table:table-cell table:formula="of:=IF([.K360]=[.E360]; 1; 0)" office:value-type="float" office:value="0" calcext:value-type="float">
            <text:p>0</text:p>
          </table:table-cell>
          <table:table-cell table:formula="of:=IF([.L360]=[.D36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61]&gt;=20; 1; 0)" office:value-type="float" office:value="0" calcext:value-type="float">
            <text:p>0</text:p>
          </table:table-cell>
          <table:table-cell table:formula="of:=IF([.C361]&lt;=5; 1; 0)" office:value-type="float" office:value="1" calcext:value-type="float">
            <text:p>1</text:p>
          </table:table-cell>
          <table:table-cell table:formula="of:=IF([.B361] &gt; [.B360]; [.I360] + 1; 0)" office:value-type="float" office:value="0" calcext:value-type="float">
            <text:p>0</text:p>
          </table:table-cell>
          <table:table-cell/>
          <table:table-cell table:formula="of:=IF([.K360]=0; 1; IF(COUNTIF([.K358:.K360]; [.K360])=3; IF([.K360]=5; IF([.C360]&gt;=20;0;5); [.K360]+1); IF([.K360]=5; IF([.C360]&gt;=20; 0; 5); [.K360])))" office:value-type="float" office:value="1" calcext:value-type="float">
            <text:p>1</text:p>
          </table:table-cell>
          <table:table-cell table:formula="of:=IF([.K361]=0; 0; IF([.K360] = 0; IF([.B361]&gt;=10; &quot;C&quot;; &quot;S&quot;); [.L360]))" office:value-type="string" office:string-value="C" calcext:value-type="string">
            <text:p>C</text:p>
          </table:table-cell>
          <table:table-cell table:formula="of:=IF([.K361]=[.E361]; 1; 0)" office:value-type="float" office:value="0" calcext:value-type="float">
            <text:p>0</text:p>
          </table:table-cell>
          <table:table-cell table:formula="of:=IF([.L361]=[.D36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.3" calcext:value-type="float">
            <text:p>20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62]&gt;=20; 1; 0)" office:value-type="float" office:value="1" calcext:value-type="float">
            <text:p>1</text:p>
          </table:table-cell>
          <table:table-cell table:formula="of:=IF([.C362]&lt;=5; 1; 0)" office:value-type="float" office:value="0" calcext:value-type="float">
            <text:p>0</text:p>
          </table:table-cell>
          <table:table-cell table:formula="of:=IF([.B362] &gt; [.B361]; [.I361] + 1; 0)" office:value-type="float" office:value="1" calcext:value-type="float">
            <text:p>1</text:p>
          </table:table-cell>
          <table:table-cell/>
          <table:table-cell table:formula="of:=IF([.K361]=0; 1; IF(COUNTIF([.K359:.K361]; [.K361])=3; IF([.K361]=5; IF([.C361]&gt;=20;0;5); [.K361]+1); IF([.K361]=5; IF([.C361]&gt;=20; 0; 5); [.K361])))" office:value-type="float" office:value="2" calcext:value-type="float">
            <text:p>2</text:p>
          </table:table-cell>
          <table:table-cell table:formula="of:=IF([.K362]=0; 0; IF([.K361] = 0; IF([.B362]&gt;=10; &quot;C&quot;; &quot;S&quot;); [.L361]))" office:value-type="string" office:string-value="C" calcext:value-type="string">
            <text:p>C</text:p>
          </table:table-cell>
          <table:table-cell table:formula="of:=IF([.K362]=[.E362]; 1; 0)" office:value-type="float" office:value="0" calcext:value-type="float">
            <text:p>0</text:p>
          </table:table-cell>
          <table:table-cell table:formula="of:=IF([.L362]=[.D36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.3" calcext:value-type="float">
            <text:p>22.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63]&gt;=20; 1; 0)" office:value-type="float" office:value="1" calcext:value-type="float">
            <text:p>1</text:p>
          </table:table-cell>
          <table:table-cell table:formula="of:=IF([.C363]&lt;=5; 1; 0)" office:value-type="float" office:value="0" calcext:value-type="float">
            <text:p>0</text:p>
          </table:table-cell>
          <table:table-cell table:formula="of:=IF([.B363] &gt; [.B362]; [.I362] + 1; 0)" office:value-type="float" office:value="2" calcext:value-type="float">
            <text:p>2</text:p>
          </table:table-cell>
          <table:table-cell/>
          <table:table-cell table:formula="of:=IF([.K362]=0; 1; IF(COUNTIF([.K360:.K362]; [.K362])=3; IF([.K362]=5; IF([.C362]&gt;=20;0;5); [.K362]+1); IF([.K362]=5; IF([.C362]&gt;=20; 0; 5); [.K362])))" office:value-type="float" office:value="2" calcext:value-type="float">
            <text:p>2</text:p>
          </table:table-cell>
          <table:table-cell table:formula="of:=IF([.K363]=0; 0; IF([.K362] = 0; IF([.B363]&gt;=10; &quot;C&quot;; &quot;S&quot;); [.L362]))" office:value-type="string" office:string-value="C" calcext:value-type="string">
            <text:p>C</text:p>
          </table:table-cell>
          <table:table-cell table:formula="of:=IF([.K363]=[.E363]; 1; 0)" office:value-type="float" office:value="0" calcext:value-type="float">
            <text:p>0</text:p>
          </table:table-cell>
          <table:table-cell table:formula="of:=IF([.L363]=[.D36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64]&gt;=20; 1; 0)" office:value-type="float" office:value="1" calcext:value-type="float">
            <text:p>1</text:p>
          </table:table-cell>
          <table:table-cell table:formula="of:=IF([.C364]&lt;=5; 1; 0)" office:value-type="float" office:value="1" calcext:value-type="float">
            <text:p>1</text:p>
          </table:table-cell>
          <table:table-cell table:formula="of:=IF([.B364] &gt; [.B363]; [.I363] + 1; 0)" office:value-type="float" office:value="3" calcext:value-type="float">
            <text:p>3</text:p>
          </table:table-cell>
          <table:table-cell/>
          <table:table-cell table:formula="of:=IF([.K363]=0; 1; IF(COUNTIF([.K361:.K363]; [.K363])=3; IF([.K363]=5; IF([.C363]&gt;=20;0;5); [.K363]+1); IF([.K363]=5; IF([.C363]&gt;=20; 0; 5); [.K363])))" office:value-type="float" office:value="2" calcext:value-type="float">
            <text:p>2</text:p>
          </table:table-cell>
          <table:table-cell table:formula="of:=IF([.K364]=0; 0; IF([.K363] = 0; IF([.B364]&gt;=10; &quot;C&quot;; &quot;S&quot;); [.L363]))" office:value-type="string" office:string-value="C" calcext:value-type="string">
            <text:p>C</text:p>
          </table:table-cell>
          <table:table-cell table:formula="of:=IF([.K364]=[.E364]; 1; 0)" office:value-type="float" office:value="0" calcext:value-type="float">
            <text:p>0</text:p>
          </table:table-cell>
          <table:table-cell table:formula="of:=IF([.L364]=[.D36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.5" calcext:value-type="float">
            <text:p>27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65]&gt;=20; 1; 0)" office:value-type="float" office:value="1" calcext:value-type="float">
            <text:p>1</text:p>
          </table:table-cell>
          <table:table-cell table:formula="of:=IF([.C365]&lt;=5; 1; 0)" office:value-type="float" office:value="1" calcext:value-type="float">
            <text:p>1</text:p>
          </table:table-cell>
          <table:table-cell table:formula="of:=IF([.B365] &gt; [.B364]; [.I364] + 1; 0)" office:value-type="float" office:value="4" calcext:value-type="float">
            <text:p>4</text:p>
          </table:table-cell>
          <table:table-cell/>
          <table:table-cell table:formula="of:=IF([.K364]=0; 1; IF(COUNTIF([.K362:.K364]; [.K364])=3; IF([.K364]=5; IF([.C364]&gt;=20;0;5); [.K364]+1); IF([.K364]=5; IF([.C364]&gt;=20; 0; 5); [.K364])))" office:value-type="float" office:value="3" calcext:value-type="float">
            <text:p>3</text:p>
          </table:table-cell>
          <table:table-cell table:formula="of:=IF([.K365]=0; 0; IF([.K364] = 0; IF([.B365]&gt;=10; &quot;C&quot;; &quot;S&quot;); [.L364]))" office:value-type="string" office:string-value="C" calcext:value-type="string">
            <text:p>C</text:p>
          </table:table-cell>
          <table:table-cell table:formula="of:=IF([.K365]=[.E365]; 1; 0)" office:value-type="float" office:value="0" calcext:value-type="float">
            <text:p>0</text:p>
          </table:table-cell>
          <table:table-cell table:formula="of:=IF([.L365]=[.D36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9.1" calcext:value-type="float">
            <text:p>29.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66]&gt;=20; 1; 0)" office:value-type="float" office:value="1" calcext:value-type="float">
            <text:p>1</text:p>
          </table:table-cell>
          <table:table-cell table:formula="of:=IF([.C366]&lt;=5; 1; 0)" office:value-type="float" office:value="0" calcext:value-type="float">
            <text:p>0</text:p>
          </table:table-cell>
          <table:table-cell table:formula="of:=IF([.B366] &gt; [.B365]; [.I365] + 1; 0)" office:value-type="float" office:value="5" calcext:value-type="float">
            <text:p>5</text:p>
          </table:table-cell>
          <table:table-cell/>
          <table:table-cell table:formula="of:=IF([.K365]=0; 1; IF(COUNTIF([.K363:.K365]; [.K365])=3; IF([.K365]=5; IF([.C365]&gt;=20;0;5); [.K365]+1); IF([.K365]=5; IF([.C365]&gt;=20; 0; 5); [.K365])))" office:value-type="float" office:value="3" calcext:value-type="float">
            <text:p>3</text:p>
          </table:table-cell>
          <table:table-cell table:formula="of:=IF([.K366]=0; 0; IF([.K365] = 0; IF([.B366]&gt;=10; &quot;C&quot;; &quot;S&quot;); [.L365]))" office:value-type="string" office:string-value="C" calcext:value-type="string">
            <text:p>C</text:p>
          </table:table-cell>
          <table:table-cell table:formula="of:=IF([.K366]=[.E366]; 1; 0)" office:value-type="float" office:value="0" calcext:value-type="float">
            <text:p>0</text:p>
          </table:table-cell>
          <table:table-cell table:formula="of:=IF([.L366]=[.D36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67]&gt;=20; 1; 0)" office:value-type="float" office:value="1" calcext:value-type="float">
            <text:p>1</text:p>
          </table:table-cell>
          <table:table-cell table:formula="of:=IF([.C367]&lt;=5; 1; 0)" office:value-type="float" office:value="1" calcext:value-type="float">
            <text:p>1</text:p>
          </table:table-cell>
          <table:table-cell table:formula="of:=IF([.B367] &gt; [.B366]; [.I366] + 1; 0)" office:value-type="float" office:value="0" calcext:value-type="float">
            <text:p>0</text:p>
          </table:table-cell>
          <table:table-cell/>
          <table:table-cell table:formula="of:=IF([.K366]=0; 1; IF(COUNTIF([.K364:.K366]; [.K366])=3; IF([.K366]=5; IF([.C366]&gt;=20;0;5); [.K366]+1); IF([.K366]=5; IF([.C366]&gt;=20; 0; 5); [.K366])))" office:value-type="float" office:value="3" calcext:value-type="float">
            <text:p>3</text:p>
          </table:table-cell>
          <table:table-cell table:formula="of:=IF([.K367]=0; 0; IF([.K366] = 0; IF([.B367]&gt;=10; &quot;C&quot;; &quot;S&quot;); [.L366]))" office:value-type="string" office:string-value="C" calcext:value-type="string">
            <text:p>C</text:p>
          </table:table-cell>
          <table:table-cell table:formula="of:=IF([.K367]=[.E367]; 1; 0)" office:value-type="float" office:value="0" calcext:value-type="float">
            <text:p>0</text:p>
          </table:table-cell>
          <table:table-cell table:formula="of:=IF([.L367]=[.D36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.2" calcext:value-type="float">
            <text:p>27.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68]&gt;=20; 1; 0)" office:value-type="float" office:value="1" calcext:value-type="float">
            <text:p>1</text:p>
          </table:table-cell>
          <table:table-cell table:formula="of:=IF([.C368]&lt;=5; 1; 0)" office:value-type="float" office:value="0" calcext:value-type="float">
            <text:p>0</text:p>
          </table:table-cell>
          <table:table-cell table:formula="of:=IF([.B368] &gt; [.B367]; [.I367] + 1; 0)" office:value-type="float" office:value="0" calcext:value-type="float">
            <text:p>0</text:p>
          </table:table-cell>
          <table:table-cell/>
          <table:table-cell table:formula="of:=IF([.K367]=0; 1; IF(COUNTIF([.K365:.K367]; [.K367])=3; IF([.K367]=5; IF([.C367]&gt;=20;0;5); [.K367]+1); IF([.K367]=5; IF([.C367]&gt;=20; 0; 5); [.K367])))" office:value-type="float" office:value="4" calcext:value-type="float">
            <text:p>4</text:p>
          </table:table-cell>
          <table:table-cell table:formula="of:=IF([.K368]=0; 0; IF([.K367] = 0; IF([.B368]&gt;=10; &quot;C&quot;; &quot;S&quot;); [.L367]))" office:value-type="string" office:string-value="C" calcext:value-type="string">
            <text:p>C</text:p>
          </table:table-cell>
          <table:table-cell table:formula="of:=IF([.K368]=[.E368]; 1; 0)" office:value-type="float" office:value="0" calcext:value-type="float">
            <text:p>0</text:p>
          </table:table-cell>
          <table:table-cell table:formula="of:=IF([.L368]=[.D36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4.1" calcext:value-type="float">
            <text:p>24.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69]&gt;=20; 1; 0)" office:value-type="float" office:value="1" calcext:value-type="float">
            <text:p>1</text:p>
          </table:table-cell>
          <table:table-cell table:formula="of:=IF([.C369]&lt;=5; 1; 0)" office:value-type="float" office:value="0" calcext:value-type="float">
            <text:p>0</text:p>
          </table:table-cell>
          <table:table-cell table:formula="of:=IF([.B369] &gt; [.B368]; [.I368] + 1; 0)" office:value-type="float" office:value="0" calcext:value-type="float">
            <text:p>0</text:p>
          </table:table-cell>
          <table:table-cell/>
          <table:table-cell table:formula="of:=IF([.K368]=0; 1; IF(COUNTIF([.K366:.K368]; [.K368])=3; IF([.K368]=5; IF([.C368]&gt;=20;0;5); [.K368]+1); IF([.K368]=5; IF([.C368]&gt;=20; 0; 5); [.K368])))" office:value-type="float" office:value="4" calcext:value-type="float">
            <text:p>4</text:p>
          </table:table-cell>
          <table:table-cell table:formula="of:=IF([.K369]=0; 0; IF([.K368] = 0; IF([.B369]&gt;=10; &quot;C&quot;; &quot;S&quot;); [.L368]))" office:value-type="string" office:string-value="C" calcext:value-type="string">
            <text:p>C</text:p>
          </table:table-cell>
          <table:table-cell table:formula="of:=IF([.K369]=[.E369]; 1; 0)" office:value-type="float" office:value="0" calcext:value-type="float">
            <text:p>0</text:p>
          </table:table-cell>
          <table:table-cell table:formula="of:=IF([.L369]=[.D36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0.4" calcext:value-type="float">
            <text:p>20.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70]&gt;=20; 1; 0)" office:value-type="float" office:value="1" calcext:value-type="float">
            <text:p>1</text:p>
          </table:table-cell>
          <table:table-cell table:formula="of:=IF([.C370]&lt;=5; 1; 0)" office:value-type="float" office:value="0" calcext:value-type="float">
            <text:p>0</text:p>
          </table:table-cell>
          <table:table-cell table:formula="of:=IF([.B370] &gt; [.B369]; [.I369] + 1; 0)" office:value-type="float" office:value="0" calcext:value-type="float">
            <text:p>0</text:p>
          </table:table-cell>
          <table:table-cell/>
          <table:table-cell table:formula="of:=IF([.K369]=0; 1; IF(COUNTIF([.K367:.K369]; [.K369])=3; IF([.K369]=5; IF([.C369]&gt;=20;0;5); [.K369]+1); IF([.K369]=5; IF([.C369]&gt;=20; 0; 5); [.K369])))" office:value-type="float" office:value="4" calcext:value-type="float">
            <text:p>4</text:p>
          </table:table-cell>
          <table:table-cell table:formula="of:=IF([.K370]=0; 0; IF([.K369] = 0; IF([.B370]&gt;=10; &quot;C&quot;; &quot;S&quot;); [.L369]))" office:value-type="string" office:string-value="C" calcext:value-type="string">
            <text:p>C</text:p>
          </table:table-cell>
          <table:table-cell table:formula="of:=IF([.K370]=[.E370]; 1; 0)" office:value-type="float" office:value="0" calcext:value-type="float">
            <text:p>0</text:p>
          </table:table-cell>
          <table:table-cell table:formula="of:=IF([.L370]=[.D37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.1" calcext:value-type="float">
            <text:p>17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71]&gt;=20; 1; 0)" office:value-type="float" office:value="0" calcext:value-type="float">
            <text:p>0</text:p>
          </table:table-cell>
          <table:table-cell table:formula="of:=IF([.C371]&lt;=5; 1; 0)" office:value-type="float" office:value="0" calcext:value-type="float">
            <text:p>0</text:p>
          </table:table-cell>
          <table:table-cell table:formula="of:=IF([.B371] &gt; [.B370]; [.I370] + 1; 0)" office:value-type="float" office:value="0" calcext:value-type="float">
            <text:p>0</text:p>
          </table:table-cell>
          <table:table-cell/>
          <table:table-cell table:formula="of:=IF([.K370]=0; 1; IF(COUNTIF([.K368:.K370]; [.K370])=3; IF([.K370]=5; IF([.C370]&gt;=20;0;5); [.K370]+1); IF([.K370]=5; IF([.C370]&gt;=20; 0; 5); [.K370])))" office:value-type="float" office:value="5" calcext:value-type="float">
            <text:p>5</text:p>
          </table:table-cell>
          <table:table-cell table:formula="of:=IF([.K371]=0; 0; IF([.K370] = 0; IF([.B371]&gt;=10; &quot;C&quot;; &quot;S&quot;); [.L370]))" office:value-type="string" office:string-value="C" calcext:value-type="string">
            <text:p>C</text:p>
          </table:table-cell>
          <table:table-cell table:formula="of:=IF([.K371]=[.E371]; 1; 0)" office:value-type="float" office:value="0" calcext:value-type="float">
            <text:p>0</text:p>
          </table:table-cell>
          <table:table-cell table:formula="of:=IF([.L371]=[.D37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.9" calcext:value-type="float">
            <text:p>14.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372]&gt;=20; 1; 0)" office:value-type="float" office:value="0" calcext:value-type="float">
            <text:p>0</text:p>
          </table:table-cell>
          <table:table-cell table:formula="of:=IF([.C372]&lt;=5; 1; 0)" office:value-type="float" office:value="1" calcext:value-type="float">
            <text:p>1</text:p>
          </table:table-cell>
          <table:table-cell table:formula="of:=IF([.B372] &gt; [.B371]; [.I371] + 1; 0)" office:value-type="float" office:value="0" calcext:value-type="float">
            <text:p>0</text:p>
          </table:table-cell>
          <table:table-cell/>
          <table:table-cell table:formula="of:=IF([.K371]=0; 1; IF(COUNTIF([.K369:.K371]; [.K371])=3; IF([.K371]=5; IF([.C371]&gt;=20;0;5); [.K371]+1); IF([.K371]=5; IF([.C371]&gt;=20; 0; 5); [.K371])))" office:value-type="float" office:value="0" calcext:value-type="float">
            <text:p>0</text:p>
          </table:table-cell>
          <table:table-cell table:formula="of:=IF([.K372]=0; 0; IF([.K371] = 0; IF([.B372]&gt;=10; &quot;C&quot;; &quot;S&quot;); [.L371]))" office:value-type="float" office:value="0" calcext:value-type="float">
            <text:p>0</text:p>
          </table:table-cell>
          <table:table-cell table:formula="of:=IF([.K372]=[.E372]; 1; 0)" office:value-type="float" office:value="1" calcext:value-type="float">
            <text:p>1</text:p>
          </table:table-cell>
          <table:table-cell table:formula="of:=IF([.L372]=[.D372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.1" calcext:value-type="float">
            <text:p>14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73]&gt;=20; 1; 0)" office:value-type="float" office:value="0" calcext:value-type="float">
            <text:p>0</text:p>
          </table:table-cell>
          <table:table-cell table:formula="of:=IF([.C373]&lt;=5; 1; 0)" office:value-type="float" office:value="1" calcext:value-type="float">
            <text:p>1</text:p>
          </table:table-cell>
          <table:table-cell table:formula="of:=IF([.B373] &gt; [.B372]; [.I372] + 1; 0)" office:value-type="float" office:value="0" calcext:value-type="float">
            <text:p>0</text:p>
          </table:table-cell>
          <table:table-cell/>
          <table:table-cell table:formula="of:=IF([.K372]=0; 1; IF(COUNTIF([.K370:.K372]; [.K372])=3; IF([.K372]=5; IF([.C372]&gt;=20;0;5); [.K372]+1); IF([.K372]=5; IF([.C372]&gt;=20; 0; 5); [.K372])))" office:value-type="float" office:value="1" calcext:value-type="float">
            <text:p>1</text:p>
          </table:table-cell>
          <table:table-cell table:formula="of:=IF([.K373]=0; 0; IF([.K372] = 0; IF([.B373]&gt;=10; &quot;C&quot;; &quot;S&quot;); [.L372]))" office:value-type="string" office:string-value="C" calcext:value-type="string">
            <text:p>C</text:p>
          </table:table-cell>
          <table:table-cell table:formula="of:=IF([.K373]=[.E373]; 1; 0)" office:value-type="float" office:value="0" calcext:value-type="float">
            <text:p>0</text:p>
          </table:table-cell>
          <table:table-cell table:formula="of:=IF([.L373]=[.D37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.8" calcext:value-type="float">
            <text:p>14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74]&gt;=20; 1; 0)" office:value-type="float" office:value="0" calcext:value-type="float">
            <text:p>0</text:p>
          </table:table-cell>
          <table:table-cell table:formula="of:=IF([.C374]&lt;=5; 1; 0)" office:value-type="float" office:value="0" calcext:value-type="float">
            <text:p>0</text:p>
          </table:table-cell>
          <table:table-cell table:formula="of:=IF([.B374] &gt; [.B373]; [.I373] + 1; 0)" office:value-type="float" office:value="1" calcext:value-type="float">
            <text:p>1</text:p>
          </table:table-cell>
          <table:table-cell/>
          <table:table-cell table:formula="of:=IF([.K373]=0; 1; IF(COUNTIF([.K371:.K373]; [.K373])=3; IF([.K373]=5; IF([.C373]&gt;=20;0;5); [.K373]+1); IF([.K373]=5; IF([.C373]&gt;=20; 0; 5); [.K373])))" office:value-type="float" office:value="1" calcext:value-type="float">
            <text:p>1</text:p>
          </table:table-cell>
          <table:table-cell table:formula="of:=IF([.K374]=0; 0; IF([.K373] = 0; IF([.B374]&gt;=10; &quot;C&quot;; &quot;S&quot;); [.L373]))" office:value-type="string" office:string-value="C" calcext:value-type="string">
            <text:p>C</text:p>
          </table:table-cell>
          <table:table-cell table:formula="of:=IF([.K374]=[.E374]; 1; 0)" office:value-type="float" office:value="0" calcext:value-type="float">
            <text:p>0</text:p>
          </table:table-cell>
          <table:table-cell table:formula="of:=IF([.L374]=[.D37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6.3" calcext:value-type="float">
            <text:p>16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75]&gt;=20; 1; 0)" office:value-type="float" office:value="0" calcext:value-type="float">
            <text:p>0</text:p>
          </table:table-cell>
          <table:table-cell table:formula="of:=IF([.C375]&lt;=5; 1; 0)" office:value-type="float" office:value="0" calcext:value-type="float">
            <text:p>0</text:p>
          </table:table-cell>
          <table:table-cell table:formula="of:=IF([.B375] &gt; [.B374]; [.I374] + 1; 0)" office:value-type="float" office:value="2" calcext:value-type="float">
            <text:p>2</text:p>
          </table:table-cell>
          <table:table-cell/>
          <table:table-cell table:formula="of:=IF([.K374]=0; 1; IF(COUNTIF([.K372:.K374]; [.K374])=3; IF([.K374]=5; IF([.C374]&gt;=20;0;5); [.K374]+1); IF([.K374]=5; IF([.C374]&gt;=20; 0; 5); [.K374])))" office:value-type="float" office:value="1" calcext:value-type="float">
            <text:p>1</text:p>
          </table:table-cell>
          <table:table-cell table:formula="of:=IF([.K375]=0; 0; IF([.K374] = 0; IF([.B375]&gt;=10; &quot;C&quot;; &quot;S&quot;); [.L374]))" office:value-type="string" office:string-value="C" calcext:value-type="string">
            <text:p>C</text:p>
          </table:table-cell>
          <table:table-cell table:formula="of:=IF([.K375]=[.E375]; 1; 0)" office:value-type="float" office:value="0" calcext:value-type="float">
            <text:p>0</text:p>
          </table:table-cell>
          <table:table-cell table:formula="of:=IF([.L375]=[.D37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.7" calcext:value-type="float">
            <text:p>17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76]&gt;=20; 1; 0)" office:value-type="float" office:value="0" calcext:value-type="float">
            <text:p>0</text:p>
          </table:table-cell>
          <table:table-cell table:formula="of:=IF([.C376]&lt;=5; 1; 0)" office:value-type="float" office:value="0" calcext:value-type="float">
            <text:p>0</text:p>
          </table:table-cell>
          <table:table-cell table:formula="of:=IF([.B376] &gt; [.B375]; [.I375] + 1; 0)" office:value-type="float" office:value="3" calcext:value-type="float">
            <text:p>3</text:p>
          </table:table-cell>
          <table:table-cell/>
          <table:table-cell table:formula="of:=IF([.K375]=0; 1; IF(COUNTIF([.K373:.K375]; [.K375])=3; IF([.K375]=5; IF([.C375]&gt;=20;0;5); [.K375]+1); IF([.K375]=5; IF([.C375]&gt;=20; 0; 5); [.K375])))" office:value-type="float" office:value="2" calcext:value-type="float">
            <text:p>2</text:p>
          </table:table-cell>
          <table:table-cell table:formula="of:=IF([.K376]=0; 0; IF([.K375] = 0; IF([.B376]&gt;=10; &quot;C&quot;; &quot;S&quot;); [.L375]))" office:value-type="string" office:string-value="C" calcext:value-type="string">
            <text:p>C</text:p>
          </table:table-cell>
          <table:table-cell table:formula="of:=IF([.K376]=[.E376]; 1; 0)" office:value-type="float" office:value="0" calcext:value-type="float">
            <text:p>0</text:p>
          </table:table-cell>
          <table:table-cell table:formula="of:=IF([.L376]=[.D37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.3" calcext:value-type="float">
            <text:p>18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77]&gt;=20; 1; 0)" office:value-type="float" office:value="0" calcext:value-type="float">
            <text:p>0</text:p>
          </table:table-cell>
          <table:table-cell table:formula="of:=IF([.C377]&lt;=5; 1; 0)" office:value-type="float" office:value="1" calcext:value-type="float">
            <text:p>1</text:p>
          </table:table-cell>
          <table:table-cell table:formula="of:=IF([.B377] &gt; [.B376]; [.I376] + 1; 0)" office:value-type="float" office:value="4" calcext:value-type="float">
            <text:p>4</text:p>
          </table:table-cell>
          <table:table-cell/>
          <table:table-cell table:formula="of:=IF([.K376]=0; 1; IF(COUNTIF([.K374:.K376]; [.K376])=3; IF([.K376]=5; IF([.C376]&gt;=20;0;5); [.K376]+1); IF([.K376]=5; IF([.C376]&gt;=20; 0; 5); [.K376])))" office:value-type="float" office:value="2" calcext:value-type="float">
            <text:p>2</text:p>
          </table:table-cell>
          <table:table-cell table:formula="of:=IF([.K377]=0; 0; IF([.K376] = 0; IF([.B377]&gt;=10; &quot;C&quot;; &quot;S&quot;); [.L376]))" office:value-type="string" office:string-value="C" calcext:value-type="string">
            <text:p>C</text:p>
          </table:table-cell>
          <table:table-cell table:formula="of:=IF([.K377]=[.E377]; 1; 0)" office:value-type="float" office:value="0" calcext:value-type="float">
            <text:p>0</text:p>
          </table:table-cell>
          <table:table-cell table:formula="of:=IF([.L377]=[.D37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78]&gt;=20; 1; 0)" office:value-type="float" office:value="0" calcext:value-type="float">
            <text:p>0</text:p>
          </table:table-cell>
          <table:table-cell table:formula="of:=IF([.C378]&lt;=5; 1; 0)" office:value-type="float" office:value="0" calcext:value-type="float">
            <text:p>0</text:p>
          </table:table-cell>
          <table:table-cell table:formula="of:=IF([.B378] &gt; [.B377]; [.I377] + 1; 0)" office:value-type="float" office:value="0" calcext:value-type="float">
            <text:p>0</text:p>
          </table:table-cell>
          <table:table-cell/>
          <table:table-cell table:formula="of:=IF([.K377]=0; 1; IF(COUNTIF([.K375:.K377]; [.K377])=3; IF([.K377]=5; IF([.C377]&gt;=20;0;5); [.K377]+1); IF([.K377]=5; IF([.C377]&gt;=20; 0; 5); [.K377])))" office:value-type="float" office:value="2" calcext:value-type="float">
            <text:p>2</text:p>
          </table:table-cell>
          <table:table-cell table:formula="of:=IF([.K378]=0; 0; IF([.K377] = 0; IF([.B378]&gt;=10; &quot;C&quot;; &quot;S&quot;); [.L377]))" office:value-type="string" office:string-value="C" calcext:value-type="string">
            <text:p>C</text:p>
          </table:table-cell>
          <table:table-cell table:formula="of:=IF([.K378]=[.E378]; 1; 0)" office:value-type="float" office:value="0" calcext:value-type="float">
            <text:p>0</text:p>
          </table:table-cell>
          <table:table-cell table:formula="of:=IF([.L378]=[.D37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.1" calcext:value-type="float">
            <text:p>15.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79]&gt;=20; 1; 0)" office:value-type="float" office:value="0" calcext:value-type="float">
            <text:p>0</text:p>
          </table:table-cell>
          <table:table-cell table:formula="of:=IF([.C379]&lt;=5; 1; 0)" office:value-type="float" office:value="0" calcext:value-type="float">
            <text:p>0</text:p>
          </table:table-cell>
          <table:table-cell table:formula="of:=IF([.B379] &gt; [.B378]; [.I378] + 1; 0)" office:value-type="float" office:value="0" calcext:value-type="float">
            <text:p>0</text:p>
          </table:table-cell>
          <table:table-cell/>
          <table:table-cell table:formula="of:=IF([.K378]=0; 1; IF(COUNTIF([.K376:.K378]; [.K378])=3; IF([.K378]=5; IF([.C378]&gt;=20;0;5); [.K378]+1); IF([.K378]=5; IF([.C378]&gt;=20; 0; 5); [.K378])))" office:value-type="float" office:value="3" calcext:value-type="float">
            <text:p>3</text:p>
          </table:table-cell>
          <table:table-cell table:formula="of:=IF([.K379]=0; 0; IF([.K378] = 0; IF([.B379]&gt;=10; &quot;C&quot;; &quot;S&quot;); [.L378]))" office:value-type="string" office:string-value="C" calcext:value-type="string">
            <text:p>C</text:p>
          </table:table-cell>
          <table:table-cell table:formula="of:=IF([.K379]=[.E379]; 1; 0)" office:value-type="float" office:value="0" calcext:value-type="float">
            <text:p>0</text:p>
          </table:table-cell>
          <table:table-cell table:formula="of:=IF([.L379]=[.D37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80]&gt;=20; 1; 0)" office:value-type="float" office:value="0" calcext:value-type="float">
            <text:p>0</text:p>
          </table:table-cell>
          <table:table-cell table:formula="of:=IF([.C380]&lt;=5; 1; 0)" office:value-type="float" office:value="0" calcext:value-type="float">
            <text:p>0</text:p>
          </table:table-cell>
          <table:table-cell table:formula="of:=IF([.B380] &gt; [.B379]; [.I379] + 1; 0)" office:value-type="float" office:value="0" calcext:value-type="float">
            <text:p>0</text:p>
          </table:table-cell>
          <table:table-cell/>
          <table:table-cell table:formula="of:=IF([.K379]=0; 1; IF(COUNTIF([.K377:.K379]; [.K379])=3; IF([.K379]=5; IF([.C379]&gt;=20;0;5); [.K379]+1); IF([.K379]=5; IF([.C379]&gt;=20; 0; 5); [.K379])))" office:value-type="float" office:value="3" calcext:value-type="float">
            <text:p>3</text:p>
          </table:table-cell>
          <table:table-cell table:formula="of:=IF([.K380]=0; 0; IF([.K379] = 0; IF([.B380]&gt;=10; &quot;C&quot;; &quot;S&quot;); [.L379]))" office:value-type="string" office:string-value="C" calcext:value-type="string">
            <text:p>C</text:p>
          </table:table-cell>
          <table:table-cell table:formula="of:=IF([.K380]=[.E380]; 1; 0)" office:value-type="float" office:value="0" calcext:value-type="float">
            <text:p>0</text:p>
          </table:table-cell>
          <table:table-cell table:formula="of:=IF([.L380]=[.D38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7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81]&gt;=20; 1; 0)" office:value-type="float" office:value="0" calcext:value-type="float">
            <text:p>0</text:p>
          </table:table-cell>
          <table:table-cell table:formula="of:=IF([.C381]&lt;=5; 1; 0)" office:value-type="float" office:value="0" calcext:value-type="float">
            <text:p>0</text:p>
          </table:table-cell>
          <table:table-cell table:formula="of:=IF([.B381] &gt; [.B380]; [.I380] + 1; 0)" office:value-type="float" office:value="0" calcext:value-type="float">
            <text:p>0</text:p>
          </table:table-cell>
          <table:table-cell/>
          <table:table-cell table:formula="of:=IF([.K380]=0; 1; IF(COUNTIF([.K378:.K380]; [.K380])=3; IF([.K380]=5; IF([.C380]&gt;=20;0;5); [.K380]+1); IF([.K380]=5; IF([.C380]&gt;=20; 0; 5); [.K380])))" office:value-type="float" office:value="3" calcext:value-type="float">
            <text:p>3</text:p>
          </table:table-cell>
          <table:table-cell table:formula="of:=IF([.K381]=0; 0; IF([.K380] = 0; IF([.B381]&gt;=10; &quot;C&quot;; &quot;S&quot;); [.L380]))" office:value-type="string" office:string-value="C" calcext:value-type="string">
            <text:p>C</text:p>
          </table:table-cell>
          <table:table-cell table:formula="of:=IF([.K381]=[.E381]; 1; 0)" office:value-type="float" office:value="0" calcext:value-type="float">
            <text:p>0</text:p>
          </table:table-cell>
          <table:table-cell table:formula="of:=IF([.L381]=[.D38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4" calcext:value-type="float">
            <text:p>4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82]&gt;=20; 1; 0)" office:value-type="float" office:value="0" calcext:value-type="float">
            <text:p>0</text:p>
          </table:table-cell>
          <table:table-cell table:formula="of:=IF([.C382]&lt;=5; 1; 0)" office:value-type="float" office:value="0" calcext:value-type="float">
            <text:p>0</text:p>
          </table:table-cell>
          <table:table-cell table:formula="of:=IF([.B382] &gt; [.B381]; [.I381] + 1; 0)" office:value-type="float" office:value="0" calcext:value-type="float">
            <text:p>0</text:p>
          </table:table-cell>
          <table:table-cell/>
          <table:table-cell table:formula="of:=IF([.K381]=0; 1; IF(COUNTIF([.K379:.K381]; [.K381])=3; IF([.K381]=5; IF([.C381]&gt;=20;0;5); [.K381]+1); IF([.K381]=5; IF([.C381]&gt;=20; 0; 5); [.K381])))" office:value-type="float" office:value="4" calcext:value-type="float">
            <text:p>4</text:p>
          </table:table-cell>
          <table:table-cell table:formula="of:=IF([.K382]=0; 0; IF([.K381] = 0; IF([.B382]&gt;=10; &quot;C&quot;; &quot;S&quot;); [.L381]))" office:value-type="string" office:string-value="C" calcext:value-type="string">
            <text:p>C</text:p>
          </table:table-cell>
          <table:table-cell table:formula="of:=IF([.K382]=[.E382]; 1; 0)" office:value-type="float" office:value="0" calcext:value-type="float">
            <text:p>0</text:p>
          </table:table-cell>
          <table:table-cell table:formula="of:=IF([.L382]=[.D38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.3" calcext:value-type="float">
            <text:p>2.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83]&gt;=20; 1; 0)" office:value-type="float" office:value="0" calcext:value-type="float">
            <text:p>0</text:p>
          </table:table-cell>
          <table:table-cell table:formula="of:=IF([.C383]&lt;=5; 1; 0)" office:value-type="float" office:value="0" calcext:value-type="float">
            <text:p>0</text:p>
          </table:table-cell>
          <table:table-cell table:formula="of:=IF([.B383] &gt; [.B382]; [.I382] + 1; 0)" office:value-type="float" office:value="0" calcext:value-type="float">
            <text:p>0</text:p>
          </table:table-cell>
          <table:table-cell/>
          <table:table-cell table:formula="of:=IF([.K382]=0; 1; IF(COUNTIF([.K380:.K382]; [.K382])=3; IF([.K382]=5; IF([.C382]&gt;=20;0;5); [.K382]+1); IF([.K382]=5; IF([.C382]&gt;=20; 0; 5); [.K382])))" office:value-type="float" office:value="4" calcext:value-type="float">
            <text:p>4</text:p>
          </table:table-cell>
          <table:table-cell table:formula="of:=IF([.K383]=0; 0; IF([.K382] = 0; IF([.B383]&gt;=10; &quot;C&quot;; &quot;S&quot;); [.L382]))" office:value-type="string" office:string-value="C" calcext:value-type="string">
            <text:p>C</text:p>
          </table:table-cell>
          <table:table-cell table:formula="of:=IF([.K383]=[.E383]; 1; 0)" office:value-type="float" office:value="0" calcext:value-type="float">
            <text:p>0</text:p>
          </table:table-cell>
          <table:table-cell table:formula="of:=IF([.L383]=[.D38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84]&gt;=20; 1; 0)" office:value-type="float" office:value="0" calcext:value-type="float">
            <text:p>0</text:p>
          </table:table-cell>
          <table:table-cell table:formula="of:=IF([.C384]&lt;=5; 1; 0)" office:value-type="float" office:value="0" calcext:value-type="float">
            <text:p>0</text:p>
          </table:table-cell>
          <table:table-cell table:formula="of:=IF([.B384] &gt; [.B383]; [.I383] + 1; 0)" office:value-type="float" office:value="0" calcext:value-type="float">
            <text:p>0</text:p>
          </table:table-cell>
          <table:table-cell/>
          <table:table-cell table:formula="of:=IF([.K383]=0; 1; IF(COUNTIF([.K381:.K383]; [.K383])=3; IF([.K383]=5; IF([.C383]&gt;=20;0;5); [.K383]+1); IF([.K383]=5; IF([.C383]&gt;=20; 0; 5); [.K383])))" office:value-type="float" office:value="4" calcext:value-type="float">
            <text:p>4</text:p>
          </table:table-cell>
          <table:table-cell table:formula="of:=IF([.K384]=0; 0; IF([.K383] = 0; IF([.B384]&gt;=10; &quot;C&quot;; &quot;S&quot;); [.L383]))" office:value-type="string" office:string-value="C" calcext:value-type="string">
            <text:p>C</text:p>
          </table:table-cell>
          <table:table-cell table:formula="of:=IF([.K384]=[.E384]; 1; 0)" office:value-type="float" office:value="0" calcext:value-type="float">
            <text:p>0</text:p>
          </table:table-cell>
          <table:table-cell table:formula="of:=IF([.L384]=[.D38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2" calcext:value-type="float">
            <text:p>3.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85]&gt;=20; 1; 0)" office:value-type="float" office:value="0" calcext:value-type="float">
            <text:p>0</text:p>
          </table:table-cell>
          <table:table-cell table:formula="of:=IF([.C385]&lt;=5; 1; 0)" office:value-type="float" office:value="0" calcext:value-type="float">
            <text:p>0</text:p>
          </table:table-cell>
          <table:table-cell table:formula="of:=IF([.B385] &gt; [.B384]; [.I384] + 1; 0)" office:value-type="float" office:value="1" calcext:value-type="float">
            <text:p>1</text:p>
          </table:table-cell>
          <table:table-cell/>
          <table:table-cell table:formula="of:=IF([.K384]=0; 1; IF(COUNTIF([.K382:.K384]; [.K384])=3; IF([.K384]=5; IF([.C384]&gt;=20;0;5); [.K384]+1); IF([.K384]=5; IF([.C384]&gt;=20; 0; 5); [.K384])))" office:value-type="float" office:value="5" calcext:value-type="float">
            <text:p>5</text:p>
          </table:table-cell>
          <table:table-cell table:formula="of:=IF([.K385]=0; 0; IF([.K384] = 0; IF([.B385]&gt;=10; &quot;C&quot;; &quot;S&quot;); [.L384]))" office:value-type="string" office:string-value="C" calcext:value-type="string">
            <text:p>C</text:p>
          </table:table-cell>
          <table:table-cell table:formula="of:=IF([.K385]=[.E385]; 1; 0)" office:value-type="float" office:value="0" calcext:value-type="float">
            <text:p>0</text:p>
          </table:table-cell>
          <table:table-cell table:formula="of:=IF([.L385]=[.D38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386]&gt;=20; 1; 0)" office:value-type="float" office:value="0" calcext:value-type="float">
            <text:p>0</text:p>
          </table:table-cell>
          <table:table-cell table:formula="of:=IF([.C386]&lt;=5; 1; 0)" office:value-type="float" office:value="1" calcext:value-type="float">
            <text:p>1</text:p>
          </table:table-cell>
          <table:table-cell table:formula="of:=IF([.B386] &gt; [.B385]; [.I385] + 1; 0)" office:value-type="float" office:value="2" calcext:value-type="float">
            <text:p>2</text:p>
          </table:table-cell>
          <table:table-cell/>
          <table:table-cell table:formula="of:=IF([.K385]=0; 1; IF(COUNTIF([.K383:.K385]; [.K385])=3; IF([.K385]=5; IF([.C385]&gt;=20;0;5); [.K385]+1); IF([.K385]=5; IF([.C385]&gt;=20; 0; 5); [.K385])))" office:value-type="float" office:value="0" calcext:value-type="float">
            <text:p>0</text:p>
          </table:table-cell>
          <table:table-cell table:formula="of:=IF([.K386]=0; 0; IF([.K385] = 0; IF([.B386]&gt;=10; &quot;C&quot;; &quot;S&quot;); [.L385]))" office:value-type="float" office:value="0" calcext:value-type="float">
            <text:p>0</text:p>
          </table:table-cell>
          <table:table-cell table:formula="of:=IF([.K386]=[.E386]; 1; 0)" office:value-type="float" office:value="1" calcext:value-type="float">
            <text:p>1</text:p>
          </table:table-cell>
          <table:table-cell table:formula="of:=IF([.L386]=[.D386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87]&gt;=20; 1; 0)" office:value-type="float" office:value="0" calcext:value-type="float">
            <text:p>0</text:p>
          </table:table-cell>
          <table:table-cell table:formula="of:=IF([.C387]&lt;=5; 1; 0)" office:value-type="float" office:value="1" calcext:value-type="float">
            <text:p>1</text:p>
          </table:table-cell>
          <table:table-cell table:formula="of:=IF([.B387] &gt; [.B386]; [.I386] + 1; 0)" office:value-type="float" office:value="3" calcext:value-type="float">
            <text:p>3</text:p>
          </table:table-cell>
          <table:table-cell/>
          <table:table-cell table:formula="of:=IF([.K386]=0; 1; IF(COUNTIF([.K384:.K386]; [.K386])=3; IF([.K386]=5; IF([.C386]&gt;=20;0;5); [.K386]+1); IF([.K386]=5; IF([.C386]&gt;=20; 0; 5); [.K386])))" office:value-type="float" office:value="1" calcext:value-type="float">
            <text:p>1</text:p>
          </table:table-cell>
          <table:table-cell table:formula="of:=IF([.K387]=0; 0; IF([.K386] = 0; IF([.B387]&gt;=10; &quot;C&quot;; &quot;S&quot;); [.L386]))" office:value-type="string" office:string-value="S" calcext:value-type="string">
            <text:p>S</text:p>
          </table:table-cell>
          <table:table-cell table:formula="of:=IF([.K387]=[.E387]; 1; 0)" office:value-type="float" office:value="0" calcext:value-type="float">
            <text:p>0</text:p>
          </table:table-cell>
          <table:table-cell table:formula="of:=IF([.L387]=[.D38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88]&gt;=20; 1; 0)" office:value-type="float" office:value="0" calcext:value-type="float">
            <text:p>0</text:p>
          </table:table-cell>
          <table:table-cell table:formula="of:=IF([.C388]&lt;=5; 1; 0)" office:value-type="float" office:value="1" calcext:value-type="float">
            <text:p>1</text:p>
          </table:table-cell>
          <table:table-cell table:formula="of:=IF([.B388] &gt; [.B387]; [.I387] + 1; 0)" office:value-type="float" office:value="4" calcext:value-type="float">
            <text:p>4</text:p>
          </table:table-cell>
          <table:table-cell/>
          <table:table-cell table:formula="of:=IF([.K387]=0; 1; IF(COUNTIF([.K385:.K387]; [.K387])=3; IF([.K387]=5; IF([.C387]&gt;=20;0;5); [.K387]+1); IF([.K387]=5; IF([.C387]&gt;=20; 0; 5); [.K387])))" office:value-type="float" office:value="1" calcext:value-type="float">
            <text:p>1</text:p>
          </table:table-cell>
          <table:table-cell table:formula="of:=IF([.K388]=0; 0; IF([.K387] = 0; IF([.B388]&gt;=10; &quot;C&quot;; &quot;S&quot;); [.L387]))" office:value-type="string" office:string-value="S" calcext:value-type="string">
            <text:p>S</text:p>
          </table:table-cell>
          <table:table-cell table:formula="of:=IF([.K388]=[.E388]; 1; 0)" office:value-type="float" office:value="0" calcext:value-type="float">
            <text:p>0</text:p>
          </table:table-cell>
          <table:table-cell table:formula="of:=IF([.L388]=[.D38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89]&gt;=20; 1; 0)" office:value-type="float" office:value="0" calcext:value-type="float">
            <text:p>0</text:p>
          </table:table-cell>
          <table:table-cell table:formula="of:=IF([.C389]&lt;=5; 1; 0)" office:value-type="float" office:value="1" calcext:value-type="float">
            <text:p>1</text:p>
          </table:table-cell>
          <table:table-cell table:formula="of:=IF([.B389] &gt; [.B388]; [.I388] + 1; 0)" office:value-type="float" office:value="5" calcext:value-type="float">
            <text:p>5</text:p>
          </table:table-cell>
          <table:table-cell/>
          <table:table-cell table:formula="of:=IF([.K388]=0; 1; IF(COUNTIF([.K386:.K388]; [.K388])=3; IF([.K388]=5; IF([.C388]&gt;=20;0;5); [.K388]+1); IF([.K388]=5; IF([.C388]&gt;=20; 0; 5); [.K388])))" office:value-type="float" office:value="1" calcext:value-type="float">
            <text:p>1</text:p>
          </table:table-cell>
          <table:table-cell table:formula="of:=IF([.K389]=0; 0; IF([.K388] = 0; IF([.B389]&gt;=10; &quot;C&quot;; &quot;S&quot;); [.L388]))" office:value-type="string" office:string-value="S" calcext:value-type="string">
            <text:p>S</text:p>
          </table:table-cell>
          <table:table-cell table:formula="of:=IF([.K389]=[.E389]; 1; 0)" office:value-type="float" office:value="0" calcext:value-type="float">
            <text:p>0</text:p>
          </table:table-cell>
          <table:table-cell table:formula="of:=IF([.L389]=[.D38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90]&gt;=20; 1; 0)" office:value-type="float" office:value="0" calcext:value-type="float">
            <text:p>0</text:p>
          </table:table-cell>
          <table:table-cell table:formula="of:=IF([.C390]&lt;=5; 1; 0)" office:value-type="float" office:value="1" calcext:value-type="float">
            <text:p>1</text:p>
          </table:table-cell>
          <table:table-cell table:formula="of:=IF([.B390] &gt; [.B389]; [.I389] + 1; 0)" office:value-type="float" office:value="0" calcext:value-type="float">
            <text:p>0</text:p>
          </table:table-cell>
          <table:table-cell/>
          <table:table-cell table:formula="of:=IF([.K389]=0; 1; IF(COUNTIF([.K387:.K389]; [.K389])=3; IF([.K389]=5; IF([.C389]&gt;=20;0;5); [.K389]+1); IF([.K389]=5; IF([.C389]&gt;=20; 0; 5); [.K389])))" office:value-type="float" office:value="2" calcext:value-type="float">
            <text:p>2</text:p>
          </table:table-cell>
          <table:table-cell table:formula="of:=IF([.K390]=0; 0; IF([.K389] = 0; IF([.B390]&gt;=10; &quot;C&quot;; &quot;S&quot;); [.L389]))" office:value-type="string" office:string-value="S" calcext:value-type="string">
            <text:p>S</text:p>
          </table:table-cell>
          <table:table-cell table:formula="of:=IF([.K390]=[.E390]; 1; 0)" office:value-type="float" office:value="0" calcext:value-type="float">
            <text:p>0</text:p>
          </table:table-cell>
          <table:table-cell table:formula="of:=IF([.L390]=[.D39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9" calcext:value-type="float">
            <text:p>6.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91]&gt;=20; 1; 0)" office:value-type="float" office:value="0" calcext:value-type="float">
            <text:p>0</text:p>
          </table:table-cell>
          <table:table-cell table:formula="of:=IF([.C391]&lt;=5; 1; 0)" office:value-type="float" office:value="0" calcext:value-type="float">
            <text:p>0</text:p>
          </table:table-cell>
          <table:table-cell table:formula="of:=IF([.B391] &gt; [.B390]; [.I390] + 1; 0)" office:value-type="float" office:value="0" calcext:value-type="float">
            <text:p>0</text:p>
          </table:table-cell>
          <table:table-cell/>
          <table:table-cell table:formula="of:=IF([.K390]=0; 1; IF(COUNTIF([.K388:.K390]; [.K390])=3; IF([.K390]=5; IF([.C390]&gt;=20;0;5); [.K390]+1); IF([.K390]=5; IF([.C390]&gt;=20; 0; 5); [.K390])))" office:value-type="float" office:value="2" calcext:value-type="float">
            <text:p>2</text:p>
          </table:table-cell>
          <table:table-cell table:formula="of:=IF([.K391]=0; 0; IF([.K390] = 0; IF([.B391]&gt;=10; &quot;C&quot;; &quot;S&quot;); [.L390]))" office:value-type="string" office:string-value="S" calcext:value-type="string">
            <text:p>S</text:p>
          </table:table-cell>
          <table:table-cell table:formula="of:=IF([.K391]=[.E391]; 1; 0)" office:value-type="float" office:value="0" calcext:value-type="float">
            <text:p>0</text:p>
          </table:table-cell>
          <table:table-cell table:formula="of:=IF([.L391]=[.D39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92]&gt;=20; 1; 0)" office:value-type="float" office:value="0" calcext:value-type="float">
            <text:p>0</text:p>
          </table:table-cell>
          <table:table-cell table:formula="of:=IF([.C392]&lt;=5; 1; 0)" office:value-type="float" office:value="1" calcext:value-type="float">
            <text:p>1</text:p>
          </table:table-cell>
          <table:table-cell table:formula="of:=IF([.B392] &gt; [.B391]; [.I391] + 1; 0)" office:value-type="float" office:value="0" calcext:value-type="float">
            <text:p>0</text:p>
          </table:table-cell>
          <table:table-cell/>
          <table:table-cell table:formula="of:=IF([.K391]=0; 1; IF(COUNTIF([.K389:.K391]; [.K391])=3; IF([.K391]=5; IF([.C391]&gt;=20;0;5); [.K391]+1); IF([.K391]=5; IF([.C391]&gt;=20; 0; 5); [.K391])))" office:value-type="float" office:value="2" calcext:value-type="float">
            <text:p>2</text:p>
          </table:table-cell>
          <table:table-cell table:formula="of:=IF([.K392]=0; 0; IF([.K391] = 0; IF([.B392]&gt;=10; &quot;C&quot;; &quot;S&quot;); [.L391]))" office:value-type="string" office:string-value="S" calcext:value-type="string">
            <text:p>S</text:p>
          </table:table-cell>
          <table:table-cell table:formula="of:=IF([.K392]=[.E392]; 1; 0)" office:value-type="float" office:value="0" calcext:value-type="float">
            <text:p>0</text:p>
          </table:table-cell>
          <table:table-cell table:formula="of:=IF([.L392]=[.D39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93]&gt;=20; 1; 0)" office:value-type="float" office:value="0" calcext:value-type="float">
            <text:p>0</text:p>
          </table:table-cell>
          <table:table-cell table:formula="of:=IF([.C393]&lt;=5; 1; 0)" office:value-type="float" office:value="0" calcext:value-type="float">
            <text:p>0</text:p>
          </table:table-cell>
          <table:table-cell table:formula="of:=IF([.B393] &gt; [.B392]; [.I392] + 1; 0)" office:value-type="float" office:value="0" calcext:value-type="float">
            <text:p>0</text:p>
          </table:table-cell>
          <table:table-cell/>
          <table:table-cell table:formula="of:=IF([.K392]=0; 1; IF(COUNTIF([.K390:.K392]; [.K392])=3; IF([.K392]=5; IF([.C392]&gt;=20;0;5); [.K392]+1); IF([.K392]=5; IF([.C392]&gt;=20; 0; 5); [.K392])))" office:value-type="float" office:value="3" calcext:value-type="float">
            <text:p>3</text:p>
          </table:table-cell>
          <table:table-cell table:formula="of:=IF([.K393]=0; 0; IF([.K392] = 0; IF([.B393]&gt;=10; &quot;C&quot;; &quot;S&quot;); [.L392]))" office:value-type="string" office:string-value="S" calcext:value-type="string">
            <text:p>S</text:p>
          </table:table-cell>
          <table:table-cell table:formula="of:=IF([.K393]=[.E393]; 1; 0)" office:value-type="float" office:value="0" calcext:value-type="float">
            <text:p>0</text:p>
          </table:table-cell>
          <table:table-cell table:formula="of:=IF([.L393]=[.D39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.3" calcext:value-type="float">
            <text:p>2.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94]&gt;=20; 1; 0)" office:value-type="float" office:value="0" calcext:value-type="float">
            <text:p>0</text:p>
          </table:table-cell>
          <table:table-cell table:formula="of:=IF([.C394]&lt;=5; 1; 0)" office:value-type="float" office:value="0" calcext:value-type="float">
            <text:p>0</text:p>
          </table:table-cell>
          <table:table-cell table:formula="of:=IF([.B394] &gt; [.B393]; [.I393] + 1; 0)" office:value-type="float" office:value="0" calcext:value-type="float">
            <text:p>0</text:p>
          </table:table-cell>
          <table:table-cell/>
          <table:table-cell table:formula="of:=IF([.K393]=0; 1; IF(COUNTIF([.K391:.K393]; [.K393])=3; IF([.K393]=5; IF([.C393]&gt;=20;0;5); [.K393]+1); IF([.K393]=5; IF([.C393]&gt;=20; 0; 5); [.K393])))" office:value-type="float" office:value="3" calcext:value-type="float">
            <text:p>3</text:p>
          </table:table-cell>
          <table:table-cell table:formula="of:=IF([.K394]=0; 0; IF([.K393] = 0; IF([.B394]&gt;=10; &quot;C&quot;; &quot;S&quot;); [.L393]))" office:value-type="string" office:string-value="S" calcext:value-type="string">
            <text:p>S</text:p>
          </table:table-cell>
          <table:table-cell table:formula="of:=IF([.K394]=[.E394]; 1; 0)" office:value-type="float" office:value="0" calcext:value-type="float">
            <text:p>0</text:p>
          </table:table-cell>
          <table:table-cell table:formula="of:=IF([.L394]=[.D39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95]&gt;=20; 1; 0)" office:value-type="float" office:value="0" calcext:value-type="float">
            <text:p>0</text:p>
          </table:table-cell>
          <table:table-cell table:formula="of:=IF([.C395]&lt;=5; 1; 0)" office:value-type="float" office:value="1" calcext:value-type="float">
            <text:p>1</text:p>
          </table:table-cell>
          <table:table-cell table:formula="of:=IF([.B395] &gt; [.B394]; [.I394] + 1; 0)" office:value-type="float" office:value="1" calcext:value-type="float">
            <text:p>1</text:p>
          </table:table-cell>
          <table:table-cell/>
          <table:table-cell table:formula="of:=IF([.K394]=0; 1; IF(COUNTIF([.K392:.K394]; [.K394])=3; IF([.K394]=5; IF([.C394]&gt;=20;0;5); [.K394]+1); IF([.K394]=5; IF([.C394]&gt;=20; 0; 5); [.K394])))" office:value-type="float" office:value="3" calcext:value-type="float">
            <text:p>3</text:p>
          </table:table-cell>
          <table:table-cell table:formula="of:=IF([.K395]=0; 0; IF([.K394] = 0; IF([.B395]&gt;=10; &quot;C&quot;; &quot;S&quot;); [.L394]))" office:value-type="string" office:string-value="S" calcext:value-type="string">
            <text:p>S</text:p>
          </table:table-cell>
          <table:table-cell table:formula="of:=IF([.K395]=[.E395]; 1; 0)" office:value-type="float" office:value="0" calcext:value-type="float">
            <text:p>0</text:p>
          </table:table-cell>
          <table:table-cell table:formula="of:=IF([.L395]=[.D39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96]&gt;=20; 1; 0)" office:value-type="float" office:value="0" calcext:value-type="float">
            <text:p>0</text:p>
          </table:table-cell>
          <table:table-cell table:formula="of:=IF([.C396]&lt;=5; 1; 0)" office:value-type="float" office:value="0" calcext:value-type="float">
            <text:p>0</text:p>
          </table:table-cell>
          <table:table-cell table:formula="of:=IF([.B396] &gt; [.B395]; [.I395] + 1; 0)" office:value-type="float" office:value="2" calcext:value-type="float">
            <text:p>2</text:p>
          </table:table-cell>
          <table:table-cell/>
          <table:table-cell table:formula="of:=IF([.K395]=0; 1; IF(COUNTIF([.K393:.K395]; [.K395])=3; IF([.K395]=5; IF([.C395]&gt;=20;0;5); [.K395]+1); IF([.K395]=5; IF([.C395]&gt;=20; 0; 5); [.K395])))" office:value-type="float" office:value="4" calcext:value-type="float">
            <text:p>4</text:p>
          </table:table-cell>
          <table:table-cell table:formula="of:=IF([.K396]=0; 0; IF([.K395] = 0; IF([.B396]&gt;=10; &quot;C&quot;; &quot;S&quot;); [.L395]))" office:value-type="string" office:string-value="S" calcext:value-type="string">
            <text:p>S</text:p>
          </table:table-cell>
          <table:table-cell table:formula="of:=IF([.K396]=[.E396]; 1; 0)" office:value-type="float" office:value="0" calcext:value-type="float">
            <text:p>0</text:p>
          </table:table-cell>
          <table:table-cell table:formula="of:=IF([.L396]=[.D39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97]&gt;=20; 1; 0)" office:value-type="float" office:value="0" calcext:value-type="float">
            <text:p>0</text:p>
          </table:table-cell>
          <table:table-cell table:formula="of:=IF([.C397]&lt;=5; 1; 0)" office:value-type="float" office:value="0" calcext:value-type="float">
            <text:p>0</text:p>
          </table:table-cell>
          <table:table-cell table:formula="of:=IF([.B397] &gt; [.B396]; [.I396] + 1; 0)" office:value-type="float" office:value="3" calcext:value-type="float">
            <text:p>3</text:p>
          </table:table-cell>
          <table:table-cell/>
          <table:table-cell table:formula="of:=IF([.K396]=0; 1; IF(COUNTIF([.K394:.K396]; [.K396])=3; IF([.K396]=5; IF([.C396]&gt;=20;0;5); [.K396]+1); IF([.K396]=5; IF([.C396]&gt;=20; 0; 5); [.K396])))" office:value-type="float" office:value="4" calcext:value-type="float">
            <text:p>4</text:p>
          </table:table-cell>
          <table:table-cell table:formula="of:=IF([.K397]=0; 0; IF([.K396] = 0; IF([.B397]&gt;=10; &quot;C&quot;; &quot;S&quot;); [.L396]))" office:value-type="string" office:string-value="S" calcext:value-type="string">
            <text:p>S</text:p>
          </table:table-cell>
          <table:table-cell table:formula="of:=IF([.K397]=[.E397]; 1; 0)" office:value-type="float" office:value="0" calcext:value-type="float">
            <text:p>0</text:p>
          </table:table-cell>
          <table:table-cell table:formula="of:=IF([.L397]=[.D39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98]&gt;=20; 1; 0)" office:value-type="float" office:value="0" calcext:value-type="float">
            <text:p>0</text:p>
          </table:table-cell>
          <table:table-cell table:formula="of:=IF([.C398]&lt;=5; 1; 0)" office:value-type="float" office:value="0" calcext:value-type="float">
            <text:p>0</text:p>
          </table:table-cell>
          <table:table-cell table:formula="of:=IF([.B398] &gt; [.B397]; [.I397] + 1; 0)" office:value-type="float" office:value="4" calcext:value-type="float">
            <text:p>4</text:p>
          </table:table-cell>
          <table:table-cell/>
          <table:table-cell table:formula="of:=IF([.K397]=0; 1; IF(COUNTIF([.K395:.K397]; [.K397])=3; IF([.K397]=5; IF([.C397]&gt;=20;0;5); [.K397]+1); IF([.K397]=5; IF([.C397]&gt;=20; 0; 5); [.K397])))" office:value-type="float" office:value="4" calcext:value-type="float">
            <text:p>4</text:p>
          </table:table-cell>
          <table:table-cell table:formula="of:=IF([.K398]=0; 0; IF([.K397] = 0; IF([.B398]&gt;=10; &quot;C&quot;; &quot;S&quot;); [.L397]))" office:value-type="string" office:string-value="S" calcext:value-type="string">
            <text:p>S</text:p>
          </table:table-cell>
          <table:table-cell table:formula="of:=IF([.K398]=[.E398]; 1; 0)" office:value-type="float" office:value="0" calcext:value-type="float">
            <text:p>0</text:p>
          </table:table-cell>
          <table:table-cell table:formula="of:=IF([.L398]=[.D39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7.1" calcext:value-type="float">
            <text:p>17.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399]&gt;=20; 1; 0)" office:value-type="float" office:value="0" calcext:value-type="float">
            <text:p>0</text:p>
          </table:table-cell>
          <table:table-cell table:formula="of:=IF([.C399]&lt;=5; 1; 0)" office:value-type="float" office:value="0" calcext:value-type="float">
            <text:p>0</text:p>
          </table:table-cell>
          <table:table-cell table:formula="of:=IF([.B399] &gt; [.B398]; [.I398] + 1; 0)" office:value-type="float" office:value="5" calcext:value-type="float">
            <text:p>5</text:p>
          </table:table-cell>
          <table:table-cell/>
          <table:table-cell table:formula="of:=IF([.K398]=0; 1; IF(COUNTIF([.K396:.K398]; [.K398])=3; IF([.K398]=5; IF([.C398]&gt;=20;0;5); [.K398]+1); IF([.K398]=5; IF([.C398]&gt;=20; 0; 5); [.K398])))" office:value-type="float" office:value="5" calcext:value-type="float">
            <text:p>5</text:p>
          </table:table-cell>
          <table:table-cell table:formula="of:=IF([.K399]=0; 0; IF([.K398] = 0; IF([.B399]&gt;=10; &quot;C&quot;; &quot;S&quot;); [.L398]))" office:value-type="string" office:string-value="S" calcext:value-type="string">
            <text:p>S</text:p>
          </table:table-cell>
          <table:table-cell table:formula="of:=IF([.K399]=[.E399]; 1; 0)" office:value-type="float" office:value="0" calcext:value-type="float">
            <text:p>0</text:p>
          </table:table-cell>
          <table:table-cell table:formula="of:=IF([.L399]=[.D39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.7" calcext:value-type="float">
            <text:p>18.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400]&gt;=20; 1; 0)" office:value-type="float" office:value="0" calcext:value-type="float">
            <text:p>0</text:p>
          </table:table-cell>
          <table:table-cell table:formula="of:=IF([.C400]&lt;=5; 1; 0)" office:value-type="float" office:value="1" calcext:value-type="float">
            <text:p>1</text:p>
          </table:table-cell>
          <table:table-cell table:formula="of:=IF([.B400] &gt; [.B399]; [.I399] + 1; 0)" office:value-type="float" office:value="6" calcext:value-type="float">
            <text:p>6</text:p>
          </table:table-cell>
          <table:table-cell/>
          <table:table-cell table:formula="of:=IF([.K399]=0; 1; IF(COUNTIF([.K397:.K399]; [.K399])=3; IF([.K399]=5; IF([.C399]&gt;=20;0;5); [.K399]+1); IF([.K399]=5; IF([.C399]&gt;=20; 0; 5); [.K399])))" office:value-type="float" office:value="0" calcext:value-type="float">
            <text:p>0</text:p>
          </table:table-cell>
          <table:table-cell table:formula="of:=IF([.K400]=0; 0; IF([.K399] = 0; IF([.B400]&gt;=10; &quot;C&quot;; &quot;S&quot;); [.L399]))" office:value-type="float" office:value="0" calcext:value-type="float">
            <text:p>0</text:p>
          </table:table-cell>
          <table:table-cell table:formula="of:=IF([.K400]=[.E400]; 1; 0)" office:value-type="float" office:value="1" calcext:value-type="float">
            <text:p>1</text:p>
          </table:table-cell>
          <table:table-cell table:formula="of:=IF([.L400]=[.D400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" calcext:value-type="float">
            <text:p>18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01]&gt;=20; 1; 0)" office:value-type="float" office:value="0" calcext:value-type="float">
            <text:p>0</text:p>
          </table:table-cell>
          <table:table-cell table:formula="of:=IF([.C401]&lt;=5; 1; 0)" office:value-type="float" office:value="1" calcext:value-type="float">
            <text:p>1</text:p>
          </table:table-cell>
          <table:table-cell table:formula="of:=IF([.B401] &gt; [.B400]; [.I400] + 1; 0)" office:value-type="float" office:value="7" calcext:value-type="float">
            <text:p>7</text:p>
          </table:table-cell>
          <table:table-cell/>
          <table:table-cell table:formula="of:=IF([.K400]=0; 1; IF(COUNTIF([.K398:.K400]; [.K400])=3; IF([.K400]=5; IF([.C400]&gt;=20;0;5); [.K400]+1); IF([.K400]=5; IF([.C400]&gt;=20; 0; 5); [.K400])))" office:value-type="float" office:value="1" calcext:value-type="float">
            <text:p>1</text:p>
          </table:table-cell>
          <table:table-cell table:formula="of:=IF([.K401]=0; 0; IF([.K400] = 0; IF([.B401]&gt;=10; &quot;C&quot;; &quot;S&quot;); [.L400]))" office:value-type="string" office:string-value="C" calcext:value-type="string">
            <text:p>C</text:p>
          </table:table-cell>
          <table:table-cell table:formula="of:=IF([.K401]=[.E401]; 1; 0)" office:value-type="float" office:value="0" calcext:value-type="float">
            <text:p>0</text:p>
          </table:table-cell>
          <table:table-cell table:formula="of:=IF([.L401]=[.D40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.7" calcext:value-type="float">
            <text:p>17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02]&gt;=20; 1; 0)" office:value-type="float" office:value="0" calcext:value-type="float">
            <text:p>0</text:p>
          </table:table-cell>
          <table:table-cell table:formula="of:=IF([.C402]&lt;=5; 1; 0)" office:value-type="float" office:value="1" calcext:value-type="float">
            <text:p>1</text:p>
          </table:table-cell>
          <table:table-cell table:formula="of:=IF([.B402] &gt; [.B401]; [.I401] + 1; 0)" office:value-type="float" office:value="0" calcext:value-type="float">
            <text:p>0</text:p>
          </table:table-cell>
          <table:table-cell/>
          <table:table-cell table:formula="of:=IF([.K401]=0; 1; IF(COUNTIF([.K399:.K401]; [.K401])=3; IF([.K401]=5; IF([.C401]&gt;=20;0;5); [.K401]+1); IF([.K401]=5; IF([.C401]&gt;=20; 0; 5); [.K401])))" office:value-type="float" office:value="1" calcext:value-type="float">
            <text:p>1</text:p>
          </table:table-cell>
          <table:table-cell table:formula="of:=IF([.K402]=0; 0; IF([.K401] = 0; IF([.B402]&gt;=10; &quot;C&quot;; &quot;S&quot;); [.L401]))" office:value-type="string" office:string-value="C" calcext:value-type="string">
            <text:p>C</text:p>
          </table:table-cell>
          <table:table-cell table:formula="of:=IF([.K402]=[.E402]; 1; 0)" office:value-type="float" office:value="0" calcext:value-type="float">
            <text:p>0</text:p>
          </table:table-cell>
          <table:table-cell table:formula="of:=IF([.L402]=[.D40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03]&gt;=20; 1; 0)" office:value-type="float" office:value="0" calcext:value-type="float">
            <text:p>0</text:p>
          </table:table-cell>
          <table:table-cell table:formula="of:=IF([.C403]&lt;=5; 1; 0)" office:value-type="float" office:value="1" calcext:value-type="float">
            <text:p>1</text:p>
          </table:table-cell>
          <table:table-cell table:formula="of:=IF([.B403] &gt; [.B402]; [.I402] + 1; 0)" office:value-type="float" office:value="0" calcext:value-type="float">
            <text:p>0</text:p>
          </table:table-cell>
          <table:table-cell/>
          <table:table-cell table:formula="of:=IF([.K402]=0; 1; IF(COUNTIF([.K400:.K402]; [.K402])=3; IF([.K402]=5; IF([.C402]&gt;=20;0;5); [.K402]+1); IF([.K402]=5; IF([.C402]&gt;=20; 0; 5); [.K402])))" office:value-type="float" office:value="1" calcext:value-type="float">
            <text:p>1</text:p>
          </table:table-cell>
          <table:table-cell table:formula="of:=IF([.K403]=0; 0; IF([.K402] = 0; IF([.B403]&gt;=10; &quot;C&quot;; &quot;S&quot;); [.L402]))" office:value-type="string" office:string-value="C" calcext:value-type="string">
            <text:p>C</text:p>
          </table:table-cell>
          <table:table-cell table:formula="of:=IF([.K403]=[.E403]; 1; 0)" office:value-type="float" office:value="0" calcext:value-type="float">
            <text:p>0</text:p>
          </table:table-cell>
          <table:table-cell table:formula="of:=IF([.L403]=[.D40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.9" calcext:value-type="float">
            <text:p>14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04]&gt;=20; 1; 0)" office:value-type="float" office:value="0" calcext:value-type="float">
            <text:p>0</text:p>
          </table:table-cell>
          <table:table-cell table:formula="of:=IF([.C404]&lt;=5; 1; 0)" office:value-type="float" office:value="0" calcext:value-type="float">
            <text:p>0</text:p>
          </table:table-cell>
          <table:table-cell table:formula="of:=IF([.B404] &gt; [.B403]; [.I403] + 1; 0)" office:value-type="float" office:value="0" calcext:value-type="float">
            <text:p>0</text:p>
          </table:table-cell>
          <table:table-cell/>
          <table:table-cell table:formula="of:=IF([.K403]=0; 1; IF(COUNTIF([.K401:.K403]; [.K403])=3; IF([.K403]=5; IF([.C403]&gt;=20;0;5); [.K403]+1); IF([.K403]=5; IF([.C403]&gt;=20; 0; 5); [.K403])))" office:value-type="float" office:value="2" calcext:value-type="float">
            <text:p>2</text:p>
          </table:table-cell>
          <table:table-cell table:formula="of:=IF([.K404]=0; 0; IF([.K403] = 0; IF([.B404]&gt;=10; &quot;C&quot;; &quot;S&quot;); [.L403]))" office:value-type="string" office:string-value="C" calcext:value-type="string">
            <text:p>C</text:p>
          </table:table-cell>
          <table:table-cell table:formula="of:=IF([.K404]=[.E404]; 1; 0)" office:value-type="float" office:value="0" calcext:value-type="float">
            <text:p>0</text:p>
          </table:table-cell>
          <table:table-cell table:formula="of:=IF([.L404]=[.D40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.9" calcext:value-type="float">
            <text:p>1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05]&gt;=20; 1; 0)" office:value-type="float" office:value="0" calcext:value-type="float">
            <text:p>0</text:p>
          </table:table-cell>
          <table:table-cell table:formula="of:=IF([.C405]&lt;=5; 1; 0)" office:value-type="float" office:value="1" calcext:value-type="float">
            <text:p>1</text:p>
          </table:table-cell>
          <table:table-cell table:formula="of:=IF([.B405] &gt; [.B404]; [.I404] + 1; 0)" office:value-type="float" office:value="0" calcext:value-type="float">
            <text:p>0</text:p>
          </table:table-cell>
          <table:table-cell/>
          <table:table-cell table:formula="of:=IF([.K404]=0; 1; IF(COUNTIF([.K402:.K404]; [.K404])=3; IF([.K404]=5; IF([.C404]&gt;=20;0;5); [.K404]+1); IF([.K404]=5; IF([.C404]&gt;=20; 0; 5); [.K404])))" office:value-type="float" office:value="2" calcext:value-type="float">
            <text:p>2</text:p>
          </table:table-cell>
          <table:table-cell table:formula="of:=IF([.K405]=0; 0; IF([.K404] = 0; IF([.B405]&gt;=10; &quot;C&quot;; &quot;S&quot;); [.L404]))" office:value-type="string" office:string-value="C" calcext:value-type="string">
            <text:p>C</text:p>
          </table:table-cell>
          <table:table-cell table:formula="of:=IF([.K405]=[.E405]; 1; 0)" office:value-type="float" office:value="0" calcext:value-type="float">
            <text:p>0</text:p>
          </table:table-cell>
          <table:table-cell table:formula="of:=IF([.L405]=[.D40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6.3" calcext:value-type="float">
            <text:p>16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06]&gt;=20; 1; 0)" office:value-type="float" office:value="0" calcext:value-type="float">
            <text:p>0</text:p>
          </table:table-cell>
          <table:table-cell table:formula="of:=IF([.C406]&lt;=5; 1; 0)" office:value-type="float" office:value="1" calcext:value-type="float">
            <text:p>1</text:p>
          </table:table-cell>
          <table:table-cell table:formula="of:=IF([.B406] &gt; [.B405]; [.I405] + 1; 0)" office:value-type="float" office:value="1" calcext:value-type="float">
            <text:p>1</text:p>
          </table:table-cell>
          <table:table-cell/>
          <table:table-cell table:formula="of:=IF([.K405]=0; 1; IF(COUNTIF([.K403:.K405]; [.K405])=3; IF([.K405]=5; IF([.C405]&gt;=20;0;5); [.K405]+1); IF([.K405]=5; IF([.C405]&gt;=20; 0; 5); [.K405])))" office:value-type="float" office:value="2" calcext:value-type="float">
            <text:p>2</text:p>
          </table:table-cell>
          <table:table-cell table:formula="of:=IF([.K406]=0; 0; IF([.K405] = 0; IF([.B406]&gt;=10; &quot;C&quot;; &quot;S&quot;); [.L405]))" office:value-type="string" office:string-value="C" calcext:value-type="string">
            <text:p>C</text:p>
          </table:table-cell>
          <table:table-cell table:formula="of:=IF([.K406]=[.E406]; 1; 0)" office:value-type="float" office:value="0" calcext:value-type="float">
            <text:p>0</text:p>
          </table:table-cell>
          <table:table-cell table:formula="of:=IF([.L406]=[.D40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9.1" calcext:value-type="float">
            <text:p>19.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07]&gt;=20; 1; 0)" office:value-type="float" office:value="0" calcext:value-type="float">
            <text:p>0</text:p>
          </table:table-cell>
          <table:table-cell table:formula="of:=IF([.C407]&lt;=5; 1; 0)" office:value-type="float" office:value="0" calcext:value-type="float">
            <text:p>0</text:p>
          </table:table-cell>
          <table:table-cell table:formula="of:=IF([.B407] &gt; [.B406]; [.I406] + 1; 0)" office:value-type="float" office:value="2" calcext:value-type="float">
            <text:p>2</text:p>
          </table:table-cell>
          <table:table-cell/>
          <table:table-cell table:formula="of:=IF([.K406]=0; 1; IF(COUNTIF([.K404:.K406]; [.K406])=3; IF([.K406]=5; IF([.C406]&gt;=20;0;5); [.K406]+1); IF([.K406]=5; IF([.C406]&gt;=20; 0; 5); [.K406])))" office:value-type="float" office:value="3" calcext:value-type="float">
            <text:p>3</text:p>
          </table:table-cell>
          <table:table-cell table:formula="of:=IF([.K407]=0; 0; IF([.K406] = 0; IF([.B407]&gt;=10; &quot;C&quot;; &quot;S&quot;); [.L406]))" office:value-type="string" office:string-value="C" calcext:value-type="string">
            <text:p>C</text:p>
          </table:table-cell>
          <table:table-cell table:formula="of:=IF([.K407]=[.E407]; 1; 0)" office:value-type="float" office:value="0" calcext:value-type="float">
            <text:p>0</text:p>
          </table:table-cell>
          <table:table-cell table:formula="of:=IF([.L407]=[.D40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.7" calcext:value-type="float">
            <text:p>22.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08]&gt;=20; 1; 0)" office:value-type="float" office:value="1" calcext:value-type="float">
            <text:p>1</text:p>
          </table:table-cell>
          <table:table-cell table:formula="of:=IF([.C408]&lt;=5; 1; 0)" office:value-type="float" office:value="0" calcext:value-type="float">
            <text:p>0</text:p>
          </table:table-cell>
          <table:table-cell table:formula="of:=IF([.B408] &gt; [.B407]; [.I407] + 1; 0)" office:value-type="float" office:value="3" calcext:value-type="float">
            <text:p>3</text:p>
          </table:table-cell>
          <table:table-cell/>
          <table:table-cell table:formula="of:=IF([.K407]=0; 1; IF(COUNTIF([.K405:.K407]; [.K407])=3; IF([.K407]=5; IF([.C407]&gt;=20;0;5); [.K407]+1); IF([.K407]=5; IF([.C407]&gt;=20; 0; 5); [.K407])))" office:value-type="float" office:value="3" calcext:value-type="float">
            <text:p>3</text:p>
          </table:table-cell>
          <table:table-cell table:formula="of:=IF([.K408]=0; 0; IF([.K407] = 0; IF([.B408]&gt;=10; &quot;C&quot;; &quot;S&quot;); [.L407]))" office:value-type="string" office:string-value="C" calcext:value-type="string">
            <text:p>C</text:p>
          </table:table-cell>
          <table:table-cell table:formula="of:=IF([.K408]=[.E408]; 1; 0)" office:value-type="float" office:value="0" calcext:value-type="float">
            <text:p>0</text:p>
          </table:table-cell>
          <table:table-cell table:formula="of:=IF([.L408]=[.D40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6.1" calcext:value-type="float">
            <text:p>26.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09]&gt;=20; 1; 0)" office:value-type="float" office:value="1" calcext:value-type="float">
            <text:p>1</text:p>
          </table:table-cell>
          <table:table-cell table:formula="of:=IF([.C409]&lt;=5; 1; 0)" office:value-type="float" office:value="0" calcext:value-type="float">
            <text:p>0</text:p>
          </table:table-cell>
          <table:table-cell table:formula="of:=IF([.B409] &gt; [.B408]; [.I408] + 1; 0)" office:value-type="float" office:value="4" calcext:value-type="float">
            <text:p>4</text:p>
          </table:table-cell>
          <table:table-cell/>
          <table:table-cell table:formula="of:=IF([.K408]=0; 1; IF(COUNTIF([.K406:.K408]; [.K408])=3; IF([.K408]=5; IF([.C408]&gt;=20;0;5); [.K408]+1); IF([.K408]=5; IF([.C408]&gt;=20; 0; 5); [.K408])))" office:value-type="float" office:value="3" calcext:value-type="float">
            <text:p>3</text:p>
          </table:table-cell>
          <table:table-cell table:formula="of:=IF([.K409]=0; 0; IF([.K408] = 0; IF([.B409]&gt;=10; &quot;C&quot;; &quot;S&quot;); [.L408]))" office:value-type="string" office:string-value="C" calcext:value-type="string">
            <text:p>C</text:p>
          </table:table-cell>
          <table:table-cell table:formula="of:=IF([.K409]=[.E409]; 1; 0)" office:value-type="float" office:value="0" calcext:value-type="float">
            <text:p>0</text:p>
          </table:table-cell>
          <table:table-cell table:formula="of:=IF([.L409]=[.D40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8.6" calcext:value-type="float">
            <text:p>28.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10]&gt;=20; 1; 0)" office:value-type="float" office:value="1" calcext:value-type="float">
            <text:p>1</text:p>
          </table:table-cell>
          <table:table-cell table:formula="of:=IF([.C410]&lt;=5; 1; 0)" office:value-type="float" office:value="0" calcext:value-type="float">
            <text:p>0</text:p>
          </table:table-cell>
          <table:table-cell table:formula="of:=IF([.B410] &gt; [.B409]; [.I409] + 1; 0)" office:value-type="float" office:value="5" calcext:value-type="float">
            <text:p>5</text:p>
          </table:table-cell>
          <table:table-cell/>
          <table:table-cell table:formula="of:=IF([.K409]=0; 1; IF(COUNTIF([.K407:.K409]; [.K409])=3; IF([.K409]=5; IF([.C409]&gt;=20;0;5); [.K409]+1); IF([.K409]=5; IF([.C409]&gt;=20; 0; 5); [.K409])))" office:value-type="float" office:value="4" calcext:value-type="float">
            <text:p>4</text:p>
          </table:table-cell>
          <table:table-cell table:formula="of:=IF([.K410]=0; 0; IF([.K409] = 0; IF([.B410]&gt;=10; &quot;C&quot;; &quot;S&quot;); [.L409]))" office:value-type="string" office:string-value="C" calcext:value-type="string">
            <text:p>C</text:p>
          </table:table-cell>
          <table:table-cell table:formula="of:=IF([.K410]=[.E410]; 1; 0)" office:value-type="float" office:value="0" calcext:value-type="float">
            <text:p>0</text:p>
          </table:table-cell>
          <table:table-cell table:formula="of:=IF([.L410]=[.D41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.5" calcext:value-type="float">
            <text:p>29.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11]&gt;=20; 1; 0)" office:value-type="float" office:value="1" calcext:value-type="float">
            <text:p>1</text:p>
          </table:table-cell>
          <table:table-cell table:formula="of:=IF([.C411]&lt;=5; 1; 0)" office:value-type="float" office:value="0" calcext:value-type="float">
            <text:p>0</text:p>
          </table:table-cell>
          <table:table-cell table:formula="of:=IF([.B411] &gt; [.B410]; [.I410] + 1; 0)" office:value-type="float" office:value="6" calcext:value-type="float">
            <text:p>6</text:p>
          </table:table-cell>
          <table:table-cell/>
          <table:table-cell table:formula="of:=IF([.K410]=0; 1; IF(COUNTIF([.K408:.K410]; [.K410])=3; IF([.K410]=5; IF([.C410]&gt;=20;0;5); [.K410]+1); IF([.K410]=5; IF([.C410]&gt;=20; 0; 5); [.K410])))" office:value-type="float" office:value="4" calcext:value-type="float">
            <text:p>4</text:p>
          </table:table-cell>
          <table:table-cell table:formula="of:=IF([.K411]=0; 0; IF([.K410] = 0; IF([.B411]&gt;=10; &quot;C&quot;; &quot;S&quot;); [.L410]))" office:value-type="string" office:string-value="C" calcext:value-type="string">
            <text:p>C</text:p>
          </table:table-cell>
          <table:table-cell table:formula="of:=IF([.K411]=[.E411]; 1; 0)" office:value-type="float" office:value="0" calcext:value-type="float">
            <text:p>0</text:p>
          </table:table-cell>
          <table:table-cell table:formula="of:=IF([.L411]=[.D41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8.6" calcext:value-type="float">
            <text:p>28.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12]&gt;=20; 1; 0)" office:value-type="float" office:value="1" calcext:value-type="float">
            <text:p>1</text:p>
          </table:table-cell>
          <table:table-cell table:formula="of:=IF([.C412]&lt;=5; 1; 0)" office:value-type="float" office:value="0" calcext:value-type="float">
            <text:p>0</text:p>
          </table:table-cell>
          <table:table-cell table:formula="of:=IF([.B412] &gt; [.B411]; [.I411] + 1; 0)" office:value-type="float" office:value="0" calcext:value-type="float">
            <text:p>0</text:p>
          </table:table-cell>
          <table:table-cell/>
          <table:table-cell table:formula="of:=IF([.K411]=0; 1; IF(COUNTIF([.K409:.K411]; [.K411])=3; IF([.K411]=5; IF([.C411]&gt;=20;0;5); [.K411]+1); IF([.K411]=5; IF([.C411]&gt;=20; 0; 5); [.K411])))" office:value-type="float" office:value="4" calcext:value-type="float">
            <text:p>4</text:p>
          </table:table-cell>
          <table:table-cell table:formula="of:=IF([.K412]=0; 0; IF([.K411] = 0; IF([.B412]&gt;=10; &quot;C&quot;; &quot;S&quot;); [.L411]))" office:value-type="string" office:string-value="C" calcext:value-type="string">
            <text:p>C</text:p>
          </table:table-cell>
          <table:table-cell table:formula="of:=IF([.K412]=[.E412]; 1; 0)" office:value-type="float" office:value="0" calcext:value-type="float">
            <text:p>0</text:p>
          </table:table-cell>
          <table:table-cell table:formula="of:=IF([.L412]=[.D41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6.4" calcext:value-type="float">
            <text:p>26.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13]&gt;=20; 1; 0)" office:value-type="float" office:value="1" calcext:value-type="float">
            <text:p>1</text:p>
          </table:table-cell>
          <table:table-cell table:formula="of:=IF([.C413]&lt;=5; 1; 0)" office:value-type="float" office:value="0" calcext:value-type="float">
            <text:p>0</text:p>
          </table:table-cell>
          <table:table-cell table:formula="of:=IF([.B413] &gt; [.B412]; [.I412] + 1; 0)" office:value-type="float" office:value="0" calcext:value-type="float">
            <text:p>0</text:p>
          </table:table-cell>
          <table:table-cell/>
          <table:table-cell table:formula="of:=IF([.K412]=0; 1; IF(COUNTIF([.K410:.K412]; [.K412])=3; IF([.K412]=5; IF([.C412]&gt;=20;0;5); [.K412]+1); IF([.K412]=5; IF([.C412]&gt;=20; 0; 5); [.K412])))" office:value-type="float" office:value="5" calcext:value-type="float">
            <text:p>5</text:p>
          </table:table-cell>
          <table:table-cell table:formula="of:=IF([.K413]=0; 0; IF([.K412] = 0; IF([.B413]&gt;=10; &quot;C&quot;; &quot;S&quot;); [.L412]))" office:value-type="string" office:string-value="C" calcext:value-type="string">
            <text:p>C</text:p>
          </table:table-cell>
          <table:table-cell table:formula="of:=IF([.K413]=[.E413]; 1; 0)" office:value-type="float" office:value="0" calcext:value-type="float">
            <text:p>0</text:p>
          </table:table-cell>
          <table:table-cell table:formula="of:=IF([.L413]=[.D41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.6" calcext:value-type="float">
            <text:p>23.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414]&gt;=20; 1; 0)" office:value-type="float" office:value="1" calcext:value-type="float">
            <text:p>1</text:p>
          </table:table-cell>
          <table:table-cell table:formula="of:=IF([.C414]&lt;=5; 1; 0)" office:value-type="float" office:value="1" calcext:value-type="float">
            <text:p>1</text:p>
          </table:table-cell>
          <table:table-cell table:formula="of:=IF([.B414] &gt; [.B413]; [.I413] + 1; 0)" office:value-type="float" office:value="0" calcext:value-type="float">
            <text:p>0</text:p>
          </table:table-cell>
          <table:table-cell/>
          <table:table-cell table:formula="of:=IF([.K413]=0; 1; IF(COUNTIF([.K411:.K413]; [.K413])=3; IF([.K413]=5; IF([.C413]&gt;=20;0;5); [.K413]+1); IF([.K413]=5; IF([.C413]&gt;=20; 0; 5); [.K413])))" office:value-type="float" office:value="0" calcext:value-type="float">
            <text:p>0</text:p>
          </table:table-cell>
          <table:table-cell table:formula="of:=IF([.K414]=0; 0; IF([.K413] = 0; IF([.B414]&gt;=10; &quot;C&quot;; &quot;S&quot;); [.L413]))" office:value-type="float" office:value="0" calcext:value-type="float">
            <text:p>0</text:p>
          </table:table-cell>
          <table:table-cell table:formula="of:=IF([.K414]=[.E414]; 1; 0)" office:value-type="float" office:value="1" calcext:value-type="float">
            <text:p>1</text:p>
          </table:table-cell>
          <table:table-cell table:formula="of:=IF([.L414]=[.D414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15]&gt;=20; 1; 0)" office:value-type="float" office:value="1" calcext:value-type="float">
            <text:p>1</text:p>
          </table:table-cell>
          <table:table-cell table:formula="of:=IF([.C415]&lt;=5; 1; 0)" office:value-type="float" office:value="1" calcext:value-type="float">
            <text:p>1</text:p>
          </table:table-cell>
          <table:table-cell table:formula="of:=IF([.B415] &gt; [.B414]; [.I414] + 1; 0)" office:value-type="float" office:value="0" calcext:value-type="float">
            <text:p>0</text:p>
          </table:table-cell>
          <table:table-cell/>
          <table:table-cell table:formula="of:=IF([.K414]=0; 1; IF(COUNTIF([.K412:.K414]; [.K414])=3; IF([.K414]=5; IF([.C414]&gt;=20;0;5); [.K414]+1); IF([.K414]=5; IF([.C414]&gt;=20; 0; 5); [.K414])))" office:value-type="float" office:value="1" calcext:value-type="float">
            <text:p>1</text:p>
          </table:table-cell>
          <table:table-cell table:formula="of:=IF([.K415]=0; 0; IF([.K414] = 0; IF([.B415]&gt;=10; &quot;C&quot;; &quot;S&quot;); [.L414]))" office:value-type="string" office:string-value="C" calcext:value-type="string">
            <text:p>C</text:p>
          </table:table-cell>
          <table:table-cell table:formula="of:=IF([.K415]=[.E415]; 1; 0)" office:value-type="float" office:value="0" calcext:value-type="float">
            <text:p>0</text:p>
          </table:table-cell>
          <table:table-cell table:formula="of:=IF([.L415]=[.D41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.6" calcext:value-type="float">
            <text:p>19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16]&gt;=20; 1; 0)" office:value-type="float" office:value="0" calcext:value-type="float">
            <text:p>0</text:p>
          </table:table-cell>
          <table:table-cell table:formula="of:=IF([.C416]&lt;=5; 1; 0)" office:value-type="float" office:value="0" calcext:value-type="float">
            <text:p>0</text:p>
          </table:table-cell>
          <table:table-cell table:formula="of:=IF([.B416] &gt; [.B415]; [.I415] + 1; 0)" office:value-type="float" office:value="0" calcext:value-type="float">
            <text:p>0</text:p>
          </table:table-cell>
          <table:table-cell/>
          <table:table-cell table:formula="of:=IF([.K415]=0; 1; IF(COUNTIF([.K413:.K415]; [.K415])=3; IF([.K415]=5; IF([.C415]&gt;=20;0;5); [.K415]+1); IF([.K415]=5; IF([.C415]&gt;=20; 0; 5); [.K415])))" office:value-type="float" office:value="1" calcext:value-type="float">
            <text:p>1</text:p>
          </table:table-cell>
          <table:table-cell table:formula="of:=IF([.K416]=0; 0; IF([.K415] = 0; IF([.B416]&gt;=10; &quot;C&quot;; &quot;S&quot;); [.L415]))" office:value-type="string" office:string-value="C" calcext:value-type="string">
            <text:p>C</text:p>
          </table:table-cell>
          <table:table-cell table:formula="of:=IF([.K416]=[.E416]; 1; 0)" office:value-type="float" office:value="0" calcext:value-type="float">
            <text:p>0</text:p>
          </table:table-cell>
          <table:table-cell table:formula="of:=IF([.L416]=[.D41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.5" calcext:value-type="float">
            <text:p>19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17]&gt;=20; 1; 0)" office:value-type="float" office:value="0" calcext:value-type="float">
            <text:p>0</text:p>
          </table:table-cell>
          <table:table-cell table:formula="of:=IF([.C417]&lt;=5; 1; 0)" office:value-type="float" office:value="1" calcext:value-type="float">
            <text:p>1</text:p>
          </table:table-cell>
          <table:table-cell table:formula="of:=IF([.B417] &gt; [.B416]; [.I416] + 1; 0)" office:value-type="float" office:value="0" calcext:value-type="float">
            <text:p>0</text:p>
          </table:table-cell>
          <table:table-cell/>
          <table:table-cell table:formula="of:=IF([.K416]=0; 1; IF(COUNTIF([.K414:.K416]; [.K416])=3; IF([.K416]=5; IF([.C416]&gt;=20;0;5); [.K416]+1); IF([.K416]=5; IF([.C416]&gt;=20; 0; 5); [.K416])))" office:value-type="float" office:value="1" calcext:value-type="float">
            <text:p>1</text:p>
          </table:table-cell>
          <table:table-cell table:formula="of:=IF([.K417]=0; 0; IF([.K416] = 0; IF([.B417]&gt;=10; &quot;C&quot;; &quot;S&quot;); [.L416]))" office:value-type="string" office:string-value="C" calcext:value-type="string">
            <text:p>C</text:p>
          </table:table-cell>
          <table:table-cell table:formula="of:=IF([.K417]=[.E417]; 1; 0)" office:value-type="float" office:value="0" calcext:value-type="float">
            <text:p>0</text:p>
          </table:table-cell>
          <table:table-cell table:formula="of:=IF([.L417]=[.D41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.7" calcext:value-type="float">
            <text:p>20.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18]&gt;=20; 1; 0)" office:value-type="float" office:value="1" calcext:value-type="float">
            <text:p>1</text:p>
          </table:table-cell>
          <table:table-cell table:formula="of:=IF([.C418]&lt;=5; 1; 0)" office:value-type="float" office:value="0" calcext:value-type="float">
            <text:p>0</text:p>
          </table:table-cell>
          <table:table-cell table:formula="of:=IF([.B418] &gt; [.B417]; [.I417] + 1; 0)" office:value-type="float" office:value="1" calcext:value-type="float">
            <text:p>1</text:p>
          </table:table-cell>
          <table:table-cell/>
          <table:table-cell table:formula="of:=IF([.K417]=0; 1; IF(COUNTIF([.K415:.K417]; [.K417])=3; IF([.K417]=5; IF([.C417]&gt;=20;0;5); [.K417]+1); IF([.K417]=5; IF([.C417]&gt;=20; 0; 5); [.K417])))" office:value-type="float" office:value="2" calcext:value-type="float">
            <text:p>2</text:p>
          </table:table-cell>
          <table:table-cell table:formula="of:=IF([.K418]=0; 0; IF([.K417] = 0; IF([.B418]&gt;=10; &quot;C&quot;; &quot;S&quot;); [.L417]))" office:value-type="string" office:string-value="C" calcext:value-type="string">
            <text:p>C</text:p>
          </table:table-cell>
          <table:table-cell table:formula="of:=IF([.K418]=[.E418]; 1; 0)" office:value-type="float" office:value="0" calcext:value-type="float">
            <text:p>0</text:p>
          </table:table-cell>
          <table:table-cell table:formula="of:=IF([.L418]=[.D41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.7" calcext:value-type="float">
            <text:p>22.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19]&gt;=20; 1; 0)" office:value-type="float" office:value="1" calcext:value-type="float">
            <text:p>1</text:p>
          </table:table-cell>
          <table:table-cell table:formula="of:=IF([.C419]&lt;=5; 1; 0)" office:value-type="float" office:value="1" calcext:value-type="float">
            <text:p>1</text:p>
          </table:table-cell>
          <table:table-cell table:formula="of:=IF([.B419] &gt; [.B418]; [.I418] + 1; 0)" office:value-type="float" office:value="2" calcext:value-type="float">
            <text:p>2</text:p>
          </table:table-cell>
          <table:table-cell/>
          <table:table-cell table:formula="of:=IF([.K418]=0; 1; IF(COUNTIF([.K416:.K418]; [.K418])=3; IF([.K418]=5; IF([.C418]&gt;=20;0;5); [.K418]+1); IF([.K418]=5; IF([.C418]&gt;=20; 0; 5); [.K418])))" office:value-type="float" office:value="2" calcext:value-type="float">
            <text:p>2</text:p>
          </table:table-cell>
          <table:table-cell table:formula="of:=IF([.K419]=0; 0; IF([.K418] = 0; IF([.B419]&gt;=10; &quot;C&quot;; &quot;S&quot;); [.L418]))" office:value-type="string" office:string-value="C" calcext:value-type="string">
            <text:p>C</text:p>
          </table:table-cell>
          <table:table-cell table:formula="of:=IF([.K419]=[.E419]; 1; 0)" office:value-type="float" office:value="0" calcext:value-type="float">
            <text:p>0</text:p>
          </table:table-cell>
          <table:table-cell table:formula="of:=IF([.L419]=[.D41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.5" calcext:value-type="float">
            <text:p>2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20]&gt;=20; 1; 0)" office:value-type="float" office:value="1" calcext:value-type="float">
            <text:p>1</text:p>
          </table:table-cell>
          <table:table-cell table:formula="of:=IF([.C420]&lt;=5; 1; 0)" office:value-type="float" office:value="1" calcext:value-type="float">
            <text:p>1</text:p>
          </table:table-cell>
          <table:table-cell table:formula="of:=IF([.B420] &gt; [.B419]; [.I419] + 1; 0)" office:value-type="float" office:value="3" calcext:value-type="float">
            <text:p>3</text:p>
          </table:table-cell>
          <table:table-cell/>
          <table:table-cell table:formula="of:=IF([.K419]=0; 1; IF(COUNTIF([.K417:.K419]; [.K419])=3; IF([.K419]=5; IF([.C419]&gt;=20;0;5); [.K419]+1); IF([.K419]=5; IF([.C419]&gt;=20; 0; 5); [.K419])))" office:value-type="float" office:value="2" calcext:value-type="float">
            <text:p>2</text:p>
          </table:table-cell>
          <table:table-cell table:formula="of:=IF([.K420]=0; 0; IF([.K419] = 0; IF([.B420]&gt;=10; &quot;C&quot;; &quot;S&quot;); [.L419]))" office:value-type="string" office:string-value="C" calcext:value-type="string">
            <text:p>C</text:p>
          </table:table-cell>
          <table:table-cell table:formula="of:=IF([.K420]=[.E420]; 1; 0)" office:value-type="float" office:value="0" calcext:value-type="float">
            <text:p>0</text:p>
          </table:table-cell>
          <table:table-cell table:formula="of:=IF([.L420]=[.D42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.4" calcext:value-type="float">
            <text:p>25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21]&gt;=20; 1; 0)" office:value-type="float" office:value="1" calcext:value-type="float">
            <text:p>1</text:p>
          </table:table-cell>
          <table:table-cell table:formula="of:=IF([.C421]&lt;=5; 1; 0)" office:value-type="float" office:value="0" calcext:value-type="float">
            <text:p>0</text:p>
          </table:table-cell>
          <table:table-cell table:formula="of:=IF([.B421] &gt; [.B420]; [.I420] + 1; 0)" office:value-type="float" office:value="4" calcext:value-type="float">
            <text:p>4</text:p>
          </table:table-cell>
          <table:table-cell/>
          <table:table-cell table:formula="of:=IF([.K420]=0; 1; IF(COUNTIF([.K418:.K420]; [.K420])=3; IF([.K420]=5; IF([.C420]&gt;=20;0;5); [.K420]+1); IF([.K420]=5; IF([.C420]&gt;=20; 0; 5); [.K420])))" office:value-type="float" office:value="3" calcext:value-type="float">
            <text:p>3</text:p>
          </table:table-cell>
          <table:table-cell table:formula="of:=IF([.K421]=0; 0; IF([.K420] = 0; IF([.B421]&gt;=10; &quot;C&quot;; &quot;S&quot;); [.L420]))" office:value-type="string" office:string-value="C" calcext:value-type="string">
            <text:p>C</text:p>
          </table:table-cell>
          <table:table-cell table:formula="of:=IF([.K421]=[.E421]; 1; 0)" office:value-type="float" office:value="0" calcext:value-type="float">
            <text:p>0</text:p>
          </table:table-cell>
          <table:table-cell table:formula="of:=IF([.L421]=[.D42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.8" calcext:value-type="float">
            <text:p>24.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22]&gt;=20; 1; 0)" office:value-type="float" office:value="1" calcext:value-type="float">
            <text:p>1</text:p>
          </table:table-cell>
          <table:table-cell table:formula="of:=IF([.C422]&lt;=5; 1; 0)" office:value-type="float" office:value="0" calcext:value-type="float">
            <text:p>0</text:p>
          </table:table-cell>
          <table:table-cell table:formula="of:=IF([.B422] &gt; [.B421]; [.I421] + 1; 0)" office:value-type="float" office:value="0" calcext:value-type="float">
            <text:p>0</text:p>
          </table:table-cell>
          <table:table-cell/>
          <table:table-cell table:formula="of:=IF([.K421]=0; 1; IF(COUNTIF([.K419:.K421]; [.K421])=3; IF([.K421]=5; IF([.C421]&gt;=20;0;5); [.K421]+1); IF([.K421]=5; IF([.C421]&gt;=20; 0; 5); [.K421])))" office:value-type="float" office:value="3" calcext:value-type="float">
            <text:p>3</text:p>
          </table:table-cell>
          <table:table-cell table:formula="of:=IF([.K422]=0; 0; IF([.K421] = 0; IF([.B422]&gt;=10; &quot;C&quot;; &quot;S&quot;); [.L421]))" office:value-type="string" office:string-value="C" calcext:value-type="string">
            <text:p>C</text:p>
          </table:table-cell>
          <table:table-cell table:formula="of:=IF([.K422]=[.E422]; 1; 0)" office:value-type="float" office:value="0" calcext:value-type="float">
            <text:p>0</text:p>
          </table:table-cell>
          <table:table-cell table:formula="of:=IF([.L422]=[.D42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.5" calcext:value-type="float">
            <text:p>22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23]&gt;=20; 1; 0)" office:value-type="float" office:value="1" calcext:value-type="float">
            <text:p>1</text:p>
          </table:table-cell>
          <table:table-cell table:formula="of:=IF([.C423]&lt;=5; 1; 0)" office:value-type="float" office:value="0" calcext:value-type="float">
            <text:p>0</text:p>
          </table:table-cell>
          <table:table-cell table:formula="of:=IF([.B423] &gt; [.B422]; [.I422] + 1; 0)" office:value-type="float" office:value="0" calcext:value-type="float">
            <text:p>0</text:p>
          </table:table-cell>
          <table:table-cell/>
          <table:table-cell table:formula="of:=IF([.K422]=0; 1; IF(COUNTIF([.K420:.K422]; [.K422])=3; IF([.K422]=5; IF([.C422]&gt;=20;0;5); [.K422]+1); IF([.K422]=5; IF([.C422]&gt;=20; 0; 5); [.K422])))" office:value-type="float" office:value="3" calcext:value-type="float">
            <text:p>3</text:p>
          </table:table-cell>
          <table:table-cell table:formula="of:=IF([.K423]=0; 0; IF([.K422] = 0; IF([.B423]&gt;=10; &quot;C&quot;; &quot;S&quot;); [.L422]))" office:value-type="string" office:string-value="C" calcext:value-type="string">
            <text:p>C</text:p>
          </table:table-cell>
          <table:table-cell table:formula="of:=IF([.K423]=[.E423]; 1; 0)" office:value-type="float" office:value="0" calcext:value-type="float">
            <text:p>0</text:p>
          </table:table-cell>
          <table:table-cell table:formula="of:=IF([.L423]=[.D42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.9" calcext:value-type="float">
            <text:p>18.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24]&gt;=20; 1; 0)" office:value-type="float" office:value="0" calcext:value-type="float">
            <text:p>0</text:p>
          </table:table-cell>
          <table:table-cell table:formula="of:=IF([.C424]&lt;=5; 1; 0)" office:value-type="float" office:value="0" calcext:value-type="float">
            <text:p>0</text:p>
          </table:table-cell>
          <table:table-cell table:formula="of:=IF([.B424] &gt; [.B423]; [.I423] + 1; 0)" office:value-type="float" office:value="0" calcext:value-type="float">
            <text:p>0</text:p>
          </table:table-cell>
          <table:table-cell/>
          <table:table-cell table:formula="of:=IF([.K423]=0; 1; IF(COUNTIF([.K421:.K423]; [.K423])=3; IF([.K423]=5; IF([.C423]&gt;=20;0;5); [.K423]+1); IF([.K423]=5; IF([.C423]&gt;=20; 0; 5); [.K423])))" office:value-type="float" office:value="4" calcext:value-type="float">
            <text:p>4</text:p>
          </table:table-cell>
          <table:table-cell table:formula="of:=IF([.K424]=0; 0; IF([.K423] = 0; IF([.B424]&gt;=10; &quot;C&quot;; &quot;S&quot;); [.L423]))" office:value-type="string" office:string-value="C" calcext:value-type="string">
            <text:p>C</text:p>
          </table:table-cell>
          <table:table-cell table:formula="of:=IF([.K424]=[.E424]; 1; 0)" office:value-type="float" office:value="0" calcext:value-type="float">
            <text:p>0</text:p>
          </table:table-cell>
          <table:table-cell table:formula="of:=IF([.L424]=[.D42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.8" calcext:value-type="float">
            <text:p>14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25]&gt;=20; 1; 0)" office:value-type="float" office:value="0" calcext:value-type="float">
            <text:p>0</text:p>
          </table:table-cell>
          <table:table-cell table:formula="of:=IF([.C425]&lt;=5; 1; 0)" office:value-type="float" office:value="0" calcext:value-type="float">
            <text:p>0</text:p>
          </table:table-cell>
          <table:table-cell table:formula="of:=IF([.B425] &gt; [.B424]; [.I424] + 1; 0)" office:value-type="float" office:value="0" calcext:value-type="float">
            <text:p>0</text:p>
          </table:table-cell>
          <table:table-cell/>
          <table:table-cell table:formula="of:=IF([.K424]=0; 1; IF(COUNTIF([.K422:.K424]; [.K424])=3; IF([.K424]=5; IF([.C424]&gt;=20;0;5); [.K424]+1); IF([.K424]=5; IF([.C424]&gt;=20; 0; 5); [.K424])))" office:value-type="float" office:value="4" calcext:value-type="float">
            <text:p>4</text:p>
          </table:table-cell>
          <table:table-cell table:formula="of:=IF([.K425]=0; 0; IF([.K424] = 0; IF([.B425]&gt;=10; &quot;C&quot;; &quot;S&quot;); [.L424]))" office:value-type="string" office:string-value="C" calcext:value-type="string">
            <text:p>C</text:p>
          </table:table-cell>
          <table:table-cell table:formula="of:=IF([.K425]=[.E425]; 1; 0)" office:value-type="float" office:value="0" calcext:value-type="float">
            <text:p>0</text:p>
          </table:table-cell>
          <table:table-cell table:formula="of:=IF([.L425]=[.D42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.2" calcext:value-type="float">
            <text:p>11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26]&gt;=20; 1; 0)" office:value-type="float" office:value="0" calcext:value-type="float">
            <text:p>0</text:p>
          </table:table-cell>
          <table:table-cell table:formula="of:=IF([.C426]&lt;=5; 1; 0)" office:value-type="float" office:value="0" calcext:value-type="float">
            <text:p>0</text:p>
          </table:table-cell>
          <table:table-cell table:formula="of:=IF([.B426] &gt; [.B425]; [.I425] + 1; 0)" office:value-type="float" office:value="0" calcext:value-type="float">
            <text:p>0</text:p>
          </table:table-cell>
          <table:table-cell/>
          <table:table-cell table:formula="of:=IF([.K425]=0; 1; IF(COUNTIF([.K423:.K425]; [.K425])=3; IF([.K425]=5; IF([.C425]&gt;=20;0;5); [.K425]+1); IF([.K425]=5; IF([.C425]&gt;=20; 0; 5); [.K425])))" office:value-type="float" office:value="4" calcext:value-type="float">
            <text:p>4</text:p>
          </table:table-cell>
          <table:table-cell table:formula="of:=IF([.K426]=0; 0; IF([.K425] = 0; IF([.B426]&gt;=10; &quot;C&quot;; &quot;S&quot;); [.L425]))" office:value-type="string" office:string-value="C" calcext:value-type="string">
            <text:p>C</text:p>
          </table:table-cell>
          <table:table-cell table:formula="of:=IF([.K426]=[.E426]; 1; 0)" office:value-type="float" office:value="0" calcext:value-type="float">
            <text:p>0</text:p>
          </table:table-cell>
          <table:table-cell table:formula="of:=IF([.L426]=[.D42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8" calcext:value-type="float">
            <text:p>8.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27]&gt;=20; 1; 0)" office:value-type="float" office:value="0" calcext:value-type="float">
            <text:p>0</text:p>
          </table:table-cell>
          <table:table-cell table:formula="of:=IF([.C427]&lt;=5; 1; 0)" office:value-type="float" office:value="0" calcext:value-type="float">
            <text:p>0</text:p>
          </table:table-cell>
          <table:table-cell table:formula="of:=IF([.B427] &gt; [.B426]; [.I426] + 1; 0)" office:value-type="float" office:value="0" calcext:value-type="float">
            <text:p>0</text:p>
          </table:table-cell>
          <table:table-cell/>
          <table:table-cell table:formula="of:=IF([.K426]=0; 1; IF(COUNTIF([.K424:.K426]; [.K426])=3; IF([.K426]=5; IF([.C426]&gt;=20;0;5); [.K426]+1); IF([.K426]=5; IF([.C426]&gt;=20; 0; 5); [.K426])))" office:value-type="float" office:value="5" calcext:value-type="float">
            <text:p>5</text:p>
          </table:table-cell>
          <table:table-cell table:formula="of:=IF([.K427]=0; 0; IF([.K426] = 0; IF([.B427]&gt;=10; &quot;C&quot;; &quot;S&quot;); [.L426]))" office:value-type="string" office:string-value="C" calcext:value-type="string">
            <text:p>C</text:p>
          </table:table-cell>
          <table:table-cell table:formula="of:=IF([.K427]=[.E427]; 1; 0)" office:value-type="float" office:value="0" calcext:value-type="float">
            <text:p>0</text:p>
          </table:table-cell>
          <table:table-cell table:formula="of:=IF([.L427]=[.D42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428]&gt;=20; 1; 0)" office:value-type="float" office:value="0" calcext:value-type="float">
            <text:p>0</text:p>
          </table:table-cell>
          <table:table-cell table:formula="of:=IF([.C428]&lt;=5; 1; 0)" office:value-type="float" office:value="1" calcext:value-type="float">
            <text:p>1</text:p>
          </table:table-cell>
          <table:table-cell table:formula="of:=IF([.B428] &gt; [.B427]; [.I427] + 1; 0)" office:value-type="float" office:value="0" calcext:value-type="float">
            <text:p>0</text:p>
          </table:table-cell>
          <table:table-cell/>
          <table:table-cell table:formula="of:=IF([.K427]=0; 1; IF(COUNTIF([.K425:.K427]; [.K427])=3; IF([.K427]=5; IF([.C427]&gt;=20;0;5); [.K427]+1); IF([.K427]=5; IF([.C427]&gt;=20; 0; 5); [.K427])))" office:value-type="float" office:value="0" calcext:value-type="float">
            <text:p>0</text:p>
          </table:table-cell>
          <table:table-cell table:formula="of:=IF([.K428]=0; 0; IF([.K427] = 0; IF([.B428]&gt;=10; &quot;C&quot;; &quot;S&quot;); [.L427]))" office:value-type="float" office:value="0" calcext:value-type="float">
            <text:p>0</text:p>
          </table:table-cell>
          <table:table-cell table:formula="of:=IF([.K428]=[.E428]; 1; 0)" office:value-type="float" office:value="1" calcext:value-type="float">
            <text:p>1</text:p>
          </table:table-cell>
          <table:table-cell table:formula="of:=IF([.L428]=[.D428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6" calcext:value-type="float">
            <text:p>8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29]&gt;=20; 1; 0)" office:value-type="float" office:value="0" calcext:value-type="float">
            <text:p>0</text:p>
          </table:table-cell>
          <table:table-cell table:formula="of:=IF([.C429]&lt;=5; 1; 0)" office:value-type="float" office:value="1" calcext:value-type="float">
            <text:p>1</text:p>
          </table:table-cell>
          <table:table-cell table:formula="of:=IF([.B429] &gt; [.B428]; [.I428] + 1; 0)" office:value-type="float" office:value="1" calcext:value-type="float">
            <text:p>1</text:p>
          </table:table-cell>
          <table:table-cell/>
          <table:table-cell table:formula="of:=IF([.K428]=0; 1; IF(COUNTIF([.K426:.K428]; [.K428])=3; IF([.K428]=5; IF([.C428]&gt;=20;0;5); [.K428]+1); IF([.K428]=5; IF([.C428]&gt;=20; 0; 5); [.K428])))" office:value-type="float" office:value="1" calcext:value-type="float">
            <text:p>1</text:p>
          </table:table-cell>
          <table:table-cell table:formula="of:=IF([.K429]=0; 0; IF([.K428] = 0; IF([.B429]&gt;=10; &quot;C&quot;; &quot;S&quot;); [.L428]))" office:value-type="string" office:string-value="S" calcext:value-type="string">
            <text:p>S</text:p>
          </table:table-cell>
          <table:table-cell table:formula="of:=IF([.K429]=[.E429]; 1; 0)" office:value-type="float" office:value="0" calcext:value-type="float">
            <text:p>0</text:p>
          </table:table-cell>
          <table:table-cell table:formula="of:=IF([.L429]=[.D42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.2" calcext:value-type="float">
            <text:p>10.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30]&gt;=20; 1; 0)" office:value-type="float" office:value="0" calcext:value-type="float">
            <text:p>0</text:p>
          </table:table-cell>
          <table:table-cell table:formula="of:=IF([.C430]&lt;=5; 1; 0)" office:value-type="float" office:value="1" calcext:value-type="float">
            <text:p>1</text:p>
          </table:table-cell>
          <table:table-cell table:formula="of:=IF([.B430] &gt; [.B429]; [.I429] + 1; 0)" office:value-type="float" office:value="2" calcext:value-type="float">
            <text:p>2</text:p>
          </table:table-cell>
          <table:table-cell/>
          <table:table-cell table:formula="of:=IF([.K429]=0; 1; IF(COUNTIF([.K427:.K429]; [.K429])=3; IF([.K429]=5; IF([.C429]&gt;=20;0;5); [.K429]+1); IF([.K429]=5; IF([.C429]&gt;=20; 0; 5); [.K429])))" office:value-type="float" office:value="1" calcext:value-type="float">
            <text:p>1</text:p>
          </table:table-cell>
          <table:table-cell table:formula="of:=IF([.K430]=0; 0; IF([.K429] = 0; IF([.B430]&gt;=10; &quot;C&quot;; &quot;S&quot;); [.L429]))" office:value-type="string" office:string-value="S" calcext:value-type="string">
            <text:p>S</text:p>
          </table:table-cell>
          <table:table-cell table:formula="of:=IF([.K430]=[.E430]; 1; 0)" office:value-type="float" office:value="0" calcext:value-type="float">
            <text:p>0</text:p>
          </table:table-cell>
          <table:table-cell table:formula="of:=IF([.L430]=[.D43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.8" calcext:value-type="float">
            <text:p>11.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31]&gt;=20; 1; 0)" office:value-type="float" office:value="0" calcext:value-type="float">
            <text:p>0</text:p>
          </table:table-cell>
          <table:table-cell table:formula="of:=IF([.C431]&lt;=5; 1; 0)" office:value-type="float" office:value="1" calcext:value-type="float">
            <text:p>1</text:p>
          </table:table-cell>
          <table:table-cell table:formula="of:=IF([.B431] &gt; [.B430]; [.I430] + 1; 0)" office:value-type="float" office:value="3" calcext:value-type="float">
            <text:p>3</text:p>
          </table:table-cell>
          <table:table-cell/>
          <table:table-cell table:formula="of:=IF([.K430]=0; 1; IF(COUNTIF([.K428:.K430]; [.K430])=3; IF([.K430]=5; IF([.C430]&gt;=20;0;5); [.K430]+1); IF([.K430]=5; IF([.C430]&gt;=20; 0; 5); [.K430])))" office:value-type="float" office:value="1" calcext:value-type="float">
            <text:p>1</text:p>
          </table:table-cell>
          <table:table-cell table:formula="of:=IF([.K431]=0; 0; IF([.K430] = 0; IF([.B431]&gt;=10; &quot;C&quot;; &quot;S&quot;); [.L430]))" office:value-type="string" office:string-value="S" calcext:value-type="string">
            <text:p>S</text:p>
          </table:table-cell>
          <table:table-cell table:formula="of:=IF([.K431]=[.E431]; 1; 0)" office:value-type="float" office:value="0" calcext:value-type="float">
            <text:p>0</text:p>
          </table:table-cell>
          <table:table-cell table:formula="of:=IF([.L431]=[.D43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.7" calcext:value-type="float">
            <text:p>12.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32]&gt;=20; 1; 0)" office:value-type="float" office:value="0" calcext:value-type="float">
            <text:p>0</text:p>
          </table:table-cell>
          <table:table-cell table:formula="of:=IF([.C432]&lt;=5; 1; 0)" office:value-type="float" office:value="0" calcext:value-type="float">
            <text:p>0</text:p>
          </table:table-cell>
          <table:table-cell table:formula="of:=IF([.B432] &gt; [.B431]; [.I431] + 1; 0)" office:value-type="float" office:value="4" calcext:value-type="float">
            <text:p>4</text:p>
          </table:table-cell>
          <table:table-cell/>
          <table:table-cell table:formula="of:=IF([.K431]=0; 1; IF(COUNTIF([.K429:.K431]; [.K431])=3; IF([.K431]=5; IF([.C431]&gt;=20;0;5); [.K431]+1); IF([.K431]=5; IF([.C431]&gt;=20; 0; 5); [.K431])))" office:value-type="float" office:value="2" calcext:value-type="float">
            <text:p>2</text:p>
          </table:table-cell>
          <table:table-cell table:formula="of:=IF([.K432]=0; 0; IF([.K431] = 0; IF([.B432]&gt;=10; &quot;C&quot;; &quot;S&quot;); [.L431]))" office:value-type="string" office:string-value="S" calcext:value-type="string">
            <text:p>S</text:p>
          </table:table-cell>
          <table:table-cell table:formula="of:=IF([.K432]=[.E432]; 1; 0)" office:value-type="float" office:value="0" calcext:value-type="float">
            <text:p>0</text:p>
          </table:table-cell>
          <table:table-cell table:formula="of:=IF([.L432]=[.D43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2.2" calcext:value-type="float">
            <text:p>12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33]&gt;=20; 1; 0)" office:value-type="float" office:value="0" calcext:value-type="float">
            <text:p>0</text:p>
          </table:table-cell>
          <table:table-cell table:formula="of:=IF([.C433]&lt;=5; 1; 0)" office:value-type="float" office:value="0" calcext:value-type="float">
            <text:p>0</text:p>
          </table:table-cell>
          <table:table-cell table:formula="of:=IF([.B433] &gt; [.B432]; [.I432] + 1; 0)" office:value-type="float" office:value="0" calcext:value-type="float">
            <text:p>0</text:p>
          </table:table-cell>
          <table:table-cell/>
          <table:table-cell table:formula="of:=IF([.K432]=0; 1; IF(COUNTIF([.K430:.K432]; [.K432])=3; IF([.K432]=5; IF([.C432]&gt;=20;0;5); [.K432]+1); IF([.K432]=5; IF([.C432]&gt;=20; 0; 5); [.K432])))" office:value-type="float" office:value="2" calcext:value-type="float">
            <text:p>2</text:p>
          </table:table-cell>
          <table:table-cell table:formula="of:=IF([.K433]=0; 0; IF([.K432] = 0; IF([.B433]&gt;=10; &quot;C&quot;; &quot;S&quot;); [.L432]))" office:value-type="string" office:string-value="S" calcext:value-type="string">
            <text:p>S</text:p>
          </table:table-cell>
          <table:table-cell table:formula="of:=IF([.K433]=[.E433]; 1; 0)" office:value-type="float" office:value="0" calcext:value-type="float">
            <text:p>0</text:p>
          </table:table-cell>
          <table:table-cell table:formula="of:=IF([.L433]=[.D43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.3" calcext:value-type="float">
            <text:p>10.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34]&gt;=20; 1; 0)" office:value-type="float" office:value="0" calcext:value-type="float">
            <text:p>0</text:p>
          </table:table-cell>
          <table:table-cell table:formula="of:=IF([.C434]&lt;=5; 1; 0)" office:value-type="float" office:value="0" calcext:value-type="float">
            <text:p>0</text:p>
          </table:table-cell>
          <table:table-cell table:formula="of:=IF([.B434] &gt; [.B433]; [.I433] + 1; 0)" office:value-type="float" office:value="0" calcext:value-type="float">
            <text:p>0</text:p>
          </table:table-cell>
          <table:table-cell/>
          <table:table-cell table:formula="of:=IF([.K433]=0; 1; IF(COUNTIF([.K431:.K433]; [.K433])=3; IF([.K433]=5; IF([.C433]&gt;=20;0;5); [.K433]+1); IF([.K433]=5; IF([.C433]&gt;=20; 0; 5); [.K433])))" office:value-type="float" office:value="2" calcext:value-type="float">
            <text:p>2</text:p>
          </table:table-cell>
          <table:table-cell table:formula="of:=IF([.K434]=0; 0; IF([.K433] = 0; IF([.B434]&gt;=10; &quot;C&quot;; &quot;S&quot;); [.L433]))" office:value-type="string" office:string-value="S" calcext:value-type="string">
            <text:p>S</text:p>
          </table:table-cell>
          <table:table-cell table:formula="of:=IF([.K434]=[.E434]; 1; 0)" office:value-type="float" office:value="0" calcext:value-type="float">
            <text:p>0</text:p>
          </table:table-cell>
          <table:table-cell table:formula="of:=IF([.L434]=[.D43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4" calcext:value-type="float">
            <text:p>7.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35]&gt;=20; 1; 0)" office:value-type="float" office:value="0" calcext:value-type="float">
            <text:p>0</text:p>
          </table:table-cell>
          <table:table-cell table:formula="of:=IF([.C435]&lt;=5; 1; 0)" office:value-type="float" office:value="0" calcext:value-type="float">
            <text:p>0</text:p>
          </table:table-cell>
          <table:table-cell table:formula="of:=IF([.B435] &gt; [.B434]; [.I434] + 1; 0)" office:value-type="float" office:value="0" calcext:value-type="float">
            <text:p>0</text:p>
          </table:table-cell>
          <table:table-cell/>
          <table:table-cell table:formula="of:=IF([.K434]=0; 1; IF(COUNTIF([.K432:.K434]; [.K434])=3; IF([.K434]=5; IF([.C434]&gt;=20;0;5); [.K434]+1); IF([.K434]=5; IF([.C434]&gt;=20; 0; 5); [.K434])))" office:value-type="float" office:value="3" calcext:value-type="float">
            <text:p>3</text:p>
          </table:table-cell>
          <table:table-cell table:formula="of:=IF([.K435]=0; 0; IF([.K434] = 0; IF([.B435]&gt;=10; &quot;C&quot;; &quot;S&quot;); [.L434]))" office:value-type="string" office:string-value="S" calcext:value-type="string">
            <text:p>S</text:p>
          </table:table-cell>
          <table:table-cell table:formula="of:=IF([.K435]=[.E435]; 1; 0)" office:value-type="float" office:value="0" calcext:value-type="float">
            <text:p>0</text:p>
          </table:table-cell>
          <table:table-cell table:formula="of:=IF([.L435]=[.D43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1" calcext:value-type="float">
            <text:p>4.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36]&gt;=20; 1; 0)" office:value-type="float" office:value="0" calcext:value-type="float">
            <text:p>0</text:p>
          </table:table-cell>
          <table:table-cell table:formula="of:=IF([.C436]&lt;=5; 1; 0)" office:value-type="float" office:value="0" calcext:value-type="float">
            <text:p>0</text:p>
          </table:table-cell>
          <table:table-cell table:formula="of:=IF([.B436] &gt; [.B435]; [.I435] + 1; 0)" office:value-type="float" office:value="0" calcext:value-type="float">
            <text:p>0</text:p>
          </table:table-cell>
          <table:table-cell/>
          <table:table-cell table:formula="of:=IF([.K435]=0; 1; IF(COUNTIF([.K433:.K435]; [.K435])=3; IF([.K435]=5; IF([.C435]&gt;=20;0;5); [.K435]+1); IF([.K435]=5; IF([.C435]&gt;=20; 0; 5); [.K435])))" office:value-type="float" office:value="3" calcext:value-type="float">
            <text:p>3</text:p>
          </table:table-cell>
          <table:table-cell table:formula="of:=IF([.K436]=0; 0; IF([.K435] = 0; IF([.B436]&gt;=10; &quot;C&quot;; &quot;S&quot;); [.L435]))" office:value-type="string" office:string-value="S" calcext:value-type="string">
            <text:p>S</text:p>
          </table:table-cell>
          <table:table-cell table:formula="of:=IF([.K436]=[.E436]; 1; 0)" office:value-type="float" office:value="0" calcext:value-type="float">
            <text:p>0</text:p>
          </table:table-cell>
          <table:table-cell table:formula="of:=IF([.L436]=[.D43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37]&gt;=20; 1; 0)" office:value-type="float" office:value="0" calcext:value-type="float">
            <text:p>0</text:p>
          </table:table-cell>
          <table:table-cell table:formula="of:=IF([.C437]&lt;=5; 1; 0)" office:value-type="float" office:value="0" calcext:value-type="float">
            <text:p>0</text:p>
          </table:table-cell>
          <table:table-cell table:formula="of:=IF([.B437] &gt; [.B436]; [.I436] + 1; 0)" office:value-type="float" office:value="0" calcext:value-type="float">
            <text:p>0</text:p>
          </table:table-cell>
          <table:table-cell/>
          <table:table-cell table:formula="of:=IF([.K436]=0; 1; IF(COUNTIF([.K434:.K436]; [.K436])=3; IF([.K436]=5; IF([.C436]&gt;=20;0;5); [.K436]+1); IF([.K436]=5; IF([.C436]&gt;=20; 0; 5); [.K436])))" office:value-type="float" office:value="3" calcext:value-type="float">
            <text:p>3</text:p>
          </table:table-cell>
          <table:table-cell table:formula="of:=IF([.K437]=0; 0; IF([.K436] = 0; IF([.B437]&gt;=10; &quot;C&quot;; &quot;S&quot;); [.L436]))" office:value-type="string" office:string-value="S" calcext:value-type="string">
            <text:p>S</text:p>
          </table:table-cell>
          <table:table-cell table:formula="of:=IF([.K437]=[.E437]; 1; 0)" office:value-type="float" office:value="0" calcext:value-type="float">
            <text:p>0</text:p>
          </table:table-cell>
          <table:table-cell table:formula="of:=IF([.L437]=[.D43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" calcext:value-type="float">
            <text:p>0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38]&gt;=20; 1; 0)" office:value-type="float" office:value="0" calcext:value-type="float">
            <text:p>0</text:p>
          </table:table-cell>
          <table:table-cell table:formula="of:=IF([.C438]&lt;=5; 1; 0)" office:value-type="float" office:value="0" calcext:value-type="float">
            <text:p>0</text:p>
          </table:table-cell>
          <table:table-cell table:formula="of:=IF([.B438] &gt; [.B437]; [.I437] + 1; 0)" office:value-type="float" office:value="0" calcext:value-type="float">
            <text:p>0</text:p>
          </table:table-cell>
          <table:table-cell/>
          <table:table-cell table:formula="of:=IF([.K437]=0; 1; IF(COUNTIF([.K435:.K437]; [.K437])=3; IF([.K437]=5; IF([.C437]&gt;=20;0;5); [.K437]+1); IF([.K437]=5; IF([.C437]&gt;=20; 0; 5); [.K437])))" office:value-type="float" office:value="4" calcext:value-type="float">
            <text:p>4</text:p>
          </table:table-cell>
          <table:table-cell table:formula="of:=IF([.K438]=0; 0; IF([.K437] = 0; IF([.B438]&gt;=10; &quot;C&quot;; &quot;S&quot;); [.L437]))" office:value-type="string" office:string-value="S" calcext:value-type="string">
            <text:p>S</text:p>
          </table:table-cell>
          <table:table-cell table:formula="of:=IF([.K438]=[.E438]; 1; 0)" office:value-type="float" office:value="0" calcext:value-type="float">
            <text:p>0</text:p>
          </table:table-cell>
          <table:table-cell table:formula="of:=IF([.L438]=[.D43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39]&gt;=20; 1; 0)" office:value-type="float" office:value="0" calcext:value-type="float">
            <text:p>0</text:p>
          </table:table-cell>
          <table:table-cell table:formula="of:=IF([.C439]&lt;=5; 1; 0)" office:value-type="float" office:value="0" calcext:value-type="float">
            <text:p>0</text:p>
          </table:table-cell>
          <table:table-cell table:formula="of:=IF([.B439] &gt; [.B438]; [.I438] + 1; 0)" office:value-type="float" office:value="1" calcext:value-type="float">
            <text:p>1</text:p>
          </table:table-cell>
          <table:table-cell/>
          <table:table-cell table:formula="of:=IF([.K438]=0; 1; IF(COUNTIF([.K436:.K438]; [.K438])=3; IF([.K438]=5; IF([.C438]&gt;=20;0;5); [.K438]+1); IF([.K438]=5; IF([.C438]&gt;=20; 0; 5); [.K438])))" office:value-type="float" office:value="4" calcext:value-type="float">
            <text:p>4</text:p>
          </table:table-cell>
          <table:table-cell table:formula="of:=IF([.K439]=0; 0; IF([.K438] = 0; IF([.B439]&gt;=10; &quot;C&quot;; &quot;S&quot;); [.L438]))" office:value-type="string" office:string-value="S" calcext:value-type="string">
            <text:p>S</text:p>
          </table:table-cell>
          <table:table-cell table:formula="of:=IF([.K439]=[.E439]; 1; 0)" office:value-type="float" office:value="0" calcext:value-type="float">
            <text:p>0</text:p>
          </table:table-cell>
          <table:table-cell table:formula="of:=IF([.L439]=[.D43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40]&gt;=20; 1; 0)" office:value-type="float" office:value="0" calcext:value-type="float">
            <text:p>0</text:p>
          </table:table-cell>
          <table:table-cell table:formula="of:=IF([.C440]&lt;=5; 1; 0)" office:value-type="float" office:value="1" calcext:value-type="float">
            <text:p>1</text:p>
          </table:table-cell>
          <table:table-cell table:formula="of:=IF([.B440] &gt; [.B439]; [.I439] + 1; 0)" office:value-type="float" office:value="2" calcext:value-type="float">
            <text:p>2</text:p>
          </table:table-cell>
          <table:table-cell/>
          <table:table-cell table:formula="of:=IF([.K439]=0; 1; IF(COUNTIF([.K437:.K439]; [.K439])=3; IF([.K439]=5; IF([.C439]&gt;=20;0;5); [.K439]+1); IF([.K439]=5; IF([.C439]&gt;=20; 0; 5); [.K439])))" office:value-type="float" office:value="4" calcext:value-type="float">
            <text:p>4</text:p>
          </table:table-cell>
          <table:table-cell table:formula="of:=IF([.K440]=0; 0; IF([.K439] = 0; IF([.B440]&gt;=10; &quot;C&quot;; &quot;S&quot;); [.L439]))" office:value-type="string" office:string-value="S" calcext:value-type="string">
            <text:p>S</text:p>
          </table:table-cell>
          <table:table-cell table:formula="of:=IF([.K440]=[.E440]; 1; 0)" office:value-type="float" office:value="0" calcext:value-type="float">
            <text:p>0</text:p>
          </table:table-cell>
          <table:table-cell table:formula="of:=IF([.L440]=[.D44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.5" calcext:value-type="float">
            <text:p>5.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41]&gt;=20; 1; 0)" office:value-type="float" office:value="0" calcext:value-type="float">
            <text:p>0</text:p>
          </table:table-cell>
          <table:table-cell table:formula="of:=IF([.C441]&lt;=5; 1; 0)" office:value-type="float" office:value="0" calcext:value-type="float">
            <text:p>0</text:p>
          </table:table-cell>
          <table:table-cell table:formula="of:=IF([.B441] &gt; [.B440]; [.I440] + 1; 0)" office:value-type="float" office:value="3" calcext:value-type="float">
            <text:p>3</text:p>
          </table:table-cell>
          <table:table-cell/>
          <table:table-cell table:formula="of:=IF([.K440]=0; 1; IF(COUNTIF([.K438:.K440]; [.K440])=3; IF([.K440]=5; IF([.C440]&gt;=20;0;5); [.K440]+1); IF([.K440]=5; IF([.C440]&gt;=20; 0; 5); [.K440])))" office:value-type="float" office:value="5" calcext:value-type="float">
            <text:p>5</text:p>
          </table:table-cell>
          <table:table-cell table:formula="of:=IF([.K441]=0; 0; IF([.K440] = 0; IF([.B441]&gt;=10; &quot;C&quot;; &quot;S&quot;); [.L440]))" office:value-type="string" office:string-value="S" calcext:value-type="string">
            <text:p>S</text:p>
          </table:table-cell>
          <table:table-cell table:formula="of:=IF([.K441]=[.E441]; 1; 0)" office:value-type="float" office:value="0" calcext:value-type="float">
            <text:p>0</text:p>
          </table:table-cell>
          <table:table-cell table:formula="of:=IF([.L441]=[.D44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7" calcext:value-type="float">
            <text:p>8.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42]&gt;=20; 1; 0)" office:value-type="float" office:value="0" calcext:value-type="float">
            <text:p>0</text:p>
          </table:table-cell>
          <table:table-cell table:formula="of:=IF([.C442]&lt;=5; 1; 0)" office:value-type="float" office:value="0" calcext:value-type="float">
            <text:p>0</text:p>
          </table:table-cell>
          <table:table-cell table:formula="of:=IF([.B442] &gt; [.B441]; [.I441] + 1; 0)" office:value-type="float" office:value="4" calcext:value-type="float">
            <text:p>4</text:p>
          </table:table-cell>
          <table:table-cell/>
          <table:table-cell table:formula="of:=IF([.K441]=0; 1; IF(COUNTIF([.K439:.K441]; [.K441])=3; IF([.K441]=5; IF([.C441]&gt;=20;0;5); [.K441]+1); IF([.K441]=5; IF([.C441]&gt;=20; 0; 5); [.K441])))" office:value-type="float" office:value="5" calcext:value-type="float">
            <text:p>5</text:p>
          </table:table-cell>
          <table:table-cell table:formula="of:=IF([.K442]=0; 0; IF([.K441] = 0; IF([.B442]&gt;=10; &quot;C&quot;; &quot;S&quot;); [.L441]))" office:value-type="string" office:string-value="S" calcext:value-type="string">
            <text:p>S</text:p>
          </table:table-cell>
          <table:table-cell table:formula="of:=IF([.K442]=[.E442]; 1; 0)" office:value-type="float" office:value="0" calcext:value-type="float">
            <text:p>0</text:p>
          </table:table-cell>
          <table:table-cell table:formula="of:=IF([.L442]=[.D44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.1" calcext:value-type="float">
            <text:p>11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443]&gt;=20; 1; 0)" office:value-type="float" office:value="0" calcext:value-type="float">
            <text:p>0</text:p>
          </table:table-cell>
          <table:table-cell table:formula="of:=IF([.C443]&lt;=5; 1; 0)" office:value-type="float" office:value="1" calcext:value-type="float">
            <text:p>1</text:p>
          </table:table-cell>
          <table:table-cell table:formula="of:=IF([.B443] &gt; [.B442]; [.I442] + 1; 0)" office:value-type="float" office:value="5" calcext:value-type="float">
            <text:p>5</text:p>
          </table:table-cell>
          <table:table-cell/>
          <table:table-cell table:formula="of:=IF([.K442]=0; 1; IF(COUNTIF([.K440:.K442]; [.K442])=3; IF([.K442]=5; IF([.C442]&gt;=20;0;5); [.K442]+1); IF([.K442]=5; IF([.C442]&gt;=20; 0; 5); [.K442])))" office:value-type="float" office:value="0" calcext:value-type="float">
            <text:p>0</text:p>
          </table:table-cell>
          <table:table-cell table:formula="of:=IF([.K443]=0; 0; IF([.K442] = 0; IF([.B443]&gt;=10; &quot;C&quot;; &quot;S&quot;); [.L442]))" office:value-type="float" office:value="0" calcext:value-type="float">
            <text:p>0</text:p>
          </table:table-cell>
          <table:table-cell table:formula="of:=IF([.K443]=[.E443]; 1; 0)" office:value-type="float" office:value="1" calcext:value-type="float">
            <text:p>1</text:p>
          </table:table-cell>
          <table:table-cell table:formula="of:=IF([.L443]=[.D443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44]&gt;=20; 1; 0)" office:value-type="float" office:value="0" calcext:value-type="float">
            <text:p>0</text:p>
          </table:table-cell>
          <table:table-cell table:formula="of:=IF([.C444]&lt;=5; 1; 0)" office:value-type="float" office:value="1" calcext:value-type="float">
            <text:p>1</text:p>
          </table:table-cell>
          <table:table-cell table:formula="of:=IF([.B444] &gt; [.B443]; [.I443] + 1; 0)" office:value-type="float" office:value="6" calcext:value-type="float">
            <text:p>6</text:p>
          </table:table-cell>
          <table:table-cell/>
          <table:table-cell table:formula="of:=IF([.K443]=0; 1; IF(COUNTIF([.K441:.K443]; [.K443])=3; IF([.K443]=5; IF([.C443]&gt;=20;0;5); [.K443]+1); IF([.K443]=5; IF([.C443]&gt;=20; 0; 5); [.K443])))" office:value-type="float" office:value="1" calcext:value-type="float">
            <text:p>1</text:p>
          </table:table-cell>
          <table:table-cell table:formula="of:=IF([.K444]=0; 0; IF([.K443] = 0; IF([.B444]&gt;=10; &quot;C&quot;; &quot;S&quot;); [.L443]))" office:value-type="string" office:string-value="C" calcext:value-type="string">
            <text:p>C</text:p>
          </table:table-cell>
          <table:table-cell table:formula="of:=IF([.K444]=[.E444]; 1; 0)" office:value-type="float" office:value="0" calcext:value-type="float">
            <text:p>0</text:p>
          </table:table-cell>
          <table:table-cell table:formula="of:=IF([.L444]=[.D44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45]&gt;=20; 1; 0)" office:value-type="float" office:value="0" calcext:value-type="float">
            <text:p>0</text:p>
          </table:table-cell>
          <table:table-cell table:formula="of:=IF([.C445]&lt;=5; 1; 0)" office:value-type="float" office:value="1" calcext:value-type="float">
            <text:p>1</text:p>
          </table:table-cell>
          <table:table-cell table:formula="of:=IF([.B445] &gt; [.B444]; [.I444] + 1; 0)" office:value-type="float" office:value="0" calcext:value-type="float">
            <text:p>0</text:p>
          </table:table-cell>
          <table:table-cell/>
          <table:table-cell table:formula="of:=IF([.K444]=0; 1; IF(COUNTIF([.K442:.K444]; [.K444])=3; IF([.K444]=5; IF([.C444]&gt;=20;0;5); [.K444]+1); IF([.K444]=5; IF([.C444]&gt;=20; 0; 5); [.K444])))" office:value-type="float" office:value="1" calcext:value-type="float">
            <text:p>1</text:p>
          </table:table-cell>
          <table:table-cell table:formula="of:=IF([.K445]=0; 0; IF([.K444] = 0; IF([.B445]&gt;=10; &quot;C&quot;; &quot;S&quot;); [.L444]))" office:value-type="string" office:string-value="C" calcext:value-type="string">
            <text:p>C</text:p>
          </table:table-cell>
          <table:table-cell table:formula="of:=IF([.K445]=[.E445]; 1; 0)" office:value-type="float" office:value="0" calcext:value-type="float">
            <text:p>0</text:p>
          </table:table-cell>
          <table:table-cell table:formula="of:=IF([.L445]=[.D44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46]&gt;=20; 1; 0)" office:value-type="float" office:value="0" calcext:value-type="float">
            <text:p>0</text:p>
          </table:table-cell>
          <table:table-cell table:formula="of:=IF([.C446]&lt;=5; 1; 0)" office:value-type="float" office:value="1" calcext:value-type="float">
            <text:p>1</text:p>
          </table:table-cell>
          <table:table-cell table:formula="of:=IF([.B446] &gt; [.B445]; [.I445] + 1; 0)" office:value-type="float" office:value="0" calcext:value-type="float">
            <text:p>0</text:p>
          </table:table-cell>
          <table:table-cell/>
          <table:table-cell table:formula="of:=IF([.K445]=0; 1; IF(COUNTIF([.K443:.K445]; [.K445])=3; IF([.K445]=5; IF([.C445]&gt;=20;0;5); [.K445]+1); IF([.K445]=5; IF([.C445]&gt;=20; 0; 5); [.K445])))" office:value-type="float" office:value="1" calcext:value-type="float">
            <text:p>1</text:p>
          </table:table-cell>
          <table:table-cell table:formula="of:=IF([.K446]=0; 0; IF([.K445] = 0; IF([.B446]&gt;=10; &quot;C&quot;; &quot;S&quot;); [.L445]))" office:value-type="string" office:string-value="C" calcext:value-type="string">
            <text:p>C</text:p>
          </table:table-cell>
          <table:table-cell table:formula="of:=IF([.K446]=[.E446]; 1; 0)" office:value-type="float" office:value="0" calcext:value-type="float">
            <text:p>0</text:p>
          </table:table-cell>
          <table:table-cell table:formula="of:=IF([.L446]=[.D44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47]&gt;=20; 1; 0)" office:value-type="float" office:value="0" calcext:value-type="float">
            <text:p>0</text:p>
          </table:table-cell>
          <table:table-cell table:formula="of:=IF([.C447]&lt;=5; 1; 0)" office:value-type="float" office:value="0" calcext:value-type="float">
            <text:p>0</text:p>
          </table:table-cell>
          <table:table-cell table:formula="of:=IF([.B447] &gt; [.B446]; [.I446] + 1; 0)" office:value-type="float" office:value="0" calcext:value-type="float">
            <text:p>0</text:p>
          </table:table-cell>
          <table:table-cell/>
          <table:table-cell table:formula="of:=IF([.K446]=0; 1; IF(COUNTIF([.K444:.K446]; [.K446])=3; IF([.K446]=5; IF([.C446]&gt;=20;0;5); [.K446]+1); IF([.K446]=5; IF([.C446]&gt;=20; 0; 5); [.K446])))" office:value-type="float" office:value="2" calcext:value-type="float">
            <text:p>2</text:p>
          </table:table-cell>
          <table:table-cell table:formula="of:=IF([.K447]=0; 0; IF([.K446] = 0; IF([.B447]&gt;=10; &quot;C&quot;; &quot;S&quot;); [.L446]))" office:value-type="string" office:string-value="C" calcext:value-type="string">
            <text:p>C</text:p>
          </table:table-cell>
          <table:table-cell table:formula="of:=IF([.K447]=[.E447]; 1; 0)" office:value-type="float" office:value="0" calcext:value-type="float">
            <text:p>0</text:p>
          </table:table-cell>
          <table:table-cell table:formula="of:=IF([.L447]=[.D44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48]&gt;=20; 1; 0)" office:value-type="float" office:value="0" calcext:value-type="float">
            <text:p>0</text:p>
          </table:table-cell>
          <table:table-cell table:formula="of:=IF([.C448]&lt;=5; 1; 0)" office:value-type="float" office:value="0" calcext:value-type="float">
            <text:p>0</text:p>
          </table:table-cell>
          <table:table-cell table:formula="of:=IF([.B448] &gt; [.B447]; [.I447] + 1; 0)" office:value-type="float" office:value="0" calcext:value-type="float">
            <text:p>0</text:p>
          </table:table-cell>
          <table:table-cell/>
          <table:table-cell table:formula="of:=IF([.K447]=0; 1; IF(COUNTIF([.K445:.K447]; [.K447])=3; IF([.K447]=5; IF([.C447]&gt;=20;0;5); [.K447]+1); IF([.K447]=5; IF([.C447]&gt;=20; 0; 5); [.K447])))" office:value-type="float" office:value="2" calcext:value-type="float">
            <text:p>2</text:p>
          </table:table-cell>
          <table:table-cell table:formula="of:=IF([.K448]=0; 0; IF([.K447] = 0; IF([.B448]&gt;=10; &quot;C&quot;; &quot;S&quot;); [.L447]))" office:value-type="string" office:string-value="C" calcext:value-type="string">
            <text:p>C</text:p>
          </table:table-cell>
          <table:table-cell table:formula="of:=IF([.K448]=[.E448]; 1; 0)" office:value-type="float" office:value="0" calcext:value-type="float">
            <text:p>0</text:p>
          </table:table-cell>
          <table:table-cell table:formula="of:=IF([.L448]=[.D44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49]&gt;=20; 1; 0)" office:value-type="float" office:value="0" calcext:value-type="float">
            <text:p>0</text:p>
          </table:table-cell>
          <table:table-cell table:formula="of:=IF([.C449]&lt;=5; 1; 0)" office:value-type="float" office:value="0" calcext:value-type="float">
            <text:p>0</text:p>
          </table:table-cell>
          <table:table-cell table:formula="of:=IF([.B449] &gt; [.B448]; [.I448] + 1; 0)" office:value-type="float" office:value="1" calcext:value-type="float">
            <text:p>1</text:p>
          </table:table-cell>
          <table:table-cell/>
          <table:table-cell table:formula="of:=IF([.K448]=0; 1; IF(COUNTIF([.K446:.K448]; [.K448])=3; IF([.K448]=5; IF([.C448]&gt;=20;0;5); [.K448]+1); IF([.K448]=5; IF([.C448]&gt;=20; 0; 5); [.K448])))" office:value-type="float" office:value="2" calcext:value-type="float">
            <text:p>2</text:p>
          </table:table-cell>
          <table:table-cell table:formula="of:=IF([.K449]=0; 0; IF([.K448] = 0; IF([.B449]&gt;=10; &quot;C&quot;; &quot;S&quot;); [.L448]))" office:value-type="string" office:string-value="C" calcext:value-type="string">
            <text:p>C</text:p>
          </table:table-cell>
          <table:table-cell table:formula="of:=IF([.K449]=[.E449]; 1; 0)" office:value-type="float" office:value="0" calcext:value-type="float">
            <text:p>0</text:p>
          </table:table-cell>
          <table:table-cell table:formula="of:=IF([.L449]=[.D44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50]&gt;=20; 1; 0)" office:value-type="float" office:value="0" calcext:value-type="float">
            <text:p>0</text:p>
          </table:table-cell>
          <table:table-cell table:formula="of:=IF([.C450]&lt;=5; 1; 0)" office:value-type="float" office:value="1" calcext:value-type="float">
            <text:p>1</text:p>
          </table:table-cell>
          <table:table-cell table:formula="of:=IF([.B450] &gt; [.B449]; [.I449] + 1; 0)" office:value-type="float" office:value="2" calcext:value-type="float">
            <text:p>2</text:p>
          </table:table-cell>
          <table:table-cell/>
          <table:table-cell table:formula="of:=IF([.K449]=0; 1; IF(COUNTIF([.K447:.K449]; [.K449])=3; IF([.K449]=5; IF([.C449]&gt;=20;0;5); [.K449]+1); IF([.K449]=5; IF([.C449]&gt;=20; 0; 5); [.K449])))" office:value-type="float" office:value="3" calcext:value-type="float">
            <text:p>3</text:p>
          </table:table-cell>
          <table:table-cell table:formula="of:=IF([.K450]=0; 0; IF([.K449] = 0; IF([.B450]&gt;=10; &quot;C&quot;; &quot;S&quot;); [.L449]))" office:value-type="string" office:string-value="C" calcext:value-type="string">
            <text:p>C</text:p>
          </table:table-cell>
          <table:table-cell table:formula="of:=IF([.K450]=[.E450]; 1; 0)" office:value-type="float" office:value="0" calcext:value-type="float">
            <text:p>0</text:p>
          </table:table-cell>
          <table:table-cell table:formula="of:=IF([.L450]=[.D45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.3" calcext:value-type="float">
            <text:p>12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51]&gt;=20; 1; 0)" office:value-type="float" office:value="0" calcext:value-type="float">
            <text:p>0</text:p>
          </table:table-cell>
          <table:table-cell table:formula="of:=IF([.C451]&lt;=5; 1; 0)" office:value-type="float" office:value="0" calcext:value-type="float">
            <text:p>0</text:p>
          </table:table-cell>
          <table:table-cell table:formula="of:=IF([.B451] &gt; [.B450]; [.I450] + 1; 0)" office:value-type="float" office:value="3" calcext:value-type="float">
            <text:p>3</text:p>
          </table:table-cell>
          <table:table-cell/>
          <table:table-cell table:formula="of:=IF([.K450]=0; 1; IF(COUNTIF([.K448:.K450]; [.K450])=3; IF([.K450]=5; IF([.C450]&gt;=20;0;5); [.K450]+1); IF([.K450]=5; IF([.C450]&gt;=20; 0; 5); [.K450])))" office:value-type="float" office:value="3" calcext:value-type="float">
            <text:p>3</text:p>
          </table:table-cell>
          <table:table-cell table:formula="of:=IF([.K451]=0; 0; IF([.K450] = 0; IF([.B451]&gt;=10; &quot;C&quot;; &quot;S&quot;); [.L450]))" office:value-type="string" office:string-value="C" calcext:value-type="string">
            <text:p>C</text:p>
          </table:table-cell>
          <table:table-cell table:formula="of:=IF([.K451]=[.E451]; 1; 0)" office:value-type="float" office:value="0" calcext:value-type="float">
            <text:p>0</text:p>
          </table:table-cell>
          <table:table-cell table:formula="of:=IF([.L451]=[.D45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52]&gt;=20; 1; 0)" office:value-type="float" office:value="0" calcext:value-type="float">
            <text:p>0</text:p>
          </table:table-cell>
          <table:table-cell table:formula="of:=IF([.C452]&lt;=5; 1; 0)" office:value-type="float" office:value="0" calcext:value-type="float">
            <text:p>0</text:p>
          </table:table-cell>
          <table:table-cell table:formula="of:=IF([.B452] &gt; [.B451]; [.I451] + 1; 0)" office:value-type="float" office:value="4" calcext:value-type="float">
            <text:p>4</text:p>
          </table:table-cell>
          <table:table-cell/>
          <table:table-cell table:formula="of:=IF([.K451]=0; 1; IF(COUNTIF([.K449:.K451]; [.K451])=3; IF([.K451]=5; IF([.C451]&gt;=20;0;5); [.K451]+1); IF([.K451]=5; IF([.C451]&gt;=20; 0; 5); [.K451])))" office:value-type="float" office:value="3" calcext:value-type="float">
            <text:p>3</text:p>
          </table:table-cell>
          <table:table-cell table:formula="of:=IF([.K452]=0; 0; IF([.K451] = 0; IF([.B452]&gt;=10; &quot;C&quot;; &quot;S&quot;); [.L451]))" office:value-type="string" office:string-value="C" calcext:value-type="string">
            <text:p>C</text:p>
          </table:table-cell>
          <table:table-cell table:formula="of:=IF([.K452]=[.E452]; 1; 0)" office:value-type="float" office:value="0" calcext:value-type="float">
            <text:p>0</text:p>
          </table:table-cell>
          <table:table-cell table:formula="of:=IF([.L452]=[.D45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.2" calcext:value-type="float">
            <text:p>20.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53]&gt;=20; 1; 0)" office:value-type="float" office:value="1" calcext:value-type="float">
            <text:p>1</text:p>
          </table:table-cell>
          <table:table-cell table:formula="of:=IF([.C453]&lt;=5; 1; 0)" office:value-type="float" office:value="0" calcext:value-type="float">
            <text:p>0</text:p>
          </table:table-cell>
          <table:table-cell table:formula="of:=IF([.B453] &gt; [.B452]; [.I452] + 1; 0)" office:value-type="float" office:value="5" calcext:value-type="float">
            <text:p>5</text:p>
          </table:table-cell>
          <table:table-cell/>
          <table:table-cell table:formula="of:=IF([.K452]=0; 1; IF(COUNTIF([.K450:.K452]; [.K452])=3; IF([.K452]=5; IF([.C452]&gt;=20;0;5); [.K452]+1); IF([.K452]=5; IF([.C452]&gt;=20; 0; 5); [.K452])))" office:value-type="float" office:value="4" calcext:value-type="float">
            <text:p>4</text:p>
          </table:table-cell>
          <table:table-cell table:formula="of:=IF([.K453]=0; 0; IF([.K452] = 0; IF([.B453]&gt;=10; &quot;C&quot;; &quot;S&quot;); [.L452]))" office:value-type="string" office:string-value="C" calcext:value-type="string">
            <text:p>C</text:p>
          </table:table-cell>
          <table:table-cell table:formula="of:=IF([.K453]=[.E453]; 1; 0)" office:value-type="float" office:value="0" calcext:value-type="float">
            <text:p>0</text:p>
          </table:table-cell>
          <table:table-cell table:formula="of:=IF([.L453]=[.D45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.2" calcext:value-type="float">
            <text:p>23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54]&gt;=20; 1; 0)" office:value-type="float" office:value="1" calcext:value-type="float">
            <text:p>1</text:p>
          </table:table-cell>
          <table:table-cell table:formula="of:=IF([.C454]&lt;=5; 1; 0)" office:value-type="float" office:value="0" calcext:value-type="float">
            <text:p>0</text:p>
          </table:table-cell>
          <table:table-cell table:formula="of:=IF([.B454] &gt; [.B453]; [.I453] + 1; 0)" office:value-type="float" office:value="6" calcext:value-type="float">
            <text:p>6</text:p>
          </table:table-cell>
          <table:table-cell/>
          <table:table-cell table:formula="of:=IF([.K453]=0; 1; IF(COUNTIF([.K451:.K453]; [.K453])=3; IF([.K453]=5; IF([.C453]&gt;=20;0;5); [.K453]+1); IF([.K453]=5; IF([.C453]&gt;=20; 0; 5); [.K453])))" office:value-type="float" office:value="4" calcext:value-type="float">
            <text:p>4</text:p>
          </table:table-cell>
          <table:table-cell table:formula="of:=IF([.K454]=0; 0; IF([.K453] = 0; IF([.B454]&gt;=10; &quot;C&quot;; &quot;S&quot;); [.L453]))" office:value-type="string" office:string-value="C" calcext:value-type="string">
            <text:p>C</text:p>
          </table:table-cell>
          <table:table-cell table:formula="of:=IF([.K454]=[.E454]; 1; 0)" office:value-type="float" office:value="0" calcext:value-type="float">
            <text:p>0</text:p>
          </table:table-cell>
          <table:table-cell table:formula="of:=IF([.L454]=[.D45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4.8" calcext:value-type="float">
            <text:p>24.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55]&gt;=20; 1; 0)" office:value-type="float" office:value="1" calcext:value-type="float">
            <text:p>1</text:p>
          </table:table-cell>
          <table:table-cell table:formula="of:=IF([.C455]&lt;=5; 1; 0)" office:value-type="float" office:value="0" calcext:value-type="float">
            <text:p>0</text:p>
          </table:table-cell>
          <table:table-cell table:formula="of:=IF([.B455] &gt; [.B454]; [.I454] + 1; 0)" office:value-type="float" office:value="7" calcext:value-type="float">
            <text:p>7</text:p>
          </table:table-cell>
          <table:table-cell/>
          <table:table-cell table:formula="of:=IF([.K454]=0; 1; IF(COUNTIF([.K452:.K454]; [.K454])=3; IF([.K454]=5; IF([.C454]&gt;=20;0;5); [.K454]+1); IF([.K454]=5; IF([.C454]&gt;=20; 0; 5); [.K454])))" office:value-type="float" office:value="4" calcext:value-type="float">
            <text:p>4</text:p>
          </table:table-cell>
          <table:table-cell table:formula="of:=IF([.K455]=0; 0; IF([.K454] = 0; IF([.B455]&gt;=10; &quot;C&quot;; &quot;S&quot;); [.L454]))" office:value-type="string" office:string-value="C" calcext:value-type="string">
            <text:p>C</text:p>
          </table:table-cell>
          <table:table-cell table:formula="of:=IF([.K455]=[.E455]; 1; 0)" office:value-type="float" office:value="0" calcext:value-type="float">
            <text:p>0</text:p>
          </table:table-cell>
          <table:table-cell table:formula="of:=IF([.L455]=[.D45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office:value-type="float" office:value="24.9" calcext:value-type="float">
            <text:p>24.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56]&gt;=20; 1; 0)" office:value-type="float" office:value="1" calcext:value-type="float">
            <text:p>1</text:p>
          </table:table-cell>
          <table:table-cell table:formula="of:=IF([.C456]&lt;=5; 1; 0)" office:value-type="float" office:value="0" calcext:value-type="float">
            <text:p>0</text:p>
          </table:table-cell>
          <table:table-cell table:style-name="ce4" table:formula="of:=IF([.B456] &gt; [.B455]; [.I455] + 1; 0)" office:value-type="float" office:value="8" calcext:value-type="float">
            <text:p>8</text:p>
          </table:table-cell>
          <table:table-cell/>
          <table:table-cell table:formula="of:=IF([.K455]=0; 1; IF(COUNTIF([.K453:.K455]; [.K455])=3; IF([.K455]=5; IF([.C455]&gt;=20;0;5); [.K455]+1); IF([.K455]=5; IF([.C455]&gt;=20; 0; 5); [.K455])))" office:value-type="float" office:value="5" calcext:value-type="float">
            <text:p>5</text:p>
          </table:table-cell>
          <table:table-cell table:formula="of:=IF([.K456]=0; 0; IF([.K455] = 0; IF([.B456]&gt;=10; &quot;C&quot;; &quot;S&quot;); [.L455]))" office:value-type="string" office:string-value="C" calcext:value-type="string">
            <text:p>C</text:p>
          </table:table-cell>
          <table:table-cell table:formula="of:=IF([.K456]=[.E456]; 1; 0)" office:value-type="float" office:value="0" calcext:value-type="float">
            <text:p>0</text:p>
          </table:table-cell>
          <table:table-cell table:formula="of:=IF([.L456]=[.D45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.3" calcext:value-type="float">
            <text:p>23.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57]&gt;=20; 1; 0)" office:value-type="float" office:value="1" calcext:value-type="float">
            <text:p>1</text:p>
          </table:table-cell>
          <table:table-cell table:formula="of:=IF([.C457]&lt;=5; 1; 0)" office:value-type="float" office:value="0" calcext:value-type="float">
            <text:p>0</text:p>
          </table:table-cell>
          <table:table-cell table:formula="of:=IF([.B457] &gt; [.B456]; [.I456] + 1; 0)" office:value-type="float" office:value="0" calcext:value-type="float">
            <text:p>0</text:p>
          </table:table-cell>
          <table:table-cell/>
          <table:table-cell table:formula="of:=IF([.K456]=0; 1; IF(COUNTIF([.K454:.K456]; [.K456])=3; IF([.K456]=5; IF([.C456]&gt;=20;0;5); [.K456]+1); IF([.K456]=5; IF([.C456]&gt;=20; 0; 5); [.K456])))" office:value-type="float" office:value="5" calcext:value-type="float">
            <text:p>5</text:p>
          </table:table-cell>
          <table:table-cell table:formula="of:=IF([.K457]=0; 0; IF([.K456] = 0; IF([.B457]&gt;=10; &quot;C&quot;; &quot;S&quot;); [.L456]))" office:value-type="string" office:string-value="C" calcext:value-type="string">
            <text:p>C</text:p>
          </table:table-cell>
          <table:table-cell table:formula="of:=IF([.K457]=[.E457]; 1; 0)" office:value-type="float" office:value="0" calcext:value-type="float">
            <text:p>0</text:p>
          </table:table-cell>
          <table:table-cell table:formula="of:=IF([.L457]=[.D45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.3" calcext:value-type="float">
            <text:p>21.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58]&gt;=20; 1; 0)" office:value-type="float" office:value="1" calcext:value-type="float">
            <text:p>1</text:p>
          </table:table-cell>
          <table:table-cell table:formula="of:=IF([.C458]&lt;=5; 1; 0)" office:value-type="float" office:value="0" calcext:value-type="float">
            <text:p>0</text:p>
          </table:table-cell>
          <table:table-cell table:formula="of:=IF([.B458] &gt; [.B457]; [.I457] + 1; 0)" office:value-type="float" office:value="0" calcext:value-type="float">
            <text:p>0</text:p>
          </table:table-cell>
          <table:table-cell/>
          <table:table-cell table:formula="of:=IF([.K457]=0; 1; IF(COUNTIF([.K455:.K457]; [.K457])=3; IF([.K457]=5; IF([.C457]&gt;=20;0;5); [.K457]+1); IF([.K457]=5; IF([.C457]&gt;=20; 0; 5); [.K457])))" office:value-type="float" office:value="5" calcext:value-type="float">
            <text:p>5</text:p>
          </table:table-cell>
          <table:table-cell table:formula="of:=IF([.K458]=0; 0; IF([.K457] = 0; IF([.B458]&gt;=10; &quot;C&quot;; &quot;S&quot;); [.L457]))" office:value-type="string" office:string-value="C" calcext:value-type="string">
            <text:p>C</text:p>
          </table:table-cell>
          <table:table-cell table:formula="of:=IF([.K458]=[.E458]; 1; 0)" office:value-type="float" office:value="0" calcext:value-type="float">
            <text:p>0</text:p>
          </table:table-cell>
          <table:table-cell table:formula="of:=IF([.L458]=[.D45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.7" calcext:value-type="float">
            <text:p>19.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59]&gt;=20; 1; 0)" office:value-type="float" office:value="0" calcext:value-type="float">
            <text:p>0</text:p>
          </table:table-cell>
          <table:table-cell table:formula="of:=IF([.C459]&lt;=5; 1; 0)" office:value-type="float" office:value="0" calcext:value-type="float">
            <text:p>0</text:p>
          </table:table-cell>
          <table:table-cell table:formula="of:=IF([.B459] &gt; [.B458]; [.I458] + 1; 0)" office:value-type="float" office:value="0" calcext:value-type="float">
            <text:p>0</text:p>
          </table:table-cell>
          <table:table-cell/>
          <table:table-cell table:formula="of:=IF([.K458]=0; 1; IF(COUNTIF([.K456:.K458]; [.K458])=3; IF([.K458]=5; IF([.C458]&gt;=20;0;5); [.K458]+1); IF([.K458]=5; IF([.C458]&gt;=20; 0; 5); [.K458])))" office:value-type="float" office:value="5" calcext:value-type="float">
            <text:p>5</text:p>
          </table:table-cell>
          <table:table-cell table:formula="of:=IF([.K459]=0; 0; IF([.K458] = 0; IF([.B459]&gt;=10; &quot;C&quot;; &quot;S&quot;); [.L458]))" office:value-type="string" office:string-value="C" calcext:value-type="string">
            <text:p>C</text:p>
          </table:table-cell>
          <table:table-cell table:formula="of:=IF([.K459]=[.E459]; 1; 0)" office:value-type="float" office:value="0" calcext:value-type="float">
            <text:p>0</text:p>
          </table:table-cell>
          <table:table-cell table:formula="of:=IF([.L459]=[.D45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9.1" calcext:value-type="float">
            <text:p>19.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60]&gt;=20; 1; 0)" office:value-type="float" office:value="0" calcext:value-type="float">
            <text:p>0</text:p>
          </table:table-cell>
          <table:table-cell table:formula="of:=IF([.C460]&lt;=5; 1; 0)" office:value-type="float" office:value="0" calcext:value-type="float">
            <text:p>0</text:p>
          </table:table-cell>
          <table:table-cell table:formula="of:=IF([.B460] &gt; [.B459]; [.I459] + 1; 0)" office:value-type="float" office:value="0" calcext:value-type="float">
            <text:p>0</text:p>
          </table:table-cell>
          <table:table-cell/>
          <table:table-cell table:formula="of:=IF([.K459]=0; 1; IF(COUNTIF([.K457:.K459]; [.K459])=3; IF([.K459]=5; IF([.C459]&gt;=20;0;5); [.K459]+1); IF([.K459]=5; IF([.C459]&gt;=20; 0; 5); [.K459])))" office:value-type="float" office:value="5" calcext:value-type="float">
            <text:p>5</text:p>
          </table:table-cell>
          <table:table-cell table:formula="of:=IF([.K460]=0; 0; IF([.K459] = 0; IF([.B460]&gt;=10; &quot;C&quot;; &quot;S&quot;); [.L459]))" office:value-type="string" office:string-value="C" calcext:value-type="string">
            <text:p>C</text:p>
          </table:table-cell>
          <table:table-cell table:formula="of:=IF([.K460]=[.E460]; 1; 0)" office:value-type="float" office:value="0" calcext:value-type="float">
            <text:p>0</text:p>
          </table:table-cell>
          <table:table-cell table:formula="of:=IF([.L460]=[.D46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461]&gt;=20; 1; 0)" office:value-type="float" office:value="1" calcext:value-type="float">
            <text:p>1</text:p>
          </table:table-cell>
          <table:table-cell table:formula="of:=IF([.C461]&lt;=5; 1; 0)" office:value-type="float" office:value="1" calcext:value-type="float">
            <text:p>1</text:p>
          </table:table-cell>
          <table:table-cell table:formula="of:=IF([.B461] &gt; [.B460]; [.I460] + 1; 0)" office:value-type="float" office:value="1" calcext:value-type="float">
            <text:p>1</text:p>
          </table:table-cell>
          <table:table-cell/>
          <table:table-cell table:formula="of:=IF([.K460]=0; 1; IF(COUNTIF([.K458:.K460]; [.K460])=3; IF([.K460]=5; IF([.C460]&gt;=20;0;5); [.K460]+1); IF([.K460]=5; IF([.C460]&gt;=20; 0; 5); [.K460])))" office:value-type="float" office:value="0" calcext:value-type="float">
            <text:p>0</text:p>
          </table:table-cell>
          <table:table-cell table:formula="of:=IF([.K461]=0; 0; IF([.K460] = 0; IF([.B461]&gt;=10; &quot;C&quot;; &quot;S&quot;); [.L460]))" office:value-type="float" office:value="0" calcext:value-type="float">
            <text:p>0</text:p>
          </table:table-cell>
          <table:table-cell table:formula="of:=IF([.K461]=[.E461]; 1; 0)" office:value-type="float" office:value="1" calcext:value-type="float">
            <text:p>1</text:p>
          </table:table-cell>
          <table:table-cell table:formula="of:=IF([.L461]=[.D46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.1" calcext:value-type="float">
            <text:p>22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62]&gt;=20; 1; 0)" office:value-type="float" office:value="1" calcext:value-type="float">
            <text:p>1</text:p>
          </table:table-cell>
          <table:table-cell table:formula="of:=IF([.C462]&lt;=5; 1; 0)" office:value-type="float" office:value="1" calcext:value-type="float">
            <text:p>1</text:p>
          </table:table-cell>
          <table:table-cell table:formula="of:=IF([.B462] &gt; [.B461]; [.I461] + 1; 0)" office:value-type="float" office:value="2" calcext:value-type="float">
            <text:p>2</text:p>
          </table:table-cell>
          <table:table-cell/>
          <table:table-cell table:formula="of:=IF([.K461]=0; 1; IF(COUNTIF([.K459:.K461]; [.K461])=3; IF([.K461]=5; IF([.C461]&gt;=20;0;5); [.K461]+1); IF([.K461]=5; IF([.C461]&gt;=20; 0; 5); [.K461])))" office:value-type="float" office:value="1" calcext:value-type="float">
            <text:p>1</text:p>
          </table:table-cell>
          <table:table-cell table:formula="of:=IF([.K462]=0; 0; IF([.K461] = 0; IF([.B462]&gt;=10; &quot;C&quot;; &quot;S&quot;); [.L461]))" office:value-type="string" office:string-value="C" calcext:value-type="string">
            <text:p>C</text:p>
          </table:table-cell>
          <table:table-cell table:formula="of:=IF([.K462]=[.E462]; 1; 0)" office:value-type="float" office:value="0" calcext:value-type="float">
            <text:p>0</text:p>
          </table:table-cell>
          <table:table-cell table:formula="of:=IF([.L462]=[.D46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63]&gt;=20; 1; 0)" office:value-type="float" office:value="1" calcext:value-type="float">
            <text:p>1</text:p>
          </table:table-cell>
          <table:table-cell table:formula="of:=IF([.C463]&lt;=5; 1; 0)" office:value-type="float" office:value="1" calcext:value-type="float">
            <text:p>1</text:p>
          </table:table-cell>
          <table:table-cell table:formula="of:=IF([.B463] &gt; [.B462]; [.I462] + 1; 0)" office:value-type="float" office:value="3" calcext:value-type="float">
            <text:p>3</text:p>
          </table:table-cell>
          <table:table-cell/>
          <table:table-cell table:formula="of:=IF([.K462]=0; 1; IF(COUNTIF([.K460:.K462]; [.K462])=3; IF([.K462]=5; IF([.C462]&gt;=20;0;5); [.K462]+1); IF([.K462]=5; IF([.C462]&gt;=20; 0; 5); [.K462])))" office:value-type="float" office:value="1" calcext:value-type="float">
            <text:p>1</text:p>
          </table:table-cell>
          <table:table-cell table:formula="of:=IF([.K463]=0; 0; IF([.K462] = 0; IF([.B463]&gt;=10; &quot;C&quot;; &quot;S&quot;); [.L462]))" office:value-type="string" office:string-value="C" calcext:value-type="string">
            <text:p>C</text:p>
          </table:table-cell>
          <table:table-cell table:formula="of:=IF([.K463]=[.E463]; 1; 0)" office:value-type="float" office:value="0" calcext:value-type="float">
            <text:p>0</text:p>
          </table:table-cell>
          <table:table-cell table:formula="of:=IF([.L463]=[.D46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7.7" calcext:value-type="float">
            <text:p>27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64]&gt;=20; 1; 0)" office:value-type="float" office:value="1" calcext:value-type="float">
            <text:p>1</text:p>
          </table:table-cell>
          <table:table-cell table:formula="of:=IF([.C464]&lt;=5; 1; 0)" office:value-type="float" office:value="1" calcext:value-type="float">
            <text:p>1</text:p>
          </table:table-cell>
          <table:table-cell table:formula="of:=IF([.B464] &gt; [.B463]; [.I463] + 1; 0)" office:value-type="float" office:value="4" calcext:value-type="float">
            <text:p>4</text:p>
          </table:table-cell>
          <table:table-cell/>
          <table:table-cell table:formula="of:=IF([.K463]=0; 1; IF(COUNTIF([.K461:.K463]; [.K463])=3; IF([.K463]=5; IF([.C463]&gt;=20;0;5); [.K463]+1); IF([.K463]=5; IF([.C463]&gt;=20; 0; 5); [.K463])))" office:value-type="float" office:value="1" calcext:value-type="float">
            <text:p>1</text:p>
          </table:table-cell>
          <table:table-cell table:formula="of:=IF([.K464]=0; 0; IF([.K463] = 0; IF([.B464]&gt;=10; &quot;C&quot;; &quot;S&quot;); [.L463]))" office:value-type="string" office:string-value="C" calcext:value-type="string">
            <text:p>C</text:p>
          </table:table-cell>
          <table:table-cell table:formula="of:=IF([.K464]=[.E464]; 1; 0)" office:value-type="float" office:value="0" calcext:value-type="float">
            <text:p>0</text:p>
          </table:table-cell>
          <table:table-cell table:formula="of:=IF([.L464]=[.D46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9.4" calcext:value-type="float">
            <text:p>29.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65]&gt;=20; 1; 0)" office:value-type="float" office:value="1" calcext:value-type="float">
            <text:p>1</text:p>
          </table:table-cell>
          <table:table-cell table:formula="of:=IF([.C465]&lt;=5; 1; 0)" office:value-type="float" office:value="0" calcext:value-type="float">
            <text:p>0</text:p>
          </table:table-cell>
          <table:table-cell table:formula="of:=IF([.B465] &gt; [.B464]; [.I464] + 1; 0)" office:value-type="float" office:value="5" calcext:value-type="float">
            <text:p>5</text:p>
          </table:table-cell>
          <table:table-cell/>
          <table:table-cell table:formula="of:=IF([.K464]=0; 1; IF(COUNTIF([.K462:.K464]; [.K464])=3; IF([.K464]=5; IF([.C464]&gt;=20;0;5); [.K464]+1); IF([.K464]=5; IF([.C464]&gt;=20; 0; 5); [.K464])))" office:value-type="float" office:value="2" calcext:value-type="float">
            <text:p>2</text:p>
          </table:table-cell>
          <table:table-cell table:formula="of:=IF([.K465]=0; 0; IF([.K464] = 0; IF([.B465]&gt;=10; &quot;C&quot;; &quot;S&quot;); [.L464]))" office:value-type="string" office:string-value="C" calcext:value-type="string">
            <text:p>C</text:p>
          </table:table-cell>
          <table:table-cell table:formula="of:=IF([.K465]=[.E465]; 1; 0)" office:value-type="float" office:value="0" calcext:value-type="float">
            <text:p>0</text:p>
          </table:table-cell>
          <table:table-cell table:formula="of:=IF([.L465]=[.D46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9.5" calcext:value-type="float">
            <text:p>29.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66]&gt;=20; 1; 0)" office:value-type="float" office:value="1" calcext:value-type="float">
            <text:p>1</text:p>
          </table:table-cell>
          <table:table-cell table:formula="of:=IF([.C466]&lt;=5; 1; 0)" office:value-type="float" office:value="0" calcext:value-type="float">
            <text:p>0</text:p>
          </table:table-cell>
          <table:table-cell table:formula="of:=IF([.B466] &gt; [.B465]; [.I465] + 1; 0)" office:value-type="float" office:value="6" calcext:value-type="float">
            <text:p>6</text:p>
          </table:table-cell>
          <table:table-cell/>
          <table:table-cell table:formula="of:=IF([.K465]=0; 1; IF(COUNTIF([.K463:.K465]; [.K465])=3; IF([.K465]=5; IF([.C465]&gt;=20;0;5); [.K465]+1); IF([.K465]=5; IF([.C465]&gt;=20; 0; 5); [.K465])))" office:value-type="float" office:value="2" calcext:value-type="float">
            <text:p>2</text:p>
          </table:table-cell>
          <table:table-cell table:formula="of:=IF([.K466]=0; 0; IF([.K465] = 0; IF([.B466]&gt;=10; &quot;C&quot;; &quot;S&quot;); [.L465]))" office:value-type="string" office:string-value="C" calcext:value-type="string">
            <text:p>C</text:p>
          </table:table-cell>
          <table:table-cell table:formula="of:=IF([.K466]=[.E466]; 1; 0)" office:value-type="float" office:value="0" calcext:value-type="float">
            <text:p>0</text:p>
          </table:table-cell>
          <table:table-cell table:formula="of:=IF([.L466]=[.D46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7.8" calcext:value-type="float">
            <text:p>27.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67]&gt;=20; 1; 0)" office:value-type="float" office:value="1" calcext:value-type="float">
            <text:p>1</text:p>
          </table:table-cell>
          <table:table-cell table:formula="of:=IF([.C467]&lt;=5; 1; 0)" office:value-type="float" office:value="0" calcext:value-type="float">
            <text:p>0</text:p>
          </table:table-cell>
          <table:table-cell table:formula="of:=IF([.B467] &gt; [.B466]; [.I466] + 1; 0)" office:value-type="float" office:value="0" calcext:value-type="float">
            <text:p>0</text:p>
          </table:table-cell>
          <table:table-cell/>
          <table:table-cell table:formula="of:=IF([.K466]=0; 1; IF(COUNTIF([.K464:.K466]; [.K466])=3; IF([.K466]=5; IF([.C466]&gt;=20;0;5); [.K466]+1); IF([.K466]=5; IF([.C466]&gt;=20; 0; 5); [.K466])))" office:value-type="float" office:value="2" calcext:value-type="float">
            <text:p>2</text:p>
          </table:table-cell>
          <table:table-cell table:formula="of:=IF([.K467]=0; 0; IF([.K466] = 0; IF([.B467]&gt;=10; &quot;C&quot;; &quot;S&quot;); [.L466]))" office:value-type="string" office:string-value="C" calcext:value-type="string">
            <text:p>C</text:p>
          </table:table-cell>
          <table:table-cell table:formula="of:=IF([.K467]=[.E467]; 1; 0)" office:value-type="float" office:value="0" calcext:value-type="float">
            <text:p>0</text:p>
          </table:table-cell>
          <table:table-cell table:formula="of:=IF([.L467]=[.D46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4.9" calcext:value-type="float">
            <text:p>24.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68]&gt;=20; 1; 0)" office:value-type="float" office:value="1" calcext:value-type="float">
            <text:p>1</text:p>
          </table:table-cell>
          <table:table-cell table:formula="of:=IF([.C468]&lt;=5; 1; 0)" office:value-type="float" office:value="0" calcext:value-type="float">
            <text:p>0</text:p>
          </table:table-cell>
          <table:table-cell table:formula="of:=IF([.B468] &gt; [.B467]; [.I467] + 1; 0)" office:value-type="float" office:value="0" calcext:value-type="float">
            <text:p>0</text:p>
          </table:table-cell>
          <table:table-cell/>
          <table:table-cell table:formula="of:=IF([.K467]=0; 1; IF(COUNTIF([.K465:.K467]; [.K467])=3; IF([.K467]=5; IF([.C467]&gt;=20;0;5); [.K467]+1); IF([.K467]=5; IF([.C467]&gt;=20; 0; 5); [.K467])))" office:value-type="float" office:value="3" calcext:value-type="float">
            <text:p>3</text:p>
          </table:table-cell>
          <table:table-cell table:formula="of:=IF([.K468]=0; 0; IF([.K467] = 0; IF([.B468]&gt;=10; &quot;C&quot;; &quot;S&quot;); [.L467]))" office:value-type="string" office:string-value="C" calcext:value-type="string">
            <text:p>C</text:p>
          </table:table-cell>
          <table:table-cell table:formula="of:=IF([.K468]=[.E468]; 1; 0)" office:value-type="float" office:value="0" calcext:value-type="float">
            <text:p>0</text:p>
          </table:table-cell>
          <table:table-cell table:formula="of:=IF([.L468]=[.D46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1.3" calcext:value-type="float">
            <text:p>21.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69]&gt;=20; 1; 0)" office:value-type="float" office:value="1" calcext:value-type="float">
            <text:p>1</text:p>
          </table:table-cell>
          <table:table-cell table:formula="of:=IF([.C469]&lt;=5; 1; 0)" office:value-type="float" office:value="0" calcext:value-type="float">
            <text:p>0</text:p>
          </table:table-cell>
          <table:table-cell table:formula="of:=IF([.B469] &gt; [.B468]; [.I468] + 1; 0)" office:value-type="float" office:value="0" calcext:value-type="float">
            <text:p>0</text:p>
          </table:table-cell>
          <table:table-cell/>
          <table:table-cell table:formula="of:=IF([.K468]=0; 1; IF(COUNTIF([.K466:.K468]; [.K468])=3; IF([.K468]=5; IF([.C468]&gt;=20;0;5); [.K468]+1); IF([.K468]=5; IF([.C468]&gt;=20; 0; 5); [.K468])))" office:value-type="float" office:value="3" calcext:value-type="float">
            <text:p>3</text:p>
          </table:table-cell>
          <table:table-cell table:formula="of:=IF([.K469]=0; 0; IF([.K468] = 0; IF([.B469]&gt;=10; &quot;C&quot;; &quot;S&quot;); [.L468]))" office:value-type="string" office:string-value="C" calcext:value-type="string">
            <text:p>C</text:p>
          </table:table-cell>
          <table:table-cell table:formula="of:=IF([.K469]=[.E469]; 1; 0)" office:value-type="float" office:value="0" calcext:value-type="float">
            <text:p>0</text:p>
          </table:table-cell>
          <table:table-cell table:formula="of:=IF([.L469]=[.D46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8.1" calcext:value-type="float">
            <text:p>18.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70]&gt;=20; 1; 0)" office:value-type="float" office:value="0" calcext:value-type="float">
            <text:p>0</text:p>
          </table:table-cell>
          <table:table-cell table:formula="of:=IF([.C470]&lt;=5; 1; 0)" office:value-type="float" office:value="0" calcext:value-type="float">
            <text:p>0</text:p>
          </table:table-cell>
          <table:table-cell table:formula="of:=IF([.B470] &gt; [.B469]; [.I469] + 1; 0)" office:value-type="float" office:value="0" calcext:value-type="float">
            <text:p>0</text:p>
          </table:table-cell>
          <table:table-cell/>
          <table:table-cell table:formula="of:=IF([.K469]=0; 1; IF(COUNTIF([.K467:.K469]; [.K469])=3; IF([.K469]=5; IF([.C469]&gt;=20;0;5); [.K469]+1); IF([.K469]=5; IF([.C469]&gt;=20; 0; 5); [.K469])))" office:value-type="float" office:value="3" calcext:value-type="float">
            <text:p>3</text:p>
          </table:table-cell>
          <table:table-cell table:formula="of:=IF([.K470]=0; 0; IF([.K469] = 0; IF([.B470]&gt;=10; &quot;C&quot;; &quot;S&quot;); [.L469]))" office:value-type="string" office:string-value="C" calcext:value-type="string">
            <text:p>C</text:p>
          </table:table-cell>
          <table:table-cell table:formula="of:=IF([.K470]=[.E470]; 1; 0)" office:value-type="float" office:value="0" calcext:value-type="float">
            <text:p>0</text:p>
          </table:table-cell>
          <table:table-cell table:formula="of:=IF([.L470]=[.D47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.9" calcext:value-type="float">
            <text:p>15.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71]&gt;=20; 1; 0)" office:value-type="float" office:value="0" calcext:value-type="float">
            <text:p>0</text:p>
          </table:table-cell>
          <table:table-cell table:formula="of:=IF([.C471]&lt;=5; 1; 0)" office:value-type="float" office:value="0" calcext:value-type="float">
            <text:p>0</text:p>
          </table:table-cell>
          <table:table-cell table:formula="of:=IF([.B471] &gt; [.B470]; [.I470] + 1; 0)" office:value-type="float" office:value="0" calcext:value-type="float">
            <text:p>0</text:p>
          </table:table-cell>
          <table:table-cell/>
          <table:table-cell table:formula="of:=IF([.K470]=0; 1; IF(COUNTIF([.K468:.K470]; [.K470])=3; IF([.K470]=5; IF([.C470]&gt;=20;0;5); [.K470]+1); IF([.K470]=5; IF([.C470]&gt;=20; 0; 5); [.K470])))" office:value-type="float" office:value="4" calcext:value-type="float">
            <text:p>4</text:p>
          </table:table-cell>
          <table:table-cell table:formula="of:=IF([.K471]=0; 0; IF([.K470] = 0; IF([.B471]&gt;=10; &quot;C&quot;; &quot;S&quot;); [.L470]))" office:value-type="string" office:string-value="C" calcext:value-type="string">
            <text:p>C</text:p>
          </table:table-cell>
          <table:table-cell table:formula="of:=IF([.K471]=[.E471]; 1; 0)" office:value-type="float" office:value="0" calcext:value-type="float">
            <text:p>0</text:p>
          </table:table-cell>
          <table:table-cell table:formula="of:=IF([.L471]=[.D47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.3" calcext:value-type="float">
            <text:p>15.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72]&gt;=20; 1; 0)" office:value-type="float" office:value="0" calcext:value-type="float">
            <text:p>0</text:p>
          </table:table-cell>
          <table:table-cell table:formula="of:=IF([.C472]&lt;=5; 1; 0)" office:value-type="float" office:value="0" calcext:value-type="float">
            <text:p>0</text:p>
          </table:table-cell>
          <table:table-cell table:formula="of:=IF([.B472] &gt; [.B471]; [.I471] + 1; 0)" office:value-type="float" office:value="0" calcext:value-type="float">
            <text:p>0</text:p>
          </table:table-cell>
          <table:table-cell/>
          <table:table-cell table:formula="of:=IF([.K471]=0; 1; IF(COUNTIF([.K469:.K471]; [.K471])=3; IF([.K471]=5; IF([.C471]&gt;=20;0;5); [.K471]+1); IF([.K471]=5; IF([.C471]&gt;=20; 0; 5); [.K471])))" office:value-type="float" office:value="4" calcext:value-type="float">
            <text:p>4</text:p>
          </table:table-cell>
          <table:table-cell table:formula="of:=IF([.K472]=0; 0; IF([.K471] = 0; IF([.B472]&gt;=10; &quot;C&quot;; &quot;S&quot;); [.L471]))" office:value-type="string" office:string-value="C" calcext:value-type="string">
            <text:p>C</text:p>
          </table:table-cell>
          <table:table-cell table:formula="of:=IF([.K472]=[.E472]; 1; 0)" office:value-type="float" office:value="0" calcext:value-type="float">
            <text:p>0</text:p>
          </table:table-cell>
          <table:table-cell table:formula="of:=IF([.L472]=[.D47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73]&gt;=20; 1; 0)" office:value-type="float" office:value="0" calcext:value-type="float">
            <text:p>0</text:p>
          </table:table-cell>
          <table:table-cell table:formula="of:=IF([.C473]&lt;=5; 1; 0)" office:value-type="float" office:value="1" calcext:value-type="float">
            <text:p>1</text:p>
          </table:table-cell>
          <table:table-cell table:formula="of:=IF([.B473] &gt; [.B472]; [.I472] + 1; 0)" office:value-type="float" office:value="1" calcext:value-type="float">
            <text:p>1</text:p>
          </table:table-cell>
          <table:table-cell/>
          <table:table-cell table:formula="of:=IF([.K472]=0; 1; IF(COUNTIF([.K470:.K472]; [.K472])=3; IF([.K472]=5; IF([.C472]&gt;=20;0;5); [.K472]+1); IF([.K472]=5; IF([.C472]&gt;=20; 0; 5); [.K472])))" office:value-type="float" office:value="4" calcext:value-type="float">
            <text:p>4</text:p>
          </table:table-cell>
          <table:table-cell table:formula="of:=IF([.K473]=0; 0; IF([.K472] = 0; IF([.B473]&gt;=10; &quot;C&quot;; &quot;S&quot;); [.L472]))" office:value-type="string" office:string-value="C" calcext:value-type="string">
            <text:p>C</text:p>
          </table:table-cell>
          <table:table-cell table:formula="of:=IF([.K473]=[.E473]; 1; 0)" office:value-type="float" office:value="0" calcext:value-type="float">
            <text:p>0</text:p>
          </table:table-cell>
          <table:table-cell table:formula="of:=IF([.L473]=[.D47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7.5" calcext:value-type="float">
            <text:p>17.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74]&gt;=20; 1; 0)" office:value-type="float" office:value="0" calcext:value-type="float">
            <text:p>0</text:p>
          </table:table-cell>
          <table:table-cell table:formula="of:=IF([.C474]&lt;=5; 1; 0)" office:value-type="float" office:value="0" calcext:value-type="float">
            <text:p>0</text:p>
          </table:table-cell>
          <table:table-cell table:formula="of:=IF([.B474] &gt; [.B473]; [.I473] + 1; 0)" office:value-type="float" office:value="2" calcext:value-type="float">
            <text:p>2</text:p>
          </table:table-cell>
          <table:table-cell/>
          <table:table-cell table:formula="of:=IF([.K473]=0; 1; IF(COUNTIF([.K471:.K473]; [.K473])=3; IF([.K473]=5; IF([.C473]&gt;=20;0;5); [.K473]+1); IF([.K473]=5; IF([.C473]&gt;=20; 0; 5); [.K473])))" office:value-type="float" office:value="5" calcext:value-type="float">
            <text:p>5</text:p>
          </table:table-cell>
          <table:table-cell table:formula="of:=IF([.K474]=0; 0; IF([.K473] = 0; IF([.B474]&gt;=10; &quot;C&quot;; &quot;S&quot;); [.L473]))" office:value-type="string" office:string-value="C" calcext:value-type="string">
            <text:p>C</text:p>
          </table:table-cell>
          <table:table-cell table:formula="of:=IF([.K474]=[.E474]; 1; 0)" office:value-type="float" office:value="0" calcext:value-type="float">
            <text:p>0</text:p>
          </table:table-cell>
          <table:table-cell table:formula="of:=IF([.L474]=[.D47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475]&gt;=20; 1; 0)" office:value-type="float" office:value="0" calcext:value-type="float">
            <text:p>0</text:p>
          </table:table-cell>
          <table:table-cell table:formula="of:=IF([.C475]&lt;=5; 1; 0)" office:value-type="float" office:value="1" calcext:value-type="float">
            <text:p>1</text:p>
          </table:table-cell>
          <table:table-cell table:formula="of:=IF([.B475] &gt; [.B474]; [.I474] + 1; 0)" office:value-type="float" office:value="3" calcext:value-type="float">
            <text:p>3</text:p>
          </table:table-cell>
          <table:table-cell/>
          <table:table-cell table:formula="of:=IF([.K474]=0; 1; IF(COUNTIF([.K472:.K474]; [.K474])=3; IF([.K474]=5; IF([.C474]&gt;=20;0;5); [.K474]+1); IF([.K474]=5; IF([.C474]&gt;=20; 0; 5); [.K474])))" office:value-type="float" office:value="0" calcext:value-type="float">
            <text:p>0</text:p>
          </table:table-cell>
          <table:table-cell table:formula="of:=IF([.K475]=0; 0; IF([.K474] = 0; IF([.B475]&gt;=10; &quot;C&quot;; &quot;S&quot;); [.L474]))" office:value-type="float" office:value="0" calcext:value-type="float">
            <text:p>0</text:p>
          </table:table-cell>
          <table:table-cell table:formula="of:=IF([.K475]=[.E475]; 1; 0)" office:value-type="float" office:value="1" calcext:value-type="float">
            <text:p>1</text:p>
          </table:table-cell>
          <table:table-cell table:formula="of:=IF([.L475]=[.D475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9.5" calcext:value-type="float">
            <text:p>1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76]&gt;=20; 1; 0)" office:value-type="float" office:value="0" calcext:value-type="float">
            <text:p>0</text:p>
          </table:table-cell>
          <table:table-cell table:formula="of:=IF([.C476]&lt;=5; 1; 0)" office:value-type="float" office:value="1" calcext:value-type="float">
            <text:p>1</text:p>
          </table:table-cell>
          <table:table-cell table:formula="of:=IF([.B476] &gt; [.B475]; [.I475] + 1; 0)" office:value-type="float" office:value="4" calcext:value-type="float">
            <text:p>4</text:p>
          </table:table-cell>
          <table:table-cell/>
          <table:table-cell table:formula="of:=IF([.K475]=0; 1; IF(COUNTIF([.K473:.K475]; [.K475])=3; IF([.K475]=5; IF([.C475]&gt;=20;0;5); [.K475]+1); IF([.K475]=5; IF([.C475]&gt;=20; 0; 5); [.K475])))" office:value-type="float" office:value="1" calcext:value-type="float">
            <text:p>1</text:p>
          </table:table-cell>
          <table:table-cell table:formula="of:=IF([.K476]=0; 0; IF([.K475] = 0; IF([.B476]&gt;=10; &quot;C&quot;; &quot;S&quot;); [.L475]))" office:value-type="string" office:string-value="C" calcext:value-type="string">
            <text:p>C</text:p>
          </table:table-cell>
          <table:table-cell table:formula="of:=IF([.K476]=[.E476]; 1; 0)" office:value-type="float" office:value="0" calcext:value-type="float">
            <text:p>0</text:p>
          </table:table-cell>
          <table:table-cell table:formula="of:=IF([.L476]=[.D47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8.7" calcext:value-type="float">
            <text:p>18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77]&gt;=20; 1; 0)" office:value-type="float" office:value="0" calcext:value-type="float">
            <text:p>0</text:p>
          </table:table-cell>
          <table:table-cell table:formula="of:=IF([.C477]&lt;=5; 1; 0)" office:value-type="float" office:value="0" calcext:value-type="float">
            <text:p>0</text:p>
          </table:table-cell>
          <table:table-cell table:formula="of:=IF([.B477] &gt; [.B476]; [.I476] + 1; 0)" office:value-type="float" office:value="0" calcext:value-type="float">
            <text:p>0</text:p>
          </table:table-cell>
          <table:table-cell/>
          <table:table-cell table:formula="of:=IF([.K476]=0; 1; IF(COUNTIF([.K474:.K476]; [.K476])=3; IF([.K476]=5; IF([.C476]&gt;=20;0;5); [.K476]+1); IF([.K476]=5; IF([.C476]&gt;=20; 0; 5); [.K476])))" office:value-type="float" office:value="1" calcext:value-type="float">
            <text:p>1</text:p>
          </table:table-cell>
          <table:table-cell table:formula="of:=IF([.K477]=0; 0; IF([.K476] = 0; IF([.B477]&gt;=10; &quot;C&quot;; &quot;S&quot;); [.L476]))" office:value-type="string" office:string-value="C" calcext:value-type="string">
            <text:p>C</text:p>
          </table:table-cell>
          <table:table-cell table:formula="of:=IF([.K477]=[.E477]; 1; 0)" office:value-type="float" office:value="0" calcext:value-type="float">
            <text:p>0</text:p>
          </table:table-cell>
          <table:table-cell table:formula="of:=IF([.L477]=[.D47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6.3" calcext:value-type="float">
            <text:p>16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78]&gt;=20; 1; 0)" office:value-type="float" office:value="0" calcext:value-type="float">
            <text:p>0</text:p>
          </table:table-cell>
          <table:table-cell table:formula="of:=IF([.C478]&lt;=5; 1; 0)" office:value-type="float" office:value="1" calcext:value-type="float">
            <text:p>1</text:p>
          </table:table-cell>
          <table:table-cell table:formula="of:=IF([.B478] &gt; [.B477]; [.I477] + 1; 0)" office:value-type="float" office:value="0" calcext:value-type="float">
            <text:p>0</text:p>
          </table:table-cell>
          <table:table-cell/>
          <table:table-cell table:formula="of:=IF([.K477]=0; 1; IF(COUNTIF([.K475:.K477]; [.K477])=3; IF([.K477]=5; IF([.C477]&gt;=20;0;5); [.K477]+1); IF([.K477]=5; IF([.C477]&gt;=20; 0; 5); [.K477])))" office:value-type="float" office:value="1" calcext:value-type="float">
            <text:p>1</text:p>
          </table:table-cell>
          <table:table-cell table:formula="of:=IF([.K478]=0; 0; IF([.K477] = 0; IF([.B478]&gt;=10; &quot;C&quot;; &quot;S&quot;); [.L477]))" office:value-type="string" office:string-value="C" calcext:value-type="string">
            <text:p>C</text:p>
          </table:table-cell>
          <table:table-cell table:formula="of:=IF([.K478]=[.E478]; 1; 0)" office:value-type="float" office:value="0" calcext:value-type="float">
            <text:p>0</text:p>
          </table:table-cell>
          <table:table-cell table:formula="of:=IF([.L478]=[.D47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2.7" calcext:value-type="float">
            <text:p>12.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79]&gt;=20; 1; 0)" office:value-type="float" office:value="0" calcext:value-type="float">
            <text:p>0</text:p>
          </table:table-cell>
          <table:table-cell table:formula="of:=IF([.C479]&lt;=5; 1; 0)" office:value-type="float" office:value="0" calcext:value-type="float">
            <text:p>0</text:p>
          </table:table-cell>
          <table:table-cell table:formula="of:=IF([.B479] &gt; [.B478]; [.I478] + 1; 0)" office:value-type="float" office:value="0" calcext:value-type="float">
            <text:p>0</text:p>
          </table:table-cell>
          <table:table-cell/>
          <table:table-cell table:formula="of:=IF([.K478]=0; 1; IF(COUNTIF([.K476:.K478]; [.K478])=3; IF([.K478]=5; IF([.C478]&gt;=20;0;5); [.K478]+1); IF([.K478]=5; IF([.C478]&gt;=20; 0; 5); [.K478])))" office:value-type="float" office:value="2" calcext:value-type="float">
            <text:p>2</text:p>
          </table:table-cell>
          <table:table-cell table:formula="of:=IF([.K479]=0; 0; IF([.K478] = 0; IF([.B479]&gt;=10; &quot;C&quot;; &quot;S&quot;); [.L478]))" office:value-type="string" office:string-value="C" calcext:value-type="string">
            <text:p>C</text:p>
          </table:table-cell>
          <table:table-cell table:formula="of:=IF([.K479]=[.E479]; 1; 0)" office:value-type="float" office:value="0" calcext:value-type="float">
            <text:p>0</text:p>
          </table:table-cell>
          <table:table-cell table:formula="of:=IF([.L479]=[.D47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8" calcext:value-type="float">
            <text:p>8.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80]&gt;=20; 1; 0)" office:value-type="float" office:value="0" calcext:value-type="float">
            <text:p>0</text:p>
          </table:table-cell>
          <table:table-cell table:formula="of:=IF([.C480]&lt;=5; 1; 0)" office:value-type="float" office:value="0" calcext:value-type="float">
            <text:p>0</text:p>
          </table:table-cell>
          <table:table-cell table:formula="of:=IF([.B480] &gt; [.B479]; [.I479] + 1; 0)" office:value-type="float" office:value="0" calcext:value-type="float">
            <text:p>0</text:p>
          </table:table-cell>
          <table:table-cell/>
          <table:table-cell table:formula="of:=IF([.K479]=0; 1; IF(COUNTIF([.K477:.K479]; [.K479])=3; IF([.K479]=5; IF([.C479]&gt;=20;0;5); [.K479]+1); IF([.K479]=5; IF([.C479]&gt;=20; 0; 5); [.K479])))" office:value-type="float" office:value="2" calcext:value-type="float">
            <text:p>2</text:p>
          </table:table-cell>
          <table:table-cell table:formula="of:=IF([.K480]=0; 0; IF([.K479] = 0; IF([.B480]&gt;=10; &quot;C&quot;; &quot;S&quot;); [.L479]))" office:value-type="string" office:string-value="C" calcext:value-type="string">
            <text:p>C</text:p>
          </table:table-cell>
          <table:table-cell table:formula="of:=IF([.K480]=[.E480]; 1; 0)" office:value-type="float" office:value="0" calcext:value-type="float">
            <text:p>0</text:p>
          </table:table-cell>
          <table:table-cell table:formula="of:=IF([.L480]=[.D48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81]&gt;=20; 1; 0)" office:value-type="float" office:value="0" calcext:value-type="float">
            <text:p>0</text:p>
          </table:table-cell>
          <table:table-cell table:formula="of:=IF([.C481]&lt;=5; 1; 0)" office:value-type="float" office:value="1" calcext:value-type="float">
            <text:p>1</text:p>
          </table:table-cell>
          <table:table-cell table:formula="of:=IF([.B481] &gt; [.B480]; [.I480] + 1; 0)" office:value-type="float" office:value="0" calcext:value-type="float">
            <text:p>0</text:p>
          </table:table-cell>
          <table:table-cell/>
          <table:table-cell table:formula="of:=IF([.K480]=0; 1; IF(COUNTIF([.K478:.K480]; [.K480])=3; IF([.K480]=5; IF([.C480]&gt;=20;0;5); [.K480]+1); IF([.K480]=5; IF([.C480]&gt;=20; 0; 5); [.K480])))" office:value-type="float" office:value="2" calcext:value-type="float">
            <text:p>2</text:p>
          </table:table-cell>
          <table:table-cell table:formula="of:=IF([.K481]=0; 0; IF([.K480] = 0; IF([.B481]&gt;=10; &quot;C&quot;; &quot;S&quot;); [.L480]))" office:value-type="string" office:string-value="C" calcext:value-type="string">
            <text:p>C</text:p>
          </table:table-cell>
          <table:table-cell table:formula="of:=IF([.K481]=[.E481]; 1; 0)" office:value-type="float" office:value="0" calcext:value-type="float">
            <text:p>0</text:p>
          </table:table-cell>
          <table:table-cell table:formula="of:=IF([.L481]=[.D481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2" calcext:value-type="float">
            <text:p>3.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82]&gt;=20; 1; 0)" office:value-type="float" office:value="0" calcext:value-type="float">
            <text:p>0</text:p>
          </table:table-cell>
          <table:table-cell table:formula="of:=IF([.C482]&lt;=5; 1; 0)" office:value-type="float" office:value="0" calcext:value-type="float">
            <text:p>0</text:p>
          </table:table-cell>
          <table:table-cell table:formula="of:=IF([.B482] &gt; [.B481]; [.I481] + 1; 0)" office:value-type="float" office:value="0" calcext:value-type="float">
            <text:p>0</text:p>
          </table:table-cell>
          <table:table-cell/>
          <table:table-cell table:formula="of:=IF([.K481]=0; 1; IF(COUNTIF([.K479:.K481]; [.K481])=3; IF([.K481]=5; IF([.C481]&gt;=20;0;5); [.K481]+1); IF([.K481]=5; IF([.C481]&gt;=20; 0; 5); [.K481])))" office:value-type="float" office:value="3" calcext:value-type="float">
            <text:p>3</text:p>
          </table:table-cell>
          <table:table-cell table:formula="of:=IF([.K482]=0; 0; IF([.K481] = 0; IF([.B482]&gt;=10; &quot;C&quot;; &quot;S&quot;); [.L481]))" office:value-type="string" office:string-value="C" calcext:value-type="string">
            <text:p>C</text:p>
          </table:table-cell>
          <table:table-cell table:formula="of:=IF([.K482]=[.E482]; 1; 0)" office:value-type="float" office:value="0" calcext:value-type="float">
            <text:p>0</text:p>
          </table:table-cell>
          <table:table-cell table:formula="of:=IF([.L482]=[.D48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83]&gt;=20; 1; 0)" office:value-type="float" office:value="0" calcext:value-type="float">
            <text:p>0</text:p>
          </table:table-cell>
          <table:table-cell table:formula="of:=IF([.C483]&lt;=5; 1; 0)" office:value-type="float" office:value="0" calcext:value-type="float">
            <text:p>0</text:p>
          </table:table-cell>
          <table:table-cell table:formula="of:=IF([.B483] &gt; [.B482]; [.I482] + 1; 0)" office:value-type="float" office:value="0" calcext:value-type="float">
            <text:p>0</text:p>
          </table:table-cell>
          <table:table-cell/>
          <table:table-cell table:formula="of:=IF([.K482]=0; 1; IF(COUNTIF([.K480:.K482]; [.K482])=3; IF([.K482]=5; IF([.C482]&gt;=20;0;5); [.K482]+1); IF([.K482]=5; IF([.C482]&gt;=20; 0; 5); [.K482])))" office:value-type="float" office:value="3" calcext:value-type="float">
            <text:p>3</text:p>
          </table:table-cell>
          <table:table-cell table:formula="of:=IF([.K483]=0; 0; IF([.K482] = 0; IF([.B483]&gt;=10; &quot;C&quot;; &quot;S&quot;); [.L482]))" office:value-type="string" office:string-value="C" calcext:value-type="string">
            <text:p>C</text:p>
          </table:table-cell>
          <table:table-cell table:formula="of:=IF([.K483]=[.E483]; 1; 0)" office:value-type="float" office:value="0" calcext:value-type="float">
            <text:p>0</text:p>
          </table:table-cell>
          <table:table-cell table:formula="of:=IF([.L483]=[.D48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84]&gt;=20; 1; 0)" office:value-type="float" office:value="0" calcext:value-type="float">
            <text:p>0</text:p>
          </table:table-cell>
          <table:table-cell table:formula="of:=IF([.C484]&lt;=5; 1; 0)" office:value-type="float" office:value="0" calcext:value-type="float">
            <text:p>0</text:p>
          </table:table-cell>
          <table:table-cell table:formula="of:=IF([.B484] &gt; [.B483]; [.I483] + 1; 0)" office:value-type="float" office:value="1" calcext:value-type="float">
            <text:p>1</text:p>
          </table:table-cell>
          <table:table-cell/>
          <table:table-cell table:formula="of:=IF([.K483]=0; 1; IF(COUNTIF([.K481:.K483]; [.K483])=3; IF([.K483]=5; IF([.C483]&gt;=20;0;5); [.K483]+1); IF([.K483]=5; IF([.C483]&gt;=20; 0; 5); [.K483])))" office:value-type="float" office:value="3" calcext:value-type="float">
            <text:p>3</text:p>
          </table:table-cell>
          <table:table-cell table:formula="of:=IF([.K484]=0; 0; IF([.K483] = 0; IF([.B484]&gt;=10; &quot;C&quot;; &quot;S&quot;); [.L483]))" office:value-type="string" office:string-value="C" calcext:value-type="string">
            <text:p>C</text:p>
          </table:table-cell>
          <table:table-cell table:formula="of:=IF([.K484]=[.E484]; 1; 0)" office:value-type="float" office:value="0" calcext:value-type="float">
            <text:p>0</text:p>
          </table:table-cell>
          <table:table-cell table:formula="of:=IF([.L484]=[.D48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85]&gt;=20; 1; 0)" office:value-type="float" office:value="0" calcext:value-type="float">
            <text:p>0</text:p>
          </table:table-cell>
          <table:table-cell table:formula="of:=IF([.C485]&lt;=5; 1; 0)" office:value-type="float" office:value="0" calcext:value-type="float">
            <text:p>0</text:p>
          </table:table-cell>
          <table:table-cell table:formula="of:=IF([.B485] &gt; [.B484]; [.I484] + 1; 0)" office:value-type="float" office:value="2" calcext:value-type="float">
            <text:p>2</text:p>
          </table:table-cell>
          <table:table-cell/>
          <table:table-cell table:formula="of:=IF([.K484]=0; 1; IF(COUNTIF([.K482:.K484]; [.K484])=3; IF([.K484]=5; IF([.C484]&gt;=20;0;5); [.K484]+1); IF([.K484]=5; IF([.C484]&gt;=20; 0; 5); [.K484])))" office:value-type="float" office:value="4" calcext:value-type="float">
            <text:p>4</text:p>
          </table:table-cell>
          <table:table-cell table:formula="of:=IF([.K485]=0; 0; IF([.K484] = 0; IF([.B485]&gt;=10; &quot;C&quot;; &quot;S&quot;); [.L484]))" office:value-type="string" office:string-value="C" calcext:value-type="string">
            <text:p>C</text:p>
          </table:table-cell>
          <table:table-cell table:formula="of:=IF([.K485]=[.E485]; 1; 0)" office:value-type="float" office:value="0" calcext:value-type="float">
            <text:p>0</text:p>
          </table:table-cell>
          <table:table-cell table:formula="of:=IF([.L485]=[.D48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2" calcext:value-type="float">
            <text:p>8.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86]&gt;=20; 1; 0)" office:value-type="float" office:value="0" calcext:value-type="float">
            <text:p>0</text:p>
          </table:table-cell>
          <table:table-cell table:formula="of:=IF([.C486]&lt;=5; 1; 0)" office:value-type="float" office:value="0" calcext:value-type="float">
            <text:p>0</text:p>
          </table:table-cell>
          <table:table-cell table:formula="of:=IF([.B486] &gt; [.B485]; [.I485] + 1; 0)" office:value-type="float" office:value="3" calcext:value-type="float">
            <text:p>3</text:p>
          </table:table-cell>
          <table:table-cell/>
          <table:table-cell table:formula="of:=IF([.K485]=0; 1; IF(COUNTIF([.K483:.K485]; [.K485])=3; IF([.K485]=5; IF([.C485]&gt;=20;0;5); [.K485]+1); IF([.K485]=5; IF([.C485]&gt;=20; 0; 5); [.K485])))" office:value-type="float" office:value="4" calcext:value-type="float">
            <text:p>4</text:p>
          </table:table-cell>
          <table:table-cell table:formula="of:=IF([.K486]=0; 0; IF([.K485] = 0; IF([.B486]&gt;=10; &quot;C&quot;; &quot;S&quot;); [.L485]))" office:value-type="string" office:string-value="C" calcext:value-type="string">
            <text:p>C</text:p>
          </table:table-cell>
          <table:table-cell table:formula="of:=IF([.K486]=[.E486]; 1; 0)" office:value-type="float" office:value="0" calcext:value-type="float">
            <text:p>0</text:p>
          </table:table-cell>
          <table:table-cell table:formula="of:=IF([.L486]=[.D48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7" calcext:value-type="float">
            <text:p>9.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87]&gt;=20; 1; 0)" office:value-type="float" office:value="0" calcext:value-type="float">
            <text:p>0</text:p>
          </table:table-cell>
          <table:table-cell table:formula="of:=IF([.C487]&lt;=5; 1; 0)" office:value-type="float" office:value="0" calcext:value-type="float">
            <text:p>0</text:p>
          </table:table-cell>
          <table:table-cell table:formula="of:=IF([.B487] &gt; [.B486]; [.I486] + 1; 0)" office:value-type="float" office:value="4" calcext:value-type="float">
            <text:p>4</text:p>
          </table:table-cell>
          <table:table-cell/>
          <table:table-cell table:formula="of:=IF([.K486]=0; 1; IF(COUNTIF([.K484:.K486]; [.K486])=3; IF([.K486]=5; IF([.C486]&gt;=20;0;5); [.K486]+1); IF([.K486]=5; IF([.C486]&gt;=20; 0; 5); [.K486])))" office:value-type="float" office:value="4" calcext:value-type="float">
            <text:p>4</text:p>
          </table:table-cell>
          <table:table-cell table:formula="of:=IF([.K487]=0; 0; IF([.K486] = 0; IF([.B487]&gt;=10; &quot;C&quot;; &quot;S&quot;); [.L486]))" office:value-type="string" office:string-value="C" calcext:value-type="string">
            <text:p>C</text:p>
          </table:table-cell>
          <table:table-cell table:formula="of:=IF([.K487]=[.E487]; 1; 0)" office:value-type="float" office:value="0" calcext:value-type="float">
            <text:p>0</text:p>
          </table:table-cell>
          <table:table-cell table:formula="of:=IF([.L487]=[.D48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88]&gt;=20; 1; 0)" office:value-type="float" office:value="0" calcext:value-type="float">
            <text:p>0</text:p>
          </table:table-cell>
          <table:table-cell table:formula="of:=IF([.C488]&lt;=5; 1; 0)" office:value-type="float" office:value="0" calcext:value-type="float">
            <text:p>0</text:p>
          </table:table-cell>
          <table:table-cell table:formula="of:=IF([.B488] &gt; [.B487]; [.I487] + 1; 0)" office:value-type="float" office:value="5" calcext:value-type="float">
            <text:p>5</text:p>
          </table:table-cell>
          <table:table-cell/>
          <table:table-cell table:formula="of:=IF([.K487]=0; 1; IF(COUNTIF([.K485:.K487]; [.K487])=3; IF([.K487]=5; IF([.C487]&gt;=20;0;5); [.K487]+1); IF([.K487]=5; IF([.C487]&gt;=20; 0; 5); [.K487])))" office:value-type="float" office:value="5" calcext:value-type="float">
            <text:p>5</text:p>
          </table:table-cell>
          <table:table-cell table:formula="of:=IF([.K488]=0; 0; IF([.K487] = 0; IF([.B488]&gt;=10; &quot;C&quot;; &quot;S&quot;); [.L487]))" office:value-type="string" office:string-value="C" calcext:value-type="string">
            <text:p>C</text:p>
          </table:table-cell>
          <table:table-cell table:formula="of:=IF([.K488]=[.E488]; 1; 0)" office:value-type="float" office:value="0" calcext:value-type="float">
            <text:p>0</text:p>
          </table:table-cell>
          <table:table-cell table:formula="of:=IF([.L488]=[.D48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8" calcext:value-type="float">
            <text:p>8.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89]&gt;=20; 1; 0)" office:value-type="float" office:value="0" calcext:value-type="float">
            <text:p>0</text:p>
          </table:table-cell>
          <table:table-cell table:formula="of:=IF([.C489]&lt;=5; 1; 0)" office:value-type="float" office:value="0" calcext:value-type="float">
            <text:p>0</text:p>
          </table:table-cell>
          <table:table-cell table:formula="of:=IF([.B489] &gt; [.B488]; [.I488] + 1; 0)" office:value-type="float" office:value="0" calcext:value-type="float">
            <text:p>0</text:p>
          </table:table-cell>
          <table:table-cell/>
          <table:table-cell table:formula="of:=IF([.K488]=0; 1; IF(COUNTIF([.K486:.K488]; [.K488])=3; IF([.K488]=5; IF([.C488]&gt;=20;0;5); [.K488]+1); IF([.K488]=5; IF([.C488]&gt;=20; 0; 5); [.K488])))" office:value-type="float" office:value="5" calcext:value-type="float">
            <text:p>5</text:p>
          </table:table-cell>
          <table:table-cell table:formula="of:=IF([.K489]=0; 0; IF([.K488] = 0; IF([.B489]&gt;=10; &quot;C&quot;; &quot;S&quot;); [.L488]))" office:value-type="string" office:string-value="C" calcext:value-type="string">
            <text:p>C</text:p>
          </table:table-cell>
          <table:table-cell table:formula="of:=IF([.K489]=[.E489]; 1; 0)" office:value-type="float" office:value="0" calcext:value-type="float">
            <text:p>0</text:p>
          </table:table-cell>
          <table:table-cell table:formula="of:=IF([.L489]=[.D48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6" calcext:value-type="float">
            <text:p>6.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90]&gt;=20; 1; 0)" office:value-type="float" office:value="0" calcext:value-type="float">
            <text:p>0</text:p>
          </table:table-cell>
          <table:table-cell table:formula="of:=IF([.C490]&lt;=5; 1; 0)" office:value-type="float" office:value="0" calcext:value-type="float">
            <text:p>0</text:p>
          </table:table-cell>
          <table:table-cell table:formula="of:=IF([.B490] &gt; [.B489]; [.I489] + 1; 0)" office:value-type="float" office:value="0" calcext:value-type="float">
            <text:p>0</text:p>
          </table:table-cell>
          <table:table-cell/>
          <table:table-cell table:formula="of:=IF([.K489]=0; 1; IF(COUNTIF([.K487:.K489]; [.K489])=3; IF([.K489]=5; IF([.C489]&gt;=20;0;5); [.K489]+1); IF([.K489]=5; IF([.C489]&gt;=20; 0; 5); [.K489])))" office:value-type="float" office:value="5" calcext:value-type="float">
            <text:p>5</text:p>
          </table:table-cell>
          <table:table-cell table:formula="of:=IF([.K490]=0; 0; IF([.K489] = 0; IF([.B490]&gt;=10; &quot;C&quot;; &quot;S&quot;); [.L489]))" office:value-type="string" office:string-value="C" calcext:value-type="string">
            <text:p>C</text:p>
          </table:table-cell>
          <table:table-cell table:formula="of:=IF([.K490]=[.E490]; 1; 0)" office:value-type="float" office:value="0" calcext:value-type="float">
            <text:p>0</text:p>
          </table:table-cell>
          <table:table-cell table:formula="of:=IF([.L490]=[.D49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B491]&gt;=20; 1; 0)" office:value-type="float" office:value="0" calcext:value-type="float">
            <text:p>0</text:p>
          </table:table-cell>
          <table:table-cell table:formula="of:=IF([.C491]&lt;=5; 1; 0)" office:value-type="float" office:value="1" calcext:value-type="float">
            <text:p>1</text:p>
          </table:table-cell>
          <table:table-cell table:formula="of:=IF([.B491] &gt; [.B490]; [.I490] + 1; 0)" office:value-type="float" office:value="0" calcext:value-type="float">
            <text:p>0</text:p>
          </table:table-cell>
          <table:table-cell/>
          <table:table-cell table:formula="of:=IF([.K490]=0; 1; IF(COUNTIF([.K488:.K490]; [.K490])=3; IF([.K490]=5; IF([.C490]&gt;=20;0;5); [.K490]+1); IF([.K490]=5; IF([.C490]&gt;=20; 0; 5); [.K490])))" office:value-type="float" office:value="0" calcext:value-type="float">
            <text:p>0</text:p>
          </table:table-cell>
          <table:table-cell table:formula="of:=IF([.K491]=0; 0; IF([.K490] = 0; IF([.B491]&gt;=10; &quot;C&quot;; &quot;S&quot;); [.L490]))" office:value-type="float" office:value="0" calcext:value-type="float">
            <text:p>0</text:p>
          </table:table-cell>
          <table:table-cell table:formula="of:=IF([.K491]=[.E491]; 1; 0)" office:value-type="float" office:value="1" calcext:value-type="float">
            <text:p>1</text:p>
          </table:table-cell>
          <table:table-cell table:formula="of:=IF([.L491]=[.D491]; 1; 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92]&gt;=20; 1; 0)" office:value-type="float" office:value="0" calcext:value-type="float">
            <text:p>0</text:p>
          </table:table-cell>
          <table:table-cell table:formula="of:=IF([.C492]&lt;=5; 1; 0)" office:value-type="float" office:value="1" calcext:value-type="float">
            <text:p>1</text:p>
          </table:table-cell>
          <table:table-cell table:formula="of:=IF([.B492] &gt; [.B491]; [.I491] + 1; 0)" office:value-type="float" office:value="0" calcext:value-type="float">
            <text:p>0</text:p>
          </table:table-cell>
          <table:table-cell/>
          <table:table-cell table:formula="of:=IF([.K491]=0; 1; IF(COUNTIF([.K489:.K491]; [.K491])=3; IF([.K491]=5; IF([.C491]&gt;=20;0;5); [.K491]+1); IF([.K491]=5; IF([.C491]&gt;=20; 0; 5); [.K491])))" office:value-type="float" office:value="1" calcext:value-type="float">
            <text:p>1</text:p>
          </table:table-cell>
          <table:table-cell table:formula="of:=IF([.K492]=0; 0; IF([.K491] = 0; IF([.B492]&gt;=10; &quot;C&quot;; &quot;S&quot;); [.L491]))" office:value-type="string" office:string-value="S" calcext:value-type="string">
            <text:p>S</text:p>
          </table:table-cell>
          <table:table-cell table:formula="of:=IF([.K492]=[.E492]; 1; 0)" office:value-type="float" office:value="0" calcext:value-type="float">
            <text:p>0</text:p>
          </table:table-cell>
          <table:table-cell table:formula="of:=IF([.L492]=[.D492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93]&gt;=20; 1; 0)" office:value-type="float" office:value="0" calcext:value-type="float">
            <text:p>0</text:p>
          </table:table-cell>
          <table:table-cell table:formula="of:=IF([.C493]&lt;=5; 1; 0)" office:value-type="float" office:value="1" calcext:value-type="float">
            <text:p>1</text:p>
          </table:table-cell>
          <table:table-cell table:formula="of:=IF([.B493] &gt; [.B492]; [.I492] + 1; 0)" office:value-type="float" office:value="0" calcext:value-type="float">
            <text:p>0</text:p>
          </table:table-cell>
          <table:table-cell/>
          <table:table-cell table:formula="of:=IF([.K492]=0; 1; IF(COUNTIF([.K490:.K492]; [.K492])=3; IF([.K492]=5; IF([.C492]&gt;=20;0;5); [.K492]+1); IF([.K492]=5; IF([.C492]&gt;=20; 0; 5); [.K492])))" office:value-type="float" office:value="1" calcext:value-type="float">
            <text:p>1</text:p>
          </table:table-cell>
          <table:table-cell table:formula="of:=IF([.K493]=0; 0; IF([.K492] = 0; IF([.B493]&gt;=10; &quot;C&quot;; &quot;S&quot;); [.L492]))" office:value-type="string" office:string-value="S" calcext:value-type="string">
            <text:p>S</text:p>
          </table:table-cell>
          <table:table-cell table:formula="of:=IF([.K493]=[.E493]; 1; 0)" office:value-type="float" office:value="0" calcext:value-type="float">
            <text:p>0</text:p>
          </table:table-cell>
          <table:table-cell table:formula="of:=IF([.L493]=[.D493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94]&gt;=20; 1; 0)" office:value-type="float" office:value="0" calcext:value-type="float">
            <text:p>0</text:p>
          </table:table-cell>
          <table:table-cell table:formula="of:=IF([.C494]&lt;=5; 1; 0)" office:value-type="float" office:value="1" calcext:value-type="float">
            <text:p>1</text:p>
          </table:table-cell>
          <table:table-cell table:formula="of:=IF([.B494] &gt; [.B493]; [.I493] + 1; 0)" office:value-type="float" office:value="1" calcext:value-type="float">
            <text:p>1</text:p>
          </table:table-cell>
          <table:table-cell/>
          <table:table-cell table:formula="of:=IF([.K493]=0; 1; IF(COUNTIF([.K491:.K493]; [.K493])=3; IF([.K493]=5; IF([.C493]&gt;=20;0;5); [.K493]+1); IF([.K493]=5; IF([.C493]&gt;=20; 0; 5); [.K493])))" office:value-type="float" office:value="1" calcext:value-type="float">
            <text:p>1</text:p>
          </table:table-cell>
          <table:table-cell table:formula="of:=IF([.K494]=0; 0; IF([.K493] = 0; IF([.B494]&gt;=10; &quot;C&quot;; &quot;S&quot;); [.L493]))" office:value-type="string" office:string-value="S" calcext:value-type="string">
            <text:p>S</text:p>
          </table:table-cell>
          <table:table-cell table:formula="of:=IF([.K494]=[.E494]; 1; 0)" office:value-type="float" office:value="0" calcext:value-type="float">
            <text:p>0</text:p>
          </table:table-cell>
          <table:table-cell table:formula="of:=IF([.L494]=[.D494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4" calcext:value-type="float">
            <text:p>5.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95]&gt;=20; 1; 0)" office:value-type="float" office:value="0" calcext:value-type="float">
            <text:p>0</text:p>
          </table:table-cell>
          <table:table-cell table:formula="of:=IF([.C495]&lt;=5; 1; 0)" office:value-type="float" office:value="0" calcext:value-type="float">
            <text:p>0</text:p>
          </table:table-cell>
          <table:table-cell table:formula="of:=IF([.B495] &gt; [.B494]; [.I494] + 1; 0)" office:value-type="float" office:value="2" calcext:value-type="float">
            <text:p>2</text:p>
          </table:table-cell>
          <table:table-cell/>
          <table:table-cell table:formula="of:=IF([.K494]=0; 1; IF(COUNTIF([.K492:.K494]; [.K494])=3; IF([.K494]=5; IF([.C494]&gt;=20;0;5); [.K494]+1); IF([.K494]=5; IF([.C494]&gt;=20; 0; 5); [.K494])))" office:value-type="float" office:value="2" calcext:value-type="float">
            <text:p>2</text:p>
          </table:table-cell>
          <table:table-cell table:formula="of:=IF([.K495]=0; 0; IF([.K494] = 0; IF([.B495]&gt;=10; &quot;C&quot;; &quot;S&quot;); [.L494]))" office:value-type="string" office:string-value="S" calcext:value-type="string">
            <text:p>S</text:p>
          </table:table-cell>
          <table:table-cell table:formula="of:=IF([.K495]=[.E495]; 1; 0)" office:value-type="float" office:value="0" calcext:value-type="float">
            <text:p>0</text:p>
          </table:table-cell>
          <table:table-cell table:formula="of:=IF([.L495]=[.D495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96]&gt;=20; 1; 0)" office:value-type="float" office:value="0" calcext:value-type="float">
            <text:p>0</text:p>
          </table:table-cell>
          <table:table-cell table:formula="of:=IF([.C496]&lt;=5; 1; 0)" office:value-type="float" office:value="0" calcext:value-type="float">
            <text:p>0</text:p>
          </table:table-cell>
          <table:table-cell table:formula="of:=IF([.B496] &gt; [.B495]; [.I495] + 1; 0)" office:value-type="float" office:value="3" calcext:value-type="float">
            <text:p>3</text:p>
          </table:table-cell>
          <table:table-cell/>
          <table:table-cell table:formula="of:=IF([.K495]=0; 1; IF(COUNTIF([.K493:.K495]; [.K495])=3; IF([.K495]=5; IF([.C495]&gt;=20;0;5); [.K495]+1); IF([.K495]=5; IF([.C495]&gt;=20; 0; 5); [.K495])))" office:value-type="float" office:value="2" calcext:value-type="float">
            <text:p>2</text:p>
          </table:table-cell>
          <table:table-cell table:formula="of:=IF([.K496]=0; 0; IF([.K495] = 0; IF([.B496]&gt;=10; &quot;C&quot;; &quot;S&quot;); [.L495]))" office:value-type="string" office:string-value="S" calcext:value-type="string">
            <text:p>S</text:p>
          </table:table-cell>
          <table:table-cell table:formula="of:=IF([.K496]=[.E496]; 1; 0)" office:value-type="float" office:value="0" calcext:value-type="float">
            <text:p>0</text:p>
          </table:table-cell>
          <table:table-cell table:formula="of:=IF([.L496]=[.D496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.9" calcext:value-type="float">
            <text:p>12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97]&gt;=20; 1; 0)" office:value-type="float" office:value="0" calcext:value-type="float">
            <text:p>0</text:p>
          </table:table-cell>
          <table:table-cell table:formula="of:=IF([.C497]&lt;=5; 1; 0)" office:value-type="float" office:value="0" calcext:value-type="float">
            <text:p>0</text:p>
          </table:table-cell>
          <table:table-cell table:formula="of:=IF([.B497] &gt; [.B496]; [.I496] + 1; 0)" office:value-type="float" office:value="4" calcext:value-type="float">
            <text:p>4</text:p>
          </table:table-cell>
          <table:table-cell/>
          <table:table-cell table:formula="of:=IF([.K496]=0; 1; IF(COUNTIF([.K494:.K496]; [.K496])=3; IF([.K496]=5; IF([.C496]&gt;=20;0;5); [.K496]+1); IF([.K496]=5; IF([.C496]&gt;=20; 0; 5); [.K496])))" office:value-type="float" office:value="2" calcext:value-type="float">
            <text:p>2</text:p>
          </table:table-cell>
          <table:table-cell table:formula="of:=IF([.K497]=0; 0; IF([.K496] = 0; IF([.B497]&gt;=10; &quot;C&quot;; &quot;S&quot;); [.L496]))" office:value-type="string" office:string-value="S" calcext:value-type="string">
            <text:p>S</text:p>
          </table:table-cell>
          <table:table-cell table:formula="of:=IF([.K497]=[.E497]; 1; 0)" office:value-type="float" office:value="0" calcext:value-type="float">
            <text:p>0</text:p>
          </table:table-cell>
          <table:table-cell table:formula="of:=IF([.L497]=[.D497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98]&gt;=20; 1; 0)" office:value-type="float" office:value="0" calcext:value-type="float">
            <text:p>0</text:p>
          </table:table-cell>
          <table:table-cell table:formula="of:=IF([.C498]&lt;=5; 1; 0)" office:value-type="float" office:value="0" calcext:value-type="float">
            <text:p>0</text:p>
          </table:table-cell>
          <table:table-cell table:formula="of:=IF([.B498] &gt; [.B497]; [.I497] + 1; 0)" office:value-type="float" office:value="5" calcext:value-type="float">
            <text:p>5</text:p>
          </table:table-cell>
          <table:table-cell/>
          <table:table-cell table:formula="of:=IF([.K497]=0; 1; IF(COUNTIF([.K495:.K497]; [.K497])=3; IF([.K497]=5; IF([.C497]&gt;=20;0;5); [.K497]+1); IF([.K497]=5; IF([.C497]&gt;=20; 0; 5); [.K497])))" office:value-type="float" office:value="3" calcext:value-type="float">
            <text:p>3</text:p>
          </table:table-cell>
          <table:table-cell table:formula="of:=IF([.K498]=0; 0; IF([.K497] = 0; IF([.B498]&gt;=10; &quot;C&quot;; &quot;S&quot;); [.L497]))" office:value-type="string" office:string-value="S" calcext:value-type="string">
            <text:p>S</text:p>
          </table:table-cell>
          <table:table-cell table:formula="of:=IF([.K498]=[.E498]; 1; 0)" office:value-type="float" office:value="0" calcext:value-type="float">
            <text:p>0</text:p>
          </table:table-cell>
          <table:table-cell table:formula="of:=IF([.L498]=[.D498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7.5" calcext:value-type="float">
            <text:p>17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499]&gt;=20; 1; 0)" office:value-type="float" office:value="0" calcext:value-type="float">
            <text:p>0</text:p>
          </table:table-cell>
          <table:table-cell table:formula="of:=IF([.C499]&lt;=5; 1; 0)" office:value-type="float" office:value="0" calcext:value-type="float">
            <text:p>0</text:p>
          </table:table-cell>
          <table:table-cell table:formula="of:=IF([.B499] &gt; [.B498]; [.I498] + 1; 0)" office:value-type="float" office:value="6" calcext:value-type="float">
            <text:p>6</text:p>
          </table:table-cell>
          <table:table-cell/>
          <table:table-cell table:formula="of:=IF([.K498]=0; 1; IF(COUNTIF([.K496:.K498]; [.K498])=3; IF([.K498]=5; IF([.C498]&gt;=20;0;5); [.K498]+1); IF([.K498]=5; IF([.C498]&gt;=20; 0; 5); [.K498])))" office:value-type="float" office:value="3" calcext:value-type="float">
            <text:p>3</text:p>
          </table:table-cell>
          <table:table-cell table:formula="of:=IF([.K499]=0; 0; IF([.K498] = 0; IF([.B499]&gt;=10; &quot;C&quot;; &quot;S&quot;); [.L498]))" office:value-type="string" office:string-value="S" calcext:value-type="string">
            <text:p>S</text:p>
          </table:table-cell>
          <table:table-cell table:formula="of:=IF([.K499]=[.E499]; 1; 0)" office:value-type="float" office:value="0" calcext:value-type="float">
            <text:p>0</text:p>
          </table:table-cell>
          <table:table-cell table:formula="of:=IF([.L499]=[.D499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7.5" calcext:value-type="float">
            <text:p>17.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500]&gt;=20; 1; 0)" office:value-type="float" office:value="0" calcext:value-type="float">
            <text:p>0</text:p>
          </table:table-cell>
          <table:table-cell table:formula="of:=IF([.C500]&lt;=5; 1; 0)" office:value-type="float" office:value="0" calcext:value-type="float">
            <text:p>0</text:p>
          </table:table-cell>
          <table:table-cell table:formula="of:=IF([.B500] &gt; [.B499]; [.I499] + 1; 0)" office:value-type="float" office:value="0" calcext:value-type="float">
            <text:p>0</text:p>
          </table:table-cell>
          <table:table-cell/>
          <table:table-cell table:formula="of:=IF([.K499]=0; 1; IF(COUNTIF([.K497:.K499]; [.K499])=3; IF([.K499]=5; IF([.C499]&gt;=20;0;5); [.K499]+1); IF([.K499]=5; IF([.C499]&gt;=20; 0; 5); [.K499])))" office:value-type="float" office:value="3" calcext:value-type="float">
            <text:p>3</text:p>
          </table:table-cell>
          <table:table-cell table:formula="of:=IF([.K500]=0; 0; IF([.K499] = 0; IF([.B500]&gt;=10; &quot;C&quot;; &quot;S&quot;); [.L499]))" office:value-type="string" office:string-value="S" calcext:value-type="string">
            <text:p>S</text:p>
          </table:table-cell>
          <table:table-cell table:formula="of:=IF([.K500]=[.E500]; 1; 0)" office:value-type="float" office:value="0" calcext:value-type="float">
            <text:p>0</text:p>
          </table:table-cell>
          <table:table-cell table:formula="of:=IF([.L500]=[.D500]; 1; 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.4" calcext:value-type="float">
            <text:p>16.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B501]&gt;=20; 1; 0)" office:value-type="float" office:value="0" calcext:value-type="float">
            <text:p>0</text:p>
          </table:table-cell>
          <table:table-cell table:formula="of:=IF([.C501]&lt;=5; 1; 0)" office:value-type="float" office:value="0" calcext:value-type="float">
            <text:p>0</text:p>
          </table:table-cell>
          <table:table-cell table:formula="of:=IF([.B501] &gt; [.B500]; [.I500] + 1; 0)" office:value-type="float" office:value="0" calcext:value-type="float">
            <text:p>0</text:p>
          </table:table-cell>
          <table:table-cell/>
          <table:table-cell table:formula="of:=IF([.K500]=0; 1; IF(COUNTIF([.K498:.K500]; [.K500])=3; IF([.K500]=5; IF([.C500]&gt;=20;0;5); [.K500]+1); IF([.K500]=5; IF([.C500]&gt;=20; 0; 5); [.K500])))" office:value-type="float" office:value="4" calcext:value-type="float">
            <text:p>4</text:p>
          </table:table-cell>
          <table:table-cell table:formula="of:=IF([.K501]=0; 0; IF([.K500] = 0; IF([.B501]&gt;=10; &quot;C&quot;; &quot;S&quot;); [.L500]))" office:value-type="string" office:string-value="S" calcext:value-type="string">
            <text:p>S</text:p>
          </table:table-cell>
          <table:table-cell table:formula="of:=IF([.K501]=[.E501]; 1; 0)" office:value-type="float" office:value="0" calcext:value-type="float">
            <text:p>0</text:p>
          </table:table-cell>
          <table:table-cell table:formula="of:=IF([.L501]=[.D501]; 1; 0)" office:value-type="float" office:value="0" calcext:value-type="float">
            <text:p>0</text:p>
          </table:table-cell>
          <table:table-cell table:number-columns-repeated="8"/>
        </table:table-row>
        <calcext:conditional-formats>
          <calcext:conditional-format calcext:target-range-address="pogoda.I2:pogoda.I501">
            <calcext:condition calcext:apply-style-name="Untitled1" calcext:value="=8" calcext:base-cell-address="pogoda.I2"/>
          </calcext:conditional-format>
        </calcext:conditional-formats>
      </table:table>
      <table:table table:name="54a" table:style-name="ta1">
        <table:table-column table:style-name="co6" table:default-cell-style-name="ce10"/>
        <table:table-column table:style-name="co8" table:default-cell-style-name="ce14"/>
        <table:table-row table:style-name="ro1">
          <table:table-cell table:style-name="ce8" office:value-type="string" calcext:value-type="string">
            <text:p>wielkosc</text:p>
          </table:table-cell>
          <table:table-cell table:style-name="ce12" office:value-type="string" calcext:value-type="string">
            <text:p>Count - wielkosc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13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60" calcext:value-type="float">
            <text:p>60</text:p>
          </table:table-cell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6" office:value-type="float" office:value="500" calcext:value-type="float">
            <text:p>500</text:p>
          </table:table-cell>
        </table:table-row>
      </table:table>
      <table:table table:name="53" table:style-name="ta1">
        <table:shapes>
          <draw:frame draw:z-index="0" draw:style-name="gr1" draw:text-style-name="P1" svg:width="6.298in" svg:height="3.5449in" svg:x="5.9945in" svg:y="0.6693in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4" table:default-cell-style-name="Default"/>
        <table:table-column table:style-name="co6" table:default-cell-style-name="ce24"/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table:style-name="ce8" office:value-type="string" calcext:value-type="string">
            <text:p>Kategoria_chmur</text:p>
          </table:table-cell>
          <table:table-cell table:style-name="ce19" office:value-type="string" calcext:value-type="string">
            <text:p>Wielkosc_chmur</text:p>
          </table:table-cell>
          <table:table-cell table:style-name="ce12" office:value-type="string" calcext:value-type="string">
            <text:p>Average - Opad</text:p>
          </table:table-cell>
          <table:table-cell/>
          <table:table-cell table:style-name="ce12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float" office:value="3.45" calcext:value-type="float">
            <text:p>3.45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21" office:value-type="float" office:value="2" calcext:value-type="float">
            <text:p>2</text:p>
          </table:table-cell>
          <table:table-cell table:style-name="ce14" office:value-type="float" office:value="7.28205128205128" calcext:value-type="float">
            <text:p>7.28205128205128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21" office:value-type="float" office:value="3" calcext:value-type="float">
            <text:p>3</text:p>
          </table:table-cell>
          <table:table-cell table:style-name="ce14" office:value-type="float" office:value="9.05128205128205" calcext:value-type="float">
            <text:p>9.05128205128205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21" office:value-type="float" office:value="4" calcext:value-type="float">
            <text:p>4</text:p>
          </table:table-cell>
          <table:table-cell table:style-name="ce14" office:value-type="float" office:value="11.5789473684211" calcext:value-type="float">
            <text:p>11.5789473684211</text:p>
          </table:table-cell>
          <table:table-cell table:number-columns-repeated="2"/>
        </table:table-row>
        <table:table-row table:style-name="ro1">
          <table:table-cell table:style-name="ce17"/>
          <table:table-cell table:style-name="ce22" office:value-type="float" office:value="5" calcext:value-type="float">
            <text:p>5</text:p>
          </table:table-cell>
          <table:table-cell table:style-name="ce15"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S</text:p>
          </table:table-cell>
          <table:table-cell table:style-name="ce20" office:value-type="float" office:value="1" calcext:value-type="float">
            <text:p>1</text:p>
          </table:table-cell>
          <table:table-cell table:style-name="ce13" office:value-type="float" office:value="3.72727272727273" calcext:value-type="float">
            <text:p>3.72727272727273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21" office:value-type="float" office:value="2" calcext:value-type="float">
            <text:p>2</text:p>
          </table:table-cell>
          <table:table-cell table:style-name="ce14" office:value-type="float" office:value="6.52380952380952" calcext:value-type="float">
            <text:p>6.52380952380952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21" office:value-type="float" office:value="3" calcext:value-type="float">
            <text:p>3</text:p>
          </table:table-cell>
          <table:table-cell table:style-name="ce14" office:value-type="float" office:value="10.2857142857143" calcext:value-type="float">
            <text:p>10.2857142857143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21" office:value-type="float" office:value="4" calcext:value-type="float">
            <text:p>4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7"/>
          <table:table-cell table:style-name="ce22" office:value-type="float" office:value="5" calcext:value-type="float">
            <text:p>5</text:p>
          </table:table-cell>
          <table:table-cell table:style-name="ce15" office:value-type="float" office:value="19.6428571428571" calcext:value-type="float">
            <text:p>19.6428571428571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Total Result</text:p>
          </table:table-cell>
          <table:table-cell table:style-name="ce23"/>
          <table:table-cell table:style-name="ce16" office:value-type="float" office:value="9.71326164874552" calcext:value-type="float">
            <text:p>9.71326164874552</text:p>
          </table:table-cell>
          <table:table-cell table:number-columns-repeated="2"/>
        </table:table-row>
        <table:table-row table:style-name="ro1" table:number-rows-repeated="289">
          <table:table-cell table:number-columns-repeated="5"/>
        </table:table-row>
        <table:table-row table:style-name="ro1">
          <table:table-cell table:number-columns-repeated="4"/>
          <table:table-cell table:style-name="ce16"/>
        </table:table-row>
      </table:table>
      <table:named-expressions/>
      <table:data-pilot-tables>
        <table:data-pilot-table table:name="DataPilot1" table:application-data="" table:target-range-address="'53'.A3:'53'.C14" table:buttons="'53'.A3 '53'.B3" table:show-filter-button="false" table:drill-down-on-double-click="false">
          <table:source-cell-range table:cell-range-address="pogoda.A1:pogoda.E3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Kategoria_chmu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false" table:show-details="true"/>
                <table:data-pilot-member table:name="C" table:display="true" table:show-details="true"/>
                <table:data-pilot-member table:name="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elkosc_chmur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pad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54a.A1:54a.B8" table:buttons="54a.A1" table:show-filter-button="false" table:drill-down-on-double-click="false">
          <table:source-cell-range table:cell-range-address="pogoda.K1:pogoda.L5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ielkosc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ielkosc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20:19:45.283003135</dc:date>
    <meta:editing-duration>PT3H46M18S</meta:editing-duration>
    <meta:editing-cycles>1</meta:editing-cycles>
    <meta:document-statistic meta:table-count="3" meta:cell-count="6068" meta:object-count="1"/>
    <meta:generator>LibreOffice/7.4.5.1$Linux_X86_64 LibreOffice_project/4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loext:data-pilot-source="DataPilot1" chart:class="chart:bar" chart:style-name="ch1">
        <chart:title svg:x="3.918cm" svg:y="0.342cm" chart:style-name="ch2">
          <text:p>srednie opady w pierwszych 300 dniach</text:p>
        </chart:title>
        <chart:legend chart:legend-position="end" svg:x="13.189cm" svg:y="2.951cm" style:legend-expansion="high" chart:style-name="ch3"/>
        <chart:plot-area chart:style-name="ch4" table:cell-range-address="PivotChart" chart:data-source-has-labels="column" svg:x="1.33cm" svg:y="1.275cm" svg:width="11.54cm" svg:height="5.669cm">
          <chart:coordinate-region svg:x="1.951cm" svg:y="1.474cm" svg:width="10.919cm" svg:height="4.425cm"/>
          <chart:axis chart:dimension="x" chart:name="primary-x" chart:style-name="ch5" chartooo:axis-type="auto">
            <chartooo:date-scale/>
            <chart:title svg:x="6.368cm" svg:y="7.124cm" chart:style-name="ch6">
              <text:p>kategoria</text:p>
            </chart:title>
            <chart:categories table:cell-range-address="PT@categories"/>
          </chart:axis>
          <chart:axis chart:dimension="y" chart:name="primary-y" chart:style-name="ch7">
            <chart:title svg:x="0.451cm" svg:y="5.198cm" chart:style-name="ch8">
              <text:p>srednie opady</text:p>
            </chart:title>
            <chart:grid chart:style-name="ch9" chart:class="major"/>
          </chart:axis>
          <chart:series chart:style-name="ch10" chart:values-cell-range-address="PT@data 0" chart:label-cell-address="PT@label 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 1</text:p>
                <text:list>
                  <text:list-item>
                    <text:p>C</text:p>
                  </text:list-item>
                  <text:list-item>
                    <text:p>1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3.45">
                <text:p>3.4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7.28205128205128">
                <text:p>7.28205128205128</text:p>
              </table:table-cell>
            </table:table-row>
            <table:table-row>
              <table:table-cell office:value-type="string">
                <text:p>C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9.05128205128205">
                <text:p>9.05128205128205</text:p>
              </table:table-cell>
            </table:table-row>
            <table:table-row>
              <table:table-cell office:value-type="string">
                <text:p>C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1.5789473684211">
                <text:p>11.5789473684211</text:p>
              </table:table-cell>
            </table:table-row>
            <table:table-row>
              <table:table-cell office:value-type="string">
                <text:p>C 5</text:p>
                <text:list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S 1</text:p>
                <text:list>
                  <text:list-item>
                    <text:p>S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3.72727272727273">
                <text:p>3.72727272727273</text:p>
              </table:table-cell>
            </table:table-row>
            <table:table-row>
              <table:table-cell office:value-type="string">
                <text:p>S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6.52380952380952">
                <text:p>6.52380952380952</text:p>
              </table:table-cell>
            </table:table-row>
            <table:table-row>
              <table:table-cell office:value-type="string">
                <text:p>S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10.2857142857143">
                <text:p>10.2857142857143</text:p>
              </table:table-cell>
            </table:table-row>
            <table:table-row>
              <table:table-cell office:value-type="string">
                <text:p>S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 5</text:p>
                <text:list>
                  <text:list-item>
                    <text:p/>
                  </text:list-item>
                  <text:list-item>
                    <text:p>5</text:p>
                  </text:list-item>
                </text:list>
              </table:table-cell>
              <table:table-cell office:value-type="float" office:value="19.6428571428571">
                <text:p>19.64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